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4902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1.0291in"/>
    </style:style>
    <style:style style:name="co11" style:family="table-column">
      <style:table-column-properties fo:break-before="auto" style:column-width="0.4819in"/>
    </style:style>
    <style:style style:name="co12" style:family="table-column">
      <style:table-column-properties fo:break-before="auto" style:column-width="0.7827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2783in"/>
    </style:style>
    <style:style style:name="co15" style:family="table-column">
      <style:table-column-properties fo:break-before="auto" style:column-width="1.1898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0.289in"/>
    </style:style>
    <style:style style:name="co18" style:family="table-column">
      <style:table-column-properties fo:break-before="auto" style:column-width="1.9508in"/>
    </style:style>
    <style:style style:name="co19" style:family="table-column">
      <style:table-column-properties fo:break-before="auto" style:column-width="1.0398in"/>
    </style:style>
    <style:style style:name="co20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6"/>
    <style:style style:name="ce3" style:family="table-cell" style:parent-style-name="Default" style:data-style-name="N128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2.876in" svg:y="9.228in">
            <draw:object draw:notify-on-update-of-ranges="Sheet1.A17:Sheet1.A17 Sheet1.M38:Sheet1.M38 Sheet1.A18:Sheet1.A18 Sheet1.M39:Sheet1.M39 Sheet1.A19:Sheet1.A19 Sheet1.M40:Sheet1.M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858in" svg:y="22.128in">
            <draw:object draw:notify-on-update-of-ranges="Sheet1.B32:Sheet1.B32 Sheet1.M32:Sheet1.M32 Sheet1.B33:Sheet1.B33 Sheet1.M33:Sheet1.M33 Sheet1.B34:Sheet1.B34 Sheet1.M34:Sheet1.M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8398in" svg:y="22.1394in">
            <draw:object draw:notify-on-update-of-ranges="Sheet1.B23:Sheet1.B23 Sheet1.M23:Sheet1.M23 Sheet1.B24:Sheet1.B24 Sheet1.M24:Sheet1.M24 Sheet1.B25:Sheet1.B25 Sheet1.M25:Sheet1.M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8146in" svg:y="19.4717in">
            <draw:object draw:notify-on-update-of-ranges="Sheet1.B29:Sheet1.B29 Sheet1.M29:Sheet1.M29 Sheet1.B30:Sheet1.B30 Sheet1.M30:Sheet1.M30 Sheet1.B31:Sheet1.B31 Sheet1.M31:Sheet1.M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0.911in" svg:y="19.5969in">
            <draw:object draw:notify-on-update-of-ranges="Sheet1.B26:Sheet1.B26 Sheet1.M26:Sheet1.M26 Sheet1.B27:Sheet1.B27 Sheet1.M27:Sheet1.M27 Sheet1.B28:Sheet1.B28 Sheet1.M28:Sheet1.M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9.5039in" svg:y="9.2134in">
            <draw:object draw:notify-on-update-of-ranges="Sheet1.A17:Sheet1.A17 Sheet1.M41:Sheet1.M41 Sheet1.A18:Sheet1.A18 Sheet1.M42:Sheet1.M42 Sheet1.A19:Sheet1.A19 Sheet1.M43:Sheet1.M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0.7181in" svg:y="15.0004in">
            <draw:object draw:notify-on-update-of-ranges="Sheet1.B78:Sheet1.B80 Sheet1.C77:Sheet1.C77 Sheet1.C78:Sheet1.C80 Sheet1.D77:Sheet1.D77 Sheet1.D78:Sheet1.D80 Sheet1.E77:Sheet1.E77 Sheet1.E78:Sheet1.E80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7" draw:style-name="gr1" draw:text-style-name="P1" svg:width="6.2988in" svg:height="3.5429in" svg:x="7.1299in" svg:y="14.9445in">
            <draw:object draw:notify-on-update-of-ranges="Sheet1.B81:Sheet1.B83 Sheet1.C77:Sheet1.C77 Sheet1.C81:Sheet1.C83 Sheet1.D77:Sheet1.D77 Sheet1.D81:Sheet1.D83 Sheet1.E77:Sheet1.E77 Sheet1.E81:Sheet1.E83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riangle cube 0</text:p>
          </table:table-cell>
          <table:table-cell table:number-columns-repeated="12"/>
          <table:table-cell office:value-type="string" calcext:value-type="string">
            <text:p>ratio to BIHtre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.281543012" calcext:value-type="float">
            <text:p>6.281543012</text:p>
          </table:table-cell>
          <table:table-cell office:value-type="float" office:value="6.129045042" calcext:value-type="float">
            <text:p>6.129045042</text:p>
          </table:table-cell>
          <table:table-cell office:value-type="float" office:value="6.250010551" calcext:value-type="float">
            <text:p>6.250010551</text:p>
          </table:table-cell>
          <table:table-cell office:value-type="float" office:value="6.146503309" calcext:value-type="float">
            <text:p>6.146503309</text:p>
          </table:table-cell>
          <table:table-cell office:value-type="float" office:value="6.13155267" calcext:value-type="float">
            <text:p>6.13155267</text:p>
          </table:table-cell>
          <table:table-cell office:value-type="float" office:value="6.143949772" calcext:value-type="float">
            <text:p>6.143949772</text:p>
          </table:table-cell>
          <table:table-cell office:value-type="float" office:value="6.155062904" calcext:value-type="float">
            <text:p>6.155062904</text:p>
          </table:table-cell>
          <table:table-cell office:value-type="float" office:value="6.141612311" calcext:value-type="float">
            <text:p>6.141612311</text:p>
          </table:table-cell>
          <table:table-cell office:value-type="float" office:value="6.416581544" calcext:value-type="float">
            <text:p>6.416581544</text:p>
          </table:table-cell>
          <table:table-cell office:value-type="float" office:value="6.01260898" calcext:value-type="float">
            <text:p>6.01260898</text:p>
          </table:table-cell>
          <table:table-cell table:formula="of:=SUM([.C4:.L4])/10" office:value-type="float" office:value="6.1808470095" calcext:value-type="float">
            <text:p>6.1808470095</text:p>
          </table:table-cell>
          <table:table-cell/>
          <table:table-cell table:formula="of:=[.M6]/[.M4]" office:value-type="float" office:value="4.4219526018993" calcext:value-type="float">
            <text:p>4.42195260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</text:p>
          </table:table-cell>
          <table:table-cell office:value-type="float" office:value="4.890506018" calcext:value-type="float">
            <text:p>4.890506018</text:p>
          </table:table-cell>
          <table:table-cell office:value-type="float" office:value="4.891243365" calcext:value-type="float">
            <text:p>4.891243365</text:p>
          </table:table-cell>
          <table:table-cell office:value-type="float" office:value="4.938113161" calcext:value-type="float">
            <text:p>4.938113161</text:p>
          </table:table-cell>
          <table:table-cell office:value-type="float" office:value="4.912851124" calcext:value-type="float">
            <text:p>4.912851124</text:p>
          </table:table-cell>
          <table:table-cell office:value-type="float" office:value="4.905837507" calcext:value-type="float">
            <text:p>4.905837507</text:p>
          </table:table-cell>
          <table:table-cell office:value-type="float" office:value="4.871316355" calcext:value-type="float">
            <text:p>4.871316355</text:p>
          </table:table-cell>
          <table:table-cell office:value-type="float" office:value="4.898361956" calcext:value-type="float">
            <text:p>4.898361956</text:p>
          </table:table-cell>
          <table:table-cell office:value-type="float" office:value="4.931432257" calcext:value-type="float">
            <text:p>4.931432257</text:p>
          </table:table-cell>
          <table:table-cell office:value-type="float" office:value="4.932899786" calcext:value-type="float">
            <text:p>4.932899786</text:p>
          </table:table-cell>
          <table:table-cell office:value-type="float" office:value="4.940498597" calcext:value-type="float">
            <text:p>4.940498597</text:p>
          </table:table-cell>
          <table:table-cell table:formula="of:=SUM([.C5:.L5])/10" office:value-type="float" office:value="4.9113060126" calcext:value-type="float">
            <text:p>4.9113060126</text:p>
          </table:table-cell>
          <table:table-cell/>
          <table:table-cell table:formula="of:=[.M6]/[.M5]" office:value-type="float" office:value="5.56499889143153" calcext:value-type="float">
            <text:p>5.5649988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Htree</text:p>
          </table:table-cell>
          <table:table-cell office:value-type="float" office:value="28.106614129" calcext:value-type="float">
            <text:p>28.106614129</text:p>
          </table:table-cell>
          <table:table-cell office:value-type="float" office:value="27.71855025" calcext:value-type="float">
            <text:p>27.71855025</text:p>
          </table:table-cell>
          <table:table-cell office:value-type="float" office:value="27.233438474" calcext:value-type="float">
            <text:p>27.233438474</text:p>
          </table:table-cell>
          <table:table-cell office:value-type="float" office:value="27.275703234" calcext:value-type="float">
            <text:p>27.275703234</text:p>
          </table:table-cell>
          <table:table-cell office:value-type="float" office:value="26.896956981" calcext:value-type="float">
            <text:p>26.896956981</text:p>
          </table:table-cell>
          <table:table-cell office:value-type="float" office:value="27.074323368" calcext:value-type="float">
            <text:p>27.074323368</text:p>
          </table:table-cell>
          <table:table-cell office:value-type="float" office:value="26.946622227" calcext:value-type="float">
            <text:p>26.946622227</text:p>
          </table:table-cell>
          <table:table-cell office:value-type="float" office:value="26.952200421" calcext:value-type="float">
            <text:p>26.952200421</text:p>
          </table:table-cell>
          <table:table-cell office:value-type="float" office:value="26.968750202" calcext:value-type="float">
            <text:p>26.968750202</text:p>
          </table:table-cell>
          <table:table-cell office:value-type="float" office:value="28.14096587" calcext:value-type="float">
            <text:p>28.14096587</text:p>
          </table:table-cell>
          <table:table-cell table:formula="of:=SUM([.C6:.L6])/10" office:value-type="float" office:value="27.3314125156" calcext:value-type="float">
            <text:p>27.3314125156</text:p>
          </table:table-cell>
          <table:table-cell/>
          <table:table-cell table:formula="of:=[.M6]/[.M6]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iangle cube 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9.239021444" calcext:value-type="float">
            <text:p>39.239021444</text:p>
          </table:table-cell>
          <table:table-cell office:value-type="float" office:value="39.382151367" calcext:value-type="float">
            <text:p>39.382151367</text:p>
          </table:table-cell>
          <table:table-cell office:value-type="float" office:value="39.104348583" calcext:value-type="float">
            <text:p>39.104348583</text:p>
          </table:table-cell>
          <table:table-cell office:value-type="float" office:value="40.287524428" calcext:value-type="float">
            <text:p>40.287524428</text:p>
          </table:table-cell>
          <table:table-cell office:value-type="float" office:value="40.300959988" calcext:value-type="float">
            <text:p>40.300959988</text:p>
          </table:table-cell>
          <table:table-cell office:value-type="float" office:value="40.352840263" calcext:value-type="float">
            <text:p>40.352840263</text:p>
          </table:table-cell>
          <table:table-cell office:value-type="float" office:value="39.303455991" calcext:value-type="float">
            <text:p>39.303455991</text:p>
          </table:table-cell>
          <table:table-cell office:value-type="float" office:value="39.034281714" calcext:value-type="float">
            <text:p>39.034281714</text:p>
          </table:table-cell>
          <table:table-cell office:value-type="float" office:value="39.102583396" calcext:value-type="float">
            <text:p>39.102583396</text:p>
          </table:table-cell>
          <table:table-cell office:value-type="float" office:value="39.553317692" calcext:value-type="float">
            <text:p>39.553317692</text:p>
          </table:table-cell>
          <table:table-cell table:formula="of:=SUM([.C9:.L9])/10" office:value-type="float" office:value="39.5660484866" calcext:value-type="float">
            <text:p>39.5660484866</text:p>
          </table:table-cell>
          <table:table-cell/>
          <table:table-cell table:formula="of:=[.M11]/[.M9]" office:value-type="float" office:value="1.80399678758604" calcext:value-type="float">
            <text:p>1.8039967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B</text:p>
          </table:table-cell>
          <table:table-cell office:value-type="float" office:value="25.356723497" calcext:value-type="float">
            <text:p>25.356723497</text:p>
          </table:table-cell>
          <table:table-cell office:value-type="float" office:value="25.894788817" calcext:value-type="float">
            <text:p>25.894788817</text:p>
          </table:table-cell>
          <table:table-cell office:value-type="float" office:value="25.358216199" calcext:value-type="float">
            <text:p>25.358216199</text:p>
          </table:table-cell>
          <table:table-cell office:value-type="float" office:value="25.342943816" calcext:value-type="float">
            <text:p>25.342943816</text:p>
          </table:table-cell>
          <table:table-cell office:value-type="float" office:value="25.419191579" calcext:value-type="float">
            <text:p>25.419191579</text:p>
          </table:table-cell>
          <table:table-cell office:value-type="float" office:value="25.267534047" calcext:value-type="float">
            <text:p>25.267534047</text:p>
          </table:table-cell>
          <table:table-cell office:value-type="float" office:value="25.323296342" calcext:value-type="float">
            <text:p>25.323296342</text:p>
          </table:table-cell>
          <table:table-cell office:value-type="float" office:value="25.18284253" calcext:value-type="float">
            <text:p>25.18284253</text:p>
          </table:table-cell>
          <table:table-cell office:value-type="float" office:value="25.852290421" calcext:value-type="float">
            <text:p>25.852290421</text:p>
          </table:table-cell>
          <table:table-cell office:value-type="float" office:value="25.322992692" calcext:value-type="float">
            <text:p>25.322992692</text:p>
          </table:table-cell>
          <table:table-cell table:formula="of:=SUM([.C10:.L10])/10" office:value-type="float" office:value="25.432081994" calcext:value-type="float">
            <text:p>25.432081994</text:p>
          </table:table-cell>
          <table:table-cell/>
          <table:table-cell table:formula="of:=[.M11]/[.M10]" office:value-type="float" office:value="2.80657416817622" calcext:value-type="float">
            <text:p>2.8065741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Htree</text:p>
          </table:table-cell>
          <table:table-cell office:value-type="float" office:value="72.642399546" calcext:value-type="float">
            <text:p>72.642399546</text:p>
          </table:table-cell>
          <table:table-cell office:value-type="float" office:value="69.522375918" calcext:value-type="float">
            <text:p>69.522375918</text:p>
          </table:table-cell>
          <table:table-cell office:value-type="float" office:value="69.561540631" calcext:value-type="float">
            <text:p>69.561540631</text:p>
          </table:table-cell>
          <table:table-cell office:value-type="float" office:value="73.905928577" calcext:value-type="float">
            <text:p>73.905928577</text:p>
          </table:table-cell>
          <table:table-cell office:value-type="float" office:value="70.922300129" calcext:value-type="float">
            <text:p>70.922300129</text:p>
          </table:table-cell>
          <table:table-cell office:value-type="float" office:value="74.644318746" calcext:value-type="float">
            <text:p>74.644318746</text:p>
          </table:table-cell>
          <table:table-cell office:value-type="float" office:value="70.790026231" calcext:value-type="float">
            <text:p>70.790026231</text:p>
          </table:table-cell>
          <table:table-cell office:value-type="float" office:value="69.576707634" calcext:value-type="float">
            <text:p>69.576707634</text:p>
          </table:table-cell>
          <table:table-cell office:value-type="float" office:value="69.616338157" calcext:value-type="float">
            <text:p>69.616338157</text:p>
          </table:table-cell>
          <table:table-cell office:value-type="float" office:value="72.588308104" calcext:value-type="float">
            <text:p>72.588308104</text:p>
          </table:table-cell>
          <table:table-cell table:formula="of:=SUM([.C11:.L11])/10" office:value-type="float" office:value="71.3770243673" calcext:value-type="float">
            <text:p>71.3770243673</text:p>
          </table:table-cell>
          <table:table-cell/>
          <table:table-cell table:formula="of:=[.M11]/[.M11]"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BIHsearch</text:p>
          </table:table-cell>
          <table:table-cell office:value-type="string" calcext:value-type="string">
            <text:p>bedrichov</text:p>
          </table:table-cell>
          <table:table-cell office:value-type="float" office:value="9.454031532" calcext:value-type="float">
            <text:p>9.454031532</text:p>
          </table:table-cell>
          <table:table-cell office:value-type="float" office:value="9.448830328" calcext:value-type="float">
            <text:p>9.448830328</text:p>
          </table:table-cell>
          <table:table-cell office:value-type="float" office:value="9.423099388" calcext:value-type="float">
            <text:p>9.423099388</text:p>
          </table:table-cell>
          <table:table-cell office:value-type="float" office:value="9.613175687" calcext:value-type="float">
            <text:p>9.613175687</text:p>
          </table:table-cell>
          <table:table-cell office:value-type="float" office:value="9.586514364" calcext:value-type="float">
            <text:p>9.586514364</text:p>
          </table:table-cell>
          <table:table-cell office:value-type="float" office:value="9.54644063" calcext:value-type="float">
            <text:p>9.54644063</text:p>
          </table:table-cell>
          <table:table-cell office:value-type="float" office:value="9.54334276" calcext:value-type="float">
            <text:p>9.54334276</text:p>
          </table:table-cell>
          <table:table-cell office:value-type="float" office:value="9.565842064" calcext:value-type="float">
            <text:p>9.565842064</text:p>
          </table:table-cell>
          <table:table-cell office:value-type="float" office:value="9.454741368" calcext:value-type="float">
            <text:p>9.454741368</text:p>
          </table:table-cell>
          <table:table-cell office:value-type="float" office:value="9.454962155" calcext:value-type="float">
            <text:p>9.454962155</text:p>
          </table:table-cell>
          <table:table-cell table:formula="of:=SUM([.C17:.L17])/10" office:value-type="float" office:value="9.5090980276" calcext:value-type="float">
            <text:p>9.5090980276</text:p>
          </table:table-cell>
          <table:table-cell/>
          <table:table-cell table:formula="of:=[.M19]/[.M17]" office:value-type="float" office:value="1.93294008214563" calcext:value-type="float">
            <text:p>1.9329400821</text:p>
          </table:table-cell>
        </table:table-row>
        <table:table-row table:style-name="ro1">
          <table:table-cell office:value-type="string" calcext:value-type="string">
            <text:p>BBsearch</text:p>
          </table:table-cell>
          <table:table-cell office:value-type="string" calcext:value-type="string">
            <text:p>bedrichov_BB</text:p>
          </table:table-cell>
          <table:table-cell office:value-type="float" office:value="64.161139206" calcext:value-type="float">
            <text:p>64.161139206</text:p>
          </table:table-cell>
          <table:table-cell office:value-type="float" office:value="62.742650792" calcext:value-type="float">
            <text:p>62.742650792</text:p>
          </table:table-cell>
          <table:table-cell office:value-type="float" office:value="64.453850157" calcext:value-type="float">
            <text:p>64.453850157</text:p>
          </table:table-cell>
          <table:table-cell office:value-type="float" office:value="62.867198088" calcext:value-type="float">
            <text:p>62.867198088</text:p>
          </table:table-cell>
          <table:table-cell office:value-type="float" office:value="65.375667879" calcext:value-type="float">
            <text:p>65.375667879</text:p>
          </table:table-cell>
          <table:table-cell office:value-type="float" office:value="63.001075382" calcext:value-type="float">
            <text:p>63.001075382</text:p>
          </table:table-cell>
          <table:table-cell office:value-type="float" office:value="64.505394071" calcext:value-type="float">
            <text:p>64.505394071</text:p>
          </table:table-cell>
          <table:table-cell office:value-type="float" office:value="64.554305912" calcext:value-type="float">
            <text:p>64.554305912</text:p>
          </table:table-cell>
          <table:table-cell office:value-type="float" office:value="64.854690933" calcext:value-type="float">
            <text:p>64.854690933</text:p>
          </table:table-cell>
          <table:table-cell office:value-type="float" office:value="65.089167528" calcext:value-type="float">
            <text:p>65.089167528</text:p>
          </table:table-cell>
          <table:table-cell table:formula="of:=SUM([.C18:.L18])/10" office:value-type="float" office:value="64.1605139948" calcext:value-type="float">
            <text:p>64.1605139948</text:p>
          </table:table-cell>
          <table:table-cell/>
          <table:table-cell table:formula="of:=[.M19]/[.M18]" office:value-type="float" office:value="0.28647708034399" calcext:value-type="float">
            <text:p>0.2864770803</text:p>
          </table:table-cell>
        </table:table-row>
        <table:table-row table:style-name="ro1">
          <table:table-cell office:value-type="string" calcext:value-type="string">
            <text:p>BIHonly</text:p>
          </table:table-cell>
          <table:table-cell office:value-type="string" calcext:value-type="string">
            <text:p>bedrichov_BIHtree</text:p>
          </table:table-cell>
          <table:table-cell office:value-type="float" office:value="18.277770211" calcext:value-type="float">
            <text:p>18.277770211</text:p>
          </table:table-cell>
          <table:table-cell office:value-type="float" office:value="18.554155123" calcext:value-type="float">
            <text:p>18.554155123</text:p>
          </table:table-cell>
          <table:table-cell office:value-type="float" office:value="18.414845513" calcext:value-type="float">
            <text:p>18.414845513</text:p>
          </table:table-cell>
          <table:table-cell office:value-type="float" office:value="19.215606618" calcext:value-type="float">
            <text:p>19.215606618</text:p>
          </table:table-cell>
          <table:table-cell office:value-type="float" office:value="18.080293317" calcext:value-type="float">
            <text:p>18.080293317</text:p>
          </table:table-cell>
          <table:table-cell office:value-type="float" office:value="18.553562161" calcext:value-type="float">
            <text:p>18.553562161</text:p>
          </table:table-cell>
          <table:table-cell office:value-type="float" office:value="18.048173319" calcext:value-type="float">
            <text:p>18.048173319</text:p>
          </table:table-cell>
          <table:table-cell office:value-type="float" office:value="18.023023231" calcext:value-type="float">
            <text:p>18.023023231</text:p>
          </table:table-cell>
          <table:table-cell office:value-type="float" office:value="18.115360416" calcext:value-type="float">
            <text:p>18.115360416</text:p>
          </table:table-cell>
          <table:table-cell office:value-type="float" office:value="18.522377317" calcext:value-type="float">
            <text:p>18.522377317</text:p>
          </table:table-cell>
          <table:table-cell table:formula="of:=SUM([.C19:.L19])/10" office:value-type="float" office:value="18.3805167226" calcext:value-type="float">
            <text:p>18.3805167226</text:p>
          </table:table-cell>
          <table:table-cell/>
          <table:table-cell table:formula="of:=[.M19]/[.M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search</text:p>
          </table:table-cell>
          <table:table-cell office:value-type="string" calcext:value-type="string">
            <text:p>bedrichov_cutted</text:p>
          </table:table-cell>
          <table:table-cell office:value-type="float" office:value="4.60428423" calcext:value-type="float">
            <text:p>4.60428423</text:p>
          </table:table-cell>
          <table:table-cell office:value-type="float" office:value="4.374298166" calcext:value-type="float">
            <text:p>4.374298166</text:p>
          </table:table-cell>
          <table:table-cell office:value-type="float" office:value="4.611374862" calcext:value-type="float">
            <text:p>4.611374862</text:p>
          </table:table-cell>
          <table:table-cell office:value-type="float" office:value="4.506473836" calcext:value-type="float">
            <text:p>4.506473836</text:p>
          </table:table-cell>
          <table:table-cell office:value-type="float" office:value="4.514828504" calcext:value-type="float">
            <text:p>4.514828504</text:p>
          </table:table-cell>
          <table:table-cell office:value-type="float" office:value="4.629909136" calcext:value-type="float">
            <text:p>4.629909136</text:p>
          </table:table-cell>
          <table:table-cell office:value-type="float" office:value="4.796015026" calcext:value-type="float">
            <text:p>4.796015026</text:p>
          </table:table-cell>
          <table:table-cell office:value-type="float" office:value="4.404251234" calcext:value-type="float">
            <text:p>4.404251234</text:p>
          </table:table-cell>
          <table:table-cell office:value-type="float" office:value="4.546426426" calcext:value-type="float">
            <text:p>4.546426426</text:p>
          </table:table-cell>
          <table:table-cell office:value-type="float" office:value="4.744169925" calcext:value-type="float">
            <text:p>4.744169925</text:p>
          </table:table-cell>
          <table:table-cell table:formula="of:=SUM([.C20:.L20])/10" office:value-type="float" office:value="4.5732031345" calcext:value-type="float">
            <text:p>4.5732031345</text:p>
          </table:table-cell>
          <table:table-cell/>
          <table:table-cell table:formula="of:=[.M22]/[.M20]" office:value-type="float" office:value="1.95007605879616" calcext:value-type="float">
            <text:p>1.9500760588</text:p>
          </table:table-cell>
        </table:table-row>
        <table:table-row table:style-name="ro1">
          <table:table-cell office:value-type="string" calcext:value-type="string">
            <text:p>BBsearch</text:p>
          </table:table-cell>
          <table:table-cell office:value-type="string" calcext:value-type="string">
            <text:p>bedrichov_cutted_BB</text:p>
          </table:table-cell>
          <table:table-cell office:value-type="float" office:value="4.812249635" calcext:value-type="float">
            <text:p>4.812249635</text:p>
          </table:table-cell>
          <table:table-cell office:value-type="float" office:value="4.922460009" calcext:value-type="float">
            <text:p>4.922460009</text:p>
          </table:table-cell>
          <table:table-cell office:value-type="float" office:value="4.803224865" calcext:value-type="float">
            <text:p>4.803224865</text:p>
          </table:table-cell>
          <table:table-cell office:value-type="float" office:value="4.834614575" calcext:value-type="float">
            <text:p>4.834614575</text:p>
          </table:table-cell>
          <table:table-cell office:value-type="float" office:value="4.806253892" calcext:value-type="float">
            <text:p>4.806253892</text:p>
          </table:table-cell>
          <table:table-cell office:value-type="float" office:value="5.070407386" calcext:value-type="float">
            <text:p>5.070407386</text:p>
          </table:table-cell>
          <table:table-cell office:value-type="float" office:value="4.855285181" calcext:value-type="float">
            <text:p>4.855285181</text:p>
          </table:table-cell>
          <table:table-cell office:value-type="float" office:value="4.803569521" calcext:value-type="float">
            <text:p>4.803569521</text:p>
          </table:table-cell>
          <table:table-cell office:value-type="float" office:value="4.878571498" calcext:value-type="float">
            <text:p>4.878571498</text:p>
          </table:table-cell>
          <table:table-cell office:value-type="float" office:value="4.852088035" calcext:value-type="float">
            <text:p>4.852088035</text:p>
          </table:table-cell>
          <table:table-cell table:formula="of:=SUM([.C21:.L21])/10" office:value-type="float" office:value="4.8638724597" calcext:value-type="float">
            <text:p>4.8638724597</text:p>
          </table:table-cell>
          <table:table-cell/>
          <table:table-cell table:formula="of:=[.M22]/[.M21]" office:value-type="float" office:value="1.8335377867104" calcext:value-type="float">
            <text:p>1.8335377867</text:p>
          </table:table-cell>
        </table:table-row>
        <table:table-row table:style-name="ro1">
          <table:table-cell office:value-type="string" calcext:value-type="string">
            <text:p>BIHonly</text:p>
          </table:table-cell>
          <table:table-cell office:value-type="string" calcext:value-type="string">
            <text:p>bedrichov_cutted_BIHtree</text:p>
          </table:table-cell>
          <table:table-cell office:value-type="float" office:value="8.866947322" calcext:value-type="float">
            <text:p>8.866947322</text:p>
          </table:table-cell>
          <table:table-cell office:value-type="float" office:value="8.801463027" calcext:value-type="float">
            <text:p>8.801463027</text:p>
          </table:table-cell>
          <table:table-cell office:value-type="float" office:value="8.875827075" calcext:value-type="float">
            <text:p>8.875827075</text:p>
          </table:table-cell>
          <table:table-cell office:value-type="float" office:value="8.885899124" calcext:value-type="float">
            <text:p>8.885899124</text:p>
          </table:table-cell>
          <table:table-cell office:value-type="float" office:value="9.325473856" calcext:value-type="float">
            <text:p>9.325473856</text:p>
          </table:table-cell>
          <table:table-cell office:value-type="float" office:value="8.737936184" calcext:value-type="float">
            <text:p>8.737936184</text:p>
          </table:table-cell>
          <table:table-cell office:value-type="float" office:value="8.933330781" calcext:value-type="float">
            <text:p>8.933330781</text:p>
          </table:table-cell>
          <table:table-cell office:value-type="float" office:value="9.171677499" calcext:value-type="float">
            <text:p>9.171677499</text:p>
          </table:table-cell>
          <table:table-cell office:value-type="float" office:value="8.734649392" calcext:value-type="float">
            <text:p>8.734649392</text:p>
          </table:table-cell>
          <table:table-cell office:value-type="float" office:value="8.847735186" calcext:value-type="float">
            <text:p>8.847735186</text:p>
          </table:table-cell>
          <table:table-cell table:formula="of:=SUM([.C22:.L22])/10" office:value-type="float" office:value="8.9180939446" calcext:value-type="float">
            <text:p>8.9180939446</text:p>
          </table:table-cell>
          <table:table-cell/>
          <table:table-cell table:formula="of:=[.M22]/[.M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search</text:p>
          </table:table-cell>
          <table:table-cell office:value-type="string" calcext:value-type="string">
            <text:p>cube_2x</text:p>
          </table:table-cell>
          <table:table-cell office:value-type="float" office:value="21.959724701" calcext:value-type="float">
            <text:p>21.959724701</text:p>
          </table:table-cell>
          <table:table-cell office:value-type="float" office:value="21.362364637" calcext:value-type="float">
            <text:p>21.362364637</text:p>
          </table:table-cell>
          <table:table-cell office:value-type="float" office:value="22.155522693" calcext:value-type="float">
            <text:p>22.155522693</text:p>
          </table:table-cell>
          <table:table-cell office:value-type="float" office:value="22.72932009" calcext:value-type="float">
            <text:p>22.72932009</text:p>
          </table:table-cell>
          <table:table-cell office:value-type="float" office:value="21.996148185" calcext:value-type="float">
            <text:p>21.996148185</text:p>
          </table:table-cell>
          <table:table-cell office:value-type="float" office:value="21.824780952" calcext:value-type="float">
            <text:p>21.824780952</text:p>
          </table:table-cell>
          <table:table-cell office:value-type="float" office:value="22.253688847" calcext:value-type="float">
            <text:p>22.253688847</text:p>
          </table:table-cell>
          <table:table-cell office:value-type="float" office:value="21.454911864" calcext:value-type="float">
            <text:p>21.454911864</text:p>
          </table:table-cell>
          <table:table-cell office:value-type="float" office:value="21.726337437" calcext:value-type="float">
            <text:p>21.726337437</text:p>
          </table:table-cell>
          <table:table-cell office:value-type="float" office:value="22.425698069" calcext:value-type="float">
            <text:p>22.425698069</text:p>
          </table:table-cell>
          <table:table-cell table:formula="of:=SUM([.C23:.L23])/10" office:value-type="float" office:value="21.9888497475" calcext:value-type="float">
            <text:p>21.9888497475</text:p>
          </table:table-cell>
          <table:table-cell/>
          <table:table-cell table:formula="of:=[.M25]/[.M23]" office:value-type="float" office:value="3.30433233851447" calcext:value-type="float">
            <text:p>3.3043323385</text:p>
          </table:table-cell>
        </table:table-row>
        <table:table-row table:style-name="ro1">
          <table:table-cell office:value-type="string" calcext:value-type="string">
            <text:p>BBsearch</text:p>
          </table:table-cell>
          <table:table-cell office:value-type="string" calcext:value-type="string">
            <text:p>cube_2x_BB</text:p>
          </table:table-cell>
          <table:table-cell office:value-type="float" office:value="17.814507305" calcext:value-type="float">
            <text:p>17.814507305</text:p>
          </table:table-cell>
          <table:table-cell office:value-type="float" office:value="17.858376272" calcext:value-type="float">
            <text:p>17.858376272</text:p>
          </table:table-cell>
          <table:table-cell office:value-type="float" office:value="17.895277984" calcext:value-type="float">
            <text:p>17.895277984</text:p>
          </table:table-cell>
          <table:table-cell office:value-type="float" office:value="17.843975161" calcext:value-type="float">
            <text:p>17.843975161</text:p>
          </table:table-cell>
          <table:table-cell office:value-type="float" office:value="17.961224328" calcext:value-type="float">
            <text:p>17.961224328</text:p>
          </table:table-cell>
          <table:table-cell office:value-type="float" office:value="17.819885952" calcext:value-type="float">
            <text:p>17.819885952</text:p>
          </table:table-cell>
          <table:table-cell office:value-type="float" office:value="17.877589862" calcext:value-type="float">
            <text:p>17.877589862</text:p>
          </table:table-cell>
          <table:table-cell office:value-type="float" office:value="17.820280838" calcext:value-type="float">
            <text:p>17.820280838</text:p>
          </table:table-cell>
          <table:table-cell office:value-type="float" office:value="17.803391925" calcext:value-type="float">
            <text:p>17.803391925</text:p>
          </table:table-cell>
          <table:table-cell office:value-type="float" office:value="17.922120066" calcext:value-type="float">
            <text:p>17.922120066</text:p>
          </table:table-cell>
          <table:table-cell table:formula="of:=SUM([.C24:.L24])/10" office:value-type="float" office:value="17.8616629693" calcext:value-type="float">
            <text:p>17.8616629693</text:p>
          </table:table-cell>
          <table:table-cell/>
          <table:table-cell table:formula="of:=[.M25]/[.M24]" office:value-type="float" office:value="4.06784449086755" calcext:value-type="float">
            <text:p>4.0678444909</text:p>
          </table:table-cell>
        </table:table-row>
        <table:table-row table:style-name="ro1">
          <table:table-cell office:value-type="string" calcext:value-type="string">
            <text:p>BIHonly</text:p>
          </table:table-cell>
          <table:table-cell office:value-type="string" calcext:value-type="string">
            <text:p>cube_2x_BIHtree</text:p>
          </table:table-cell>
          <table:table-cell office:value-type="float" office:value="71.136127457" calcext:value-type="float">
            <text:p>71.136127457</text:p>
          </table:table-cell>
          <table:table-cell office:value-type="float" office:value="74.926689545" calcext:value-type="float">
            <text:p>74.926689545</text:p>
          </table:table-cell>
          <table:table-cell office:value-type="float" office:value="74.671088755" calcext:value-type="float">
            <text:p>74.671088755</text:p>
          </table:table-cell>
          <table:table-cell office:value-type="float" office:value="75.067993474" calcext:value-type="float">
            <text:p>75.067993474</text:p>
          </table:table-cell>
          <table:table-cell office:value-type="float" office:value="70.229061379" calcext:value-type="float">
            <text:p>70.229061379</text:p>
          </table:table-cell>
          <table:table-cell office:value-type="float" office:value="71.588472417" calcext:value-type="float">
            <text:p>71.588472417</text:p>
          </table:table-cell>
          <table:table-cell office:value-type="float" office:value="72.611680577" calcext:value-type="float">
            <text:p>72.611680577</text:p>
          </table:table-cell>
          <table:table-cell office:value-type="float" office:value="72.415629927" calcext:value-type="float">
            <text:p>72.415629927</text:p>
          </table:table-cell>
          <table:table-cell office:value-type="float" office:value="73.363702686" calcext:value-type="float">
            <text:p>73.363702686</text:p>
          </table:table-cell>
          <table:table-cell office:value-type="float" office:value="70.574226857" calcext:value-type="float">
            <text:p>70.574226857</text:p>
          </table:table-cell>
          <table:table-cell table:formula="of:=SUM([.C25:.L25])/10" office:value-type="float" office:value="72.6584673074" calcext:value-type="float">
            <text:p>72.6584673074</text:p>
          </table:table-cell>
          <table:table-cell/>
          <table:table-cell table:formula="of:=[.M25]/[.M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search</text:p>
          </table:table-cell>
          <table:table-cell office:value-type="string" calcext:value-type="string">
            <text:p>triangle_cube_0</text:p>
          </table:table-cell>
          <table:table-cell office:value-type="float" office:value="6.228573528" calcext:value-type="float">
            <text:p>6.228573528</text:p>
          </table:table-cell>
          <table:table-cell office:value-type="float" office:value="6.281543012" calcext:value-type="float">
            <text:p>6.281543012</text:p>
          </table:table-cell>
          <table:table-cell office:value-type="float" office:value="6.129045042" calcext:value-type="float">
            <text:p>6.129045042</text:p>
          </table:table-cell>
          <table:table-cell office:value-type="float" office:value="6.250010551" calcext:value-type="float">
            <text:p>6.250010551</text:p>
          </table:table-cell>
          <table:table-cell office:value-type="float" office:value="6.146503309" calcext:value-type="float">
            <text:p>6.146503309</text:p>
          </table:table-cell>
          <table:table-cell office:value-type="float" office:value="6.13155267" calcext:value-type="float">
            <text:p>6.13155267</text:p>
          </table:table-cell>
          <table:table-cell office:value-type="float" office:value="6.143949772" calcext:value-type="float">
            <text:p>6.143949772</text:p>
          </table:table-cell>
          <table:table-cell office:value-type="float" office:value="6.155062904" calcext:value-type="float">
            <text:p>6.155062904</text:p>
          </table:table-cell>
          <table:table-cell office:value-type="float" office:value="6.141612311" calcext:value-type="float">
            <text:p>6.141612311</text:p>
          </table:table-cell>
          <table:table-cell office:value-type="float" office:value="6.416581544" calcext:value-type="float">
            <text:p>6.416581544</text:p>
          </table:table-cell>
          <table:table-cell table:formula="of:=SUM([.C26:.L26])/10" office:value-type="float" office:value="6.2024434643" calcext:value-type="float">
            <text:p>6.2024434643</text:p>
          </table:table-cell>
          <table:table-cell/>
          <table:table-cell table:formula="of:=[.M28]/[.M26]" office:value-type="float" office:value="4.40655568614435" calcext:value-type="float">
            <text:p>4.4065556861</text:p>
          </table:table-cell>
        </table:table-row>
        <table:table-row table:style-name="ro1">
          <table:table-cell office:value-type="string" calcext:value-type="string">
            <text:p>BBsearch</text:p>
          </table:table-cell>
          <table:table-cell office:value-type="string" calcext:value-type="string">
            <text:p>triangle_cube_0_BB</text:p>
          </table:table-cell>
          <table:table-cell office:value-type="float" office:value="4.940498597" calcext:value-type="float">
            <text:p>4.940498597</text:p>
          </table:table-cell>
          <table:table-cell office:value-type="float" office:value="4.890506018" calcext:value-type="float">
            <text:p>4.890506018</text:p>
          </table:table-cell>
          <table:table-cell office:value-type="float" office:value="4.891243365" calcext:value-type="float">
            <text:p>4.891243365</text:p>
          </table:table-cell>
          <table:table-cell office:value-type="float" office:value="4.938113161" calcext:value-type="float">
            <text:p>4.938113161</text:p>
          </table:table-cell>
          <table:table-cell office:value-type="float" office:value="4.912851124" calcext:value-type="float">
            <text:p>4.912851124</text:p>
          </table:table-cell>
          <table:table-cell office:value-type="float" office:value="4.905837507" calcext:value-type="float">
            <text:p>4.905837507</text:p>
          </table:table-cell>
          <table:table-cell office:value-type="float" office:value="4.871316355" calcext:value-type="float">
            <text:p>4.871316355</text:p>
          </table:table-cell>
          <table:table-cell office:value-type="float" office:value="4.898361956" calcext:value-type="float">
            <text:p>4.898361956</text:p>
          </table:table-cell>
          <table:table-cell office:value-type="float" office:value="4.931432257" calcext:value-type="float">
            <text:p>4.931432257</text:p>
          </table:table-cell>
          <table:table-cell office:value-type="float" office:value="4.932899786" calcext:value-type="float">
            <text:p>4.932899786</text:p>
          </table:table-cell>
          <table:table-cell table:formula="of:=SUM([.C27:.L27])/10" office:value-type="float" office:value="4.9113060126" calcext:value-type="float">
            <text:p>4.9113060126</text:p>
          </table:table-cell>
          <table:table-cell/>
          <table:table-cell table:formula="of:=[.M28]/[.M27]" office:value-type="float" office:value="5.56499889143153" calcext:value-type="float">
            <text:p>5.5649988914</text:p>
          </table:table-cell>
        </table:table-row>
        <table:table-row table:style-name="ro1">
          <table:table-cell office:value-type="string" calcext:value-type="string">
            <text:p>BIHonly</text:p>
          </table:table-cell>
          <table:table-cell office:value-type="string" calcext:value-type="string">
            <text:p>triangle_cube_0_BIHtree</text:p>
          </table:table-cell>
          <table:table-cell office:value-type="float" office:value="28.14096587" calcext:value-type="float">
            <text:p>28.14096587</text:p>
          </table:table-cell>
          <table:table-cell office:value-type="float" office:value="28.106614129" calcext:value-type="float">
            <text:p>28.106614129</text:p>
          </table:table-cell>
          <table:table-cell office:value-type="float" office:value="27.71855025" calcext:value-type="float">
            <text:p>27.71855025</text:p>
          </table:table-cell>
          <table:table-cell office:value-type="float" office:value="27.233438474" calcext:value-type="float">
            <text:p>27.233438474</text:p>
          </table:table-cell>
          <table:table-cell office:value-type="float" office:value="27.275703234" calcext:value-type="float">
            <text:p>27.275703234</text:p>
          </table:table-cell>
          <table:table-cell office:value-type="float" office:value="26.896956981" calcext:value-type="float">
            <text:p>26.896956981</text:p>
          </table:table-cell>
          <table:table-cell office:value-type="float" office:value="27.074323368" calcext:value-type="float">
            <text:p>27.074323368</text:p>
          </table:table-cell>
          <table:table-cell office:value-type="float" office:value="26.946622227" calcext:value-type="float">
            <text:p>26.946622227</text:p>
          </table:table-cell>
          <table:table-cell office:value-type="float" office:value="26.952200421" calcext:value-type="float">
            <text:p>26.952200421</text:p>
          </table:table-cell>
          <table:table-cell office:value-type="float" office:value="26.968750202" calcext:value-type="float">
            <text:p>26.968750202</text:p>
          </table:table-cell>
          <table:table-cell table:formula="of:=SUM([.C28:.L28])/10" office:value-type="float" office:value="27.3314125156" calcext:value-type="float">
            <text:p>27.3314125156</text:p>
          </table:table-cell>
          <table:table-cell/>
          <table:table-cell table:formula="of:=[.M28]/[.M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search</text:p>
          </table:table-cell>
          <table:table-cell office:value-type="string" calcext:value-type="string">
            <text:p>triangle_cube_3</text:p>
          </table:table-cell>
          <table:table-cell office:value-type="float" office:value="39.553317692" calcext:value-type="float">
            <text:p>39.553317692</text:p>
          </table:table-cell>
          <table:table-cell office:value-type="float" office:value="39.239021444" calcext:value-type="float">
            <text:p>39.239021444</text:p>
          </table:table-cell>
          <table:table-cell office:value-type="float" office:value="39.382151367" calcext:value-type="float">
            <text:p>39.382151367</text:p>
          </table:table-cell>
          <table:table-cell office:value-type="float" office:value="39.104348583" calcext:value-type="float">
            <text:p>39.104348583</text:p>
          </table:table-cell>
          <table:table-cell office:value-type="float" office:value="40.287524428" calcext:value-type="float">
            <text:p>40.287524428</text:p>
          </table:table-cell>
          <table:table-cell office:value-type="float" office:value="40.300959988" calcext:value-type="float">
            <text:p>40.300959988</text:p>
          </table:table-cell>
          <table:table-cell office:value-type="float" office:value="40.352840263" calcext:value-type="float">
            <text:p>40.352840263</text:p>
          </table:table-cell>
          <table:table-cell office:value-type="float" office:value="39.303455991" calcext:value-type="float">
            <text:p>39.303455991</text:p>
          </table:table-cell>
          <table:table-cell office:value-type="float" office:value="39.034281714" calcext:value-type="float">
            <text:p>39.034281714</text:p>
          </table:table-cell>
          <table:table-cell office:value-type="float" office:value="39.102583396" calcext:value-type="float">
            <text:p>39.102583396</text:p>
          </table:table-cell>
          <table:table-cell table:formula="of:=SUM([.C29:.L29])/10" office:value-type="float" office:value="39.5660484866" calcext:value-type="float">
            <text:p>39.5660484866</text:p>
          </table:table-cell>
          <table:table-cell/>
          <table:table-cell table:formula="of:=[.M31]/[.M29]" office:value-type="float" office:value="1.80399678758604" calcext:value-type="float">
            <text:p>1.8039967876</text:p>
          </table:table-cell>
        </table:table-row>
        <table:table-row table:style-name="ro1">
          <table:table-cell office:value-type="string" calcext:value-type="string">
            <text:p>BBsearch</text:p>
          </table:table-cell>
          <table:table-cell office:value-type="string" calcext:value-type="string">
            <text:p>triangle_cube_3_BB</text:p>
          </table:table-cell>
          <table:table-cell office:value-type="float" office:value="25.322992692" calcext:value-type="float">
            <text:p>25.322992692</text:p>
          </table:table-cell>
          <table:table-cell office:value-type="float" office:value="25.356723497" calcext:value-type="float">
            <text:p>25.356723497</text:p>
          </table:table-cell>
          <table:table-cell office:value-type="float" office:value="25.894788817" calcext:value-type="float">
            <text:p>25.894788817</text:p>
          </table:table-cell>
          <table:table-cell office:value-type="float" office:value="25.358216199" calcext:value-type="float">
            <text:p>25.358216199</text:p>
          </table:table-cell>
          <table:table-cell office:value-type="float" office:value="25.342943816" calcext:value-type="float">
            <text:p>25.342943816</text:p>
          </table:table-cell>
          <table:table-cell office:value-type="float" office:value="25.419191579" calcext:value-type="float">
            <text:p>25.419191579</text:p>
          </table:table-cell>
          <table:table-cell office:value-type="float" office:value="25.267534047" calcext:value-type="float">
            <text:p>25.267534047</text:p>
          </table:table-cell>
          <table:table-cell office:value-type="float" office:value="25.323296342" calcext:value-type="float">
            <text:p>25.323296342</text:p>
          </table:table-cell>
          <table:table-cell office:value-type="float" office:value="25.18284253" calcext:value-type="float">
            <text:p>25.18284253</text:p>
          </table:table-cell>
          <table:table-cell office:value-type="float" office:value="25.852290421" calcext:value-type="float">
            <text:p>25.852290421</text:p>
          </table:table-cell>
          <table:table-cell table:formula="of:=SUM([.C30:.L30])/10" office:value-type="float" office:value="25.432081994" calcext:value-type="float">
            <text:p>25.432081994</text:p>
          </table:table-cell>
          <table:table-cell/>
          <table:table-cell table:formula="of:=[.M31]/[.M30]" office:value-type="float" office:value="2.80657416817622" calcext:value-type="float">
            <text:p>2.8065741682</text:p>
          </table:table-cell>
        </table:table-row>
        <table:table-row table:style-name="ro1">
          <table:table-cell office:value-type="string" calcext:value-type="string">
            <text:p>BIHonly</text:p>
          </table:table-cell>
          <table:table-cell office:value-type="string" calcext:value-type="string">
            <text:p>triangle_cube_3_BIHtree</text:p>
          </table:table-cell>
          <table:table-cell office:value-type="float" office:value="72.588308104" calcext:value-type="float">
            <text:p>72.588308104</text:p>
          </table:table-cell>
          <table:table-cell office:value-type="float" office:value="72.642399546" calcext:value-type="float">
            <text:p>72.642399546</text:p>
          </table:table-cell>
          <table:table-cell office:value-type="float" office:value="69.522375918" calcext:value-type="float">
            <text:p>69.522375918</text:p>
          </table:table-cell>
          <table:table-cell office:value-type="float" office:value="69.561540631" calcext:value-type="float">
            <text:p>69.561540631</text:p>
          </table:table-cell>
          <table:table-cell office:value-type="float" office:value="73.905928577" calcext:value-type="float">
            <text:p>73.905928577</text:p>
          </table:table-cell>
          <table:table-cell office:value-type="float" office:value="70.922300129" calcext:value-type="float">
            <text:p>70.922300129</text:p>
          </table:table-cell>
          <table:table-cell office:value-type="float" office:value="74.644318746" calcext:value-type="float">
            <text:p>74.644318746</text:p>
          </table:table-cell>
          <table:table-cell office:value-type="float" office:value="70.790026231" calcext:value-type="float">
            <text:p>70.790026231</text:p>
          </table:table-cell>
          <table:table-cell office:value-type="float" office:value="69.576707634" calcext:value-type="float">
            <text:p>69.576707634</text:p>
          </table:table-cell>
          <table:table-cell office:value-type="float" office:value="69.616338157" calcext:value-type="float">
            <text:p>69.616338157</text:p>
          </table:table-cell>
          <table:table-cell table:formula="of:=SUM([.C31:.L31])/10" office:value-type="float" office:value="71.3770243673" calcext:value-type="float">
            <text:p>71.3770243673</text:p>
          </table:table-cell>
          <table:table-cell/>
          <table:table-cell table:formula="of:=[.M31]/[.M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search</text:p>
          </table:table-cell>
          <table:table-cell office:value-type="string" calcext:value-type="string">
            <text:p>triangle_cube_inside</text:p>
          </table:table-cell>
          <table:table-cell office:value-type="float" office:value="17.859037065" calcext:value-type="float">
            <text:p>17.859037065</text:p>
          </table:table-cell>
          <table:table-cell office:value-type="float" office:value="16.738316227" calcext:value-type="float">
            <text:p>16.738316227</text:p>
          </table:table-cell>
          <table:table-cell office:value-type="float" office:value="16.431913314" calcext:value-type="float">
            <text:p>16.431913314</text:p>
          </table:table-cell>
          <table:table-cell office:value-type="float" office:value="16.377816845" calcext:value-type="float">
            <text:p>16.377816845</text:p>
          </table:table-cell>
          <table:table-cell office:value-type="float" office:value="16.375324856" calcext:value-type="float">
            <text:p>16.375324856</text:p>
          </table:table-cell>
          <table:table-cell office:value-type="float" office:value="16.523303562" calcext:value-type="float">
            <text:p>16.523303562</text:p>
          </table:table-cell>
          <table:table-cell office:value-type="float" office:value="16.361645386" calcext:value-type="float">
            <text:p>16.361645386</text:p>
          </table:table-cell>
          <table:table-cell office:value-type="float" office:value="16.820032783" calcext:value-type="float">
            <text:p>16.820032783</text:p>
          </table:table-cell>
          <table:table-cell office:value-type="float" office:value="16.412284574" calcext:value-type="float">
            <text:p>16.412284574</text:p>
          </table:table-cell>
          <table:table-cell office:value-type="float" office:value="17.278879255" calcext:value-type="float">
            <text:p>17.278879255</text:p>
          </table:table-cell>
          <table:table-cell table:formula="of:=SUM([.C32:.L32])/10" office:value-type="float" office:value="16.7178553867" calcext:value-type="float">
            <text:p>16.7178553867</text:p>
          </table:table-cell>
          <table:table-cell/>
          <table:table-cell table:formula="of:=[.M34]/[.M32]" office:value-type="float" office:value="2.36202106806205" calcext:value-type="float">
            <text:p>2.3620210681</text:p>
          </table:table-cell>
        </table:table-row>
        <table:table-row table:style-name="ro1">
          <table:table-cell office:value-type="string" calcext:value-type="string">
            <text:p>BBsearch</text:p>
          </table:table-cell>
          <table:table-cell office:value-type="string" calcext:value-type="string">
            <text:p>triangle_cube_inside_BB</text:p>
          </table:table-cell>
          <table:table-cell office:value-type="float" office:value="10.377235674" calcext:value-type="float">
            <text:p>10.377235674</text:p>
          </table:table-cell>
          <table:table-cell office:value-type="float" office:value="10.232058012" calcext:value-type="float">
            <text:p>10.232058012</text:p>
          </table:table-cell>
          <table:table-cell office:value-type="float" office:value="10.5919174" calcext:value-type="float">
            <text:p>10.5919174</text:p>
          </table:table-cell>
          <table:table-cell office:value-type="float" office:value="10.30777549" calcext:value-type="float">
            <text:p>10.30777549</text:p>
          </table:table-cell>
          <table:table-cell office:value-type="float" office:value="10.297398222" calcext:value-type="float">
            <text:p>10.297398222</text:p>
          </table:table-cell>
          <table:table-cell office:value-type="float" office:value="10.231077947" calcext:value-type="float">
            <text:p>10.231077947</text:p>
          </table:table-cell>
          <table:table-cell office:value-type="float" office:value="10.440069336" calcext:value-type="float">
            <text:p>10.440069336</text:p>
          </table:table-cell>
          <table:table-cell office:value-type="float" office:value="10.165946094" calcext:value-type="float">
            <text:p>10.165946094</text:p>
          </table:table-cell>
          <table:table-cell office:value-type="float" office:value="10.218873004" calcext:value-type="float">
            <text:p>10.218873004</text:p>
          </table:table-cell>
          <table:table-cell office:value-type="float" office:value="10.204802973" calcext:value-type="float">
            <text:p>10.204802973</text:p>
          </table:table-cell>
          <table:table-cell table:formula="of:=SUM([.C33:.L33])/10" office:value-type="float" office:value="10.3067154152" calcext:value-type="float">
            <text:p>10.3067154152</text:p>
          </table:table-cell>
          <table:table-cell/>
          <table:table-cell table:formula="of:=[.M34]/[.M33]" office:value-type="float" office:value="3.83128135836219" calcext:value-type="float">
            <text:p>3.8312813584</text:p>
          </table:table-cell>
        </table:table-row>
        <table:table-row table:style-name="ro1">
          <table:table-cell office:value-type="string" calcext:value-type="string">
            <text:p>BIHonly</text:p>
          </table:table-cell>
          <table:table-cell office:value-type="string" calcext:value-type="string">
            <text:p>triangle_cube_inside_BIHtree</text:p>
          </table:table-cell>
          <table:table-cell office:value-type="float" office:value="39.112802683" calcext:value-type="float">
            <text:p>39.112802683</text:p>
          </table:table-cell>
          <table:table-cell office:value-type="float" office:value="40.508052805" calcext:value-type="float">
            <text:p>40.508052805</text:p>
          </table:table-cell>
          <table:table-cell office:value-type="float" office:value="39.353375731" calcext:value-type="float">
            <text:p>39.353375731</text:p>
          </table:table-cell>
          <table:table-cell office:value-type="float" office:value="38.981325682" calcext:value-type="float">
            <text:p>38.981325682</text:p>
          </table:table-cell>
          <table:table-cell office:value-type="float" office:value="39.056362815" calcext:value-type="float">
            <text:p>39.056362815</text:p>
          </table:table-cell>
          <table:table-cell office:value-type="float" office:value="39.077807977" calcext:value-type="float">
            <text:p>39.077807977</text:p>
          </table:table-cell>
          <table:table-cell office:value-type="float" office:value="39.100783706" calcext:value-type="float">
            <text:p>39.100783706</text:p>
          </table:table-cell>
          <table:table-cell office:value-type="float" office:value="39.785644738" calcext:value-type="float">
            <text:p>39.785644738</text:p>
          </table:table-cell>
          <table:table-cell office:value-type="float" office:value="40.661821562" calcext:value-type="float">
            <text:p>40.661821562</text:p>
          </table:table-cell>
          <table:table-cell office:value-type="float" office:value="39.241288663" calcext:value-type="float">
            <text:p>39.241288663</text:p>
          </table:table-cell>
          <table:table-cell table:formula="of:=SUM([.C34:.L34])/10" office:value-type="float" office:value="39.4879266362" calcext:value-type="float">
            <text:p>39.4879266362</text:p>
          </table:table-cell>
          <table:table-cell/>
          <table:table-cell table:formula="of:=[.M34]/[.M34]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Intersection algorith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drichov</text:p>
          </table:table-cell>
          <table:table-cell office:value-type="float" office:value="8.699411004" calcext:value-type="float">
            <text:p>8.699411004</text:p>
          </table:table-cell>
          <table:table-cell office:value-type="float" office:value="8.724968554" calcext:value-type="float">
            <text:p>8.724968554</text:p>
          </table:table-cell>
          <table:table-cell office:value-type="float" office:value="8.701517914" calcext:value-type="float">
            <text:p>8.701517914</text:p>
          </table:table-cell>
          <table:table-cell office:value-type="float" office:value="8.86829705" calcext:value-type="float">
            <text:p>8.86829705</text:p>
          </table:table-cell>
          <table:table-cell office:value-type="float" office:value="8.840012939" calcext:value-type="float">
            <text:p>8.840012939</text:p>
          </table:table-cell>
          <table:table-cell office:value-type="float" office:value="8.797724151" calcext:value-type="float">
            <text:p>8.797724151</text:p>
          </table:table-cell>
          <table:table-cell office:value-type="float" office:value="8.799006619" calcext:value-type="float">
            <text:p>8.799006619</text:p>
          </table:table-cell>
          <table:table-cell office:value-type="float" office:value="8.803145892" calcext:value-type="float">
            <text:p>8.803145892</text:p>
          </table:table-cell>
          <table:table-cell office:value-type="float" office:value="8.715551228" calcext:value-type="float">
            <text:p>8.715551228</text:p>
          </table:table-cell>
          <table:table-cell office:value-type="float" office:value="8.719251953" calcext:value-type="float">
            <text:p>8.719251953</text:p>
          </table:table-cell>
          <table:table-cell table:formula="of:=SUM([.C38:.L38])/10" office:value-type="float" office:value="8.7668887304" calcext:value-type="float">
            <text:p>8.76688873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B</text:p>
          </table:table-cell>
          <table:table-cell office:value-type="float" office:value="63.40312952" calcext:value-type="float">
            <text:p>63.40312952</text:p>
          </table:table-cell>
          <table:table-cell office:value-type="float" office:value="61.99285022" calcext:value-type="float">
            <text:p>61.99285022</text:p>
          </table:table-cell>
          <table:table-cell office:value-type="float" office:value="63.620710578" calcext:value-type="float">
            <text:p>63.620710578</text:p>
          </table:table-cell>
          <table:table-cell office:value-type="float" office:value="62.114000539" calcext:value-type="float">
            <text:p>62.114000539</text:p>
          </table:table-cell>
          <table:table-cell office:value-type="float" office:value="64.622364811" calcext:value-type="float">
            <text:p>64.622364811</text:p>
          </table:table-cell>
          <table:table-cell office:value-type="float" office:value="62.251207721" calcext:value-type="float">
            <text:p>62.251207721</text:p>
          </table:table-cell>
          <table:table-cell office:value-type="float" office:value="63.7424485" calcext:value-type="float">
            <text:p>63.7424485</text:p>
          </table:table-cell>
          <table:table-cell office:value-type="float" office:value="63.777330273" calcext:value-type="float">
            <text:p>63.777330273</text:p>
          </table:table-cell>
          <table:table-cell office:value-type="float" office:value="64.073669312" calcext:value-type="float">
            <text:p>64.073669312</text:p>
          </table:table-cell>
          <table:table-cell office:value-type="float" office:value="64.307466993" calcext:value-type="float">
            <text:p>64.307466993</text:p>
          </table:table-cell>
          <table:table-cell table:formula="of:=SUM([.C39:.L39])/10" office:value-type="float" office:value="63.3905178467" calcext:value-type="float">
            <text:p>63.39051784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IHtree</text:p>
          </table:table-cell>
          <table:table-cell office:value-type="float" office:value="17.582094745" calcext:value-type="float">
            <text:p>17.582094745</text:p>
          </table:table-cell>
          <table:table-cell office:value-type="float" office:value="17.844968268" calcext:value-type="float">
            <text:p>17.844968268</text:p>
          </table:table-cell>
          <table:table-cell office:value-type="float" office:value="17.723123696" calcext:value-type="float">
            <text:p>17.723123696</text:p>
          </table:table-cell>
          <table:table-cell office:value-type="float" office:value="18.456512202" calcext:value-type="float">
            <text:p>18.456512202</text:p>
          </table:table-cell>
          <table:table-cell office:value-type="float" office:value="17.391035913" calcext:value-type="float">
            <text:p>17.391035913</text:p>
          </table:table-cell>
          <table:table-cell office:value-type="float" office:value="17.843323953" calcext:value-type="float">
            <text:p>17.843323953</text:p>
          </table:table-cell>
          <table:table-cell office:value-type="float" office:value="17.365987457" calcext:value-type="float">
            <text:p>17.365987457</text:p>
          </table:table-cell>
          <table:table-cell office:value-type="float" office:value="17.343069669" calcext:value-type="float">
            <text:p>17.343069669</text:p>
          </table:table-cell>
          <table:table-cell office:value-type="float" office:value="17.437915138" calcext:value-type="float">
            <text:p>17.437915138</text:p>
          </table:table-cell>
          <table:table-cell office:value-type="float" office:value="17.817478657" calcext:value-type="float">
            <text:p>17.817478657</text:p>
          </table:table-cell>
          <table:table-cell table:formula="of:=SUM([.C40:.L40])/10" office:value-type="float" office:value="17.6805509698" calcext:value-type="float">
            <text:p>17.6805509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</text:p>
          </table:table-cell>
          <table:table-cell office:value-type="float" office:value="4.278498295" calcext:value-type="float">
            <text:p>4.278498295</text:p>
          </table:table-cell>
          <table:table-cell office:value-type="float" office:value="4.078476759" calcext:value-type="float">
            <text:p>4.078476759</text:p>
          </table:table-cell>
          <table:table-cell office:value-type="float" office:value="4.28171987" calcext:value-type="float">
            <text:p>4.28171987</text:p>
          </table:table-cell>
          <table:table-cell office:value-type="float" office:value="4.203361771" calcext:value-type="float">
            <text:p>4.203361771</text:p>
          </table:table-cell>
          <table:table-cell office:value-type="float" office:value="4.207197495" calcext:value-type="float">
            <text:p>4.207197495</text:p>
          </table:table-cell>
          <table:table-cell office:value-type="float" office:value="4.309026564" calcext:value-type="float">
            <text:p>4.309026564</text:p>
          </table:table-cell>
          <table:table-cell office:value-type="float" office:value="4.435424737" calcext:value-type="float">
            <text:p>4.435424737</text:p>
          </table:table-cell>
          <table:table-cell office:value-type="float" office:value="4.109069172" calcext:value-type="float">
            <text:p>4.109069172</text:p>
          </table:table-cell>
          <table:table-cell office:value-type="float" office:value="4.212829362" calcext:value-type="float">
            <text:p>4.212829362</text:p>
          </table:table-cell>
          <table:table-cell office:value-type="float" office:value="4.372687972" calcext:value-type="float">
            <text:p>4.372687972</text:p>
          </table:table-cell>
          <table:table-cell table:formula="of:=SUM([.C41:.L41])/10" office:value-type="float" office:value="4.2488291997" calcext:value-type="float">
            <text:p>4.24882919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B</text:p>
          </table:table-cell>
          <table:table-cell office:value-type="float" office:value="4.54355107" calcext:value-type="float">
            <text:p>4.54355107</text:p>
          </table:table-cell>
          <table:table-cell office:value-type="float" office:value="4.66425484" calcext:value-type="float">
            <text:p>4.66425484</text:p>
          </table:table-cell>
          <table:table-cell office:value-type="float" office:value="4.541788729" calcext:value-type="float">
            <text:p>4.541788729</text:p>
          </table:table-cell>
          <table:table-cell office:value-type="float" office:value="4.573070396" calcext:value-type="float">
            <text:p>4.573070396</text:p>
          </table:table-cell>
          <table:table-cell office:value-type="float" office:value="4.539566355" calcext:value-type="float">
            <text:p>4.539566355</text:p>
          </table:table-cell>
          <table:table-cell office:value-type="float" office:value="4.802432715" calcext:value-type="float">
            <text:p>4.802432715</text:p>
          </table:table-cell>
          <table:table-cell office:value-type="float" office:value="4.597419295" calcext:value-type="float">
            <text:p>4.597419295</text:p>
          </table:table-cell>
          <table:table-cell office:value-type="float" office:value="4.536842778" calcext:value-type="float">
            <text:p>4.536842778</text:p>
          </table:table-cell>
          <table:table-cell office:value-type="float" office:value="4.620068926" calcext:value-type="float">
            <text:p>4.620068926</text:p>
          </table:table-cell>
          <table:table-cell office:value-type="float" office:value="4.590110455" calcext:value-type="float">
            <text:p>4.590110455</text:p>
          </table:table-cell>
          <table:table-cell table:formula="of:=SUM([.C42:.L42])/10" office:value-type="float" office:value="4.6009105559" calcext:value-type="float">
            <text:p>4.60091055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IHtree</text:p>
          </table:table-cell>
          <table:table-cell office:value-type="float" office:value="8.554657002" calcext:value-type="float">
            <text:p>8.554657002</text:p>
          </table:table-cell>
          <table:table-cell office:value-type="float" office:value="8.488894836" calcext:value-type="float">
            <text:p>8.488894836</text:p>
          </table:table-cell>
          <table:table-cell office:value-type="float" office:value="8.561536589" calcext:value-type="float">
            <text:p>8.561536589</text:p>
          </table:table-cell>
          <table:table-cell office:value-type="float" office:value="8.557063968" calcext:value-type="float">
            <text:p>8.557063968</text:p>
          </table:table-cell>
          <table:table-cell office:value-type="float" office:value="8.987188916" calcext:value-type="float">
            <text:p>8.987188916</text:p>
          </table:table-cell>
          <table:table-cell office:value-type="float" office:value="8.43552135" calcext:value-type="float">
            <text:p>8.43552135</text:p>
          </table:table-cell>
          <table:table-cell office:value-type="float" office:value="8.610691349" calcext:value-type="float">
            <text:p>8.610691349</text:p>
          </table:table-cell>
          <table:table-cell office:value-type="float" office:value="8.863965731" calcext:value-type="float">
            <text:p>8.863965731</text:p>
          </table:table-cell>
          <table:table-cell office:value-type="float" office:value="8.425988471" calcext:value-type="float">
            <text:p>8.425988471</text:p>
          </table:table-cell>
          <table:table-cell office:value-type="float" office:value="8.53475655" calcext:value-type="float">
            <text:p>8.53475655</text:p>
          </table:table-cell>
          <table:table-cell table:formula="of:=SUM([.C43:.L43])/10" office:value-type="float" office:value="8.6020264762" calcext:value-type="float">
            <text:p>8.602026476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itializ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drichov</text:p>
          </table:table-cell>
          <table:table-cell office:value-type="float" office:value="0.530840835" calcext:value-type="float">
            <text:p>0.530840835</text:p>
          </table:table-cell>
          <table:table-cell office:value-type="float" office:value="0.546509041" calcext:value-type="float">
            <text:p>0.546509041</text:p>
          </table:table-cell>
          <table:table-cell office:value-type="float" office:value="0.541625844" calcext:value-type="float">
            <text:p>0.541625844</text:p>
          </table:table-cell>
          <table:table-cell office:value-type="float" office:value="0.527910588" calcext:value-type="float">
            <text:p>0.527910588</text:p>
          </table:table-cell>
          <table:table-cell office:value-type="float" office:value="0.557504345" calcext:value-type="float">
            <text:p>0.557504345</text:p>
          </table:table-cell>
          <table:table-cell office:value-type="float" office:value="0.536042267" calcext:value-type="float">
            <text:p>0.536042267</text:p>
          </table:table-cell>
          <table:table-cell office:value-type="float" office:value="0.551340188" calcext:value-type="float">
            <text:p>0.551340188</text:p>
          </table:table-cell>
          <table:table-cell office:value-type="float" office:value="0.547273948" calcext:value-type="float">
            <text:p>0.547273948</text:p>
          </table:table-cell>
          <table:table-cell office:value-type="float" office:value="0.533535108" calcext:value-type="float">
            <text:p>0.533535108</text:p>
          </table:table-cell>
          <table:table-cell office:value-type="float" office:value="0.53648155" calcext:value-type="float">
            <text:p>0.53648155</text:p>
          </table:table-cell>
          <table:table-cell table:formula="of:=SUM([.C46:.L46])/10" office:value-type="float" office:value="0.5409063714" calcext:value-type="float">
            <text:p>0.54090637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B</text:p>
          </table:table-cell>
          <table:table-cell office:value-type="float" office:value="0.560529946" calcext:value-type="float">
            <text:p>0.560529946</text:p>
          </table:table-cell>
          <table:table-cell office:value-type="float" office:value="0.538671912" calcext:value-type="float">
            <text:p>0.538671912</text:p>
          </table:table-cell>
          <table:table-cell office:value-type="float" office:value="0.571832547" calcext:value-type="float">
            <text:p>0.571832547</text:p>
          </table:table-cell>
          <table:table-cell office:value-type="float" office:value="0.550388031" calcext:value-type="float">
            <text:p>0.550388031</text:p>
          </table:table-cell>
          <table:table-cell office:value-type="float" office:value="0.562490035" calcext:value-type="float">
            <text:p>0.562490035</text:p>
          </table:table-cell>
          <table:table-cell office:value-type="float" office:value="0.544373212" calcext:value-type="float">
            <text:p>0.544373212</text:p>
          </table:table-cell>
          <table:table-cell office:value-type="float" office:value="0.59878796" calcext:value-type="float">
            <text:p>0.59878796</text:p>
          </table:table-cell>
          <table:table-cell office:value-type="float" office:value="0.552095741" calcext:value-type="float">
            <text:p>0.552095741</text:p>
          </table:table-cell>
          <table:table-cell office:value-type="float" office:value="0.564478601" calcext:value-type="float">
            <text:p>0.564478601</text:p>
          </table:table-cell>
          <table:table-cell office:value-type="float" office:value="0.572236593" calcext:value-type="float">
            <text:p>0.572236593</text:p>
          </table:table-cell>
          <table:table-cell table:formula="of:=SUM([.C47:.L47])/10" office:value-type="float" office:value="0.5615884578" calcext:value-type="float">
            <text:p>0.56158845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IHtree</text:p>
          </table:table-cell>
          <table:table-cell office:value-type="float" office:value="0.528444738" calcext:value-type="float">
            <text:p>0.528444738</text:p>
          </table:table-cell>
          <table:table-cell office:value-type="float" office:value="0.544474607" calcext:value-type="float">
            <text:p>0.544474607</text:p>
          </table:table-cell>
          <table:table-cell office:value-type="float" office:value="0.538656296" calcext:value-type="float">
            <text:p>0.538656296</text:p>
          </table:table-cell>
          <table:table-cell office:value-type="float" office:value="0.576903055" calcext:value-type="float">
            <text:p>0.576903055</text:p>
          </table:table-cell>
          <table:table-cell office:value-type="float" office:value="0.526952483" calcext:value-type="float">
            <text:p>0.526952483</text:p>
          </table:table-cell>
          <table:table-cell office:value-type="float" office:value="0.565680189" calcext:value-type="float">
            <text:p>0.565680189</text:p>
          </table:table-cell>
          <table:table-cell office:value-type="float" office:value="0.522992626" calcext:value-type="float">
            <text:p>0.522992626</text:p>
          </table:table-cell>
          <table:table-cell office:value-type="float" office:value="0.521935222" calcext:value-type="float">
            <text:p>0.521935222</text:p>
          </table:table-cell>
          <table:table-cell office:value-type="float" office:value="0.523211482" calcext:value-type="float">
            <text:p>0.523211482</text:p>
          </table:table-cell>
          <table:table-cell office:value-type="float" office:value="0.544995604" calcext:value-type="float">
            <text:p>0.544995604</text:p>
          </table:table-cell>
          <table:table-cell table:formula="of:=SUM([.C48:.L48])/10" office:value-type="float" office:value="0.5394246302" calcext:value-type="float">
            <text:p>0.53942463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</text:p>
          </table:table-cell>
          <table:table-cell office:value-type="float" office:value="0.219048743" calcext:value-type="float">
            <text:p>0.219048743</text:p>
          </table:table-cell>
          <table:table-cell office:value-type="float" office:value="0.209222769" calcext:value-type="float">
            <text:p>0.209222769</text:p>
          </table:table-cell>
          <table:table-cell office:value-type="float" office:value="0.22038695" calcext:value-type="float">
            <text:p>0.22038695</text:p>
          </table:table-cell>
          <table:table-cell office:value-type="float" office:value="0.215388016" calcext:value-type="float">
            <text:p>0.215388016</text:p>
          </table:table-cell>
          <table:table-cell office:value-type="float" office:value="0.215336897" calcext:value-type="float">
            <text:p>0.215336897</text:p>
          </table:table-cell>
          <table:table-cell office:value-type="float" office:value="0.225573614" calcext:value-type="float">
            <text:p>0.225573614</text:p>
          </table:table-cell>
          <table:table-cell office:value-type="float" office:value="0.232919068" calcext:value-type="float">
            <text:p>0.232919068</text:p>
          </table:table-cell>
          <table:table-cell office:value-type="float" office:value="0.206115706" calcext:value-type="float">
            <text:p>0.206115706</text:p>
          </table:table-cell>
          <table:table-cell office:value-type="float" office:value="0.210920987" calcext:value-type="float">
            <text:p>0.210920987</text:p>
          </table:table-cell>
          <table:table-cell office:value-type="float" office:value="0.235684537" calcext:value-type="float">
            <text:p>0.235684537</text:p>
          </table:table-cell>
          <table:table-cell table:formula="of:=SUM([.C49:.L49])/10" office:value-type="float" office:value="0.2190597287" calcext:value-type="float">
            <text:p>0.21905972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B</text:p>
          </table:table-cell>
          <table:table-cell office:value-type="float" office:value="0.209240395" calcext:value-type="float">
            <text:p>0.209240395</text:p>
          </table:table-cell>
          <table:table-cell office:value-type="float" office:value="0.212111694" calcext:value-type="float">
            <text:p>0.212111694</text:p>
          </table:table-cell>
          <table:table-cell office:value-type="float" office:value="0.212520619" calcext:value-type="float">
            <text:p>0.212520619</text:p>
          </table:table-cell>
          <table:table-cell office:value-type="float" office:value="0.211298459" calcext:value-type="float">
            <text:p>0.211298459</text:p>
          </table:table-cell>
          <table:table-cell office:value-type="float" office:value="0.21464138" calcext:value-type="float">
            <text:p>0.21464138</text:p>
          </table:table-cell>
          <table:table-cell office:value-type="float" office:value="0.223372021" calcext:value-type="float">
            <text:p>0.223372021</text:p>
          </table:table-cell>
          <table:table-cell office:value-type="float" office:value="0.211664671" calcext:value-type="float">
            <text:p>0.211664671</text:p>
          </table:table-cell>
          <table:table-cell office:value-type="float" office:value="0.212249469" calcext:value-type="float">
            <text:p>0.212249469</text:p>
          </table:table-cell>
          <table:table-cell office:value-type="float" office:value="0.212968651" calcext:value-type="float">
            <text:p>0.212968651</text:p>
          </table:table-cell>
          <table:table-cell office:value-type="float" office:value="0.211021104" calcext:value-type="float">
            <text:p>0.211021104</text:p>
          </table:table-cell>
          <table:table-cell table:formula="of:=SUM([.C50:.L50])/10" office:value-type="float" office:value="0.2131088463" calcext:value-type="float">
            <text:p>0.21310884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IHtree</text:p>
          </table:table-cell>
          <table:table-cell office:value-type="float" office:value="0.263736224" calcext:value-type="float">
            <text:p>0.263736224</text:p>
          </table:table-cell>
          <table:table-cell office:value-type="float" office:value="0.21051903" calcext:value-type="float">
            <text:p>0.21051903</text:p>
          </table:table-cell>
          <table:table-cell office:value-type="float" office:value="0.221947866" calcext:value-type="float">
            <text:p>0.221947866</text:p>
          </table:table-cell>
          <table:table-cell office:value-type="float" office:value="0.212936454" calcext:value-type="float">
            <text:p>0.212936454</text:p>
          </table:table-cell>
          <table:table-cell office:value-type="float" office:value="0.245954198" calcext:value-type="float">
            <text:p>0.245954198</text:p>
          </table:table-cell>
          <table:table-cell office:value-type="float" office:value="0.212830065" calcext:value-type="float">
            <text:p>0.212830065</text:p>
          </table:table-cell>
          <table:table-cell office:value-type="float" office:value="0.229311974" calcext:value-type="float">
            <text:p>0.229311974</text:p>
          </table:table-cell>
          <table:table-cell office:value-type="float" office:value="0.224156261" calcext:value-type="float">
            <text:p>0.224156261</text:p>
          </table:table-cell>
          <table:table-cell office:value-type="float" office:value="0.215044783" calcext:value-type="float">
            <text:p>0.215044783</text:p>
          </table:table-cell>
          <table:table-cell office:value-type="float" office:value="0.213377805" calcext:value-type="float">
            <text:p>0.213377805</text:p>
          </table:table-cell>
          <table:table-cell table:formula="of:=SUM([.C51:.L51])/10" office:value-type="float" office:value="0.224981466" calcext:value-type="float">
            <text:p>0.22498146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IHtre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drichov</text:p>
          </table:table-cell>
          <table:table-cell office:value-type="float" office:value="1.330568019" calcext:value-type="float">
            <text:p>1.330568019</text:p>
          </table:table-cell>
          <table:table-cell office:value-type="float" office:value="1.356059241" calcext:value-type="float">
            <text:p>1.356059241</text:p>
          </table:table-cell>
          <table:table-cell office:value-type="float" office:value="1.348968865" calcext:value-type="float">
            <text:p>1.348968865</text:p>
          </table:table-cell>
          <table:table-cell office:value-type="float" office:value="1.437007971" calcext:value-type="float">
            <text:p>1.437007971</text:p>
          </table:table-cell>
          <table:table-cell office:value-type="float" office:value="1.359145587" calcext:value-type="float">
            <text:p>1.359145587</text:p>
          </table:table-cell>
          <table:table-cell office:value-type="float" office:value="1.348755287" calcext:value-type="float">
            <text:p>1.348755287</text:p>
          </table:table-cell>
          <table:table-cell office:value-type="float" office:value="1.357503371" calcext:value-type="float">
            <text:p>1.357503371</text:p>
          </table:table-cell>
          <table:table-cell office:value-type="float" office:value="1.373997187" calcext:value-type="float">
            <text:p>1.373997187</text:p>
          </table:table-cell>
          <table:table-cell office:value-type="float" office:value="1.351625028" calcext:value-type="float">
            <text:p>1.351625028</text:p>
          </table:table-cell>
          <table:table-cell office:value-type="float" office:value="1.356436648" calcext:value-type="float">
            <text:p>1.356436648</text:p>
          </table:table-cell>
          <table:table-cell table:formula="of:=SUM([.C54:.L54])/10" office:value-type="float" office:value="1.3620067204" calcext:value-type="float">
            <text:p>1.36200672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B</text:p>
          </table:table-cell>
          <table:table-cell table:number-columns-repeated="10"/>
          <table:table-cell table:formula="of:=SUM([.C55:.L55])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IHtree</text:p>
          </table:table-cell>
          <table:table-cell office:value-type="float" office:value="1.339097885" calcext:value-type="float">
            <text:p>1.339097885</text:p>
          </table:table-cell>
          <table:table-cell office:value-type="float" office:value="1.369225815" calcext:value-type="float">
            <text:p>1.369225815</text:p>
          </table:table-cell>
          <table:table-cell office:value-type="float" office:value="1.368442376" calcext:value-type="float">
            <text:p>1.368442376</text:p>
          </table:table-cell>
          <table:table-cell office:value-type="float" office:value="1.499019999" calcext:value-type="float">
            <text:p>1.499019999</text:p>
          </table:table-cell>
          <table:table-cell office:value-type="float" office:value="1.338352092" calcext:value-type="float">
            <text:p>1.338352092</text:p>
          </table:table-cell>
          <table:table-cell office:value-type="float" office:value="1.408676925" calcext:value-type="float">
            <text:p>1.408676925</text:p>
          </table:table-cell>
          <table:table-cell office:value-type="float" office:value="1.327430909" calcext:value-type="float">
            <text:p>1.327430909</text:p>
          </table:table-cell>
          <table:table-cell office:value-type="float" office:value="1.344467796" calcext:value-type="float">
            <text:p>1.344467796</text:p>
          </table:table-cell>
          <table:table-cell office:value-type="float" office:value="1.335650159" calcext:value-type="float">
            <text:p>1.335650159</text:p>
          </table:table-cell>
          <table:table-cell office:value-type="float" office:value="1.363063091" calcext:value-type="float">
            <text:p>1.363063091</text:p>
          </table:table-cell>
          <table:table-cell table:formula="of:=SUM([.C56:.L56])/10" office:value-type="float" office:value="1.3693427047" calcext:value-type="float">
            <text:p>1.3693427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</text:p>
          </table:table-cell>
          <table:table-cell office:value-type="float" office:value="0.486127007" calcext:value-type="float">
            <text:p>0.486127007</text:p>
          </table:table-cell>
          <table:table-cell office:value-type="float" office:value="0.442179152" calcext:value-type="float">
            <text:p>0.442179152</text:p>
          </table:table-cell>
          <table:table-cell office:value-type="float" office:value="0.500216654" calcext:value-type="float">
            <text:p>0.500216654</text:p>
          </table:table-cell>
          <table:table-cell office:value-type="float" office:value="0.461684818" calcext:value-type="float">
            <text:p>0.461684818</text:p>
          </table:table-cell>
          <table:table-cell office:value-type="float" office:value="0.456397508" calcext:value-type="float">
            <text:p>0.456397508</text:p>
          </table:table-cell>
          <table:table-cell office:value-type="float" office:value="0.491888538" calcext:value-type="float">
            <text:p>0.491888538</text:p>
          </table:table-cell>
          <table:table-cell office:value-type="float" office:value="0.529337157" calcext:value-type="float">
            <text:p>0.529337157</text:p>
          </table:table-cell>
          <table:table-cell office:value-type="float" office:value="0.443085814" calcext:value-type="float">
            <text:p>0.443085814</text:p>
          </table:table-cell>
          <table:table-cell office:value-type="float" office:value="0.467087022" calcext:value-type="float">
            <text:p>0.467087022</text:p>
          </table:table-cell>
          <table:table-cell office:value-type="float" office:value="0.512923756" calcext:value-type="float">
            <text:p>0.512923756</text:p>
          </table:table-cell>
          <table:table-cell table:formula="of:=SUM([.C57:.L57])/10" office:value-type="float" office:value="0.4790927426" calcext:value-type="float">
            <text:p>0.47909274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B</text:p>
          </table:table-cell>
          <table:table-cell table:number-columns-repeated="10"/>
          <table:table-cell table:formula="of:=SUM([.C58:.L58])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IHtree</text:p>
          </table:table-cell>
          <table:table-cell office:value-type="float" office:value="0.440818567" calcext:value-type="float">
            <text:p>0.440818567</text:p>
          </table:table-cell>
          <table:table-cell office:value-type="float" office:value="0.447942557" calcext:value-type="float">
            <text:p>0.447942557</text:p>
          </table:table-cell>
          <table:table-cell office:value-type="float" office:value="0.494527947" calcext:value-type="float">
            <text:p>0.494527947</text:p>
          </table:table-cell>
          <table:table-cell office:value-type="float" office:value="0.466828921" calcext:value-type="float">
            <text:p>0.466828921</text:p>
          </table:table-cell>
          <table:table-cell office:value-type="float" office:value="0.488097512" calcext:value-type="float">
            <text:p>0.488097512</text:p>
          </table:table-cell>
          <table:table-cell office:value-type="float" office:value="0.448716766" calcext:value-type="float">
            <text:p>0.448716766</text:p>
          </table:table-cell>
          <table:table-cell office:value-type="float" office:value="0.472115533" calcext:value-type="float">
            <text:p>0.472115533</text:p>
          </table:table-cell>
          <table:table-cell office:value-type="float" office:value="0.495109523" calcext:value-type="float">
            <text:p>0.495109523</text:p>
          </table:table-cell>
          <table:table-cell office:value-type="float" office:value="0.452561444" calcext:value-type="float">
            <text:p>0.452561444</text:p>
          </table:table-cell>
          <table:table-cell office:value-type="float" office:value="0.455104723" calcext:value-type="float">
            <text:p>0.455104723</text:p>
          </table:table-cell>
          <table:table-cell table:formula="of:=SUM([.C59:.L59])/10" office:value-type="float" office:value="0.4661823493" calcext:value-type="float">
            <text:p>0.4661823493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ement iter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drichov</text:p>
          </table:table-cell>
          <table:table-cell office:value-type="float" office:value="6.795783736" calcext:value-type="float">
            <text:p>6.795783736</text:p>
          </table:table-cell>
          <table:table-cell office:value-type="float" office:value="6.780499379" calcext:value-type="float">
            <text:p>6.780499379</text:p>
          </table:table-cell>
          <table:table-cell office:value-type="float" office:value="6.768132582" calcext:value-type="float">
            <text:p>6.768132582</text:p>
          </table:table-cell>
          <table:table-cell office:value-type="float" office:value="6.858276766" calcext:value-type="float">
            <text:p>6.858276766</text:p>
          </table:table-cell>
          <table:table-cell office:value-type="float" office:value="6.880420256" calcext:value-type="float">
            <text:p>6.880420256</text:p>
          </table:table-cell>
          <table:table-cell office:value-type="float" office:value="6.869836223" calcext:value-type="float">
            <text:p>6.869836223</text:p>
          </table:table-cell>
          <table:table-cell office:value-type="float" office:value="6.846054909" calcext:value-type="float">
            <text:p>6.846054909</text:p>
          </table:table-cell>
          <table:table-cell office:value-type="float" office:value="6.836468775" calcext:value-type="float">
            <text:p>6.836468775</text:p>
          </table:table-cell>
          <table:table-cell office:value-type="float" office:value="6.788500202" calcext:value-type="float">
            <text:p>6.788500202</text:p>
          </table:table-cell>
          <table:table-cell office:value-type="float" office:value="6.784114745" calcext:value-type="float">
            <text:p>6.784114745</text:p>
          </table:table-cell>
          <table:table-cell table:formula="of:=SUM([.C62:.L62])/10" office:value-type="float" office:value="6.8208087573" calcext:value-type="float">
            <text:p>6.82080875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B</text:p>
          </table:table-cell>
          <table:table-cell office:value-type="float" office:value="62.842447318" calcext:value-type="float">
            <text:p>62.842447318</text:p>
          </table:table-cell>
          <table:table-cell office:value-type="float" office:value="61.454030074" calcext:value-type="float">
            <text:p>61.454030074</text:p>
          </table:table-cell>
          <table:table-cell office:value-type="float" office:value="63.048706235" calcext:value-type="float">
            <text:p>63.048706235</text:p>
          </table:table-cell>
          <table:table-cell office:value-type="float" office:value="61.56347188" calcext:value-type="float">
            <text:p>61.56347188</text:p>
          </table:table-cell>
          <table:table-cell office:value-type="float" office:value="64.059721229" calcext:value-type="float">
            <text:p>64.059721229</text:p>
          </table:table-cell>
          <table:table-cell office:value-type="float" office:value="61.706696638" calcext:value-type="float">
            <text:p>61.706696638</text:p>
          </table:table-cell>
          <table:table-cell office:value-type="float" office:value="63.143494349" calcext:value-type="float">
            <text:p>63.143494349</text:p>
          </table:table-cell>
          <table:table-cell office:value-type="float" office:value="63.225104503" calcext:value-type="float">
            <text:p>63.225104503</text:p>
          </table:table-cell>
          <table:table-cell office:value-type="float" office:value="63.509008443" calcext:value-type="float">
            <text:p>63.509008443</text:p>
          </table:table-cell>
          <table:table-cell office:value-type="float" office:value="63.735093564" calcext:value-type="float">
            <text:p>63.735093564</text:p>
          </table:table-cell>
          <table:table-cell table:formula="of:=SUM([.C63:.L63])/10" office:value-type="float" office:value="62.8287774233" calcext:value-type="float">
            <text:p>62.82877742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IHtree</text:p>
          </table:table-cell>
          <table:table-cell office:value-type="float" office:value="15.672867682" calcext:value-type="float">
            <text:p>15.672867682</text:p>
          </table:table-cell>
          <table:table-cell office:value-type="float" office:value="15.888446585" calcext:value-type="float">
            <text:p>15.888446585</text:p>
          </table:table-cell>
          <table:table-cell office:value-type="float" office:value="15.774265498" calcext:value-type="float">
            <text:p>15.774265498</text:p>
          </table:table-cell>
          <table:table-cell office:value-type="float" office:value="16.335470914" calcext:value-type="float">
            <text:p>16.335470914</text:p>
          </table:table-cell>
          <table:table-cell office:value-type="float" office:value="15.482847711" calcext:value-type="float">
            <text:p>15.482847711</text:p>
          </table:table-cell>
          <table:table-cell office:value-type="float" office:value="15.824495769" calcext:value-type="float">
            <text:p>15.824495769</text:p>
          </table:table-cell>
          <table:table-cell office:value-type="float" office:value="15.471300681" calcext:value-type="float">
            <text:p>15.471300681</text:p>
          </table:table-cell>
          <table:table-cell office:value-type="float" office:value="15.43410324" calcext:value-type="float">
            <text:p>15.43410324</text:p>
          </table:table-cell>
          <table:table-cell office:value-type="float" office:value="15.53583507" calcext:value-type="float">
            <text:p>15.53583507</text:p>
          </table:table-cell>
          <table:table-cell office:value-type="float" office:value="15.864972867" calcext:value-type="float">
            <text:p>15.864972867</text:p>
          </table:table-cell>
          <table:table-cell table:formula="of:=SUM([.C64:.L64])/10" office:value-type="float" office:value="15.7284606017" calcext:value-type="float">
            <text:p>15.7284606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</text:p>
          </table:table-cell>
          <table:table-cell office:value-type="float" office:value="3.556912624" calcext:value-type="float">
            <text:p>3.556912624</text:p>
          </table:table-cell>
          <table:table-cell office:value-type="float" office:value="3.411374303" calcext:value-type="float">
            <text:p>3.411374303</text:p>
          </table:table-cell>
          <table:table-cell office:value-type="float" office:value="3.541597999" calcext:value-type="float">
            <text:p>3.541597999</text:p>
          </table:table-cell>
          <table:table-cell office:value-type="float" office:value="3.510240874" calcext:value-type="float">
            <text:p>3.510240874</text:p>
          </table:table-cell>
          <table:table-cell office:value-type="float" office:value="3.51963019" calcext:value-type="float">
            <text:p>3.51963019</text:p>
          </table:table-cell>
          <table:table-cell office:value-type="float" office:value="3.573936503" calcext:value-type="float">
            <text:p>3.573936503</text:p>
          </table:table-cell>
          <table:table-cell office:value-type="float" office:value="3.655371696" calcext:value-type="float">
            <text:p>3.655371696</text:p>
          </table:table-cell>
          <table:table-cell office:value-type="float" office:value="3.444206921" calcext:value-type="float">
            <text:p>3.444206921</text:p>
          </table:table-cell>
          <table:table-cell office:value-type="float" office:value="3.518921213" calcext:value-type="float">
            <text:p>3.518921213</text:p>
          </table:table-cell>
          <table:table-cell office:value-type="float" office:value="3.60557014" calcext:value-type="float">
            <text:p>3.60557014</text:p>
          </table:table-cell>
          <table:table-cell table:formula="of:=SUM([.C65:.L65])/10" office:value-type="float" office:value="3.5337762463" calcext:value-type="float">
            <text:p>3.53377624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B</text:p>
          </table:table-cell>
          <table:table-cell office:value-type="float" office:value="4.334182536" calcext:value-type="float">
            <text:p>4.334182536</text:p>
          </table:table-cell>
          <table:table-cell office:value-type="float" office:value="4.452021378" calcext:value-type="float">
            <text:p>4.452021378</text:p>
          </table:table-cell>
          <table:table-cell office:value-type="float" office:value="4.329146131" calcext:value-type="float">
            <text:p>4.329146131</text:p>
          </table:table-cell>
          <table:table-cell office:value-type="float" office:value="4.361634108" calcext:value-type="float">
            <text:p>4.361634108</text:p>
          </table:table-cell>
          <table:table-cell office:value-type="float" office:value="4.324800008" calcext:value-type="float">
            <text:p>4.324800008</text:p>
          </table:table-cell>
          <table:table-cell office:value-type="float" office:value="4.578911697" calcext:value-type="float">
            <text:p>4.578911697</text:p>
          </table:table-cell>
          <table:table-cell office:value-type="float" office:value="4.385622434" calcext:value-type="float">
            <text:p>4.385622434</text:p>
          </table:table-cell>
          <table:table-cell office:value-type="float" office:value="4.324456037" calcext:value-type="float">
            <text:p>4.324456037</text:p>
          </table:table-cell>
          <table:table-cell office:value-type="float" office:value="4.406970918" calcext:value-type="float">
            <text:p>4.406970918</text:p>
          </table:table-cell>
          <table:table-cell office:value-type="float" office:value="4.378971379" calcext:value-type="float">
            <text:p>4.378971379</text:p>
          </table:table-cell>
          <table:table-cell table:formula="of:=SUM([.C66:.L66])/10" office:value-type="float" office:value="4.3876716626" calcext:value-type="float">
            <text:p>4.3876716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IHtree</text:p>
          </table:table-cell>
          <table:table-cell office:value-type="float" office:value="7.83416559" calcext:value-type="float">
            <text:p>7.83416559</text:p>
          </table:table-cell>
          <table:table-cell office:value-type="float" office:value="7.81489225" calcext:value-type="float">
            <text:p>7.81489225</text:p>
          </table:table-cell>
          <table:table-cell office:value-type="float" office:value="7.829447015" calcext:value-type="float">
            <text:p>7.829447015</text:p>
          </table:table-cell>
          <table:table-cell office:value-type="float" office:value="7.86148939" calcext:value-type="float">
            <text:p>7.86148939</text:p>
          </table:table-cell>
          <table:table-cell office:value-type="float" office:value="8.23691687" calcext:value-type="float">
            <text:p>8.23691687</text:p>
          </table:table-cell>
          <table:table-cell office:value-type="float" office:value="7.758453038" calcext:value-type="float">
            <text:p>7.758453038</text:p>
          </table:table-cell>
          <table:table-cell office:value-type="float" office:value="7.891476597" calcext:value-type="float">
            <text:p>7.891476597</text:p>
          </table:table-cell>
          <table:table-cell office:value-type="float" office:value="8.128673" calcext:value-type="float">
            <text:p>8.128673</text:p>
          </table:table-cell>
          <table:table-cell office:value-type="float" office:value="7.742660688" calcext:value-type="float">
            <text:p>7.742660688</text:p>
          </table:table-cell>
          <table:table-cell office:value-type="float" office:value="7.850317148" calcext:value-type="float">
            <text:p>7.850317148</text:p>
          </table:table-cell>
          <table:table-cell table:formula="of:=SUM([.C67:.L67])/10" office:value-type="float" office:value="7.8948491586" calcext:value-type="float">
            <text:p>7.894849158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long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drichov</text:p>
          </table:table-cell>
          <table:table-cell office:value-type="float" office:value="6.635492538" calcext:value-type="float">
            <text:p>6.635492538</text:p>
          </table:table-cell>
          <table:table-cell office:value-type="float" office:value="6.620185375" calcext:value-type="float">
            <text:p>6.620185375</text:p>
          </table:table-cell>
          <table:table-cell office:value-type="float" office:value="6.607239482" calcext:value-type="float">
            <text:p>6.607239482</text:p>
          </table:table-cell>
          <table:table-cell office:value-type="float" office:value="6.696850963" calcext:value-type="float">
            <text:p>6.696850963</text:p>
          </table:table-cell>
          <table:table-cell office:value-type="float" office:value="6.718283738" calcext:value-type="float">
            <text:p>6.718283738</text:p>
          </table:table-cell>
          <table:table-cell office:value-type="float" office:value="6.709039435" calcext:value-type="float">
            <text:p>6.709039435</text:p>
          </table:table-cell>
          <table:table-cell office:value-type="float" office:value="6.683316941" calcext:value-type="float">
            <text:p>6.683316941</text:p>
          </table:table-cell>
          <table:table-cell office:value-type="float" office:value="6.672496933" calcext:value-type="float">
            <text:p>6.672496933</text:p>
          </table:table-cell>
          <table:table-cell office:value-type="float" office:value="6.628028217" calcext:value-type="float">
            <text:p>6.628028217</text:p>
          </table:table-cell>
          <table:table-cell office:value-type="float" office:value="6.62446319" calcext:value-type="float">
            <text:p>6.62446319</text:p>
          </table:table-cell>
          <table:table-cell table:formula="of:=SUM([.C70:.L70])/10" office:value-type="float" office:value="6.6595396812" calcext:value-type="float">
            <text:p>6.65953968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B</text:p>
          </table:table-cell>
          <table:table-cell office:value-type="float" office:value="6.60615594" calcext:value-type="float">
            <text:p>6.60615594</text:p>
          </table:table-cell>
          <table:table-cell office:value-type="float" office:value="6.571355534" calcext:value-type="float">
            <text:p>6.571355534</text:p>
          </table:table-cell>
          <table:table-cell office:value-type="float" office:value="6.650540749" calcext:value-type="float">
            <text:p>6.650540749</text:p>
          </table:table-cell>
          <table:table-cell office:value-type="float" office:value="6.552102523" calcext:value-type="float">
            <text:p>6.552102523</text:p>
          </table:table-cell>
          <table:table-cell office:value-type="float" office:value="6.613899913" calcext:value-type="float">
            <text:p>6.613899913</text:p>
          </table:table-cell>
          <table:table-cell office:value-type="float" office:value="6.565848592" calcext:value-type="float">
            <text:p>6.565848592</text:p>
          </table:table-cell>
          <table:table-cell office:value-type="float" office:value="6.582504036" calcext:value-type="float">
            <text:p>6.582504036</text:p>
          </table:table-cell>
          <table:table-cell office:value-type="float" office:value="6.575084786" calcext:value-type="float">
            <text:p>6.575084786</text:p>
          </table:table-cell>
          <table:table-cell office:value-type="float" office:value="6.687093784" calcext:value-type="float">
            <text:p>6.687093784</text:p>
          </table:table-cell>
          <table:table-cell office:value-type="float" office:value="6.637451638" calcext:value-type="float">
            <text:p>6.637451638</text:p>
          </table:table-cell>
          <table:table-cell table:formula="of:=SUM([.C71:.L71])/10" office:value-type="float" office:value="6.6042037495" calcext:value-type="float">
            <text:p>6.60420374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BIHtree</text:p>
          </table:table-cell>
          <table:table-cell table:number-columns-repeated="10"/>
          <table:table-cell table:formula="of:=SUM([.C72:.L72])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</text:p>
          </table:table-cell>
          <table:table-cell office:value-type="float" office:value="3.511594497" calcext:value-type="float">
            <text:p>3.511594497</text:p>
          </table:table-cell>
          <table:table-cell office:value-type="float" office:value="3.371063956" calcext:value-type="float">
            <text:p>3.371063956</text:p>
          </table:table-cell>
          <table:table-cell office:value-type="float" office:value="3.499348834" calcext:value-type="float">
            <text:p>3.499348834</text:p>
          </table:table-cell>
          <table:table-cell office:value-type="float" office:value="3.469593419" calcext:value-type="float">
            <text:p>3.469593419</text:p>
          </table:table-cell>
          <table:table-cell office:value-type="float" office:value="3.478846088" calcext:value-type="float">
            <text:p>3.478846088</text:p>
          </table:table-cell>
          <table:table-cell office:value-type="float" office:value="3.529735005" calcext:value-type="float">
            <text:p>3.529735005</text:p>
          </table:table-cell>
          <table:table-cell office:value-type="float" office:value="3.610685894" calcext:value-type="float">
            <text:p>3.610685894</text:p>
          </table:table-cell>
          <table:table-cell office:value-type="float" office:value="3.404051276" calcext:value-type="float">
            <text:p>3.404051276</text:p>
          </table:table-cell>
          <table:table-cell office:value-type="float" office:value="3.476825311" calcext:value-type="float">
            <text:p>3.476825311</text:p>
          </table:table-cell>
          <table:table-cell office:value-type="float" office:value="3.557948421" calcext:value-type="float">
            <text:p>3.557948421</text:p>
          </table:table-cell>
          <table:table-cell table:formula="of:=SUM([.C73:.L73])/10" office:value-type="float" office:value="3.4909692701" calcext:value-type="float">
            <text:p>3.49096927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B</text:p>
          </table:table-cell>
          <table:table-cell office:value-type="float" office:value="3.149315076" calcext:value-type="float">
            <text:p>3.149315076</text:p>
          </table:table-cell>
          <table:table-cell office:value-type="float" office:value="3.152783602" calcext:value-type="float">
            <text:p>3.152783602</text:p>
          </table:table-cell>
          <table:table-cell office:value-type="float" office:value="3.133532668" calcext:value-type="float">
            <text:p>3.133532668</text:p>
          </table:table-cell>
          <table:table-cell office:value-type="float" office:value="3.155663303" calcext:value-type="float">
            <text:p>3.155663303</text:p>
          </table:table-cell>
          <table:table-cell office:value-type="float" office:value="3.125423895" calcext:value-type="float">
            <text:p>3.125423895</text:p>
          </table:table-cell>
          <table:table-cell office:value-type="float" office:value="3.243047237" calcext:value-type="float">
            <text:p>3.243047237</text:p>
          </table:table-cell>
          <table:table-cell office:value-type="float" office:value="3.115970054" calcext:value-type="float">
            <text:p>3.115970054</text:p>
          </table:table-cell>
          <table:table-cell office:value-type="float" office:value="3.141251799" calcext:value-type="float">
            <text:p>3.141251799</text:p>
          </table:table-cell>
          <table:table-cell office:value-type="float" office:value="3.106214397" calcext:value-type="float">
            <text:p>3.106214397</text:p>
          </table:table-cell>
          <table:table-cell office:value-type="float" office:value="3.146809001" calcext:value-type="float">
            <text:p>3.146809001</text:p>
          </table:table-cell>
          <table:table-cell table:formula="of:=SUM([.C74:.L74])/10" office:value-type="float" office:value="3.1470011032" calcext:value-type="float">
            <text:p>3.14700110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drichov_cutted_BIHtree</text:p>
          </table:table-cell>
          <table:table-cell table:number-columns-repeated="10"/>
          <table:table-cell table:formula="of:=SUM([.C75:.L75])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nit (BIH or BB)</text:p>
          </table:table-cell>
          <table:table-cell office:value-type="string" calcext:value-type="string">
            <text:p>Element iterations</text:p>
          </table:table-cell>
          <table:table-cell office:value-type="string" calcext:value-type="string">
            <text:p>Prolongation</text:p>
          </table:table-cell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H search</text:p>
          </table:table-cell>
          <table:table-cell table:style-name="ce1" table:formula="of:=[.M54]" office:value-type="float" office:value="1.3620067204" calcext:value-type="float">
            <text:p>1.36</text:p>
          </table:table-cell>
          <table:table-cell table:style-name="ce1" table:formula="of:=[.M62]-[.M70]" office:value-type="float" office:value="0.161269076100003" calcext:value-type="float">
            <text:p>0.16</text:p>
          </table:table-cell>
          <table:table-cell table:style-name="ce1" table:formula="of:=[.M70]" office:value-type="float" office:value="6.6595396812" calcext:value-type="float">
            <text:p>6.66</text:p>
          </table:table-cell>
          <table:table-cell table:formula="of:=SUM([.C78:.E78])" office:value-type="float" office:value="8.1828154777" calcext:value-type="float">
            <text:p>8.182815477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B search</text:p>
          </table:table-cell>
          <table:table-cell table:style-name="ce1" table:formula="of:=[.M47]" office:value-type="float" office:value="0.5615884578" calcext:value-type="float">
            <text:p>0.56</text:p>
          </table:table-cell>
          <table:table-cell table:style-name="ce1" table:formula="of:=[.M63]-[.M71]" office:value-type="float" office:value="56.2245736738" calcext:value-type="float">
            <text:p>56.22</text:p>
          </table:table-cell>
          <table:table-cell table:style-name="ce1" table:formula="of:=[.M71]" office:value-type="float" office:value="6.6042037495" calcext:value-type="float">
            <text:p>6.60</text:p>
          </table:table-cell>
          <table:table-cell table:formula="of:=SUM([.C79:.E79])" office:value-type="float" office:value="63.3903658811" calcext:value-type="float">
            <text:p>63.39036588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H only</text:p>
          </table:table-cell>
          <table:table-cell table:style-name="ce1" table:formula="of:=[.M56]" office:value-type="float" office:value="1.3693427047" calcext:value-type="float">
            <text:p>1.37</text:p>
          </table:table-cell>
          <table:table-cell table:style-name="ce1" table:formula="of:=[.M64]-[.M72]" office:value-type="float" office:value="15.7284606017" calcext:value-type="float">
            <text:p>15.73</text:p>
          </table:table-cell>
          <table:table-cell table:style-name="ce1" table:formula="of:=[.M72]" office:value-type="float" office:value="0" calcext:value-type="float">
            <text:p>0.00</text:p>
          </table:table-cell>
          <table:table-cell table:formula="of:=SUM([.C80:.E80])" office:value-type="float" office:value="17.0978033064" calcext:value-type="float">
            <text:p>17.097803306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H search</text:p>
          </table:table-cell>
          <table:table-cell table:style-name="ce1" table:formula="of:=[.M57]" office:value-type="float" office:value="0.4790927426" calcext:value-type="float">
            <text:p>0.48</text:p>
          </table:table-cell>
          <table:table-cell table:style-name="ce1" table:formula="of:=[.M65]-[.M73]" office:value-type="float" office:value="0.0428069761999996" calcext:value-type="float">
            <text:p>0.04</text:p>
          </table:table-cell>
          <table:table-cell table:style-name="ce1" table:formula="of:=[.M73]" office:value-type="float" office:value="3.4909692701" calcext:value-type="float">
            <text:p>3.49</text:p>
          </table:table-cell>
          <table:table-cell table:formula="of:=SUM([.C81:.E81])" office:value-type="float" office:value="4.0128689889" calcext:value-type="float">
            <text:p>4.012868988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B search</text:p>
          </table:table-cell>
          <table:table-cell table:style-name="ce1" table:formula="of:=[.M50]" office:value-type="float" office:value="0.2131088463" calcext:value-type="float">
            <text:p>0.21</text:p>
          </table:table-cell>
          <table:table-cell table:style-name="ce1" table:formula="of:=[.M66]-[.M74]" office:value-type="float" office:value="1.2406705594" calcext:value-type="float">
            <text:p>1.24</text:p>
          </table:table-cell>
          <table:table-cell table:style-name="ce1" table:formula="of:=[.M74]" office:value-type="float" office:value="3.1470011032" calcext:value-type="float">
            <text:p>3.15</text:p>
          </table:table-cell>
          <table:table-cell table:formula="of:=SUM([.C82:.E82])" office:value-type="float" office:value="4.6007805089" calcext:value-type="float">
            <text:p>4.600780508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H only</text:p>
          </table:table-cell>
          <table:table-cell table:style-name="ce1" table:formula="of:=[.M59]" office:value-type="float" office:value="0.4661823493" calcext:value-type="float">
            <text:p>0.47</text:p>
          </table:table-cell>
          <table:table-cell table:style-name="ce1" table:formula="of:=[.M67]-[.M75]" office:value-type="float" office:value="7.8948491586" calcext:value-type="float">
            <text:p>7.89</text:p>
          </table:table-cell>
          <table:table-cell table:style-name="ce1" table:formula="of:=[.M75]" office:value-type="float" office:value="0" calcext:value-type="float">
            <text:p>0.00</text:p>
          </table:table-cell>
          <table:table-cell table:formula="of:=SUM([.C83:.E83])" office:value-type="float" office:value="8.3610315079" calcext:value-type="float">
            <text:p>8.3610315079</text:p>
          </table:table-cell>
          <table:table-cell table:number-columns-repeated="9"/>
        </table:table-row>
      </table:table>
      <table:table table:name="simple" table:style-name="ta1">
        <table:shapes>
          <draw:frame draw:z-index="0" draw:style-name="gr1" draw:text-style-name="P1" svg:width="6.2988in" svg:height="3.5429in" svg:x="2.1654in" svg:y="2.0051in">
            <draw:object draw:notify-on-update-of-ranges="simple.A5:simple.A6 simple.B4:simple.B4 simple.B5:simple.B6 simple.C4:simple.C4 simple.C5:simple.C6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N meshes</text:p>
          </table:table-cell>
          <table:table-cell office:value-type="string" calcext:value-type="string">
            <text:p>N runs per mesh</text:p>
          </table:table-cell>
          <table:table-cell office:value-type="string" calcext:value-type="string">
            <text:p>N compute intersection</text:p>
          </table:table-cell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6528400" calcext:value-type="float">
            <text:p>65284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D – 3D</text:p>
          </table:table-cell>
          <table:table-cell office:value-type="float" office:value="12.78527941" calcext:value-type="float">
            <text:p>12.78527941</text:p>
          </table:table-cell>
          <table:table-cell office:value-type="float" office:value="48.509103835" calcext:value-type="float">
            <text:p>48.509103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 – 3D</text:p>
          </table:table-cell>
          <table:table-cell office:value-type="float" office:value="56.941507056" calcext:value-type="float">
            <text:p>56.941507056</text:p>
          </table:table-cell>
          <table:table-cell office:value-type="float" office:value="113.044437132" calcext:value-type="float">
            <text:p>113.044437132</text:p>
          </table:table-cell>
          <table:table-cell table:number-columns-repeated="3"/>
        </table:table-row>
      </table:table>
      <table:table table:name="scaling" table:style-name="ta1">
        <table:shapes>
          <draw:frame draw:z-index="0" draw:style-name="gr1" draw:text-style-name="P1" svg:width="6.2988in" svg:height="3.5429in" svg:x="3.5957in" svg:y="3.6988in">
            <draw:object draw:notify-on-update-of-ranges="scaling.E5:scaling.E12 scaling.B5:scaling.B12 scaling.E5:scaling.E12 scaling.H5:scaling.H12 scaling.E5:scaling.E12 scaling.C5:scaling.C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9.9807in" svg:y="3.7236in">
            <draw:object draw:notify-on-update-of-ranges="scaling.E5:scaling.E12 scaling.B5:scaling.B12 scaling.E5:scaling.E12 scaling.C5:scaling.C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7.4622in" svg:y="2.0917in">
            <draw:object draw:notify-on-update-of-ranges="scaling.E5:scaling.E12 scaling.M5:scaling.M12 scaling.E5:scaling.E12 scaling.I5:scaling.I12 scaling.E5:scaling.E12 scaling.J5:scaling.J13 scaling.E5:scaling.E12 scaling.N5:scaling.N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iangle_cube_inside_scali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gorithm:</text:p>
          </table:table-cell>
          <table:table-cell table:number-columns-repeated="6"/>
          <table:table-cell office:value-type="string" calcext:value-type="string">
            <text:p>new</text:p>
          </table:table-cell>
          <table:table-cell office:value-type="string" calcext:value-type="string">
            <text:p>BIHtr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h p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Htree</text:p>
          </table:table-cell>
          <table:table-cell/>
          <table:table-cell office:value-type="string" calcext:value-type="string">
            <text:p>N elements</text:p>
          </table:table-cell>
          <table:table-cell table:number-columns-repeated="2"/>
          <table:table-cell office:value-type="string" calcext:value-type="string">
            <text:p>BIHtree only</text:p>
          </table:table-cell>
          <table:table-cell table:number-columns-repeated="2" office:value-type="string" calcext:value-type="string">
            <text:p>Bounding box iter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70703634" calcext:value-type="float">
            <text:p>0.570703634</text:p>
          </table:table-cell>
          <table:table-cell office:value-type="float" office:value="0.967691818" calcext:value-type="float">
            <text:p>0.967691818</text:p>
          </table:table-cell>
          <table:table-cell table:formula="of:=[.C5]/[.B5]" office:value-type="float" office:value="1.69561180330595" calcext:value-type="float">
            <text:p>1.6956118033</text:p>
          </table:table-cell>
          <table:table-cell office:value-type="float" office:value="15870" calcext:value-type="float">
            <text:p>15870</text:p>
          </table:table-cell>
          <table:table-cell table:formula="of:=LOG([.E5];2)" office:value-type="float" office:value="13.9540145077225" calcext:value-type="float">
            <text:p>13.9540145077</text:p>
          </table:table-cell>
          <table:table-cell/>
          <table:table-cell office:value-type="float" office:value="0.111167655" calcext:value-type="float">
            <text:p>0.111167655</text:p>
          </table:table-cell>
          <table:table-cell office:value-type="float" office:value="0.372711567" calcext:value-type="float">
            <text:p>0.372711567</text:p>
          </table:table-cell>
          <table:table-cell office:value-type="float" office:value="0.766612971" calcext:value-type="float">
            <text:p>0.766612971</text:p>
          </table:table-cell>
          <table:table-cell table:formula="of:=[.J5]/[.I5]" office:value-type="float" office:value="2.0568531778355" calcext:value-type="float">
            <text:p>2.0568531778</text:p>
          </table:table-cell>
          <table:table-cell/>
          <table:table-cell table:formula="of:=[.B5]-[.H5]-[.I5]" office:value-type="float" office:value="0.086824412" calcext:value-type="float">
            <text:p>0.086824412</text:p>
          </table:table-cell>
          <table:table-cell table:formula="of:=[.C5]-[.H5]-[.J5]" office:value-type="float" office:value="0.089911192" calcext:value-type="float">
            <text:p>0.089911192</text:p>
          </table:table-cell>
          <table:table-cell table:formula="of:=[.N5]/[.M5]" office:value-type="float" office:value="1.03555198277646" calcext:value-type="float">
            <text:p>1.03555198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10106133" calcext:value-type="float">
            <text:p>1.10106133</text:p>
          </table:table-cell>
          <table:table-cell office:value-type="float" office:value="1.82643134" calcext:value-type="float">
            <text:p>1.82643134</text:p>
          </table:table-cell>
          <table:table-cell table:formula="of:=[.C6]/[.B6]" office:value-type="float" office:value="1.65879164968949" calcext:value-type="float">
            <text:p>1.6587916497</text:p>
          </table:table-cell>
          <table:table-cell office:value-type="float" office:value="37404" calcext:value-type="float">
            <text:p>37404</text:p>
          </table:table-cell>
          <table:table-cell table:formula="of:=LOG([.E6];2)" office:value-type="float" office:value="15.1909049403465" calcext:value-type="float">
            <text:p>15.1909049403</text:p>
          </table:table-cell>
          <table:table-cell/>
          <table:table-cell office:value-type="float" office:value="0.27335503" calcext:value-type="float">
            <text:p>0.27335503</text:p>
          </table:table-cell>
          <table:table-cell office:value-type="float" office:value="0.625508389" calcext:value-type="float">
            <text:p>0.625508389</text:p>
          </table:table-cell>
          <table:table-cell office:value-type="float" office:value="1.312756432" calcext:value-type="float">
            <text:p>1.312756432</text:p>
          </table:table-cell>
          <table:table-cell table:formula="of:=[.J6]/[.I6]" office:value-type="float" office:value="2.09870315903949" calcext:value-type="float">
            <text:p>2.098703159</text:p>
          </table:table-cell>
          <table:table-cell/>
          <table:table-cell table:formula="of:=[.B6]-[.H6]-[.I6]" office:value-type="float" office:value="0.202197911" calcext:value-type="float">
            <text:p>0.202197911</text:p>
          </table:table-cell>
          <table:table-cell table:formula="of:=[.C6]-[.H6]-[.J6]" office:value-type="float" office:value="0.240319878" calcext:value-type="float">
            <text:p>0.240319878</text:p>
          </table:table-cell>
          <table:table-cell table:formula="of:=[.N6]/[.M6]" office:value-type="float" office:value="1.18853788751556" calcext:value-type="float">
            <text:p>1.188537887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703758225" calcext:value-type="float">
            <text:p>1.703758225</text:p>
          </table:table-cell>
          <table:table-cell office:value-type="float" office:value="2.738050799" calcext:value-type="float">
            <text:p>2.738050799</text:p>
          </table:table-cell>
          <table:table-cell table:formula="of:=[.C7]/[.B7]" office:value-type="float" office:value="1.60706534461484" calcext:value-type="float">
            <text:p>1.6070653446</text:p>
          </table:table-cell>
          <table:table-cell office:value-type="float" office:value="59987" calcext:value-type="float">
            <text:p>59987</text:p>
          </table:table-cell>
          <table:table-cell table:formula="of:=LOG([.E7];2)" office:value-type="float" office:value="15.8723622624769" calcext:value-type="float">
            <text:p>15.8723622625</text:p>
          </table:table-cell>
          <table:table-cell/>
          <table:table-cell office:value-type="float" office:value="0.46491358" calcext:value-type="float">
            <text:p>0.46491358</text:p>
          </table:table-cell>
          <table:table-cell office:value-type="float" office:value="0.908671326" calcext:value-type="float">
            <text:p>0.908671326</text:p>
          </table:table-cell>
          <table:table-cell office:value-type="float" office:value="1.912637806" calcext:value-type="float">
            <text:p>1.912637806</text:p>
          </table:table-cell>
          <table:table-cell table:formula="of:=[.J7]/[.I7]" office:value-type="float" office:value="2.10487307266478" calcext:value-type="float">
            <text:p>2.1048730727</text:p>
          </table:table-cell>
          <table:table-cell/>
          <table:table-cell table:formula="of:=[.B7]-[.H7]-[.I7]" office:value-type="float" office:value="0.330173319" calcext:value-type="float">
            <text:p>0.330173319</text:p>
          </table:table-cell>
          <table:table-cell table:formula="of:=[.C7]-[.H7]-[.J7]" office:value-type="float" office:value="0.360499412999999" calcext:value-type="float">
            <text:p>0.360499413</text:p>
          </table:table-cell>
          <table:table-cell table:formula="of:=[.N7]/[.M7]" office:value-type="float" office:value="1.09184901460799" calcext:value-type="float">
            <text:p>1.091849014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170504328" calcext:value-type="float">
            <text:p>3.170504328</text:p>
          </table:table-cell>
          <table:table-cell office:value-type="float" office:value="4.634126275" calcext:value-type="float">
            <text:p>4.634126275</text:p>
          </table:table-cell>
          <table:table-cell table:formula="of:=[.C8]/[.B8]" office:value-type="float" office:value="1.46163694970361" calcext:value-type="float">
            <text:p>1.4616369497</text:p>
          </table:table-cell>
          <table:table-cell office:value-type="float" office:value="115923" calcext:value-type="float">
            <text:p>115923</text:p>
          </table:table-cell>
          <table:table-cell table:formula="of:=LOG([.E8];2)" office:value-type="float" office:value="16.8228073107893" calcext:value-type="float">
            <text:p>16.8228073108</text:p>
          </table:table-cell>
          <table:table-cell/>
          <table:table-cell office:value-type="float" office:value="0.987897557" calcext:value-type="float">
            <text:p>0.987897557</text:p>
          </table:table-cell>
          <table:table-cell office:value-type="float" office:value="1.47022287" calcext:value-type="float">
            <text:p>1.47022287</text:p>
          </table:table-cell>
          <table:table-cell office:value-type="float" office:value="2.989668582" calcext:value-type="float">
            <text:p>2.989668582</text:p>
          </table:table-cell>
          <table:table-cell table:formula="of:=[.J8]/[.I8]" office:value-type="float" office:value="2.03347985057531" calcext:value-type="float">
            <text:p>2.0334798506</text:p>
          </table:table-cell>
          <table:table-cell/>
          <table:table-cell table:formula="of:=[.B8]-[.H8]-[.I8]" office:value-type="float" office:value="0.712383901" calcext:value-type="float">
            <text:p>0.712383901</text:p>
          </table:table-cell>
          <table:table-cell table:formula="of:=[.C8]-[.H8]-[.J8]" office:value-type="float" office:value="0.656560136" calcext:value-type="float">
            <text:p>0.656560136</text:p>
          </table:table-cell>
          <table:table-cell table:formula="of:=[.N8]/[.M8]" office:value-type="float" office:value="0.921638087382887" calcext:value-type="float">
            <text:p>0.921638087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.719029639" calcext:value-type="float">
            <text:p>6.719029639</text:p>
          </table:table-cell>
          <table:table-cell office:value-type="float" office:value="9.734708147" calcext:value-type="float">
            <text:p>9.734708147</text:p>
          </table:table-cell>
          <table:table-cell table:formula="of:=[.C9]/[.B9]" office:value-type="float" office:value="1.44882649281613" calcext:value-type="float">
            <text:p>1.4488264928</text:p>
          </table:table-cell>
          <table:table-cell office:value-type="float" office:value="275184" calcext:value-type="float">
            <text:p>275184</text:p>
          </table:table-cell>
          <table:table-cell table:formula="of:=LOG([.E9];2)" office:value-type="float" office:value="18.0700370644198" calcext:value-type="float">
            <text:p>18.0700370644</text:p>
          </table:table-cell>
          <table:table-cell/>
          <table:table-cell office:value-type="float" office:value="2.554608218" calcext:value-type="float">
            <text:p>2.554608218</text:p>
          </table:table-cell>
          <table:table-cell office:value-type="float" office:value="2.589302922" calcext:value-type="float">
            <text:p>2.589302922</text:p>
          </table:table-cell>
          <table:table-cell office:value-type="float" office:value="5.511261318" calcext:value-type="float">
            <text:p>5.511261318</text:p>
          </table:table-cell>
          <table:table-cell table:formula="of:=[.J9]/[.I9]" office:value-type="float" office:value="2.1284729844367" calcext:value-type="float">
            <text:p>2.1284729844</text:p>
          </table:table-cell>
          <table:table-cell/>
          <table:table-cell table:formula="of:=[.B9]-[.H9]-[.I9]" office:value-type="float" office:value="1.575118499" calcext:value-type="float">
            <text:p>1.575118499</text:p>
          </table:table-cell>
          <table:table-cell table:formula="of:=[.C9]-[.H9]-[.J9]" office:value-type="float" office:value="1.668838611" calcext:value-type="float">
            <text:p>1.668838611</text:p>
          </table:table-cell>
          <table:table-cell table:formula="of:=[.N9]/[.M9]" office:value-type="float" office:value="1.05950035636017" calcext:value-type="float">
            <text:p>1.059500356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0.901401247" calcext:value-type="float">
            <text:p>10.901401247</text:p>
          </table:table-cell>
          <table:table-cell office:value-type="float" office:value="15.13449222" calcext:value-type="float">
            <text:p>15.13449222</text:p>
          </table:table-cell>
          <table:table-cell table:formula="of:=[.C10]/[.B10]" office:value-type="float" office:value="1.38830705127608" calcext:value-type="float">
            <text:p>1.3883070513</text:p>
          </table:table-cell>
          <table:table-cell office:value-type="float" office:value="460502" calcext:value-type="float">
            <text:p>460502</text:p>
          </table:table-cell>
          <table:table-cell table:formula="of:=LOG([.E10];2)" office:value-type="float" office:value="18.8128478965163" calcext:value-type="float">
            <text:p>18.8128478965</text:p>
          </table:table-cell>
          <table:table-cell/>
          <table:table-cell office:value-type="float" office:value="4.568509627" calcext:value-type="float">
            <text:p>4.568509627</text:p>
          </table:table-cell>
          <table:table-cell office:value-type="float" office:value="3.73559522" calcext:value-type="float">
            <text:p>3.73559522</text:p>
          </table:table-cell>
          <table:table-cell office:value-type="float" office:value="7.840328244" calcext:value-type="float">
            <text:p>7.840328244</text:p>
          </table:table-cell>
          <table:table-cell table:formula="of:=[.J10]/[.I10]" office:value-type="float" office:value="2.09881632839224" calcext:value-type="float">
            <text:p>2.0988163284</text:p>
          </table:table-cell>
          <table:table-cell/>
          <table:table-cell table:formula="of:=[.B10]-[.H10]-[.I10]" office:value-type="float" office:value="2.5972964" calcext:value-type="float">
            <text:p>2.5972964</text:p>
          </table:table-cell>
          <table:table-cell table:formula="of:=[.C10]-[.H10]-[.J10]" office:value-type="float" office:value="2.725654349" calcext:value-type="float">
            <text:p>2.725654349</text:p>
          </table:table-cell>
          <table:table-cell table:formula="of:=[.N10]/[.M10]" office:value-type="float" office:value="1.04941983094421" calcext:value-type="float">
            <text:p>1.049419830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5.818186607" calcext:value-type="float">
            <text:p>15.818186607</text:p>
          </table:table-cell>
          <table:table-cell office:value-type="float" office:value="21.49940576" calcext:value-type="float">
            <text:p>21.49940576</text:p>
          </table:table-cell>
          <table:table-cell table:formula="of:=[.C11]/[.B11]" office:value-type="float" office:value="1.35915742392911" calcext:value-type="float">
            <text:p>1.3591574239</text:p>
          </table:table-cell>
          <table:table-cell office:value-type="float" office:value="686221" calcext:value-type="float">
            <text:p>686221</text:p>
          </table:table-cell>
          <table:table-cell table:formula="of:=LOG([.E11];2)" office:value-type="float" office:value="19.3883137509186" calcext:value-type="float">
            <text:p>19.3883137509</text:p>
          </table:table-cell>
          <table:table-cell/>
          <table:table-cell office:value-type="float" office:value="7.209754104" calcext:value-type="float">
            <text:p>7.209754104</text:p>
          </table:table-cell>
          <table:table-cell office:value-type="float" office:value="4.811022435" calcext:value-type="float">
            <text:p>4.811022435</text:p>
          </table:table-cell>
          <table:table-cell office:value-type="float" office:value="10.26496973" calcext:value-type="float">
            <text:p>10.26496973</text:p>
          </table:table-cell>
          <table:table-cell table:formula="of:=[.J11]/[.I11]" office:value-type="float" office:value="2.13363580583677" calcext:value-type="float">
            <text:p>2.1336358058</text:p>
          </table:table-cell>
          <table:table-cell/>
          <table:table-cell table:formula="of:=[.B11]-[.H11]-[.I11]" office:value-type="float" office:value="3.797410068" calcext:value-type="float">
            <text:p>3.797410068</text:p>
          </table:table-cell>
          <table:table-cell table:formula="of:=[.C11]-[.H11]-[.J11]" office:value-type="float" office:value="4.024681926" calcext:value-type="float">
            <text:p>4.024681926</text:p>
          </table:table-cell>
          <table:table-cell table:formula="of:=[.N11]/[.M11]" office:value-type="float" office:value="1.05984917455062" calcext:value-type="float">
            <text:p>1.05984917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.059767369" calcext:value-type="float">
            <text:p>20.059767369</text:p>
          </table:table-cell>
          <table:table-cell office:value-type="float" office:value="26.870937245" calcext:value-type="float">
            <text:p>26.870937245</text:p>
          </table:table-cell>
          <table:table-cell table:formula="of:=[.C12]/[.B12]" office:value-type="float" office:value="1.33954381178547" calcext:value-type="float">
            <text:p>1.3395438118</text:p>
          </table:table-cell>
          <table:table-cell office:value-type="float" office:value="903540" calcext:value-type="float">
            <text:p>903540</text:p>
          </table:table-cell>
          <table:table-cell table:formula="of:=LOG([.E12];2)" office:value-type="float" office:value="19.7852289455037" calcext:value-type="float">
            <text:p>19.7852289455</text:p>
          </table:table-cell>
          <table:table-cell/>
          <table:table-cell office:value-type="float" office:value="9.555540037" calcext:value-type="float">
            <text:p>9.555540037</text:p>
          </table:table-cell>
          <table:table-cell office:value-type="float" office:value="5.780338848" calcext:value-type="float">
            <text:p>5.780338848</text:p>
          </table:table-cell>
          <table:table-cell office:value-type="float" office:value="12.182536138" calcext:value-type="float">
            <text:p>12.182536138</text:p>
          </table:table-cell>
          <table:table-cell table:formula="of:=[.J12]/[.I12]" office:value-type="float" office:value="2.10758165885295" calcext:value-type="float">
            <text:p>2.1075816589</text:p>
          </table:table-cell>
          <table:table-cell/>
          <table:table-cell table:formula="of:=[.B12]-[.H12]-[.I12]" office:value-type="float" office:value="4.723888484" calcext:value-type="float">
            <text:p>4.723888484</text:p>
          </table:table-cell>
          <table:table-cell table:formula="of:=[.C12]-[.H12]-[.J12]" office:value-type="float" office:value="5.13286107" calcext:value-type="float">
            <text:p>5.13286107</text:p>
          </table:table-cell>
          <table:table-cell table:formula="of:=[.N12]/[.M12]" office:value-type="float" office:value="1.08657541078398" calcext:value-type="float">
            <text:p>1.0865754108</text:p>
          </table:table-cell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OL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19568636" calcext:value-type="float">
            <text:p>0.519568636</text:p>
          </table:table-cell>
          <table:table-cell office:value-type="float" office:value="1.081337743" calcext:value-type="float">
            <text:p>1.0813377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13419194" calcext:value-type="float">
            <text:p>1.013419194</text:p>
          </table:table-cell>
          <table:table-cell office:value-type="float" office:value="2.113662909" calcext:value-type="float">
            <text:p>2.1136629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2023016" calcext:value-type="float">
            <text:p>1.502023016</text:p>
          </table:table-cell>
          <table:table-cell office:value-type="float" office:value="3.074196733" calcext:value-type="float">
            <text:p>3.0741967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69424024" calcext:value-type="float">
            <text:p>2.569424024</text:p>
          </table:table-cell>
          <table:table-cell office:value-type="float" office:value="43.423834395" calcext:value-type="float">
            <text:p>43.4238343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60701761" calcext:value-type="float">
            <text:p>6.260701761</text:p>
          </table:table-cell>
          <table:table-cell office:value-type="float" office:value="17.951446659" calcext:value-type="float">
            <text:p>17.9514466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346560548" calcext:value-type="float">
            <text:p>9.346560548</text:p>
          </table:table-cell>
          <table:table-cell office:value-type="float" office:value="54.749788437" calcext:value-type="float">
            <text:p>54.7497884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48183401" calcext:value-type="float">
            <text:p>12.848183401</text:p>
          </table:table-cell>
          <table:table-cell office:value-type="float" office:value="326.40446497" calcext:value-type="float">
            <text:p>326.40446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020888229" calcext:value-type="float">
            <text:p>18.020888229</text:p>
          </table:table-cell>
          <table:table-cell office:value-type="float" office:value="52.791769317" calcext:value-type="float">
            <text:p>52.791769317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1937150" calcext:value-type="float">
            <text:p>1937150</text:p>
          </table:table-cell>
          <table:table-cell office:value-type="float" office:value="121040" calcext:value-type="float">
            <text:p>1210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10" calcext:value-type="float">
            <text:p>73210</text:p>
          </table:table-cell>
          <table:table-cell office:value-type="float" office:value="4670" calcext:value-type="float">
            <text:p>4670</text:p>
          </table:table-cell>
          <table:table-cell table:number-columns-repeated="12"/>
        </table:table-row>
        <table:table-row table:style-name="ro1">
          <table:table-cell/>
          <table:table-cell table:formula="of:=[.B41]/[.B42]" office:value-type="float" office:value="26.4601830351045" calcext:value-type="float">
            <text:p>26.4601830351</text:p>
          </table:table-cell>
          <table:table-cell table:formula="of:=[.C41]/[.C42]" office:value-type="float" office:value="25.9186295503212" calcext:value-type="float">
            <text:p>25.9186295503</text:p>
          </table:table-cell>
          <table:table-cell table:number-columns-repeated="12"/>
        </table:table-row>
      </table:table>
      <table:table table:name="scaling_2" table:style-name="ta1">
        <table:shapes>
          <draw:frame draw:z-index="0" draw:style-name="gr1" draw:text-style-name="P1" svg:width="7.0299in" svg:height="3.9008in" svg:x="3.8736in" svg:y="2.7819in">
            <draw:object draw:notify-on-update-of-ranges="scaling_2.E5:scaling_2.E13 scaling_2.B5:scaling_2.B13 scaling_2.E5:scaling_2.E13 scaling_2.C5:scaling_2.C1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8.9157in" svg:height="4.0894in" svg:x="11.7461in" svg:y="5.95in">
            <draw:object draw:notify-on-update-of-ranges="scaling_2.E5:scaling_2.E12 scaling_2.B5:scaling_2.B12 scaling_2.E5:scaling_2.E12 scaling_2.C5:scaling_2.C1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6.2988in" svg:height="3.5429in" svg:x="12.2161in" svg:y="2.2173in">
            <draw:object draw:notify-on-update-of-ranges="scaling_2.E5:scaling_2.E12 scaling_2.M5:scaling_2.M12 scaling_2.E5:scaling_2.E12 scaling_2.I5:scaling_2.I12 scaling_2.E5:scaling_2.E12 scaling_2.J5:scaling_2.J13 scaling_2.E5:scaling_2.E12 scaling_2.N5:scaling_2.N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riangle_cube_inside_scalin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gorithm:</text:p>
          </table:table-cell>
          <table:table-cell table:number-columns-repeated="6"/>
          <table:table-cell office:value-type="string" calcext:value-type="string">
            <text:p>new</text:p>
          </table:table-cell>
          <table:table-cell office:value-type="string" calcext:value-type="string">
            <text:p>BIHtr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h pa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Htree</text:p>
          </table:table-cell>
          <table:table-cell/>
          <table:table-cell office:value-type="string" calcext:value-type="string">
            <text:p>N elements</text:p>
          </table:table-cell>
          <table:table-cell table:number-columns-repeated="2"/>
          <table:table-cell office:value-type="string" calcext:value-type="string">
            <text:p>BIHtree only</text:p>
          </table:table-cell>
          <table:table-cell table:number-columns-repeated="2" office:value-type="string" calcext:value-type="string">
            <text:p>Bounding box iter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98109343" calcext:value-type="float">
            <text:p>0.298109343</text:p>
          </table:table-cell>
          <table:table-cell office:value-type="float" office:value="0.563071674" calcext:value-type="float">
            <text:p>0.563071674</text:p>
          </table:table-cell>
          <table:table-cell table:formula="of:=[.C5]/[.B5]" office:value-type="float" office:value="1.88880921454381" calcext:value-type="float">
            <text:p>1.8888092145</text:p>
          </table:table-cell>
          <table:table-cell office:value-type="float" office:value="7836" calcext:value-type="float">
            <text:p>7836</text:p>
          </table:table-cell>
          <table:table-cell table:formula="of:=LOG([.E5];2)" office:value-type="float" office:value="12.9359016822676" calcext:value-type="float">
            <text:p>12.9359016823</text:p>
          </table:table-cell>
          <table:table-cell/>
          <table:table-cell office:value-type="float" office:value="0.111167655" calcext:value-type="float">
            <text:p>0.111167655</text:p>
          </table:table-cell>
          <table:table-cell office:value-type="float" office:value="0.372711567" calcext:value-type="float">
            <text:p>0.372711567</text:p>
          </table:table-cell>
          <table:table-cell office:value-type="float" office:value="0.766612971" calcext:value-type="float">
            <text:p>0.766612971</text:p>
          </table:table-cell>
          <table:table-cell table:formula="of:=[.J5]/[.I5]" office:value-type="float" office:value="2.0568531778355" calcext:value-type="float">
            <text:p>2.0568531778</text:p>
          </table:table-cell>
          <table:table-cell/>
          <table:table-cell table:formula="of:=[.B5]-[.H5]-[.I5]" office:value-type="float" office:value="-0.185769879" calcext:value-type="float">
            <text:p>-0.185769879</text:p>
          </table:table-cell>
          <table:table-cell table:formula="of:=[.C5]-[.H5]-[.J5]" office:value-type="float" office:value="-0.314708952" calcext:value-type="float">
            <text:p>-0.314708952</text:p>
          </table:table-cell>
          <table:table-cell table:formula="of:=[.N5]/[.M5]" office:value-type="float" office:value="1.69407954451001" calcext:value-type="float">
            <text:p>1.69407954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6564308" calcext:value-type="float">
            <text:p>0.466564308</text:p>
          </table:table-cell>
          <table:table-cell office:value-type="float" office:value="0.794270905" calcext:value-type="float">
            <text:p>0.794270905</text:p>
          </table:table-cell>
          <table:table-cell table:formula="of:=[.C6]/[.B6]" office:value-type="float" office:value="1.70238248271662" calcext:value-type="float">
            <text:p>1.7023824827</text:p>
          </table:table-cell>
          <table:table-cell office:value-type="float" office:value="15710" calcext:value-type="float">
            <text:p>15710</text:p>
          </table:table-cell>
          <table:table-cell table:formula="of:=LOG([.E6];2)" office:value-type="float" office:value="13.9393955601816" calcext:value-type="float">
            <text:p>13.9393955602</text:p>
          </table:table-cell>
          <table:table-cell/>
          <table:table-cell office:value-type="float" office:value="0.27335503" calcext:value-type="float">
            <text:p>0.27335503</text:p>
          </table:table-cell>
          <table:table-cell office:value-type="float" office:value="0.625508389" calcext:value-type="float">
            <text:p>0.625508389</text:p>
          </table:table-cell>
          <table:table-cell office:value-type="float" office:value="1.312756432" calcext:value-type="float">
            <text:p>1.312756432</text:p>
          </table:table-cell>
          <table:table-cell table:formula="of:=[.J6]/[.I6]" office:value-type="float" office:value="2.09870315903949" calcext:value-type="float">
            <text:p>2.098703159</text:p>
          </table:table-cell>
          <table:table-cell/>
          <table:table-cell table:formula="of:=[.B6]-[.H6]-[.I6]" office:value-type="float" office:value="-0.432299111" calcext:value-type="float">
            <text:p>-0.432299111</text:p>
          </table:table-cell>
          <table:table-cell table:formula="of:=[.C6]-[.H6]-[.J6]" office:value-type="float" office:value="-0.791840557" calcext:value-type="float">
            <text:p>-0.791840557</text:p>
          </table:table-cell>
          <table:table-cell table:formula="of:=[.N6]/[.M6]" office:value-type="float" office:value="1.8316960105893" calcext:value-type="float">
            <text:p>1.83169601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71636474" calcext:value-type="float">
            <text:p>0.871636474</text:p>
          </table:table-cell>
          <table:table-cell office:value-type="float" office:value="1.251855773" calcext:value-type="float">
            <text:p>1.251855773</text:p>
          </table:table-cell>
          <table:table-cell table:formula="of:=[.C7]/[.B7]" office:value-type="float" office:value="1.43621315805561" calcext:value-type="float">
            <text:p>1.4362131581</text:p>
          </table:table-cell>
          <table:table-cell office:value-type="float" office:value="36894" calcext:value-type="float">
            <text:p>36894</text:p>
          </table:table-cell>
          <table:table-cell table:formula="of:=LOG([.E7];2)" office:value-type="float" office:value="15.1710985922016" calcext:value-type="float">
            <text:p>15.1710985922</text:p>
          </table:table-cell>
          <table:table-cell/>
          <table:table-cell office:value-type="float" office:value="0.46491358" calcext:value-type="float">
            <text:p>0.46491358</text:p>
          </table:table-cell>
          <table:table-cell office:value-type="float" office:value="0.908671326" calcext:value-type="float">
            <text:p>0.908671326</text:p>
          </table:table-cell>
          <table:table-cell office:value-type="float" office:value="1.912637806" calcext:value-type="float">
            <text:p>1.912637806</text:p>
          </table:table-cell>
          <table:table-cell table:formula="of:=[.J7]/[.I7]" office:value-type="float" office:value="2.10487307266478" calcext:value-type="float">
            <text:p>2.1048730727</text:p>
          </table:table-cell>
          <table:table-cell/>
          <table:table-cell table:formula="of:=[.B7]-[.H7]-[.I7]" office:value-type="float" office:value="-0.501948432" calcext:value-type="float">
            <text:p>-0.501948432</text:p>
          </table:table-cell>
          <table:table-cell table:formula="of:=[.C7]-[.H7]-[.J7]" office:value-type="float" office:value="-1.125695613" calcext:value-type="float">
            <text:p>-1.125695613</text:p>
          </table:table-cell>
          <table:table-cell table:formula="of:=[.N7]/[.M7]" office:value-type="float" office:value="2.24265191648213" calcext:value-type="float">
            <text:p>2.242651916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38333922" calcext:value-type="float">
            <text:p>1.238333922</text:p>
          </table:table-cell>
          <table:table-cell office:value-type="float" office:value="1.75061367" calcext:value-type="float">
            <text:p>1.75061367</text:p>
          </table:table-cell>
          <table:table-cell table:formula="of:=[.C8]/[.B8]" office:value-type="float" office:value="1.41368466041262" calcext:value-type="float">
            <text:p>1.4136846604</text:p>
          </table:table-cell>
          <table:table-cell office:value-type="float" office:value="59094" calcext:value-type="float">
            <text:p>59094</text:p>
          </table:table-cell>
          <table:table-cell table:formula="of:=LOG([.E8];2)" office:value-type="float" office:value="15.8507240360153" calcext:value-type="float">
            <text:p>15.850724036</text:p>
          </table:table-cell>
          <table:table-cell/>
          <table:table-cell office:value-type="float" office:value="0.987897557" calcext:value-type="float">
            <text:p>0.987897557</text:p>
          </table:table-cell>
          <table:table-cell office:value-type="float" office:value="1.47022287" calcext:value-type="float">
            <text:p>1.47022287</text:p>
          </table:table-cell>
          <table:table-cell office:value-type="float" office:value="2.989668582" calcext:value-type="float">
            <text:p>2.989668582</text:p>
          </table:table-cell>
          <table:table-cell table:formula="of:=[.J8]/[.I8]" office:value-type="float" office:value="2.03347985057531" calcext:value-type="float">
            <text:p>2.0334798506</text:p>
          </table:table-cell>
          <table:table-cell/>
          <table:table-cell table:formula="of:=[.B8]-[.H8]-[.I8]" office:value-type="float" office:value="-1.219786505" calcext:value-type="float">
            <text:p>-1.219786505</text:p>
          </table:table-cell>
          <table:table-cell table:formula="of:=[.C8]-[.H8]-[.J8]" office:value-type="float" office:value="-2.226952469" calcext:value-type="float">
            <text:p>-2.226952469</text:p>
          </table:table-cell>
          <table:table-cell table:formula="of:=[.N8]/[.M8]" office:value-type="float" office:value="1.82569036456097" calcext:value-type="float">
            <text:p>1.825690364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177842612" calcext:value-type="float">
            <text:p>2.177842612</text:p>
          </table:table-cell>
          <table:table-cell office:value-type="float" office:value="2.844993936" calcext:value-type="float">
            <text:p>2.844993936</text:p>
          </table:table-cell>
          <table:table-cell table:formula="of:=[.C9]/[.B9]" office:value-type="float" office:value="1.30633587584519" calcext:value-type="float">
            <text:p>1.3063358758</text:p>
          </table:table-cell>
          <table:table-cell office:value-type="float" office:value="114336" calcext:value-type="float">
            <text:p>114336</text:p>
          </table:table-cell>
          <table:table-cell table:formula="of:=LOG([.E9];2)" office:value-type="float" office:value="16.8029201985853" calcext:value-type="float">
            <text:p>16.8029201986</text:p>
          </table:table-cell>
          <table:table-cell/>
          <table:table-cell office:value-type="float" office:value="2.554608218" calcext:value-type="float">
            <text:p>2.554608218</text:p>
          </table:table-cell>
          <table:table-cell office:value-type="float" office:value="2.589302922" calcext:value-type="float">
            <text:p>2.589302922</text:p>
          </table:table-cell>
          <table:table-cell office:value-type="float" office:value="5.511261318" calcext:value-type="float">
            <text:p>5.511261318</text:p>
          </table:table-cell>
          <table:table-cell table:formula="of:=[.J9]/[.I9]" office:value-type="float" office:value="2.1284729844367" calcext:value-type="float">
            <text:p>2.1284729844</text:p>
          </table:table-cell>
          <table:table-cell/>
          <table:table-cell table:formula="of:=[.B9]-[.H9]-[.I9]" office:value-type="float" office:value="-2.966068528" calcext:value-type="float">
            <text:p>-2.966068528</text:p>
          </table:table-cell>
          <table:table-cell table:formula="of:=[.C9]-[.H9]-[.J9]" office:value-type="float" office:value="-5.2208756" calcext:value-type="float">
            <text:p>-5.2208756</text:p>
          </table:table-cell>
          <table:table-cell table:formula="of:=[.N9]/[.M9]" office:value-type="float" office:value="1.76020059911441" calcext:value-type="float">
            <text:p>1.760200599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.885146901" calcext:value-type="float">
            <text:p>4.885146901</text:p>
          </table:table-cell>
          <table:table-cell office:value-type="float" office:value="5.966221695" calcext:value-type="float">
            <text:p>5.966221695</text:p>
          </table:table-cell>
          <table:table-cell table:formula="of:=[.C10]/[.B10]" office:value-type="float" office:value="1.2212983183328" calcext:value-type="float">
            <text:p>1.2212983183</text:p>
          </table:table-cell>
          <table:table-cell office:value-type="float" office:value="272209" calcext:value-type="float">
            <text:p>272209</text:p>
          </table:table-cell>
          <table:table-cell table:formula="of:=LOG([.E10];2)" office:value-type="float" office:value="18.0543552416487" calcext:value-type="float">
            <text:p>18.0543552416</text:p>
          </table:table-cell>
          <table:table-cell/>
          <table:table-cell office:value-type="float" office:value="4.568509627" calcext:value-type="float">
            <text:p>4.568509627</text:p>
          </table:table-cell>
          <table:table-cell office:value-type="float" office:value="3.73559522" calcext:value-type="float">
            <text:p>3.73559522</text:p>
          </table:table-cell>
          <table:table-cell office:value-type="float" office:value="7.840328244" calcext:value-type="float">
            <text:p>7.840328244</text:p>
          </table:table-cell>
          <table:table-cell table:formula="of:=[.J10]/[.I10]" office:value-type="float" office:value="2.09881632839224" calcext:value-type="float">
            <text:p>2.0988163284</text:p>
          </table:table-cell>
          <table:table-cell/>
          <table:table-cell table:formula="of:=[.B10]-[.H10]-[.I10]" office:value-type="float" office:value="-3.418957946" calcext:value-type="float">
            <text:p>-3.418957946</text:p>
          </table:table-cell>
          <table:table-cell table:formula="of:=[.C10]-[.H10]-[.J10]" office:value-type="float" office:value="-6.442616176" calcext:value-type="float">
            <text:p>-6.442616176</text:p>
          </table:table-cell>
          <table:table-cell table:formula="of:=[.N10]/[.M10]" office:value-type="float" office:value="1.88438005899942" calcext:value-type="float">
            <text:p>1.884380059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7.949751656" calcext:value-type="float">
            <text:p>7.949751656</text:p>
          </table:table-cell>
          <table:table-cell office:value-type="float" office:value="9.731190916" calcext:value-type="float">
            <text:p>9.731190916</text:p>
          </table:table-cell>
          <table:table-cell table:formula="of:=[.C11]/[.B11]" office:value-type="float" office:value="1.22408741015897" calcext:value-type="float">
            <text:p>1.2240874102</text:p>
          </table:table-cell>
          <table:table-cell office:value-type="float" office:value="455950" calcext:value-type="float">
            <text:p>455950</text:p>
          </table:table-cell>
          <table:table-cell table:formula="of:=LOG([.E11];2)" office:value-type="float" office:value="18.7985160999078" calcext:value-type="float">
            <text:p>18.7985160999</text:p>
          </table:table-cell>
          <table:table-cell/>
          <table:table-cell office:value-type="float" office:value="7.209754104" calcext:value-type="float">
            <text:p>7.209754104</text:p>
          </table:table-cell>
          <table:table-cell office:value-type="float" office:value="4.811022435" calcext:value-type="float">
            <text:p>4.811022435</text:p>
          </table:table-cell>
          <table:table-cell office:value-type="float" office:value="10.26496973" calcext:value-type="float">
            <text:p>10.26496973</text:p>
          </table:table-cell>
          <table:table-cell table:formula="of:=[.J11]/[.I11]" office:value-type="float" office:value="2.13363580583677" calcext:value-type="float">
            <text:p>2.1336358058</text:p>
          </table:table-cell>
          <table:table-cell/>
          <table:table-cell table:formula="of:=[.B11]-[.H11]-[.I11]" office:value-type="float" office:value="-4.071024883" calcext:value-type="float">
            <text:p>-4.071024883</text:p>
          </table:table-cell>
          <table:table-cell table:formula="of:=[.C11]-[.H11]-[.J11]" office:value-type="float" office:value="-7.743532918" calcext:value-type="float">
            <text:p>-7.743532918</text:p>
          </table:table-cell>
          <table:table-cell table:formula="of:=[.N11]/[.M11]" office:value-type="float" office:value="1.90210896286482" calcext:value-type="float">
            <text:p>1.902108962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2.387797971" calcext:value-type="float">
            <text:p>12.387797971</text:p>
          </table:table-cell>
          <table:table-cell office:value-type="float" office:value="14.451175695" calcext:value-type="float">
            <text:p>14.451175695</text:p>
          </table:table-cell>
          <table:table-cell table:formula="of:=[.C12]/[.B12]" office:value-type="float" office:value="1.1665653354075" calcext:value-type="float">
            <text:p>1.1665653354</text:p>
          </table:table-cell>
          <table:table-cell office:value-type="float" office:value="680182" calcext:value-type="float">
            <text:p>680182</text:p>
          </table:table-cell>
          <table:table-cell table:formula="of:=LOG([.E12];2)" office:value-type="float" office:value="19.3755613022198" calcext:value-type="float">
            <text:p>19.3755613022</text:p>
          </table:table-cell>
          <table:table-cell/>
          <table:table-cell office:value-type="float" office:value="9.555540037" calcext:value-type="float">
            <text:p>9.555540037</text:p>
          </table:table-cell>
          <table:table-cell office:value-type="float" office:value="5.780338848" calcext:value-type="float">
            <text:p>5.780338848</text:p>
          </table:table-cell>
          <table:table-cell office:value-type="float" office:value="12.182536138" calcext:value-type="float">
            <text:p>12.182536138</text:p>
          </table:table-cell>
          <table:table-cell table:formula="of:=[.J12]/[.I12]" office:value-type="float" office:value="2.10758165885295" calcext:value-type="float">
            <text:p>2.1075816589</text:p>
          </table:table-cell>
          <table:table-cell/>
          <table:table-cell table:formula="of:=[.B12]-[.H12]-[.I12]" office:value-type="float" office:value="-2.948080914" calcext:value-type="float">
            <text:p>-2.948080914</text:p>
          </table:table-cell>
          <table:table-cell table:formula="of:=[.C12]-[.H12]-[.J12]" office:value-type="float" office:value="-7.28690048" calcext:value-type="float">
            <text:p>-7.28690048</text:p>
          </table:table-cell>
          <table:table-cell table:formula="of:=[.N12]/[.M12]" office:value-type="float" office:value="2.4717437182255" calcext:value-type="float">
            <text:p>2.471743718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864887553" calcext:value-type="float">
            <text:p>15.864887553</text:p>
          </table:table-cell>
          <table:table-cell office:value-type="float" office:value="19.315263245" calcext:value-type="float">
            <text:p>19.315263245</text:p>
          </table:table-cell>
          <table:table-cell table:formula="of:=[.C13]/[.B13]" office:value-type="float" office:value="1.21748503923985" calcext:value-type="float">
            <text:p>1.2174850392</text:p>
          </table:table-cell>
          <table:table-cell office:value-type="float" office:value="896523" calcext:value-type="float">
            <text:p>896523</text:p>
          </table:table-cell>
          <table:table-cell table:formula="of:=LOG([.E13];2)" office:value-type="float" office:value="19.7739810698677" calcext:value-type="float">
            <text:p>19.7739810699</text:p>
          </table:table-cell>
          <table:table-cell table:number-columns-repeated="9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OLD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19568636" calcext:value-type="float">
            <text:p>0.519568636</text:p>
          </table:table-cell>
          <table:table-cell office:value-type="float" office:value="1.081337743" calcext:value-type="float">
            <text:p>1.0813377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13419194" calcext:value-type="float">
            <text:p>1.013419194</text:p>
          </table:table-cell>
          <table:table-cell office:value-type="float" office:value="2.113662909" calcext:value-type="float">
            <text:p>2.1136629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02023016" calcext:value-type="float">
            <text:p>1.502023016</text:p>
          </table:table-cell>
          <table:table-cell office:value-type="float" office:value="3.074196733" calcext:value-type="float">
            <text:p>3.0741967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69424024" calcext:value-type="float">
            <text:p>2.569424024</text:p>
          </table:table-cell>
          <table:table-cell office:value-type="float" office:value="43.423834395" calcext:value-type="float">
            <text:p>43.4238343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60701761" calcext:value-type="float">
            <text:p>6.260701761</text:p>
          </table:table-cell>
          <table:table-cell office:value-type="float" office:value="17.951446659" calcext:value-type="float">
            <text:p>17.9514466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346560548" calcext:value-type="float">
            <text:p>9.346560548</text:p>
          </table:table-cell>
          <table:table-cell office:value-type="float" office:value="54.749788437" calcext:value-type="float">
            <text:p>54.7497884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48183401" calcext:value-type="float">
            <text:p>12.848183401</text:p>
          </table:table-cell>
          <table:table-cell office:value-type="float" office:value="326.40446497" calcext:value-type="float">
            <text:p>326.40446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020888229" calcext:value-type="float">
            <text:p>18.020888229</text:p>
          </table:table-cell>
          <table:table-cell office:value-type="float" office:value="52.791769317" calcext:value-type="float">
            <text:p>52.791769317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1937150" calcext:value-type="float">
            <text:p>1937150</text:p>
          </table:table-cell>
          <table:table-cell office:value-type="float" office:value="121040" calcext:value-type="float">
            <text:p>1210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10" calcext:value-type="float">
            <text:p>73210</text:p>
          </table:table-cell>
          <table:table-cell office:value-type="float" office:value="4670" calcext:value-type="float">
            <text:p>4670</text:p>
          </table:table-cell>
          <table:table-cell table:number-columns-repeated="12"/>
        </table:table-row>
        <table:table-row table:style-name="ro1">
          <table:table-cell/>
          <table:table-cell table:formula="of:=[.B41]/[.B42]" office:value-type="float" office:value="26.4601830351045" calcext:value-type="float">
            <text:p>26.4601830351</text:p>
          </table:table-cell>
          <table:table-cell table:formula="of:=[.C41]/[.C42]" office:value-type="float" office:value="25.9186295503212" calcext:value-type="float">
            <text:p>25.9186295503</text:p>
          </table:table-cell>
          <table:table-cell table:number-columns-repeated="12"/>
        </table:table-row>
      </table:table>
      <table:table table:name="scaling_test1_cube" table:style-name="ta1">
        <table:shapes>
          <draw:frame draw:z-index="0" draw:style-name="gr1" draw:text-style-name="P1" svg:width="6.6681in" svg:height="3.6496in" svg:x="0.5441in" svg:y="2.0394in">
            <draw:object draw:notify-on-update-of-ranges="scaling_test1_cube.S38:scaling_test1_cube.S44 scaling_test1_cube.U38:scaling_test1_cube.U44 scaling_test1_cube.B4:scaling_test1_cube.B4 scaling_test1_cube.B5:scaling_test1_cube.B13 scaling_test1_cube.O3:scaling_test1_cube.O3 scaling_test1_cube.O5:scaling_test1_cube.O11 scaling_test1_cube.U38:scaling_test1_cube.U44 scaling_test1_cube.U38:scaling_test1_cube.U44 scaling_test1_cube.C4:scaling_test1_cube.C4 scaling_test1_cube.C5:scaling_test1_cube.C13 scaling_test1_cube.U38:scaling_test1_cube.U44 scaling_test1_cube.D4:scaling_test1_cube.D4 scaling_test1_cube.D5:scaling_test1_cube.D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7.1559in" svg:height="3.7539in" svg:x="0.4965in" svg:y="6.0602in">
            <draw:object draw:notify-on-update-of-ranges="scaling_test1_cube.U38:scaling_test1_cube.U44 scaling_test1_cube.B4:scaling_test1_cube.B4 scaling_test1_cube.B5:scaling_test1_cube.B12 scaling_test1_cube.U38:scaling_test1_cube.U44 scaling_test1_cube.D4:scaling_test1_cube.D4 scaling_test1_cube.D5:scaling_test1_cube.D12 scaling_test1_cube.U38:scaling_test1_cube.U44 scaling_test1_cube.C4:scaling_test1_cube.C4 scaling_test1_cube.C5:scaling_test1_cube.C1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7.3559in" svg:y="2.0394in">
            <draw:object draw:notify-on-update-of-ranges="scaling_test1_cube.U38:scaling_test1_cube.U44 scaling_test1_cube.K3:scaling_test1_cube.K4 scaling_test1_cube.K5:scaling_test1_cube.K11 scaling_test1_cube.U38:scaling_test1_cube.U44 scaling_test1_cube.L3:scaling_test1_cube.L4 scaling_test1_cube.L5:scaling_test1_cube.L11 scaling_test1_cube.U38:scaling_test1_cube.U44 scaling_test1_cube.M3:scaling_test1_cube.M4 scaling_test1_cube.M5:scaling_test1_cube.M1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6.2988in" svg:height="3.5429in" svg:x="1.3035in" svg:y="9.9563in">
            <draw:object draw:notify-on-update-of-ranges="scaling_test1_cube.F5:scaling_test1_cube.F11 scaling_test1_cube.J3:scaling_test1_cube.J4 scaling_test1_cube.J5:scaling_test1_cube.J11 scaling_test1_cube.F5:scaling_test1_cube.F11 scaling_test1_cube.T17:scaling_test1_cube.T23 scaling_test1_cube.F5:scaling_test1_cube.F11 scaling_test1_cube.I3:scaling_test1_cube.I4 scaling_test1_cube.I5:scaling_test1_cube.I1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6.6681in" svg:height="3.6496in" svg:x="7.7992in" svg:y="5.8976in">
            <draw:object draw:notify-on-update-of-ranges="scaling_test1_cube.F5:scaling_test1_cube.F13 scaling_test1_cube.B4:scaling_test1_cube.B4 scaling_test1_cube.P5:scaling_test1_cube.P11 scaling_test1_cube.F5:scaling_test1_cube.F13 scaling_test1_cube.D4:scaling_test1_cube.D4 scaling_test1_cube.Q5:scaling_test1_cube.Q1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6.2988in" svg:height="3.5429in" svg:x="17.6909in" svg:y="2.5311in">
            <draw:object draw:notify-on-update-of-ranges="scaling_test1_cube.F5:scaling_test1_cube.F11 scaling_test1_cube.J3:scaling_test1_cube.J4 scaling_test1_cube.W5:scaling_test1_cube.W11 scaling_test1_cube.F5:scaling_test1_cube.F11 scaling_test1_cube.I3:scaling_test1_cube.I4 scaling_test1_cube.V5:scaling_test1_cube.V11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test1_cube_scaling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lgorithm:</text:p>
          </table:table-cell>
          <table:table-cell table:number-columns-repeated="6"/>
          <table:table-cell office:value-type="string" calcext:value-type="string">
            <text:p>BIHsearch</text:p>
          </table:table-cell>
          <table:table-cell office:value-type="string" calcext:value-type="string">
            <text:p>BIHonly</text:p>
          </table:table-cell>
          <table:table-cell office:value-type="string" calcext:value-type="string">
            <text:p>BIHsearch</text:p>
          </table:table-cell>
          <table:table-cell office:value-type="string" calcext:value-type="string">
            <text:p>BBsearch</text:p>
          </table:table-cell>
          <table:table-cell office:value-type="string" calcext:value-type="string">
            <text:p>BIHonly</text:p>
          </table:table-cell>
          <table:table-cell/>
          <table:table-cell office:value-type="string" calcext:value-type="string">
            <text:p>DOLPHIN – multimesh</text:p>
          </table:table-cell>
          <table:table-cell office:value-type="string" calcext:value-type="string">
            <text:p>BIHsearch</text:p>
          </table:table-cell>
          <table:table-cell office:value-type="string" calcext:value-type="string">
            <text:p>BIHon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h par</text:p>
          </table:table-cell>
          <table:table-cell office:value-type="string" calcext:value-type="string">
            <text:p>BIHsearch</text:p>
          </table:table-cell>
          <table:table-cell office:value-type="string" calcext:value-type="string">
            <text:p>BBsearch</text:p>
          </table:table-cell>
          <table:table-cell office:value-type="string" calcext:value-type="string">
            <text:p>BIHonly</text:p>
          </table:table-cell>
          <table:table-cell/>
          <table:table-cell office:value-type="string" calcext:value-type="string">
            <text:p>N elements</text:p>
          </table:table-cell>
          <table:table-cell office:value-type="string" calcext:value-type="string">
            <text:p>log(N)</text:p>
          </table:table-cell>
          <table:table-cell/>
          <table:table-cell table:number-columns-repeated="2" office:value-type="string" calcext:value-type="string">
            <text:p>BIH creation</text:p>
          </table:table-cell>
          <table:table-cell table:number-columns-repeated="3" office:value-type="string" calcext:value-type="string">
            <text:p>Bounding box iter</text:p>
          </table:table-cell>
          <table:table-cell table:number-columns-repeated="2"/>
          <table:table-cell office:value-type="string" calcext:value-type="string" table:number-columns-spanned="2" table:number-rows-spanned="1">
            <text:p>alg minus BIH creation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R28]-[.R17]" office:value-type="float" office:value="2.130982512" calcext:value-type="float">
            <text:p>2.130982512</text:p>
          </table:table-cell>
          <table:table-cell office:value-type="float" office:value="1.512983433" calcext:value-type="float">
            <text:p>1.512983433</text:p>
          </table:table-cell>
          <table:table-cell table:formula="of:=[.T28]-[.T17]" office:value-type="float" office:value="3.518291245" calcext:value-type="float">
            <text:p>3.518291245</text:p>
          </table:table-cell>
          <table:table-cell table:style-name="ce2" table:formula="of:=[.D5]/[.B5]" office:value-type="float" office:value="1.65101835664431" calcext:value-type="float">
            <text:p>1.651</text:p>
          </table:table-cell>
          <table:table-cell office:value-type="float" office:value="33360" calcext:value-type="float">
            <text:p>33360</text:p>
          </table:table-cell>
          <table:table-cell table:style-name="ce3" table:formula="of:=LOG([.F5];2)" office:value-type="float" office:value="15.025831668332" calcext:value-type="float">
            <text:p>15.0</text:p>
          </table:table-cell>
          <table:table-cell/>
          <table:table-cell office:value-type="float" office:value="0.285887056" calcext:value-type="float">
            <text:p>0.285887056</text:p>
          </table:table-cell>
          <table:table-cell office:value-type="float" office:value="0.236258293" calcext:value-type="float">
            <text:p>0.236258293</text:p>
          </table:table-cell>
          <table:table-cell office:value-type="float" office:value="1.596845965" calcext:value-type="float">
            <text:p>1.596845965</text:p>
          </table:table-cell>
          <table:table-cell office:value-type="float" office:value="1.196602752" calcext:value-type="float">
            <text:p>1.196602752</text:p>
          </table:table-cell>
          <table:table-cell office:value-type="float" office:value="3.090137083" calcext:value-type="float">
            <text:p>3.090137083</text:p>
          </table:table-cell>
          <table:table-cell table:formula="of:=[.M5]/[.K5]" office:value-type="float" office:value="1.93515038440167" calcext:value-type="float">
            <text:p>1.9351503844</text:p>
          </table:table-cell>
          <table:table-cell office:value-type="float" office:value="7.93266666666667" calcext:value-type="float">
            <text:p>7.9326666667</text:p>
          </table:table-cell>
          <table:table-cell table:formula="of:=[.B5]-[.I5]" office:value-type="float" office:value="1.845095456" calcext:value-type="float">
            <text:p>1.845095456</text:p>
          </table:table-cell>
          <table:table-cell table:formula="of:=[.D5]-[.J5]" office:value-type="float" office:value="3.282032952" calcext:value-type="float">
            <text:p>3.282032952</text:p>
          </table:table-cell>
          <table:table-cell/>
          <table:table-cell table:formula="of:=[.I5]-[.R17]" office:value-type="float" office:value="0.142034278" calcext:value-type="float">
            <text:p>0.142034278</text:p>
          </table:table-cell>
          <table:table-cell table:formula="of:=[.J5]-[.T17]" office:value-type="float" office:value="0.11549312" calcext:value-type="float">
            <text:p>0.11549312</text:p>
          </table:table-cell>
          <table:table-cell/>
          <table:table-cell table:formula="of:=[.S5]/[.R17]" office:value-type="float" office:value="0.987358603530062" calcext:value-type="float">
            <text:p>0.9873586035</text:p>
          </table:table-cell>
          <table:table-cell table:formula="of:=[.T5]/[.T17]" office:value-type="float" office:value="0.956344591167853" calcext:value-type="float">
            <text:p>0.9563445912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[.R29]-[.R18]" office:value-type="float" office:value="3.197334797" calcext:value-type="float">
            <text:p>3.197334797</text:p>
          </table:table-cell>
          <table:table-cell office:value-type="float" office:value="2.522199162" calcext:value-type="float">
            <text:p>2.522199162</text:p>
          </table:table-cell>
          <table:table-cell table:formula="of:=[.T29]-[.T18]" office:value-type="float" office:value="5.657706347" calcext:value-type="float">
            <text:p>5.657706347</text:p>
          </table:table-cell>
          <table:table-cell table:style-name="ce2" table:formula="of:=[.D6]/[.B6]" office:value-type="float" office:value="1.76950701325007" calcext:value-type="float">
            <text:p>1.770</text:p>
          </table:table-cell>
          <table:table-cell office:value-type="float" office:value="63233" calcext:value-type="float">
            <text:p>63233</text:p>
          </table:table-cell>
          <table:table-cell table:style-name="ce3" table:formula="of:=LOG([.F6];2)" office:value-type="float" office:value="15.9483900473051" calcext:value-type="float">
            <text:p>15.9</text:p>
          </table:table-cell>
          <table:table-cell/>
          <table:table-cell office:value-type="float" office:value="0.507790233" calcext:value-type="float">
            <text:p>0.507790233</text:p>
          </table:table-cell>
          <table:table-cell office:value-type="float" office:value="0.461771788" calcext:value-type="float">
            <text:p>0.461771788</text:p>
          </table:table-cell>
          <table:table-cell office:value-type="float" office:value="2.308830094" calcext:value-type="float">
            <text:p>2.308830094</text:p>
          </table:table-cell>
          <table:table-cell office:value-type="float" office:value="1.948646193" calcext:value-type="float">
            <text:p>1.948646193</text:p>
          </table:table-cell>
          <table:table-cell office:value-type="float" office:value="4.880057255" calcext:value-type="float">
            <text:p>4.880057255</text:p>
          </table:table-cell>
          <table:table-cell table:formula="of:=[.M6]/[.K6]" office:value-type="float" office:value="2.11364936193525" calcext:value-type="float">
            <text:p>2.1136493619</text:p>
          </table:table-cell>
          <table:table-cell office:value-type="float" office:value="6.65516666666667" calcext:value-type="float">
            <text:p>6.6551666667</text:p>
          </table:table-cell>
          <table:table-cell table:formula="of:=[.B6]-[.I6]" office:value-type="float" office:value="2.689544564" calcext:value-type="float">
            <text:p>2.689544564</text:p>
          </table:table-cell>
          <table:table-cell table:formula="of:=[.D6]-[.J6]" office:value-type="float" office:value="5.195934559" calcext:value-type="float">
            <text:p>5.195934559</text:p>
          </table:table-cell>
          <table:table-cell/>
          <table:table-cell table:formula="of:=[.I6]-[.R18]" office:value-type="float" office:value="0.226663554" calcext:value-type="float">
            <text:p>0.226663554</text:p>
          </table:table-cell>
          <table:table-cell table:formula="of:=[.J6]-[.T18]" office:value-type="float" office:value="0.243028242" calcext:value-type="float">
            <text:p>0.243028242</text:p>
          </table:table-cell>
          <table:table-cell/>
          <table:table-cell table:formula="of:=[.S6]/[.R18]" office:value-type="float" office:value="0.806268386928869" calcext:value-type="float">
            <text:p>0.8062683869</text:p>
          </table:table-cell>
          <table:table-cell table:formula="of:=[.T6]/[.T18]" office:value-type="float" office:value="1.11101902864828" calcext:value-type="float">
            <text:p>1.1110190286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[.R30]-[.R19]" office:value-type="float" office:value="5.745746242" calcext:value-type="float">
            <text:p>5.745746242</text:p>
          </table:table-cell>
          <table:table-cell office:value-type="float" office:value="4.649980682" calcext:value-type="float">
            <text:p>4.649980682</text:p>
          </table:table-cell>
          <table:table-cell table:formula="of:=[.T30]-[.T19]" office:value-type="float" office:value="11.946801679" calcext:value-type="float">
            <text:p>11.946801679</text:p>
          </table:table-cell>
          <table:table-cell table:style-name="ce2" table:formula="of:=[.D7]/[.B7]" office:value-type="float" office:value="2.07924283040413" calcext:value-type="float">
            <text:p>2.079</text:p>
          </table:table-cell>
          <table:table-cell office:value-type="float" office:value="156957" calcext:value-type="float">
            <text:p>156957</text:p>
          </table:table-cell>
          <table:table-cell table:style-name="ce3" table:formula="of:=LOG([.F7];2)" office:value-type="float" office:value="17.2600098463966" calcext:value-type="float">
            <text:p>17.3</text:p>
          </table:table-cell>
          <table:table-cell/>
          <table:table-cell office:value-type="float" office:value="1.344494089" calcext:value-type="float">
            <text:p>1.344494089</text:p>
          </table:table-cell>
          <table:table-cell office:value-type="float" office:value="1.408532591" calcext:value-type="float">
            <text:p>1.408532591</text:p>
          </table:table-cell>
          <table:table-cell office:value-type="float" office:value="3.704429387" calcext:value-type="float">
            <text:p>3.704429387</text:p>
          </table:table-cell>
          <table:table-cell office:value-type="float" office:value="3.459315651" calcext:value-type="float">
            <text:p>3.459315651</text:p>
          </table:table-cell>
          <table:table-cell office:value-type="float" office:value="9.620373501" calcext:value-type="float">
            <text:p>9.620373501</text:p>
          </table:table-cell>
          <table:table-cell table:formula="of:=[.M7]/[.K7]" office:value-type="float" office:value="2.59699200496597" calcext:value-type="float">
            <text:p>2.596992005</text:p>
          </table:table-cell>
          <table:table-cell office:value-type="float" office:value="11.6405" calcext:value-type="float">
            <text:p>11.6405</text:p>
          </table:table-cell>
          <table:table-cell table:formula="of:=[.B7]-[.I7]" office:value-type="float" office:value="4.401252153" calcext:value-type="float">
            <text:p>4.401252153</text:p>
          </table:table-cell>
          <table:table-cell table:formula="of:=[.D7]-[.J7]" office:value-type="float" office:value="10.538269088" calcext:value-type="float">
            <text:p>10.538269088</text:p>
          </table:table-cell>
          <table:table-cell/>
          <table:table-cell table:formula="of:=[.I7]-[.R19]" office:value-type="float" office:value="0.668831723" calcext:value-type="float">
            <text:p>0.668831723</text:p>
          </table:table-cell>
          <table:table-cell table:formula="of:=[.J7]-[.T19]" office:value-type="float" office:value="0.73961052" calcext:value-type="float">
            <text:p>0.73961052</text:p>
          </table:table-cell>
          <table:table-cell/>
          <table:table-cell table:formula="of:=[.S7]/[.R19]" office:value-type="float" office:value="0.989890449218833" calcext:value-type="float">
            <text:p>0.9898904492</text:p>
          </table:table-cell>
          <table:table-cell table:formula="of:=[.T7]/[.T19]" office:value-type="float" office:value="1.1056751631686" calcext:value-type="float">
            <text:p>1.1056751632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R31]-[.R20]" office:value-type="float" office:value="8.421663057" calcext:value-type="float">
            <text:p>8.421663057</text:p>
          </table:table-cell>
          <table:table-cell office:value-type="float" office:value="6.993076958" calcext:value-type="float">
            <text:p>6.993076958</text:p>
          </table:table-cell>
          <table:table-cell table:formula="of:=[.T31]-[.T20]" office:value-type="float" office:value="16.404999043" calcext:value-type="float">
            <text:p>16.404999043</text:p>
          </table:table-cell>
          <table:table-cell table:style-name="ce2" table:formula="of:=[.D8]/[.B8]" office:value-type="float" office:value="1.94795243314375" calcext:value-type="float">
            <text:p>1.948</text:p>
          </table:table-cell>
          <table:table-cell office:value-type="float" office:value="249493" calcext:value-type="float">
            <text:p>249493</text:p>
          </table:table-cell>
          <table:table-cell table:style-name="ce3" table:formula="of:=LOG([.F8];2)" office:value-type="float" office:value="17.9286398130176" calcext:value-type="float">
            <text:p>17.9</text:p>
          </table:table-cell>
          <table:table-cell/>
          <table:table-cell office:value-type="float" office:value="2.340949608" calcext:value-type="float">
            <text:p>2.340949608</text:p>
          </table:table-cell>
          <table:table-cell office:value-type="float" office:value="2.231261456" calcext:value-type="float">
            <text:p>2.231261456</text:p>
          </table:table-cell>
          <table:table-cell office:value-type="float" office:value="5.113398358" calcext:value-type="float">
            <text:p>5.113398358</text:p>
          </table:table-cell>
          <table:table-cell office:value-type="float" office:value="4.982134756" calcext:value-type="float">
            <text:p>4.982134756</text:p>
          </table:table-cell>
          <table:table-cell office:value-type="float" office:value="13.089466992" calcext:value-type="float">
            <text:p>13.089466992</text:p>
          </table:table-cell>
          <table:table-cell table:formula="of:=[.M8]/[.K8]" office:value-type="float" office:value="2.55983713287687" calcext:value-type="float">
            <text:p>2.5598371329</text:p>
          </table:table-cell>
          <table:table-cell office:value-type="float" office:value="16.9083333333333" calcext:value-type="float">
            <text:p>16.9083333333</text:p>
          </table:table-cell>
          <table:table-cell table:formula="of:=[.B8]-[.I8]" office:value-type="float" office:value="6.080713449" calcext:value-type="float">
            <text:p>6.080713449</text:p>
          </table:table-cell>
          <table:table-cell table:formula="of:=[.D8]-[.J8]" office:value-type="float" office:value="14.173737587" calcext:value-type="float">
            <text:p>14.173737587</text:p>
          </table:table-cell>
          <table:table-cell/>
          <table:table-cell table:formula="of:=[.I8]-[.R20]" office:value-type="float" office:value="1.337735338" calcext:value-type="float">
            <text:p>1.337735338</text:p>
          </table:table-cell>
          <table:table-cell table:formula="of:=[.J8]-[.T20]" office:value-type="float" office:value="1.248141461" calcext:value-type="float">
            <text:p>1.248141461</text:p>
          </table:table-cell>
          <table:table-cell/>
          <table:table-cell table:formula="of:=[.S8]/[.R20]" office:value-type="float" office:value="1.33344927200846" calcext:value-type="float">
            <text:p>1.333449272</text:p>
          </table:table-cell>
          <table:table-cell table:formula="of:=[.T8]/[.T20]" office:value-type="float" office:value="1.26957184000718" calcext:value-type="float">
            <text:p>1.26957184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[.R32]-[.R21]" office:value-type="float" office:value="14.224583576" calcext:value-type="float">
            <text:p>14.224583576</text:p>
          </table:table-cell>
          <table:table-cell office:value-type="float" office:value="11.247477196" calcext:value-type="float">
            <text:p>11.247477196</text:p>
          </table:table-cell>
          <table:table-cell table:formula="of:=[.T32]-[.T21]" office:value-type="float" office:value="29.100207201" calcext:value-type="float">
            <text:p>29.100207201</text:p>
          </table:table-cell>
          <table:table-cell table:style-name="ce2" table:formula="of:=[.D9]/[.B9]" office:value-type="float" office:value="2.04576865435263" calcext:value-type="float">
            <text:p>2.046</text:p>
          </table:table-cell>
          <table:table-cell office:value-type="float" office:value="499836" calcext:value-type="float">
            <text:p>499836</text:p>
          </table:table-cell>
          <table:table-cell table:style-name="ce3" table:formula="of:=LOG([.F9];2)" office:value-type="float" office:value="18.9310952877283" calcext:value-type="float">
            <text:p>18.9</text:p>
          </table:table-cell>
          <table:table-cell/>
          <table:table-cell office:value-type="float" office:value="4.836786622" calcext:value-type="float">
            <text:p>4.836786622</text:p>
          </table:table-cell>
          <table:table-cell office:value-type="float" office:value="5.723383799" calcext:value-type="float">
            <text:p>5.723383799</text:p>
          </table:table-cell>
          <table:table-cell office:value-type="float" office:value="7.852682753" calcext:value-type="float">
            <text:p>7.852682753</text:p>
          </table:table-cell>
          <table:table-cell office:value-type="float" office:value="7.82870565" calcext:value-type="float">
            <text:p>7.82870565</text:p>
          </table:table-cell>
          <table:table-cell office:value-type="float" office:value="21.222741191" calcext:value-type="float">
            <text:p>21.222741191</text:p>
          </table:table-cell>
          <table:table-cell table:formula="of:=[.M9]/[.K9]" office:value-type="float" office:value="2.70261028727949" calcext:value-type="float">
            <text:p>2.7026102873</text:p>
          </table:table-cell>
          <table:table-cell office:value-type="float" office:value="26.925" calcext:value-type="float">
            <text:p>26.925</text:p>
          </table:table-cell>
          <table:table-cell table:formula="of:=[.B9]-[.I9]" office:value-type="float" office:value="9.387796954" calcext:value-type="float">
            <text:p>9.387796954</text:p>
          </table:table-cell>
          <table:table-cell table:formula="of:=[.D9]-[.J9]" office:value-type="float" office:value="23.376823402" calcext:value-type="float">
            <text:p>23.376823402</text:p>
          </table:table-cell>
          <table:table-cell/>
          <table:table-cell table:formula="of:=[.I9]-[.R21]" office:value-type="float" office:value="2.846025624" calcext:value-type="float">
            <text:p>2.846025624</text:p>
          </table:table-cell>
          <table:table-cell table:formula="of:=[.J9]-[.T21]" office:value-type="float" office:value="3.543586555" calcext:value-type="float">
            <text:p>3.543586555</text:p>
          </table:table-cell>
          <table:table-cell/>
          <table:table-cell table:formula="of:=[.S9]/[.R21]" office:value-type="float" office:value="1.42961692883236" calcext:value-type="float">
            <text:p>1.4296169288</text:p>
          </table:table-cell>
          <table:table-cell table:formula="of:=[.T9]/[.T21]" office:value-type="float" office:value="1.62564961707053" calcext:value-type="float">
            <text:p>1.6256496171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[.R33]-[.R22]" office:value-type="float" office:value="28.292249153" calcext:value-type="float">
            <text:p>28.292249153</text:p>
          </table:table-cell>
          <table:table-cell office:value-type="float" office:value="20.455625303" calcext:value-type="float">
            <text:p>20.455625303</text:p>
          </table:table-cell>
          <table:table-cell table:formula="of:=[.T33]-[.T22]" office:value-type="float" office:value="56.011582677" calcext:value-type="float">
            <text:p>56.011582677</text:p>
          </table:table-cell>
          <table:table-cell table:style-name="ce2" table:formula="of:=[.D10]/[.B10]" office:value-type="float" office:value="1.97975008540672" calcext:value-type="float">
            <text:p>1.980</text:p>
          </table:table-cell>
          <table:table-cell office:value-type="float" office:value="1077422" calcext:value-type="float">
            <text:p>1077422</text:p>
          </table:table-cell>
          <table:table-cell table:style-name="ce3" table:formula="of:=LOG([.F10];2)" office:value-type="float" office:value="20.0391519984655" calcext:value-type="float">
            <text:p>20.0</text:p>
          </table:table-cell>
          <table:table-cell/>
          <table:table-cell office:value-type="float" office:value="11.818806195" calcext:value-type="float">
            <text:p>11.818806195</text:p>
          </table:table-cell>
          <table:table-cell office:value-type="float" office:value="15.854353712" calcext:value-type="float">
            <text:p>15.854353712</text:p>
          </table:table-cell>
          <table:table-cell office:value-type="float" office:value="13.765671002" calcext:value-type="float">
            <text:p>13.765671002</text:p>
          </table:table-cell>
          <table:table-cell office:value-type="float" office:value="13.392276577" calcext:value-type="float">
            <text:p>13.392276577</text:p>
          </table:table-cell>
          <table:table-cell office:value-type="float" office:value="36.006750158" calcext:value-type="float">
            <text:p>36.006750158</text:p>
          </table:table-cell>
          <table:table-cell table:formula="of:=[.M10]/[.K10]" office:value-type="float" office:value="2.61569161087524" calcext:value-type="float">
            <text:p>2.6156916109</text:p>
          </table:table-cell>
          <table:table-cell office:value-type="float" office:value="47.785" calcext:value-type="float">
            <text:p>47.785</text:p>
          </table:table-cell>
          <table:table-cell table:formula="of:=[.B10]-[.I10]" office:value-type="float" office:value="16.473442958" calcext:value-type="float">
            <text:p>16.473442958</text:p>
          </table:table-cell>
          <table:table-cell table:formula="of:=[.D10]-[.J10]" office:value-type="float" office:value="40.157228965" calcext:value-type="float">
            <text:p>40.157228965</text:p>
          </table:table-cell>
          <table:table-cell/>
          <table:table-cell table:formula="of:=[.I10]-[.R22]" office:value-type="float" office:value="7.332065767" calcext:value-type="float">
            <text:p>7.332065767</text:p>
          </table:table-cell>
          <table:table-cell table:formula="of:=[.J10]-[.T22]" office:value-type="float" office:value="10.36474255" calcext:value-type="float">
            <text:p>10.36474255</text:p>
          </table:table-cell>
          <table:table-cell/>
          <table:table-cell table:formula="of:=[.S10]/[.R22]" office:value-type="float" office:value="1.63416312680881" calcext:value-type="float">
            <text:p>1.6341631268</text:p>
          </table:table-cell>
          <table:table-cell table:formula="of:=[.T10]/[.T22]" office:value-type="float" office:value="1.88806497293405" calcext:value-type="float">
            <text:p>1.8880649729</text:p>
          </table:table-cell>
          <table:table-cell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formula="of:=[.R34]-[.R23]" office:value-type="float" office:value="45.884962115" calcext:value-type="float">
            <text:p>45.884962115</text:p>
          </table:table-cell>
          <table:table-cell office:value-type="float" office:value="31.889874051" calcext:value-type="float">
            <text:p>31.889874051</text:p>
          </table:table-cell>
          <table:table-cell table:formula="of:=[.T34]-[.T23]" office:value-type="float" office:value="80.33432281" calcext:value-type="float">
            <text:p>80.33432281</text:p>
          </table:table-cell>
          <table:table-cell table:style-name="ce2" table:formula="of:=[.D11]/[.B11]" office:value-type="float" office:value="1.75077670563747" calcext:value-type="float">
            <text:p>1.751</text:p>
          </table:table-cell>
          <table:table-cell office:value-type="float" office:value="1944429" calcext:value-type="float">
            <text:p>1944429</text:p>
          </table:table-cell>
          <table:table-cell table:style-name="ce3" table:formula="of:=LOG([.F11];2)" office:value-type="float" office:value="20.8909151256607" calcext:value-type="float">
            <text:p>20.9</text:p>
          </table:table-cell>
          <table:table-cell/>
          <table:table-cell office:value-type="float" office:value="22.211596456" calcext:value-type="float">
            <text:p>22.211596456</text:p>
          </table:table-cell>
          <table:table-cell office:value-type="float" office:value="22.303997453" calcext:value-type="float">
            <text:p>22.303997453</text:p>
          </table:table-cell>
          <table:table-cell office:value-type="float" office:value="19.616462994" calcext:value-type="float">
            <text:p>19.616462994</text:p>
          </table:table-cell>
          <table:table-cell office:value-type="float" office:value="19.474185534" calcext:value-type="float">
            <text:p>19.474185534</text:p>
          </table:table-cell>
          <table:table-cell office:value-type="float" office:value="53.312146323" calcext:value-type="float">
            <text:p>53.312146323</text:p>
          </table:table-cell>
          <table:table-cell table:formula="of:=[.M11]/[.K11]" office:value-type="float" office:value="2.71772471618897" calcext:value-type="float">
            <text:p>2.7177247162</text:p>
          </table:table-cell>
          <table:table-cell/>
          <table:table-cell table:formula="of:=[.B11]-[.I11]" office:value-type="float" office:value="23.673365659" calcext:value-type="float">
            <text:p>23.673365659</text:p>
          </table:table-cell>
          <table:table-cell table:formula="of:=[.D11]-[.J11]" office:value-type="float" office:value="58.030325357" calcext:value-type="float">
            <text:p>58.030325357</text:p>
          </table:table-cell>
          <table:table-cell/>
          <table:table-cell table:formula="of:=[.I11]-[.R23]" office:value-type="float" office:value="14.000422533" calcext:value-type="float">
            <text:p>14.000422533</text:p>
          </table:table-cell>
          <table:table-cell table:formula="of:=[.J11]-[.T23]" office:value-type="float" office:value="14.342552381" calcext:value-type="float">
            <text:p>14.342552381</text:p>
          </table:table-cell>
          <table:table-cell/>
          <table:table-cell table:formula="of:=[.S11]/[.R23]" office:value-type="float" office:value="1.70504518163767" calcext:value-type="float">
            <text:p>1.7050451816</text:p>
          </table:table-cell>
          <table:table-cell table:formula="of:=[.T11]/[.T23]" office:value-type="float" office:value="1.80150114097277" calcext:value-type="float">
            <text:p>1.801501141</text:p>
          </table:table-cell>
          <table:table-cell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17"/>
          <table:table-cell office:value-type="string" calcext:value-type="string">
            <text:p>Initialization</text:p>
          </table:table-cell>
          <table:table-cell table:number-columns-repeated="6"/>
        </table:table-row>
        <table:table-row table:style-name="ro1">
          <table:table-cell table:number-columns-repeated="17"/>
          <table:table-cell office:value-type="string" calcext:value-type="string">
            <text:p>BIHsearch</text:p>
          </table:table-cell>
          <table:table-cell office:value-type="string" calcext:value-type="string">
            <text:p>BBsearch</text:p>
          </table:table-cell>
          <table:table-cell office:value-type="string" calcext:value-type="string">
            <text:p>BIHonly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0.143852778" calcext:value-type="float">
            <text:p>0.143852778</text:p>
          </table:table-cell>
          <table:table-cell office:value-type="float" office:value="0.103789271" calcext:value-type="float">
            <text:p>0.103789271</text:p>
          </table:table-cell>
          <table:table-cell office:value-type="float" office:value="0.120765173" calcext:value-type="float">
            <text:p>0.120765173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0.281126679" calcext:value-type="float">
            <text:p>0.281126679</text:p>
          </table:table-cell>
          <table:table-cell office:value-type="float" office:value="0.224672595" calcext:value-type="float">
            <text:p>0.224672595</text:p>
          </table:table-cell>
          <table:table-cell office:value-type="float" office:value="0.218743546" calcext:value-type="float">
            <text:p>0.218743546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0.675662366" calcext:value-type="float">
            <text:p>0.675662366</text:p>
          </table:table-cell>
          <table:table-cell office:value-type="float" office:value="0.565686156" calcext:value-type="float">
            <text:p>0.565686156</text:p>
          </table:table-cell>
          <table:table-cell office:value-type="float" office:value="0.668922071" calcext:value-type="float">
            <text:p>0.668922071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1.00321427" calcext:value-type="float">
            <text:p>1.00321427</text:p>
          </table:table-cell>
          <table:table-cell office:value-type="float" office:value="1.042714139" calcext:value-type="float">
            <text:p>1.042714139</text:p>
          </table:table-cell>
          <table:table-cell office:value-type="float" office:value="0.983119995" calcext:value-type="float">
            <text:p>0.983119995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1.990760998" calcext:value-type="float">
            <text:p>1.990760998</text:p>
          </table:table-cell>
          <table:table-cell office:value-type="float" office:value="1.988832347" calcext:value-type="float">
            <text:p>1.988832347</text:p>
          </table:table-cell>
          <table:table-cell office:value-type="float" office:value="2.179797244" calcext:value-type="float">
            <text:p>2.179797244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4.486740428" calcext:value-type="float">
            <text:p>4.486740428</text:p>
          </table:table-cell>
          <table:table-cell office:value-type="float" office:value="4.50656593" calcext:value-type="float">
            <text:p>4.50656593</text:p>
          </table:table-cell>
          <table:table-cell office:value-type="float" office:value="5.489611162" calcext:value-type="float">
            <text:p>5.489611162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8.211173923" calcext:value-type="float">
            <text:p>8.211173923</text:p>
          </table:table-cell>
          <table:table-cell office:value-type="float" office:value="8.48335915" calcext:value-type="float">
            <text:p>8.48335915</text:p>
          </table:table-cell>
          <table:table-cell office:value-type="float" office:value="7.961445072" calcext:value-type="float">
            <text:p>7.961445072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7"/>
          <table:table-cell office:value-type="string" calcext:value-type="string">
            <text:p>algorithm:</text:p>
          </table:table-cell>
          <table:table-cell table:number-columns-repeated="6"/>
        </table:table-row>
        <table:table-row table:style-name="ro1">
          <table:table-cell table:number-columns-repeated="17"/>
          <table:table-cell office:value-type="string" calcext:value-type="string">
            <text:p>BIHsearch</text:p>
          </table:table-cell>
          <table:table-cell office:value-type="string" calcext:value-type="string">
            <text:p>BBsearch</text:p>
          </table:table-cell>
          <table:table-cell office:value-type="string" calcext:value-type="string">
            <text:p>BIHonly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2.27483529" calcext:value-type="float">
            <text:p>2.27483529</text:p>
          </table:table-cell>
          <table:table-cell office:value-type="float" office:value="1.512983433" calcext:value-type="float">
            <text:p>1.512983433</text:p>
          </table:table-cell>
          <table:table-cell office:value-type="float" office:value="3.639056418" calcext:value-type="float">
            <text:p>3.639056418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3.478461476" calcext:value-type="float">
            <text:p>3.478461476</text:p>
          </table:table-cell>
          <table:table-cell office:value-type="float" office:value="2.522199162" calcext:value-type="float">
            <text:p>2.522199162</text:p>
          </table:table-cell>
          <table:table-cell office:value-type="float" office:value="5.876449893" calcext:value-type="float">
            <text:p>5.876449893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6.421408608" calcext:value-type="float">
            <text:p>6.421408608</text:p>
          </table:table-cell>
          <table:table-cell office:value-type="float" office:value="4.649980682" calcext:value-type="float">
            <text:p>4.649980682</text:p>
          </table:table-cell>
          <table:table-cell office:value-type="float" office:value="12.61572375" calcext:value-type="float">
            <text:p>12.61572375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9.424877327" calcext:value-type="float">
            <text:p>9.424877327</text:p>
          </table:table-cell>
          <table:table-cell office:value-type="float" office:value="6.993076958" calcext:value-type="float">
            <text:p>6.993076958</text:p>
          </table:table-cell>
          <table:table-cell office:value-type="float" office:value="17.388119038" calcext:value-type="float">
            <text:p>17.388119038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16.215344574" calcext:value-type="float">
            <text:p>16.215344574</text:p>
          </table:table-cell>
          <table:table-cell office:value-type="float" office:value="11.247477196" calcext:value-type="float">
            <text:p>11.247477196</text:p>
          </table:table-cell>
          <table:table-cell office:value-type="float" office:value="31.280004445" calcext:value-type="float">
            <text:p>31.280004445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32.778989581" calcext:value-type="float">
            <text:p>32.778989581</text:p>
          </table:table-cell>
          <table:table-cell office:value-type="float" office:value="20.455625303" calcext:value-type="float">
            <text:p>20.455625303</text:p>
          </table:table-cell>
          <table:table-cell office:value-type="float" office:value="61.501193839" calcext:value-type="float">
            <text:p>61.501193839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54.096136038" calcext:value-type="float">
            <text:p>54.096136038</text:p>
          </table:table-cell>
          <table:table-cell office:value-type="float" office:value="31.889874051" calcext:value-type="float">
            <text:p>31.889874051</text:p>
          </table:table-cell>
          <table:table-cell office:value-type="float" office:value="88.295767882" calcext:value-type="float">
            <text:p>88.295767882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0"/>
          <table:table-cell office:value-type="string" calcext:value-type="string">
            <text:p>n_intersections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33360" calcext:value-type="float">
            <text:p>33360</text:p>
          </table:table-cell>
          <table:table-cell table:formula="of:=[.R38]/10000" office:value-type="float" office:value="3.336" calcext:value-type="float">
            <text:p>3.336</text:p>
          </table:table-cell>
          <table:table-cell table:formula="of:=[.S38]*LOG([.S38];2)" office:value-type="float" office:value="5.79836594737867" calcext:value-type="float">
            <text:p>5.7983659474</text:p>
          </table:table-cell>
          <table:table-cell office:value-type="float" office:value="127390" calcext:value-type="float">
            <text:p>127390</text:p>
          </table:table-cell>
          <table:table-cell table:formula="of:=[.W38]*2" office:value-type="float" office:value="4.32078663273409" calcext:value-type="float">
            <text:p>4.3207866327</text:p>
          </table:table-cell>
          <table:table-cell table:formula="of:=[.U38]*LOG([.U38];2)/1000000" office:value-type="float" office:value="2.16039331636705" calcext:value-type="float">
            <text:p>2.1603933164</text:p>
          </table:table-cell>
          <table:table-cell/>
        </table:table-row>
        <table:table-row table:style-name="ro1">
          <table:table-cell table:number-columns-repeated="17"/>
          <table:table-cell office:value-type="float" office:value="63233" calcext:value-type="float">
            <text:p>63233</text:p>
          </table:table-cell>
          <table:table-cell table:formula="of:=[.R39]/10000" office:value-type="float" office:value="6.3233" calcext:value-type="float">
            <text:p>6.3233</text:p>
          </table:table-cell>
          <table:table-cell table:formula="of:=[.S39]*LOG([.S39];2)" office:value-type="float" office:value="16.8242630965192" calcext:value-type="float">
            <text:p>16.8242630965</text:p>
          </table:table-cell>
          <table:table-cell office:value-type="float" office:value="203350" calcext:value-type="float">
            <text:p>203350</text:p>
          </table:table-cell>
          <table:table-cell table:formula="of:=[.W39]*2" office:value-type="float" office:value="7.17158734271183" calcext:value-type="float">
            <text:p>7.1715873427</text:p>
          </table:table-cell>
          <table:table-cell table:formula="of:=[.U39]*LOG([.U39];2)/1000000" office:value-type="float" office:value="3.58579367135591" calcext:value-type="float">
            <text:p>3.5857936714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56957" calcext:value-type="float">
            <text:p>156957</text:p>
          </table:table-cell>
          <table:table-cell table:formula="of:=[.R40]/10000" office:value-type="float" office:value="15.6957" calcext:value-type="float">
            <text:p>15.6957</text:p>
          </table:table-cell>
          <table:table-cell table:formula="of:=[.S40]*LOG([.S40];2)" office:value-type="float" office:value="62.3479893503925" calcext:value-type="float">
            <text:p>62.3479893504</text:p>
          </table:table-cell>
          <table:table-cell office:value-type="float" office:value="371100" calcext:value-type="float">
            <text:p>371100</text:p>
          </table:table-cell>
          <table:table-cell table:formula="of:=[.W40]*2" office:value-type="float" office:value="13.7317750584955" calcext:value-type="float">
            <text:p>13.7317750585</text:p>
          </table:table-cell>
          <table:table-cell table:formula="of:=[.U40]*LOG([.U40];2)/1000000" office:value-type="float" office:value="6.86588752924775" calcext:value-type="float">
            <text:p>6.8658875292</text:p>
          </table:table-cell>
          <table:table-cell/>
        </table:table-row>
        <table:table-row table:style-name="ro1">
          <table:table-cell table:number-columns-repeated="17"/>
          <table:table-cell office:value-type="float" office:value="249493" calcext:value-type="float">
            <text:p>249493</text:p>
          </table:table-cell>
          <table:table-cell table:formula="of:=[.R41]/10000" office:value-type="float" office:value="24.9493" calcext:value-type="float">
            <text:p>24.9493</text:p>
          </table:table-cell>
          <table:table-cell table:formula="of:=[.S41]*LOG([.S41];2)" office:value-type="float" office:value="115.787890815826" calcext:value-type="float">
            <text:p>115.7878908158</text:p>
          </table:table-cell>
          <table:table-cell office:value-type="float" office:value="511430" calcext:value-type="float">
            <text:p>511430</text:p>
          </table:table-cell>
          <table:table-cell table:formula="of:=[.W41]*2" office:value-type="float" office:value="19.3976983568942" calcext:value-type="float">
            <text:p>19.3976983569</text:p>
          </table:table-cell>
          <table:table-cell table:formula="of:=[.U41]*LOG([.U41];2)/1000000" office:value-type="float" office:value="9.69884917844711" calcext:value-type="float">
            <text:p>9.6988491784</text:p>
          </table:table-cell>
          <table:table-cell/>
        </table:table-row>
        <table:table-row table:style-name="ro1">
          <table:table-cell table:number-columns-repeated="17"/>
          <table:table-cell office:value-type="float" office:value="499836" calcext:value-type="float">
            <text:p>499836</text:p>
          </table:table-cell>
          <table:table-cell table:formula="of:=[.R42]/10000" office:value-type="float" office:value="49.9836" calcext:value-type="float">
            <text:p>49.9836</text:p>
          </table:table-cell>
          <table:table-cell table:formula="of:=[.S42]*LOG([.S42];2)" office:value-type="float" office:value="282.07659392925" calcext:value-type="float">
            <text:p>282.0765939293</text:p>
          </table:table-cell>
          <table:table-cell office:value-type="float" office:value="822800" calcext:value-type="float">
            <text:p>822800</text:p>
          </table:table-cell>
          <table:table-cell table:formula="of:=[.W42]*2" office:value-type="float" office:value="32.3363399407139" calcext:value-type="float">
            <text:p>32.3363399407</text:p>
          </table:table-cell>
          <table:table-cell table:formula="of:=[.U42]*LOG([.U42];2)/1000000" office:value-type="float" office:value="16.168169970357" calcext:value-type="float">
            <text:p>16.1681699704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077422" calcext:value-type="float">
            <text:p>1077422</text:p>
          </table:table-cell>
          <table:table-cell table:formula="of:=[.R43]/10000" office:value-type="float" office:value="107.7422" calcext:value-type="float">
            <text:p>107.7422</text:p>
          </table:table-cell>
          <table:table-cell table:formula="of:=[.S43]*LOG([.S43];2)" office:value-type="float" office:value="727.414957709182" calcext:value-type="float">
            <text:p>727.4149577092</text:p>
          </table:table-cell>
          <table:table-cell office:value-type="float" office:value="1386950" calcext:value-type="float">
            <text:p>1386950</text:p>
          </table:table-cell>
          <table:table-cell table:formula="of:=[.W43]*2" office:value-type="float" office:value="56.5972252337389" calcext:value-type="float">
            <text:p>56.5972252337</text:p>
          </table:table-cell>
          <table:table-cell table:formula="of:=[.U43]*LOG([.U43];2)/1000000" office:value-type="float" office:value="28.2986126168695" calcext:value-type="float">
            <text:p>28.2986126169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944429" calcext:value-type="float">
            <text:p>1944429</text:p>
          </table:table-cell>
          <table:table-cell table:formula="of:=[.R44]/10000" office:value-type="float" office:value="194.4429" calcext:value-type="float">
            <text:p>194.4429</text:p>
          </table:table-cell>
          <table:table-cell table:formula="of:=[.S44]*LOG([.S44];2)" office:value-type="float" office:value="1478.38879124184" calcext:value-type="float">
            <text:p>1478.3887912418</text:p>
          </table:table-cell>
          <table:table-cell office:value-type="float" office:value="2042090" calcext:value-type="float">
            <text:p>2042090</text:p>
          </table:table-cell>
          <table:table-cell table:formula="of:=[.W44]*2" office:value-type="float" office:value="85.6110088328333" calcext:value-type="float">
            <text:p>85.6110088328</text:p>
          </table:table-cell>
          <table:table-cell table:formula="of:=[.U44]*LOG([.U44];2)/1000000" office:value-type="float" office:value="42.8055044164167" calcext:value-type="float">
            <text:p>42.8055044164</text:p>
          </table:table-cell>
          <table:table-cell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23"/>
          <table:table-cell office:value-type="float" office:value="535720" calcext:value-type="float">
            <text:p>535720</text:p>
          </table:table-cell>
        </table:table-row>
        <table:table-row table:style-name="ro1">
          <table:table-cell table:number-columns-repeated="23"/>
          <table:table-cell office:value-type="float" office:value="857540" calcext:value-type="float">
            <text:p>857540</text:p>
          </table:table-cell>
        </table:table-row>
        <table:table-row table:style-name="ro1">
          <table:table-cell table:number-columns-repeated="23"/>
          <table:table-cell office:value-type="float" office:value="1596250" calcext:value-type="float">
            <text:p>1596250</text:p>
          </table:table-cell>
        </table:table-row>
        <table:table-row table:style-name="ro1">
          <table:table-cell table:number-columns-repeated="23"/>
          <table:table-cell office:value-type="float" office:value="2207950" calcext:value-type="float">
            <text:p>2207950</text:p>
          </table:table-cell>
        </table:table-row>
        <table:table-row table:style-name="ro1">
          <table:table-cell table:number-columns-repeated="23"/>
          <table:table-cell office:value-type="float" office:value="3613610" calcext:value-type="float">
            <text:p>3613610</text:p>
          </table:table-cell>
        </table:table-row>
        <table:table-row table:style-name="ro1">
          <table:table-cell table:number-columns-repeated="23"/>
          <table:table-cell office:value-type="float" office:value="6025390" calcext:value-type="float">
            <text:p>6025390</text:p>
          </table:table-cell>
        </table:table-row>
        <table:table-row table:style-name="ro1">
          <table:table-cell table:number-columns-repeated="23"/>
          <table:table-cell office:value-type="float" office:value="8989560" calcext:value-type="float">
            <text:p>8989560</text:p>
          </table:table-cell>
        </table:table-row>
        <table:table-row table:style-name="ro1">
          <table:table-cell table:number-columns-repeated="23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3"/>
          <table:table-cell office:value-type="float" office:value="127390" calcext:value-type="float">
            <text:p>127390</text:p>
          </table:table-cell>
        </table:table-row>
        <table:table-row table:style-name="ro1">
          <table:table-cell table:number-columns-repeated="2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3"/>
          <table:table-cell office:value-type="float" office:value="203350" calcext:value-type="float">
            <text:p>203350</text:p>
          </table:table-cell>
        </table:table-row>
        <table:table-row table:style-name="ro1">
          <table:table-cell table:number-columns-repeated="23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3"/>
          <table:table-cell office:value-type="float" office:value="371100" calcext:value-type="float">
            <text:p>371100</text:p>
          </table:table-cell>
        </table:table-row>
        <table:table-row table:style-name="ro1">
          <table:table-cell table:number-columns-repeated="23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3"/>
          <table:table-cell office:value-type="float" office:value="511430" calcext:value-type="float">
            <text:p>511430</text:p>
          </table:table-cell>
        </table:table-row>
        <table:table-row table:style-name="ro1">
          <table:table-cell table:number-columns-repeated="23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3"/>
          <table:table-cell office:value-type="float" office:value="822800" calcext:value-type="float">
            <text:p>822800</text:p>
          </table:table-cell>
        </table:table-row>
        <table:table-row table:style-name="ro1">
          <table:table-cell table:number-columns-repeated="23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3"/>
          <table:table-cell office:value-type="float" office:value="1386950" calcext:value-type="float">
            <text:p>1386950</text:p>
          </table:table-cell>
        </table:table-row>
        <table:table-row table:style-name="ro1">
          <table:table-cell table:number-columns-repeated="2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3"/>
          <table:table-cell office:value-type="float" office:value="2042090" calcext:value-type="float">
            <text:p>2042090</text:p>
          </table:table-cell>
        </table:table-row>
      </table:table>
      <table:table table:name="test1_cube_AB" table:style-name="ta1">
        <table:shapes>
          <draw:frame draw:z-index="0" draw:style-name="gr1" draw:text-style-name="P1" svg:width="6.2988in" svg:height="3.5429in" svg:x="0.0071in" svg:y="13.3516in">
            <draw:object draw:notify-on-update-of-ranges="Sheet1.A17:Sheet1.A17 test1_cube_AB.K69:test1_cube_AB.K69 Sheet1.A18:Sheet1.A18 test1_cube_AB.E70:test1_cube_AB.E70 Sheet1.A19:Sheet1.A19 test1_cube_AB.K71:test1_cube_AB.K71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6.2988in" svg:height="3.5429in" svg:x="6.6933in" svg:y="13.2673in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6.2988in" svg:height="3.5429in" svg:x="0.4016in" svg:y="19.0437in">
            <draw:object draw:notify-on-update-of-ranges="test1_cube_AB.B101:test1_cube_AB.B103 test1_cube_AB.C100:test1_cube_AB.C100 test1_cube_AB.C101:test1_cube_AB.C103 test1_cube_AB.D100:test1_cube_AB.D100 test1_cube_AB.D101:test1_cube_AB.D103 test1_cube_AB.E100:test1_cube_AB.E100 test1_cube_AB.E101:test1_cube_AB.E103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3" draw:style-name="gr1" draw:text-style-name="P1" svg:width="6.2988in" svg:height="3.5429in" svg:x="7.0992in" svg:y="19.0539in">
            <draw:object draw:notify-on-update-of-ranges="test1_cube_AB.B104:test1_cube_AB.B106 test1_cube_AB.C100:test1_cube_AB.C100 test1_cube_AB.C104:test1_cube_AB.C106 test1_cube_AB.D100:test1_cube_AB.D100 test1_cube_AB.D104:test1_cube_AB.D106 test1_cube_AB.E100:test1_cube_AB.E100 test1_cube_AB.E104:test1_cube_AB.E106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es1_cube_AB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tersections 2D-3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st1_cube_A</text:p>
          </table:table-cell>
          <table:table-cell office:value-type="float" office:value="3.761238632" calcext:value-type="float">
            <text:p>3.761238632</text:p>
          </table:table-cell>
          <table:table-cell office:value-type="float" office:value="5.836373807" calcext:value-type="float">
            <text:p>5.836373807</text:p>
          </table:table-cell>
          <table:table-cell office:value-type="float" office:value="4.18415254" calcext:value-type="float">
            <text:p>4.18415254</text:p>
          </table:table-cell>
          <table:table-cell office:value-type="float" office:value="4.022898633" calcext:value-type="float">
            <text:p>4.022898633</text:p>
          </table:table-cell>
          <table:table-cell office:value-type="float" office:value="3.93937998" calcext:value-type="float">
            <text:p>3.93937998</text:p>
          </table:table-cell>
          <table:table-cell office:value-type="float" office:value="3.844773829" calcext:value-type="float">
            <text:p>3.844773829</text:p>
          </table:table-cell>
          <table:table-cell office:value-type="float" office:value="3.842909621" calcext:value-type="float">
            <text:p>3.842909621</text:p>
          </table:table-cell>
          <table:table-cell office:value-type="float" office:value="3.763020015" calcext:value-type="float">
            <text:p>3.763020015</text:p>
          </table:table-cell>
          <table:table-cell office:value-type="float" office:value="3.837877015" calcext:value-type="float">
            <text:p>3.837877015</text:p>
          </table:table-cell>
          <table:table-cell office:value-type="float" office:value="3.76115364" calcext:value-type="float">
            <text:p>3.76115364</text:p>
          </table:table-cell>
          <table:table-cell/>
          <table:table-cell table:formula="of:=SUM([.C6];[.E6:.L6])/9" office:value-type="float" office:value="3.88415598944444" calcext:value-type="float">
            <text:p>3.8841559894</text:p>
          </table:table-cell>
          <table:table-cell table:formula="of:=[.N6]-MIN([.C6];[.E6:.L6])" office:value-type="float" office:value="0.123002349444445" calcext:value-type="float">
            <text:p>0.1230023494</text:p>
          </table:table-cell>
          <table:table-cell table:formula="of:=MAX([.C6];[.E6:.L6])-[.N6]" office:value-type="float" office:value="0.299996550555556" calcext:value-type="float">
            <text:p>0.2999965506</text:p>
          </table:table-cell>
        </table:table-row>
        <table:table-row table:style-name="ro1">
          <table:table-cell/>
          <table:table-cell office:value-type="string" calcext:value-type="string">
            <text:p>test1_cube_A_BB</text:p>
          </table:table-cell>
          <table:table-cell office:value-type="float" office:value="2.893039235" calcext:value-type="float">
            <text:p>2.893039235</text:p>
          </table:table-cell>
          <table:table-cell office:value-type="float" office:value="2.902628171" calcext:value-type="float">
            <text:p>2.902628171</text:p>
          </table:table-cell>
          <table:table-cell office:value-type="float" office:value="2.89611401" calcext:value-type="float">
            <text:p>2.89611401</text:p>
          </table:table-cell>
          <table:table-cell office:value-type="float" office:value="2.895801873" calcext:value-type="float">
            <text:p>2.895801873</text:p>
          </table:table-cell>
          <table:table-cell office:value-type="float" office:value="2.981396822" calcext:value-type="float">
            <text:p>2.981396822</text:p>
          </table:table-cell>
          <table:table-cell office:value-type="float" office:value="2.880116296" calcext:value-type="float">
            <text:p>2.880116296</text:p>
          </table:table-cell>
          <table:table-cell office:value-type="float" office:value="2.900212387" calcext:value-type="float">
            <text:p>2.900212387</text:p>
          </table:table-cell>
          <table:table-cell office:value-type="float" office:value="2.889350871" calcext:value-type="float">
            <text:p>2.889350871</text:p>
          </table:table-cell>
          <table:table-cell office:value-type="float" office:value="2.8727107" calcext:value-type="float">
            <text:p>2.8727107</text:p>
          </table:table-cell>
          <table:table-cell office:value-type="float" office:value="2.882070797" calcext:value-type="float">
            <text:p>2.882070797</text:p>
          </table:table-cell>
          <table:table-cell/>
          <table:table-cell table:formula="of:=SUM([.C7];[.E7:.L7])/9" office:value-type="float" office:value="2.89897922122222" calcext:value-type="float">
            <text:p>2.8989792212</text:p>
          </table:table-cell>
          <table:table-cell table:formula="of:=[.N7]-MIN([.C7];[.E7:.L7])" office:value-type="float" office:value="0.0262685212222222" calcext:value-type="float">
            <text:p>0.0262685212</text:p>
          </table:table-cell>
          <table:table-cell table:formula="of:=MAX([.C7];[.E7:.L7])-[.O7]" office:value-type="float" office:value="2.95512830077778" calcext:value-type="float">
            <text:p>2.9551283008</text:p>
          </table:table-cell>
        </table:table-row>
        <table:table-row table:style-name="ro1">
          <table:table-cell/>
          <table:table-cell office:value-type="string" calcext:value-type="string">
            <text:p>test1_cube_A_BIHtree</text:p>
          </table:table-cell>
          <table:table-cell office:value-type="float" office:value="7.694273993" calcext:value-type="float">
            <text:p>7.694273993</text:p>
          </table:table-cell>
          <table:table-cell office:value-type="float" office:value="7.683021853" calcext:value-type="float">
            <text:p>7.683021853</text:p>
          </table:table-cell>
          <table:table-cell office:value-type="float" office:value="7.685162176" calcext:value-type="float">
            <text:p>7.685162176</text:p>
          </table:table-cell>
          <table:table-cell office:value-type="float" office:value="7.664275742" calcext:value-type="float">
            <text:p>7.664275742</text:p>
          </table:table-cell>
          <table:table-cell office:value-type="float" office:value="7.677093955" calcext:value-type="float">
            <text:p>7.677093955</text:p>
          </table:table-cell>
          <table:table-cell office:value-type="float" office:value="7.655029415" calcext:value-type="float">
            <text:p>7.655029415</text:p>
          </table:table-cell>
          <table:table-cell office:value-type="float" office:value="7.677008687" calcext:value-type="float">
            <text:p>7.677008687</text:p>
          </table:table-cell>
          <table:table-cell office:value-type="float" office:value="7.751219635" calcext:value-type="float">
            <text:p>7.751219635</text:p>
          </table:table-cell>
          <table:table-cell office:value-type="float" office:value="7.73615113" calcext:value-type="float">
            <text:p>7.73615113</text:p>
          </table:table-cell>
          <table:table-cell office:value-type="float" office:value="7.718302391" calcext:value-type="float">
            <text:p>7.718302391</text:p>
          </table:table-cell>
          <table:table-cell/>
          <table:table-cell table:formula="of:=SUM([.C8];[.E8:.L8])/9" office:value-type="float" office:value="7.69539079155556" calcext:value-type="float">
            <text:p>7.6953907916</text:p>
          </table:table-cell>
          <table:table-cell table:formula="of:=[.N8]-MIN([.C8];[.E8:.L8])" office:value-type="float" office:value="0.0403613765555555" calcext:value-type="float">
            <text:p>0.0403613766</text:p>
          </table:table-cell>
          <table:table-cell table:formula="of:=MAX([.C8];[.E8:.L8])-[.O8]" office:value-type="float" office:value="7.71085825844444" calcext:value-type="float">
            <text:p>7.7108582584</text:p>
          </table:table-cell>
        </table:table-row>
        <table:table-row table:style-name="ro1">
          <table:table-cell/>
          <table:table-cell office:value-type="string" calcext:value-type="string">
            <text:p>test1_cube_B</text:p>
          </table:table-cell>
          <table:table-cell office:value-type="float" office:value="7.371915002" calcext:value-type="float">
            <text:p>7.371915002</text:p>
          </table:table-cell>
          <table:table-cell office:value-type="float" office:value="7.431772003" calcext:value-type="float">
            <text:p>7.431772003</text:p>
          </table:table-cell>
          <table:table-cell office:value-type="float" office:value="7.388531786" calcext:value-type="float">
            <text:p>7.388531786</text:p>
          </table:table-cell>
          <table:table-cell office:value-type="float" office:value="7.329859215" calcext:value-type="float">
            <text:p>7.329859215</text:p>
          </table:table-cell>
          <table:table-cell office:value-type="float" office:value="7.496600729" calcext:value-type="float">
            <text:p>7.496600729</text:p>
          </table:table-cell>
          <table:table-cell office:value-type="float" office:value="7.624597537" calcext:value-type="float">
            <text:p>7.624597537</text:p>
          </table:table-cell>
          <table:table-cell office:value-type="float" office:value="7.658167794" calcext:value-type="float">
            <text:p>7.658167794</text:p>
          </table:table-cell>
          <table:table-cell office:value-type="float" office:value="11.740277987" calcext:value-type="float">
            <text:p>11.740277987</text:p>
          </table:table-cell>
          <table:table-cell office:value-type="float" office:value="7.371224999" calcext:value-type="float">
            <text:p>7.371224999</text:p>
          </table:table-cell>
          <table:table-cell office:value-type="float" office:value="7.644181839" calcext:value-type="float">
            <text:p>7.644181839</text:p>
          </table:table-cell>
          <table:table-cell/>
          <table:table-cell table:formula="of:=SUM([.C9];[.E9:.L9])/9" office:value-type="float" office:value="7.95837298755556" calcext:value-type="float">
            <text:p>7.9583729876</text:p>
          </table:table-cell>
          <table:table-cell table:formula="of:=[.N9]-MIN([.C9];[.E9:.L9])" office:value-type="float" office:value="0.628513772555555" calcext:value-type="float">
            <text:p>0.6285137726</text:p>
          </table:table-cell>
          <table:table-cell table:formula="of:=MAX([.C9];[.E9:.L9])-[.O9]" office:value-type="float" office:value="11.1117642144444" calcext:value-type="float">
            <text:p>11.1117642144</text:p>
          </table:table-cell>
        </table:table-row>
        <table:table-row table:style-name="ro1">
          <table:table-cell/>
          <table:table-cell office:value-type="string" calcext:value-type="string">
            <text:p>test1_cube_B_BB</text:p>
          </table:table-cell>
          <table:table-cell office:value-type="float" office:value="6.318183404" calcext:value-type="float">
            <text:p>6.318183404</text:p>
          </table:table-cell>
          <table:table-cell office:value-type="float" office:value="6.10891357" calcext:value-type="float">
            <text:p>6.10891357</text:p>
          </table:table-cell>
          <table:table-cell office:value-type="float" office:value="6.117407234" calcext:value-type="float">
            <text:p>6.117407234</text:p>
          </table:table-cell>
          <table:table-cell office:value-type="float" office:value="6.097529884" calcext:value-type="float">
            <text:p>6.097529884</text:p>
          </table:table-cell>
          <table:table-cell office:value-type="float" office:value="6.09198383" calcext:value-type="float">
            <text:p>6.09198383</text:p>
          </table:table-cell>
          <table:table-cell office:value-type="float" office:value="6.109770296" calcext:value-type="float">
            <text:p>6.109770296</text:p>
          </table:table-cell>
          <table:table-cell office:value-type="float" office:value="6.21216788" calcext:value-type="float">
            <text:p>6.21216788</text:p>
          </table:table-cell>
          <table:table-cell office:value-type="float" office:value="6.135705699" calcext:value-type="float">
            <text:p>6.135705699</text:p>
          </table:table-cell>
          <table:table-cell office:value-type="float" office:value="6.3828966" calcext:value-type="float">
            <text:p>6.3828966</text:p>
          </table:table-cell>
          <table:table-cell office:value-type="float" office:value="6.330895525" calcext:value-type="float">
            <text:p>6.330895525</text:p>
          </table:table-cell>
          <table:table-cell/>
          <table:table-cell table:formula="of:=SUM([.C10];[.E10:.L10])/9" office:value-type="float" office:value="6.19961559466667" calcext:value-type="float">
            <text:p>6.1996155947</text:p>
          </table:table-cell>
          <table:table-cell table:formula="of:=[.N10]-MIN([.C10];[.E10:.L10])" office:value-type="float" office:value="0.107631764666667" calcext:value-type="float">
            <text:p>0.1076317647</text:p>
          </table:table-cell>
          <table:table-cell table:formula="of:=MAX([.C10];[.E10:.L10])-[.O10]" office:value-type="float" office:value="6.27526483533333" calcext:value-type="float">
            <text:p>6.2752648353</text:p>
          </table:table-cell>
        </table:table-row>
        <table:table-row table:style-name="ro1">
          <table:table-cell/>
          <table:table-cell office:value-type="string" calcext:value-type="string">
            <text:p>test1_cube_B_BIHtree</text:p>
          </table:table-cell>
          <table:table-cell office:value-type="float" office:value="14.266026741" calcext:value-type="float">
            <text:p>14.266026741</text:p>
          </table:table-cell>
          <table:table-cell office:value-type="float" office:value="14.560347365" calcext:value-type="float">
            <text:p>14.560347365</text:p>
          </table:table-cell>
          <table:table-cell office:value-type="float" office:value="14.60893593" calcext:value-type="float">
            <text:p>14.60893593</text:p>
          </table:table-cell>
          <table:table-cell office:value-type="float" office:value="14.745157485" calcext:value-type="float">
            <text:p>14.745157485</text:p>
          </table:table-cell>
          <table:table-cell office:value-type="float" office:value="14.507794484" calcext:value-type="float">
            <text:p>14.507794484</text:p>
          </table:table-cell>
          <table:table-cell office:value-type="float" office:value="14.691480653" calcext:value-type="float">
            <text:p>14.691480653</text:p>
          </table:table-cell>
          <table:table-cell office:value-type="float" office:value="14.478460105" calcext:value-type="float">
            <text:p>14.478460105</text:p>
          </table:table-cell>
          <table:table-cell office:value-type="float" office:value="14.283261209" calcext:value-type="float">
            <text:p>14.283261209</text:p>
          </table:table-cell>
          <table:table-cell office:value-type="float" office:value="14.476842777" calcext:value-type="float">
            <text:p>14.476842777</text:p>
          </table:table-cell>
          <table:table-cell office:value-type="float" office:value="14.236439941" calcext:value-type="float">
            <text:p>14.236439941</text:p>
          </table:table-cell>
          <table:table-cell/>
          <table:table-cell table:formula="of:=SUM([.C11];[.E11:.L11])/9" office:value-type="float" office:value="14.4771554805556" calcext:value-type="float">
            <text:p>14.4771554806</text:p>
          </table:table-cell>
          <table:table-cell table:formula="of:=[.N11]-MIN([.C11];[.E11:.L11])" office:value-type="float" office:value="0.240715539555556" calcext:value-type="float">
            <text:p>0.2407155396</text:p>
          </table:table-cell>
          <table:table-cell table:formula="of:=MAX([.C11];[.E11:.L11])-[.O11]" office:value-type="float" office:value="14.5044419454444" calcext:value-type="float">
            <text:p>14.5044419454</text:p>
          </table:table-cell>
        </table:table-row>
        <table:table-row table:style-name="ro1">
          <table:table-cell table:number-columns-repeated="13"/>
          <table:table-cell table:formula="of:=SUM([.C12];[.E12:.L12])/9" office:value-type="float" office:value="0" calcext:value-type="float">
            <text:p>0</text:p>
          </table:table-cell>
          <table:table-cell table:formula="of:=[.N12]-MIN([.C12];[.E12:.L12])" office:value-type="float" office:value="0" calcext:value-type="float">
            <text:p>0</text:p>
          </table:table-cell>
          <table:table-cell table:formula="of:=MAX([.C12];[.E12:.L12])-[.O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tersection algorithm</text:p>
          </table:table-cell>
          <table:table-cell table:number-columns-repeated="11"/>
          <table:table-cell table:formula="of:=SUM([.C13];[.E13:.L13])/9" office:value-type="float" office:value="0" calcext:value-type="float">
            <text:p>0</text:p>
          </table:table-cell>
          <table:table-cell table:formula="of:=[.N13]-MIN([.C13];[.E13:.L13])" office:value-type="float" office:value="0" calcext:value-type="float">
            <text:p>0</text:p>
          </table:table-cell>
          <table:table-cell table:formula="of:=MAX([.C13];[.E13:.L13])-[.O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A</text:p>
          </table:table-cell>
          <table:table-cell office:value-type="float" office:value="3.396807158" calcext:value-type="float">
            <text:p>3.396807158</text:p>
          </table:table-cell>
          <table:table-cell office:value-type="float" office:value="5.294182476" calcext:value-type="float">
            <text:p>5.294182476</text:p>
          </table:table-cell>
          <table:table-cell office:value-type="float" office:value="3.791536741" calcext:value-type="float">
            <text:p>3.791536741</text:p>
          </table:table-cell>
          <table:table-cell office:value-type="float" office:value="3.622673027" calcext:value-type="float">
            <text:p>3.622673027</text:p>
          </table:table-cell>
          <table:table-cell office:value-type="float" office:value="3.560667922" calcext:value-type="float">
            <text:p>3.560667922</text:p>
          </table:table-cell>
          <table:table-cell office:value-type="float" office:value="3.463479169" calcext:value-type="float">
            <text:p>3.463479169</text:p>
          </table:table-cell>
          <table:table-cell office:value-type="float" office:value="3.477322725" calcext:value-type="float">
            <text:p>3.477322725</text:p>
          </table:table-cell>
          <table:table-cell office:value-type="float" office:value="3.39875244" calcext:value-type="float">
            <text:p>3.39875244</text:p>
          </table:table-cell>
          <table:table-cell office:value-type="float" office:value="3.465565271" calcext:value-type="float">
            <text:p>3.465565271</text:p>
          </table:table-cell>
          <table:table-cell office:value-type="float" office:value="3.394307609" calcext:value-type="float">
            <text:p>3.394307609</text:p>
          </table:table-cell>
          <table:table-cell/>
          <table:table-cell table:formula="of:=SUM([.C14];[.E14:.L14])/9" office:value-type="float" office:value="3.50790134022222" calcext:value-type="float">
            <text:p>3.5079013402</text:p>
          </table:table-cell>
          <table:table-cell table:formula="of:=[.N14]-MIN([.C14];[.E14:.L14])" office:value-type="float" office:value="0.113593731222222" calcext:value-type="float">
            <text:p>0.1135937312</text:p>
          </table:table-cell>
          <table:table-cell table:formula="of:=MAX([.C14];[.E14:.L14])-[.O14]" office:value-type="float" office:value="3.67794300977778" calcext:value-type="float">
            <text:p>3.6779430098</text:p>
          </table:table-cell>
        </table:table-row>
        <table:table-row table:style-name="ro1">
          <table:table-cell/>
          <table:table-cell office:value-type="string" calcext:value-type="string">
            <text:p>test1_cube_A_BB</text:p>
          </table:table-cell>
          <table:table-cell office:value-type="float" office:value="2.521131168" calcext:value-type="float">
            <text:p>2.521131168</text:p>
          </table:table-cell>
          <table:table-cell office:value-type="float" office:value="2.535560016" calcext:value-type="float">
            <text:p>2.535560016</text:p>
          </table:table-cell>
          <table:table-cell office:value-type="float" office:value="2.525445738" calcext:value-type="float">
            <text:p>2.525445738</text:p>
          </table:table-cell>
          <table:table-cell office:value-type="float" office:value="2.528621635" calcext:value-type="float">
            <text:p>2.528621635</text:p>
          </table:table-cell>
          <table:table-cell office:value-type="float" office:value="2.606866836" calcext:value-type="float">
            <text:p>2.606866836</text:p>
          </table:table-cell>
          <table:table-cell office:value-type="float" office:value="2.509755559" calcext:value-type="float">
            <text:p>2.509755559</text:p>
          </table:table-cell>
          <table:table-cell office:value-type="float" office:value="2.527182647" calcext:value-type="float">
            <text:p>2.527182647</text:p>
          </table:table-cell>
          <table:table-cell office:value-type="float" office:value="2.517109036" calcext:value-type="float">
            <text:p>2.517109036</text:p>
          </table:table-cell>
          <table:table-cell office:value-type="float" office:value="2.5050322" calcext:value-type="float">
            <text:p>2.5050322</text:p>
          </table:table-cell>
          <table:table-cell office:value-type="float" office:value="2.515586752" calcext:value-type="float">
            <text:p>2.515586752</text:p>
          </table:table-cell>
          <table:table-cell/>
          <table:table-cell table:formula="of:=SUM([.C15];[.E15:.L15])/9" office:value-type="float" office:value="2.52852573011111" calcext:value-type="float">
            <text:p>2.5285257301</text:p>
          </table:table-cell>
          <table:table-cell table:formula="of:=[.N15]-MIN([.C15];[.E15:.L15])" office:value-type="float" office:value="0.0234935301111112" calcext:value-type="float">
            <text:p>0.0234935301</text:p>
          </table:table-cell>
          <table:table-cell table:formula="of:=MAX([.C15];[.E15:.L15])-[.O15]" office:value-type="float" office:value="2.58337330588889" calcext:value-type="float">
            <text:p>2.5833733059</text:p>
          </table:table-cell>
        </table:table-row>
        <table:table-row table:style-name="ro1">
          <table:table-cell/>
          <table:table-cell office:value-type="string" calcext:value-type="string">
            <text:p>test1_cube_A_BIHtree</text:p>
          </table:table-cell>
          <table:table-cell office:value-type="float" office:value="7.463660206" calcext:value-type="float">
            <text:p>7.463660206</text:p>
          </table:table-cell>
          <table:table-cell office:value-type="float" office:value="7.452956836" calcext:value-type="float">
            <text:p>7.452956836</text:p>
          </table:table-cell>
          <table:table-cell office:value-type="float" office:value="7.453810996" calcext:value-type="float">
            <text:p>7.453810996</text:p>
          </table:table-cell>
          <table:table-cell office:value-type="float" office:value="7.434144257" calcext:value-type="float">
            <text:p>7.434144257</text:p>
          </table:table-cell>
          <table:table-cell office:value-type="float" office:value="7.44691263" calcext:value-type="float">
            <text:p>7.44691263</text:p>
          </table:table-cell>
          <table:table-cell office:value-type="float" office:value="7.426898279" calcext:value-type="float">
            <text:p>7.426898279</text:p>
          </table:table-cell>
          <table:table-cell office:value-type="float" office:value="7.444628087" calcext:value-type="float">
            <text:p>7.444628087</text:p>
          </table:table-cell>
          <table:table-cell office:value-type="float" office:value="7.517512171" calcext:value-type="float">
            <text:p>7.517512171</text:p>
          </table:table-cell>
          <table:table-cell office:value-type="float" office:value="7.506780347" calcext:value-type="float">
            <text:p>7.506780347</text:p>
          </table:table-cell>
          <table:table-cell office:value-type="float" office:value="7.483143515" calcext:value-type="float">
            <text:p>7.483143515</text:p>
          </table:table-cell>
          <table:table-cell/>
          <table:table-cell table:formula="of:=SUM([.C16];[.E16:.L16])/9" office:value-type="float" office:value="7.46416560977778" calcext:value-type="float">
            <text:p>7.4641656098</text:p>
          </table:table-cell>
          <table:table-cell table:formula="of:=[.N16]-MIN([.C16];[.E16:.L16])" office:value-type="float" office:value="0.0372673307777776" calcext:value-type="float">
            <text:p>0.0372673308</text:p>
          </table:table-cell>
          <table:table-cell table:formula="of:=MAX([.C16];[.E16:.L16])-[.O16]" office:value-type="float" office:value="7.48024484022222" calcext:value-type="float">
            <text:p>7.4802448402</text:p>
          </table:table-cell>
        </table:table-row>
        <table:table-row table:style-name="ro1">
          <table:table-cell/>
          <table:table-cell office:value-type="string" calcext:value-type="string">
            <text:p>test1_cube_B</text:p>
          </table:table-cell>
          <table:table-cell office:value-type="float" office:value="6.481512207" calcext:value-type="float">
            <text:p>6.481512207</text:p>
          </table:table-cell>
          <table:table-cell office:value-type="float" office:value="6.545180496" calcext:value-type="float">
            <text:p>6.545180496</text:p>
          </table:table-cell>
          <table:table-cell office:value-type="float" office:value="6.494532448" calcext:value-type="float">
            <text:p>6.494532448</text:p>
          </table:table-cell>
          <table:table-cell office:value-type="float" office:value="6.467899472" calcext:value-type="float">
            <text:p>6.467899472</text:p>
          </table:table-cell>
          <table:table-cell office:value-type="float" office:value="6.596848241" calcext:value-type="float">
            <text:p>6.596848241</text:p>
          </table:table-cell>
          <table:table-cell office:value-type="float" office:value="6.659174291" calcext:value-type="float">
            <text:p>6.659174291</text:p>
          </table:table-cell>
          <table:table-cell office:value-type="float" office:value="6.74438312" calcext:value-type="float">
            <text:p>6.74438312</text:p>
          </table:table-cell>
          <table:table-cell office:value-type="float" office:value="10.247384084" calcext:value-type="float">
            <text:p>10.247384084</text:p>
          </table:table-cell>
          <table:table-cell office:value-type="float" office:value="6.482289875" calcext:value-type="float">
            <text:p>6.482289875</text:p>
          </table:table-cell>
          <table:table-cell office:value-type="float" office:value="6.699667661" calcext:value-type="float">
            <text:p>6.699667661</text:p>
          </table:table-cell>
          <table:table-cell/>
          <table:table-cell table:formula="of:=SUM([.C17];[.E17:.L17])/9" office:value-type="float" office:value="6.985965711" calcext:value-type="float">
            <text:p>6.985965711</text:p>
          </table:table-cell>
          <table:table-cell table:formula="of:=[.N17]-MIN([.C17];[.E17:.L17])" office:value-type="float" office:value="0.518066239" calcext:value-type="float">
            <text:p>0.518066239</text:p>
          </table:table-cell>
          <table:table-cell table:formula="of:=MAX([.C17];[.E17:.L17])-[.O17]" office:value-type="float" office:value="9.729317845" calcext:value-type="float">
            <text:p>9.729317845</text:p>
          </table:table-cell>
        </table:table-row>
        <table:table-row table:style-name="ro1">
          <table:table-cell/>
          <table:table-cell office:value-type="string" calcext:value-type="string">
            <text:p>test1_cube_B_BB</text:p>
          </table:table-cell>
          <table:table-cell office:value-type="float" office:value="5.443464889" calcext:value-type="float">
            <text:p>5.443464889</text:p>
          </table:table-cell>
          <table:table-cell office:value-type="float" office:value="5.26821078" calcext:value-type="float">
            <text:p>5.26821078</text:p>
          </table:table-cell>
          <table:table-cell office:value-type="float" office:value="5.273947529" calcext:value-type="float">
            <text:p>5.273947529</text:p>
          </table:table-cell>
          <table:table-cell office:value-type="float" office:value="5.257389376" calcext:value-type="float">
            <text:p>5.257389376</text:p>
          </table:table-cell>
          <table:table-cell office:value-type="float" office:value="5.251649561" calcext:value-type="float">
            <text:p>5.251649561</text:p>
          </table:table-cell>
          <table:table-cell office:value-type="float" office:value="5.268292188" calcext:value-type="float">
            <text:p>5.268292188</text:p>
          </table:table-cell>
          <table:table-cell office:value-type="float" office:value="5.370994529" calcext:value-type="float">
            <text:p>5.370994529</text:p>
          </table:table-cell>
          <table:table-cell office:value-type="float" office:value="5.296364422" calcext:value-type="float">
            <text:p>5.296364422</text:p>
          </table:table-cell>
          <table:table-cell office:value-type="float" office:value="5.48998179" calcext:value-type="float">
            <text:p>5.48998179</text:p>
          </table:table-cell>
          <table:table-cell office:value-type="float" office:value="5.450631003" calcext:value-type="float">
            <text:p>5.450631003</text:p>
          </table:table-cell>
          <table:table-cell/>
          <table:table-cell table:formula="of:=SUM([.C18];[.E18:.L18])/9" office:value-type="float" office:value="5.344746143" calcext:value-type="float">
            <text:p>5.344746143</text:p>
          </table:table-cell>
          <table:table-cell table:formula="of:=[.N18]-MIN([.C18];[.E18:.L18])" office:value-type="float" office:value="0.0930965819999994" calcext:value-type="float">
            <text:p>0.093096582</text:p>
          </table:table-cell>
          <table:table-cell table:formula="of:=MAX([.C18];[.E18:.L18])-[.O18]" office:value-type="float" office:value="5.396885208" calcext:value-type="float">
            <text:p>5.396885208</text:p>
          </table:table-cell>
        </table:table-row>
        <table:table-row table:style-name="ro1">
          <table:table-cell/>
          <table:table-cell office:value-type="string" calcext:value-type="string">
            <text:p>test1_cube_B_BIHtree</text:p>
          </table:table-cell>
          <table:table-cell office:value-type="float" office:value="13.752357506" calcext:value-type="float">
            <text:p>13.752357506</text:p>
          </table:table-cell>
          <table:table-cell office:value-type="float" office:value="14.043742259" calcext:value-type="float">
            <text:p>14.043742259</text:p>
          </table:table-cell>
          <table:table-cell office:value-type="float" office:value="14.071615484" calcext:value-type="float">
            <text:p>14.071615484</text:p>
          </table:table-cell>
          <table:table-cell office:value-type="float" office:value="14.235111969" calcext:value-type="float">
            <text:p>14.235111969</text:p>
          </table:table-cell>
          <table:table-cell office:value-type="float" office:value="13.992631547" calcext:value-type="float">
            <text:p>13.992631547</text:p>
          </table:table-cell>
          <table:table-cell office:value-type="float" office:value="14.166530923" calcext:value-type="float">
            <text:p>14.166530923</text:p>
          </table:table-cell>
          <table:table-cell office:value-type="float" office:value="13.95610881" calcext:value-type="float">
            <text:p>13.95610881</text:p>
          </table:table-cell>
          <table:table-cell office:value-type="float" office:value="13.770561968" calcext:value-type="float">
            <text:p>13.770561968</text:p>
          </table:table-cell>
          <table:table-cell office:value-type="float" office:value="13.953952482" calcext:value-type="float">
            <text:p>13.953952482</text:p>
          </table:table-cell>
          <table:table-cell office:value-type="float" office:value="13.726186207" calcext:value-type="float">
            <text:p>13.726186207</text:p>
          </table:table-cell>
          <table:table-cell/>
          <table:table-cell table:formula="of:=SUM([.C19];[.E19:.L19])/9" office:value-type="float" office:value="13.9583396551111" calcext:value-type="float">
            <text:p>13.9583396551</text:p>
          </table:table-cell>
          <table:table-cell table:formula="of:=[.N19]-MIN([.C19];[.E19:.L19])" office:value-type="float" office:value="0.232153448111111" calcext:value-type="float">
            <text:p>0.2321534481</text:p>
          </table:table-cell>
          <table:table-cell table:formula="of:=MAX([.C19];[.E19:.L19])-[.O19]" office:value-type="float" office:value="14.0029585208889" calcext:value-type="float">
            <text:p>14.0029585209</text:p>
          </table:table-cell>
        </table:table-row>
        <table:table-row table:style-name="ro1">
          <table:table-cell table:number-columns-repeated="13"/>
          <table:table-cell table:formula="of:=SUM([.C20];[.E20:.L20])/9" office:value-type="float" office:value="0" calcext:value-type="float">
            <text:p>0</text:p>
          </table:table-cell>
          <table:table-cell table:formula="of:=[.N20]-MIN([.C20];[.E20:.L20])" office:value-type="float" office:value="0" calcext:value-type="float">
            <text:p>0</text:p>
          </table:table-cell>
          <table:table-cell table:formula="of:=MAX([.C20];[.E20:.L20])-[.O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tersection initialization</text:p>
          </table:table-cell>
          <table:table-cell table:number-columns-repeated="11"/>
          <table:table-cell table:formula="of:=SUM([.C21];[.E21:.L21])/9" office:value-type="float" office:value="0" calcext:value-type="float">
            <text:p>0</text:p>
          </table:table-cell>
          <table:table-cell table:formula="of:=[.N21]-MIN([.C21];[.E21:.L21])" office:value-type="float" office:value="0" calcext:value-type="float">
            <text:p>0</text:p>
          </table:table-cell>
          <table:table-cell table:formula="of:=MAX([.C21];[.E21:.L21])-[.O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A</text:p>
          </table:table-cell>
          <table:table-cell office:value-type="float" office:value="0.375389618" calcext:value-type="float">
            <text:p>0.375389618</text:p>
          </table:table-cell>
          <table:table-cell office:value-type="float" office:value="0.622195214" calcext:value-type="float">
            <text:p>0.622195214</text:p>
          </table:table-cell>
          <table:table-cell office:value-type="float" office:value="0.456779196" calcext:value-type="float">
            <text:p>0.456779196</text:p>
          </table:table-cell>
          <table:table-cell office:value-type="float" office:value="0.430770355" calcext:value-type="float">
            <text:p>0.430770355</text:p>
          </table:table-cell>
          <table:table-cell office:value-type="float" office:value="0.405193208" calcext:value-type="float">
            <text:p>0.405193208</text:p>
          </table:table-cell>
          <table:table-cell office:value-type="float" office:value="0.395032398" calcext:value-type="float">
            <text:p>0.395032398</text:p>
          </table:table-cell>
          <table:table-cell office:value-type="float" office:value="0.383594193" calcext:value-type="float">
            <text:p>0.383594193</text:p>
          </table:table-cell>
          <table:table-cell office:value-type="float" office:value="0.380810399" calcext:value-type="float">
            <text:p>0.380810399</text:p>
          </table:table-cell>
          <table:table-cell office:value-type="float" office:value="0.384826524" calcext:value-type="float">
            <text:p>0.384826524</text:p>
          </table:table-cell>
          <table:table-cell office:value-type="float" office:value="0.37692638" calcext:value-type="float">
            <text:p>0.37692638</text:p>
          </table:table-cell>
          <table:table-cell/>
          <table:table-cell table:formula="of:=SUM([.C22];[.E22:.L22])/9" office:value-type="float" office:value="0.398813585666667" calcext:value-type="float">
            <text:p>0.3988135857</text:p>
          </table:table-cell>
          <table:table-cell table:formula="of:=[.N22]-MIN([.C22];[.E22:.L22])" office:value-type="float" office:value="0.0234239676666667" calcext:value-type="float">
            <text:p>0.0234239677</text:p>
          </table:table-cell>
          <table:table-cell table:formula="of:=MAX([.C22];[.E22:.L22])-[.O22]" office:value-type="float" office:value="0.433355228333333" calcext:value-type="float">
            <text:p>0.4333552283</text:p>
          </table:table-cell>
        </table:table-row>
        <table:table-row table:style-name="ro1">
          <table:table-cell/>
          <table:table-cell office:value-type="string" calcext:value-type="string">
            <text:p>test1_cube_A_BB</text:p>
          </table:table-cell>
          <table:table-cell office:value-type="float" office:value="0.387839224" calcext:value-type="float">
            <text:p>0.387839224</text:p>
          </table:table-cell>
          <table:table-cell office:value-type="float" office:value="0.409481363" calcext:value-type="float">
            <text:p>0.409481363</text:p>
          </table:table-cell>
          <table:table-cell office:value-type="float" office:value="0.391887738" calcext:value-type="float">
            <text:p>0.391887738</text:p>
          </table:table-cell>
          <table:table-cell office:value-type="float" office:value="0.388904466" calcext:value-type="float">
            <text:p>0.388904466</text:p>
          </table:table-cell>
          <table:table-cell office:value-type="float" office:value="0.395635054" calcext:value-type="float">
            <text:p>0.395635054</text:p>
          </table:table-cell>
          <table:table-cell office:value-type="float" office:value="0.390405654" calcext:value-type="float">
            <text:p>0.390405654</text:p>
          </table:table-cell>
          <table:table-cell office:value-type="float" office:value="0.390396302" calcext:value-type="float">
            <text:p>0.390396302</text:p>
          </table:table-cell>
          <table:table-cell office:value-type="float" office:value="0.386228947" calcext:value-type="float">
            <text:p>0.386228947</text:p>
          </table:table-cell>
          <table:table-cell office:value-type="float" office:value="0.387624386" calcext:value-type="float">
            <text:p>0.387624386</text:p>
          </table:table-cell>
          <table:table-cell office:value-type="float" office:value="0.390008035" calcext:value-type="float">
            <text:p>0.390008035</text:p>
          </table:table-cell>
          <table:table-cell/>
          <table:table-cell table:formula="of:=SUM([.C23];[.E23:.L23])/9" office:value-type="float" office:value="0.389881089555556" calcext:value-type="float">
            <text:p>0.3898810896</text:p>
          </table:table-cell>
          <table:table-cell table:formula="of:=[.N23]-MIN([.C23];[.E23:.L23])" office:value-type="float" office:value="0.00365214255555557" calcext:value-type="float">
            <text:p>0.0036521426</text:p>
          </table:table-cell>
          <table:table-cell table:formula="of:=MAX([.C23];[.E23:.L23])-[.O23]" office:value-type="float" office:value="0.391982911444444" calcext:value-type="float">
            <text:p>0.3919829114</text:p>
          </table:table-cell>
        </table:table-row>
        <table:table-row table:style-name="ro1">
          <table:table-cell/>
          <table:table-cell office:value-type="string" calcext:value-type="string">
            <text:p>test1_cube_A_BIHtree</text:p>
          </table:table-cell>
          <table:table-cell office:value-type="float" office:value="0.373336029" calcext:value-type="float">
            <text:p>0.373336029</text:p>
          </table:table-cell>
          <table:table-cell office:value-type="float" office:value="0.391076509" calcext:value-type="float">
            <text:p>0.391076509</text:p>
          </table:table-cell>
          <table:table-cell office:value-type="float" office:value="0.373813807" calcext:value-type="float">
            <text:p>0.373813807</text:p>
          </table:table-cell>
          <table:table-cell office:value-type="float" office:value="0.372457281" calcext:value-type="float">
            <text:p>0.372457281</text:p>
          </table:table-cell>
          <table:table-cell office:value-type="float" office:value="0.380068042" calcext:value-type="float">
            <text:p>0.380068042</text:p>
          </table:table-cell>
          <table:table-cell office:value-type="float" office:value="0.378270465" calcext:value-type="float">
            <text:p>0.378270465</text:p>
          </table:table-cell>
          <table:table-cell office:value-type="float" office:value="0.378047347" calcext:value-type="float">
            <text:p>0.378047347</text:p>
          </table:table-cell>
          <table:table-cell office:value-type="float" office:value="0.374873269" calcext:value-type="float">
            <text:p>0.374873269</text:p>
          </table:table-cell>
          <table:table-cell office:value-type="float" office:value="0.37629527" calcext:value-type="float">
            <text:p>0.37629527</text:p>
          </table:table-cell>
          <table:table-cell office:value-type="float" office:value="0.377526644" calcext:value-type="float">
            <text:p>0.377526644</text:p>
          </table:table-cell>
          <table:table-cell/>
          <table:table-cell table:formula="of:=SUM([.C24];[.E24:.L24])/9" office:value-type="float" office:value="0.376076461555556" calcext:value-type="float">
            <text:p>0.3760764616</text:p>
          </table:table-cell>
          <table:table-cell table:formula="of:=[.N24]-MIN([.C24];[.E24:.L24])" office:value-type="float" office:value="0.00361918055555555" calcext:value-type="float">
            <text:p>0.0036191806</text:p>
          </table:table-cell>
          <table:table-cell table:formula="of:=MAX([.C24];[.E24:.L24])-[.O24]" office:value-type="float" office:value="0.376448861444444" calcext:value-type="float">
            <text:p>0.3764488614</text:p>
          </table:table-cell>
        </table:table-row>
        <table:table-row table:style-name="ro1">
          <table:table-cell/>
          <table:table-cell office:value-type="string" calcext:value-type="string">
            <text:p>test1_cube_B</text:p>
          </table:table-cell>
          <table:table-cell office:value-type="float" office:value="0.408141366" calcext:value-type="float">
            <text:p>0.408141366</text:p>
          </table:table-cell>
          <table:table-cell office:value-type="float" office:value="0.410599202" calcext:value-type="float">
            <text:p>0.410599202</text:p>
          </table:table-cell>
          <table:table-cell office:value-type="float" office:value="0.417317802" calcext:value-type="float">
            <text:p>0.417317802</text:p>
          </table:table-cell>
          <table:table-cell office:value-type="float" office:value="0.406331431" calcext:value-type="float">
            <text:p>0.406331431</text:p>
          </table:table-cell>
          <table:table-cell office:value-type="float" office:value="0.418782382" calcext:value-type="float">
            <text:p>0.418782382</text:p>
          </table:table-cell>
          <table:table-cell office:value-type="float" office:value="0.447167821" calcext:value-type="float">
            <text:p>0.447167821</text:p>
          </table:table-cell>
          <table:table-cell office:value-type="float" office:value="0.41309318" calcext:value-type="float">
            <text:p>0.41309318</text:p>
          </table:table-cell>
          <table:table-cell office:value-type="float" office:value="0.741045404" calcext:value-type="float">
            <text:p>0.741045404</text:p>
          </table:table-cell>
          <table:table-cell office:value-type="float" office:value="0.415855283" calcext:value-type="float">
            <text:p>0.415855283</text:p>
          </table:table-cell>
          <table:table-cell office:value-type="float" office:value="0.432217353" calcext:value-type="float">
            <text:p>0.432217353</text:p>
          </table:table-cell>
          <table:table-cell/>
          <table:table-cell table:formula="of:=SUM([.C25];[.E25:.L25])/9" office:value-type="float" office:value="0.455550224666667" calcext:value-type="float">
            <text:p>0.4555502247</text:p>
          </table:table-cell>
          <table:table-cell table:formula="of:=[.N25]-MIN([.C25];[.E25:.L25])" office:value-type="float" office:value="0.0492187936666667" calcext:value-type="float">
            <text:p>0.0492187937</text:p>
          </table:table-cell>
          <table:table-cell table:formula="of:=MAX([.C25];[.E25:.L25])-[.O25]" office:value-type="float" office:value="0.691826610333334" calcext:value-type="float">
            <text:p>0.6918266103</text:p>
          </table:table-cell>
        </table:table-row>
        <table:table-row table:style-name="ro1">
          <table:table-cell/>
          <table:table-cell office:value-type="string" calcext:value-type="string">
            <text:p>test1_cube_B_BB</text:p>
          </table:table-cell>
          <table:table-cell office:value-type="float" office:value="0.397921076" calcext:value-type="float">
            <text:p>0.397921076</text:p>
          </table:table-cell>
          <table:table-cell office:value-type="float" office:value="0.394871655" calcext:value-type="float">
            <text:p>0.394871655</text:p>
          </table:table-cell>
          <table:table-cell office:value-type="float" office:value="0.392362248" calcext:value-type="float">
            <text:p>0.392362248</text:p>
          </table:table-cell>
          <table:table-cell office:value-type="float" office:value="0.394608006" calcext:value-type="float">
            <text:p>0.394608006</text:p>
          </table:table-cell>
          <table:table-cell office:value-type="float" office:value="0.395273072" calcext:value-type="float">
            <text:p>0.395273072</text:p>
          </table:table-cell>
          <table:table-cell office:value-type="float" office:value="0.399223178" calcext:value-type="float">
            <text:p>0.399223178</text:p>
          </table:table-cell>
          <table:table-cell office:value-type="float" office:value="0.399582075" calcext:value-type="float">
            <text:p>0.399582075</text:p>
          </table:table-cell>
          <table:table-cell office:value-type="float" office:value="0.386331583" calcext:value-type="float">
            <text:p>0.386331583</text:p>
          </table:table-cell>
          <table:table-cell office:value-type="float" office:value="0.418993932" calcext:value-type="float">
            <text:p>0.418993932</text:p>
          </table:table-cell>
          <table:table-cell office:value-type="float" office:value="0.400433936" calcext:value-type="float">
            <text:p>0.400433936</text:p>
          </table:table-cell>
          <table:table-cell/>
          <table:table-cell table:formula="of:=SUM([.C26];[.E26:.L26])/9" office:value-type="float" office:value="0.398303234" calcext:value-type="float">
            <text:p>0.398303234</text:p>
          </table:table-cell>
          <table:table-cell table:formula="of:=[.N26]-MIN([.C26];[.E26:.L26])" office:value-type="float" office:value="0.011971651" calcext:value-type="float">
            <text:p>0.011971651</text:p>
          </table:table-cell>
          <table:table-cell table:formula="of:=MAX([.C26];[.E26:.L26])-[.O26]" office:value-type="float" office:value="0.407022281" calcext:value-type="float">
            <text:p>0.407022281</text:p>
          </table:table-cell>
        </table:table-row>
        <table:table-row table:style-name="ro1">
          <table:table-cell/>
          <table:table-cell office:value-type="string" calcext:value-type="string">
            <text:p>test1_cube_B_BIHtree</text:p>
          </table:table-cell>
          <table:table-cell office:value-type="float" office:value="0.410218911" calcext:value-type="float">
            <text:p>0.410218911</text:p>
          </table:table-cell>
          <table:table-cell office:value-type="float" office:value="0.402417251" calcext:value-type="float">
            <text:p>0.402417251</text:p>
          </table:table-cell>
          <table:table-cell office:value-type="float" office:value="0.426468006" calcext:value-type="float">
            <text:p>0.426468006</text:p>
          </table:table-cell>
          <table:table-cell office:value-type="float" office:value="0.414324991" calcext:value-type="float">
            <text:p>0.414324991</text:p>
          </table:table-cell>
          <table:table-cell office:value-type="float" office:value="0.428473997" calcext:value-type="float">
            <text:p>0.428473997</text:p>
          </table:table-cell>
          <table:table-cell office:value-type="float" office:value="0.412646733" calcext:value-type="float">
            <text:p>0.412646733</text:p>
          </table:table-cell>
          <table:table-cell office:value-type="float" office:value="0.421875693" calcext:value-type="float">
            <text:p>0.421875693</text:p>
          </table:table-cell>
          <table:table-cell office:value-type="float" office:value="0.419910905" calcext:value-type="float">
            <text:p>0.419910905</text:p>
          </table:table-cell>
          <table:table-cell office:value-type="float" office:value="0.427657103" calcext:value-type="float">
            <text:p>0.427657103</text:p>
          </table:table-cell>
          <table:table-cell office:value-type="float" office:value="0.412244806" calcext:value-type="float">
            <text:p>0.412244806</text:p>
          </table:table-cell>
          <table:table-cell/>
          <table:table-cell table:formula="of:=SUM([.C27];[.E27:.L27])/9" office:value-type="float" office:value="0.419313460555556" calcext:value-type="float">
            <text:p>0.4193134606</text:p>
          </table:table-cell>
          <table:table-cell table:formula="of:=[.N27]-MIN([.C27];[.E27:.L27])" office:value-type="float" office:value="0.0090945495555555" calcext:value-type="float">
            <text:p>0.0090945496</text:p>
          </table:table-cell>
          <table:table-cell table:formula="of:=MAX([.C27];[.E27:.L27])-[.O27]" office:value-type="float" office:value="0.419379447444445" calcext:value-type="float">
            <text:p>0.4193794474</text:p>
          </table:table-cell>
        </table:table-row>
        <table:table-row table:style-name="ro1">
          <table:table-cell table:number-columns-repeated="13"/>
          <table:table-cell table:formula="of:=SUM([.C28];[.E28:.L28])/9" office:value-type="float" office:value="0" calcext:value-type="float">
            <text:p>0</text:p>
          </table:table-cell>
          <table:table-cell table:formula="of:=[.N28]-MIN([.C28];[.E28:.L28])" office:value-type="float" office:value="0" calcext:value-type="float">
            <text:p>0</text:p>
          </table:table-cell>
          <table:table-cell table:formula="of:=MAX([.C28];[.E28:.L28])-[.O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BIHtree</text:p>
          </table:table-cell>
          <table:table-cell table:number-columns-repeated="11"/>
          <table:table-cell table:formula="of:=SUM([.C29];[.E29:.L29])/9" office:value-type="float" office:value="0" calcext:value-type="float">
            <text:p>0</text:p>
          </table:table-cell>
          <table:table-cell table:formula="of:=[.N29]-MIN([.C29];[.E29:.L29])" office:value-type="float" office:value="0" calcext:value-type="float">
            <text:p>0</text:p>
          </table:table-cell>
          <table:table-cell table:formula="of:=MAX([.C29];[.E29:.L29])-[.O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A</text:p>
          </table:table-cell>
          <table:table-cell office:value-type="float" office:value="0.826128215" calcext:value-type="float">
            <text:p>0.826128215</text:p>
          </table:table-cell>
          <table:table-cell office:value-type="float" office:value="1.182708" calcext:value-type="float">
            <text:p>1.182708</text:p>
          </table:table-cell>
          <table:table-cell office:value-type="float" office:value="0.931369463" calcext:value-type="float">
            <text:p>0.931369463</text:p>
          </table:table-cell>
          <table:table-cell office:value-type="float" office:value="0.918977415" calcext:value-type="float">
            <text:p>0.918977415</text:p>
          </table:table-cell>
          <table:table-cell office:value-type="float" office:value="0.89752763" calcext:value-type="float">
            <text:p>0.89752763</text:p>
          </table:table-cell>
          <table:table-cell office:value-type="float" office:value="0.843245952" calcext:value-type="float">
            <text:p>0.843245952</text:p>
          </table:table-cell>
          <table:table-cell office:value-type="float" office:value="0.844044131" calcext:value-type="float">
            <text:p>0.844044131</text:p>
          </table:table-cell>
          <table:table-cell office:value-type="float" office:value="0.826858494" calcext:value-type="float">
            <text:p>0.826858494</text:p>
          </table:table-cell>
          <table:table-cell office:value-type="float" office:value="0.84752585" calcext:value-type="float">
            <text:p>0.84752585</text:p>
          </table:table-cell>
          <table:table-cell office:value-type="float" office:value="0.824213479" calcext:value-type="float">
            <text:p>0.824213479</text:p>
          </table:table-cell>
          <table:table-cell/>
          <table:table-cell table:formula="of:=SUM([.C30];[.E30:.L30])/9" office:value-type="float" office:value="0.862210069888889" calcext:value-type="float">
            <text:p>0.8622100699</text:p>
          </table:table-cell>
          <table:table-cell table:formula="of:=[.N30]-MIN([.C30];[.E30:.L30])" office:value-type="float" office:value="0.0379965908888888" calcext:value-type="float">
            <text:p>0.0379965909</text:p>
          </table:table-cell>
          <table:table-cell table:formula="of:=MAX([.C30];[.E30:.L30])-[.O30]" office:value-type="float" office:value="0.893372872111111" calcext:value-type="float">
            <text:p>0.8933728721</text:p>
          </table:table-cell>
        </table:table-row>
        <table:table-row table:style-name="ro1">
          <table:table-cell/>
          <table:table-cell office:value-type="string" calcext:value-type="string">
            <text:p>test1_cube_A_BB</text:p>
          </table:table-cell>
          <table:table-cell table:number-columns-repeated="11"/>
          <table:table-cell table:formula="of:=SUM([.C31];[.E31:.L31])/9" office:value-type="float" office:value="0" calcext:value-type="float">
            <text:p>0</text:p>
          </table:table-cell>
          <table:table-cell table:formula="of:=[.N31]-MIN([.C31];[.E31:.L31])" office:value-type="float" office:value="0" calcext:value-type="float">
            <text:p>0</text:p>
          </table:table-cell>
          <table:table-cell table:formula="of:=MAX([.C31];[.E31:.L31])-[.O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A_BIHtree</text:p>
          </table:table-cell>
          <table:table-cell office:value-type="float" office:value="0.803866" calcext:value-type="float">
            <text:p>0.803866</text:p>
          </table:table-cell>
          <table:table-cell office:value-type="float" office:value="0.814147639" calcext:value-type="float">
            <text:p>0.814147639</text:p>
          </table:table-cell>
          <table:table-cell office:value-type="float" office:value="0.804365385" calcext:value-type="float">
            <text:p>0.804365385</text:p>
          </table:table-cell>
          <table:table-cell office:value-type="float" office:value="0.80030724" calcext:value-type="float">
            <text:p>0.80030724</text:p>
          </table:table-cell>
          <table:table-cell office:value-type="float" office:value="0.801244787" calcext:value-type="float">
            <text:p>0.801244787</text:p>
          </table:table-cell>
          <table:table-cell office:value-type="float" office:value="0.803537207" calcext:value-type="float">
            <text:p>0.803537207</text:p>
          </table:table-cell>
          <table:table-cell office:value-type="float" office:value="0.804681319" calcext:value-type="float">
            <text:p>0.804681319</text:p>
          </table:table-cell>
          <table:table-cell office:value-type="float" office:value="0.804165281" calcext:value-type="float">
            <text:p>0.804165281</text:p>
          </table:table-cell>
          <table:table-cell office:value-type="float" office:value="0.814346261" calcext:value-type="float">
            <text:p>0.814346261</text:p>
          </table:table-cell>
          <table:table-cell office:value-type="float" office:value="0.806109035" calcext:value-type="float">
            <text:p>0.806109035</text:p>
          </table:table-cell>
          <table:table-cell/>
          <table:table-cell table:formula="of:=SUM([.C32];[.E32:.L32])/9" office:value-type="float" office:value="0.804735835" calcext:value-type="float">
            <text:p>0.804735835</text:p>
          </table:table-cell>
          <table:table-cell table:formula="of:=[.N32]-MIN([.C32];[.E32:.L32])" office:value-type="float" office:value="0.00442859500000015" calcext:value-type="float">
            <text:p>0.004428595</text:p>
          </table:table-cell>
          <table:table-cell table:formula="of:=MAX([.C32];[.E32:.L32])-[.O32]" office:value-type="float" office:value="0.809917666" calcext:value-type="float">
            <text:p>0.809917666</text:p>
          </table:table-cell>
        </table:table-row>
        <table:table-row table:style-name="ro1">
          <table:table-cell/>
          <table:table-cell office:value-type="string" calcext:value-type="string">
            <text:p>test1_cube_B</text:p>
          </table:table-cell>
          <table:table-cell office:value-type="float" office:value="0.935431145" calcext:value-type="float">
            <text:p>0.935431145</text:p>
          </table:table-cell>
          <table:table-cell office:value-type="float" office:value="0.924993417" calcext:value-type="float">
            <text:p>0.924993417</text:p>
          </table:table-cell>
          <table:table-cell office:value-type="float" office:value="0.916674308" calcext:value-type="float">
            <text:p>0.916674308</text:p>
          </table:table-cell>
          <table:table-cell office:value-type="float" office:value="0.902311284" calcext:value-type="float">
            <text:p>0.902311284</text:p>
          </table:table-cell>
          <table:table-cell office:value-type="float" office:value="0.956392847" calcext:value-type="float">
            <text:p>0.956392847</text:p>
          </table:table-cell>
          <table:table-cell office:value-type="float" office:value="0.94622281" calcext:value-type="float">
            <text:p>0.94622281</text:p>
          </table:table-cell>
          <table:table-cell office:value-type="float" office:value="0.949475036" calcext:value-type="float">
            <text:p>0.949475036</text:p>
          </table:table-cell>
          <table:table-cell office:value-type="float" office:value="1.282398744" calcext:value-type="float">
            <text:p>1.282398744</text:p>
          </table:table-cell>
          <table:table-cell office:value-type="float" office:value="0.90546754" calcext:value-type="float">
            <text:p>0.90546754</text:p>
          </table:table-cell>
          <table:table-cell office:value-type="float" office:value="0.946946164" calcext:value-type="float">
            <text:p>0.946946164</text:p>
          </table:table-cell>
          <table:table-cell/>
          <table:table-cell table:formula="of:=SUM([.C33];[.E33:.L33])/9" office:value-type="float" office:value="0.971257764222222" calcext:value-type="float">
            <text:p>0.9712577642</text:p>
          </table:table-cell>
          <table:table-cell table:formula="of:=[.N33]-MIN([.C33];[.E33:.L33])" office:value-type="float" office:value="0.0689464802222223" calcext:value-type="float">
            <text:p>0.0689464802</text:p>
          </table:table-cell>
          <table:table-cell table:formula="of:=MAX([.C33];[.E33:.L33])-[.O33]" office:value-type="float" office:value="1.21345226377778" calcext:value-type="float">
            <text:p>1.2134522638</text:p>
          </table:table-cell>
        </table:table-row>
        <table:table-row table:style-name="ro1">
          <table:table-cell/>
          <table:table-cell office:value-type="string" calcext:value-type="string">
            <text:p>test1_cube_B_BB</text:p>
          </table:table-cell>
          <table:table-cell table:number-columns-repeated="11"/>
          <table:table-cell table:formula="of:=SUM([.C34];[.E34:.L34])/9" office:value-type="float" office:value="0" calcext:value-type="float">
            <text:p>0</text:p>
          </table:table-cell>
          <table:table-cell table:formula="of:=[.N34]-MIN([.C34];[.E34:.L34])" office:value-type="float" office:value="0" calcext:value-type="float">
            <text:p>0</text:p>
          </table:table-cell>
          <table:table-cell table:formula="of:=MAX([.C34];[.E34:.L34])-[.O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B_BIHtree</text:p>
          </table:table-cell>
          <table:table-cell office:value-type="float" office:value="0.823163958" calcext:value-type="float">
            <text:p>0.823163958</text:p>
          </table:table-cell>
          <table:table-cell office:value-type="float" office:value="0.83919417" calcext:value-type="float">
            <text:p>0.83919417</text:p>
          </table:table-cell>
          <table:table-cell office:value-type="float" office:value="0.853149443" calcext:value-type="float">
            <text:p>0.853149443</text:p>
          </table:table-cell>
          <table:table-cell office:value-type="float" office:value="0.852663875" calcext:value-type="float">
            <text:p>0.852663875</text:p>
          </table:table-cell>
          <table:table-cell office:value-type="float" office:value="0.872917352" calcext:value-type="float">
            <text:p>0.872917352</text:p>
          </table:table-cell>
          <table:table-cell office:value-type="float" office:value="0.848237022" calcext:value-type="float">
            <text:p>0.848237022</text:p>
          </table:table-cell>
          <table:table-cell office:value-type="float" office:value="0.829915815" calcext:value-type="float">
            <text:p>0.829915815</text:p>
          </table:table-cell>
          <table:table-cell office:value-type="float" office:value="0.832402376" calcext:value-type="float">
            <text:p>0.832402376</text:p>
          </table:table-cell>
          <table:table-cell office:value-type="float" office:value="0.838070542" calcext:value-type="float">
            <text:p>0.838070542</text:p>
          </table:table-cell>
          <table:table-cell office:value-type="float" office:value="0.819782458" calcext:value-type="float">
            <text:p>0.819782458</text:p>
          </table:table-cell>
          <table:table-cell/>
          <table:table-cell table:formula="of:=SUM([.C35];[.E35:.L35])/9" office:value-type="float" office:value="0.841144760111111" calcext:value-type="float">
            <text:p>0.8411447601</text:p>
          </table:table-cell>
          <table:table-cell table:formula="of:=[.N35]-MIN([.C35];[.E35:.L35])" office:value-type="float" office:value="0.0213623021111112" calcext:value-type="float">
            <text:p>0.0213623021</text:p>
          </table:table-cell>
          <table:table-cell table:formula="of:=MAX([.C35];[.E35:.L35])-[.O35]" office:value-type="float" office:value="0.851555049888889" calcext:value-type="float">
            <text:p>0.8515550499</text:p>
          </table:table-cell>
        </table:table-row>
        <table:table-row table:style-name="ro1">
          <table:table-cell table:number-columns-repeated="13"/>
          <table:table-cell table:formula="of:=SUM([.C36];[.E36:.L36])/9" office:value-type="float" office:value="0" calcext:value-type="float">
            <text:p>0</text:p>
          </table:table-cell>
          <table:table-cell table:formula="of:=[.N36]-MIN([.C36];[.E36:.L36])" office:value-type="float" office:value="0" calcext:value-type="float">
            <text:p>0</text:p>
          </table:table-cell>
          <table:table-cell table:formula="of:=MAX([.C36];[.E36:.L36])-[.O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Element iteration</text:p>
          </table:table-cell>
          <table:table-cell table:number-columns-repeated="11"/>
          <table:table-cell table:formula="of:=SUM([.C37];[.E37:.L37])/9" office:value-type="float" office:value="0" calcext:value-type="float">
            <text:p>0</text:p>
          </table:table-cell>
          <table:table-cell table:formula="of:=[.N37]-MIN([.C37];[.E37:.L37])" office:value-type="float" office:value="0" calcext:value-type="float">
            <text:p>0</text:p>
          </table:table-cell>
          <table:table-cell table:formula="of:=MAX([.C37];[.E37:.L37])-[.O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A</text:p>
          </table:table-cell>
          <table:table-cell office:value-type="float" office:value="2.173058573" calcext:value-type="float">
            <text:p>2.173058573</text:p>
          </table:table-cell>
          <table:table-cell office:value-type="float" office:value="3.463437008" calcext:value-type="float">
            <text:p>3.463437008</text:p>
          </table:table-cell>
          <table:table-cell office:value-type="float" office:value="2.379916494" calcext:value-type="float">
            <text:p>2.379916494</text:p>
          </table:table-cell>
          <table:table-cell office:value-type="float" office:value="2.249481604" calcext:value-type="float">
            <text:p>2.249481604</text:p>
          </table:table-cell>
          <table:table-cell office:value-type="float" office:value="2.234816643" calcext:value-type="float">
            <text:p>2.234816643</text:p>
          </table:table-cell>
          <table:table-cell office:value-type="float" office:value="2.202549763" calcext:value-type="float">
            <text:p>2.202549763</text:p>
          </table:table-cell>
          <table:table-cell office:value-type="float" office:value="2.228235866" calcext:value-type="float">
            <text:p>2.228235866</text:p>
          </table:table-cell>
          <table:table-cell office:value-type="float" office:value="2.168635467" calcext:value-type="float">
            <text:p>2.168635467</text:p>
          </table:table-cell>
          <table:table-cell office:value-type="float" office:value="2.210809659" calcext:value-type="float">
            <text:p>2.210809659</text:p>
          </table:table-cell>
          <table:table-cell office:value-type="float" office:value="2.171951853" calcext:value-type="float">
            <text:p>2.171951853</text:p>
          </table:table-cell>
          <table:table-cell/>
          <table:table-cell table:formula="of:=SUM([.C38];[.E38:.L38])/9" office:value-type="float" office:value="2.22438399133333" calcext:value-type="float">
            <text:p>2.2243839913</text:p>
          </table:table-cell>
          <table:table-cell table:formula="of:=[.N38]-MIN([.C38];[.E38:.L38])" office:value-type="float" office:value="0.0557485243333331" calcext:value-type="float">
            <text:p>0.0557485243</text:p>
          </table:table-cell>
          <table:table-cell table:formula="of:=MAX([.C38];[.E38:.L38])-[.O38]" office:value-type="float" office:value="2.32416796966667" calcext:value-type="float">
            <text:p>2.3241679697</text:p>
          </table:table-cell>
        </table:table-row>
        <table:table-row table:style-name="ro1">
          <table:table-cell/>
          <table:table-cell office:value-type="string" calcext:value-type="string">
            <text:p>test1_cube_A_BB</text:p>
          </table:table-cell>
          <table:table-cell office:value-type="float" office:value="2.133163552" calcext:value-type="float">
            <text:p>2.133163552</text:p>
          </table:table-cell>
          <table:table-cell office:value-type="float" office:value="2.12595478" calcext:value-type="float">
            <text:p>2.12595478</text:p>
          </table:table-cell>
          <table:table-cell office:value-type="float" office:value="2.13341066" calcext:value-type="float">
            <text:p>2.13341066</text:p>
          </table:table-cell>
          <table:table-cell office:value-type="float" office:value="2.139601338" calcext:value-type="float">
            <text:p>2.139601338</text:p>
          </table:table-cell>
          <table:table-cell office:value-type="float" office:value="2.211125288" calcext:value-type="float">
            <text:p>2.211125288</text:p>
          </table:table-cell>
          <table:table-cell office:value-type="float" office:value="2.119229504" calcext:value-type="float">
            <text:p>2.119229504</text:p>
          </table:table-cell>
          <table:table-cell office:value-type="float" office:value="2.136677293" calcext:value-type="float">
            <text:p>2.136677293</text:p>
          </table:table-cell>
          <table:table-cell office:value-type="float" office:value="2.13074814" calcext:value-type="float">
            <text:p>2.13074814</text:p>
          </table:table-cell>
          <table:table-cell office:value-type="float" office:value="2.117281385" calcext:value-type="float">
            <text:p>2.117281385</text:p>
          </table:table-cell>
          <table:table-cell office:value-type="float" office:value="2.125460907" calcext:value-type="float">
            <text:p>2.125460907</text:p>
          </table:table-cell>
          <table:table-cell/>
          <table:table-cell table:formula="of:=SUM([.C39];[.E39:.L39])/9" office:value-type="float" office:value="2.13852200744444" calcext:value-type="float">
            <text:p>2.1385220074</text:p>
          </table:table-cell>
          <table:table-cell table:formula="of:=[.N39]-MIN([.C39];[.E39:.L39])" office:value-type="float" office:value="0.0212406224444441" calcext:value-type="float">
            <text:p>0.0212406224</text:p>
          </table:table-cell>
          <table:table-cell table:formula="of:=MAX([.C39];[.E39:.L39])-[.O39]" office:value-type="float" office:value="2.18988466555556" calcext:value-type="float">
            <text:p>2.1898846656</text:p>
          </table:table-cell>
        </table:table-row>
        <table:table-row table:style-name="ro1">
          <table:table-cell/>
          <table:table-cell office:value-type="string" calcext:value-type="string">
            <text:p>test1_cube_A_BIHtree</text:p>
          </table:table-cell>
          <table:table-cell office:value-type="float" office:value="6.263683495" calcext:value-type="float">
            <text:p>6.263683495</text:p>
          </table:table-cell>
          <table:table-cell office:value-type="float" office:value="6.225015131" calcext:value-type="float">
            <text:p>6.225015131</text:p>
          </table:table-cell>
          <table:table-cell office:value-type="float" office:value="6.251779362" calcext:value-type="float">
            <text:p>6.251779362</text:p>
          </table:table-cell>
          <table:table-cell office:value-type="float" office:value="6.240158166" calcext:value-type="float">
            <text:p>6.240158166</text:p>
          </table:table-cell>
          <table:table-cell office:value-type="float" office:value="6.242784388" calcext:value-type="float">
            <text:p>6.242784388</text:p>
          </table:table-cell>
          <table:table-cell office:value-type="float" office:value="6.222593209" calcext:value-type="float">
            <text:p>6.222593209</text:p>
          </table:table-cell>
          <table:table-cell office:value-type="float" office:value="6.239468768" calcext:value-type="float">
            <text:p>6.239468768</text:p>
          </table:table-cell>
          <table:table-cell office:value-type="float" office:value="6.315928662" calcext:value-type="float">
            <text:p>6.315928662</text:p>
          </table:table-cell>
          <table:table-cell office:value-type="float" office:value="6.293774767" calcext:value-type="float">
            <text:p>6.293774767</text:p>
          </table:table-cell>
          <table:table-cell office:value-type="float" office:value="6.276617196" calcext:value-type="float">
            <text:p>6.276617196</text:p>
          </table:table-cell>
          <table:table-cell/>
          <table:table-cell table:formula="of:=SUM([.C40];[.E40:.L40])/9" office:value-type="float" office:value="6.26075422366667" calcext:value-type="float">
            <text:p>6.2607542237</text:p>
          </table:table-cell>
          <table:table-cell table:formula="of:=[.N40]-MIN([.C40];[.E40:.L40])" office:value-type="float" office:value="0.0381610146666667" calcext:value-type="float">
            <text:p>0.0381610147</text:p>
          </table:table-cell>
          <table:table-cell table:formula="of:=MAX([.C40];[.E40:.L40])-[.O40]" office:value-type="float" office:value="6.27776764733333" calcext:value-type="float">
            <text:p>6.2777676473</text:p>
          </table:table-cell>
        </table:table-row>
        <table:table-row table:style-name="ro1">
          <table:table-cell/>
          <table:table-cell office:value-type="string" calcext:value-type="string">
            <text:p>test1_cube_B</text:p>
          </table:table-cell>
          <table:table-cell office:value-type="float" office:value="5.114127029" calcext:value-type="float">
            <text:p>5.114127029</text:p>
          </table:table-cell>
          <table:table-cell office:value-type="float" office:value="5.186431156" calcext:value-type="float">
            <text:p>5.186431156</text:p>
          </table:table-cell>
          <table:table-cell office:value-type="float" office:value="5.136726532" calcext:value-type="float">
            <text:p>5.136726532</text:p>
          </table:table-cell>
          <table:table-cell office:value-type="float" office:value="5.135089368" calcext:value-type="float">
            <text:p>5.135089368</text:p>
          </table:table-cell>
          <table:table-cell office:value-type="float" office:value="5.197852446" calcext:value-type="float">
            <text:p>5.197852446</text:p>
          </table:table-cell>
          <table:table-cell office:value-type="float" office:value="5.239297163" calcext:value-type="float">
            <text:p>5.239297163</text:p>
          </table:table-cell>
          <table:table-cell office:value-type="float" office:value="5.358074767" calcext:value-type="float">
            <text:p>5.358074767</text:p>
          </table:table-cell>
          <table:table-cell office:value-type="float" office:value="8.193986357" calcext:value-type="float">
            <text:p>8.193986357</text:p>
          </table:table-cell>
          <table:table-cell office:value-type="float" office:value="5.137328132" calcext:value-type="float">
            <text:p>5.137328132</text:p>
          </table:table-cell>
          <table:table-cell office:value-type="float" office:value="5.296409864" calcext:value-type="float">
            <text:p>5.296409864</text:p>
          </table:table-cell>
          <table:table-cell/>
          <table:table-cell table:formula="of:=SUM([.C41];[.E41:.L41])/9" office:value-type="float" office:value="5.53432129533333" calcext:value-type="float">
            <text:p>5.5343212953</text:p>
          </table:table-cell>
          <table:table-cell table:formula="of:=[.N41]-MIN([.C41];[.E41:.L41])" office:value-type="float" office:value="0.420194266333334" calcext:value-type="float">
            <text:p>0.4201942663</text:p>
          </table:table-cell>
          <table:table-cell table:formula="of:=MAX([.C41];[.E41:.L41])-[.O41]" office:value-type="float" office:value="7.77379209066667" calcext:value-type="float">
            <text:p>7.7737920907</text:p>
          </table:table-cell>
        </table:table-row>
        <table:table-row table:style-name="ro1">
          <table:table-cell/>
          <table:table-cell office:value-type="string" calcext:value-type="string">
            <text:p>test1_cube_B_BB</text:p>
          </table:table-cell>
          <table:table-cell office:value-type="float" office:value="5.045283808" calcext:value-type="float">
            <text:p>5.045283808</text:p>
          </table:table-cell>
          <table:table-cell office:value-type="float" office:value="4.873099155" calcext:value-type="float">
            <text:p>4.873099155</text:p>
          </table:table-cell>
          <table:table-cell office:value-type="float" office:value="4.881144255" calcext:value-type="float">
            <text:p>4.881144255</text:p>
          </table:table-cell>
          <table:table-cell office:value-type="float" office:value="4.862524649" calcext:value-type="float">
            <text:p>4.862524649</text:p>
          </table:table-cell>
          <table:table-cell office:value-type="float" office:value="4.85603468" calcext:value-type="float">
            <text:p>4.85603468</text:p>
          </table:table-cell>
          <table:table-cell office:value-type="float" office:value="4.868728441" calcext:value-type="float">
            <text:p>4.868728441</text:p>
          </table:table-cell>
          <table:table-cell office:value-type="float" office:value="4.971245746" calcext:value-type="float">
            <text:p>4.971245746</text:p>
          </table:table-cell>
          <table:table-cell office:value-type="float" office:value="4.909739542" calcext:value-type="float">
            <text:p>4.909739542</text:p>
          </table:table-cell>
          <table:table-cell office:value-type="float" office:value="5.070737544" calcext:value-type="float">
            <text:p>5.070737544</text:p>
          </table:table-cell>
          <table:table-cell office:value-type="float" office:value="5.049796133" calcext:value-type="float">
            <text:p>5.049796133</text:p>
          </table:table-cell>
          <table:table-cell/>
          <table:table-cell table:formula="of:=SUM([.C42];[.E42:.L42])/9" office:value-type="float" office:value="4.94613719977778" calcext:value-type="float">
            <text:p>4.9461371998</text:p>
          </table:table-cell>
          <table:table-cell table:formula="of:=[.N42]-MIN([.C42];[.E42:.L42])" office:value-type="float" office:value="0.0901025197777772" calcext:value-type="float">
            <text:p>0.0901025198</text:p>
          </table:table-cell>
          <table:table-cell table:formula="of:=MAX([.C42];[.E42:.L42])-[.O42]" office:value-type="float" office:value="4.98063502422222" calcext:value-type="float">
            <text:p>4.9806350242</text:p>
          </table:table-cell>
        </table:table-row>
        <table:table-row table:style-name="ro1">
          <table:table-cell/>
          <table:table-cell office:value-type="string" calcext:value-type="string">
            <text:p>test1_cube_B_BIHtree</text:p>
          </table:table-cell>
          <table:table-cell office:value-type="float" office:value="12.49687715" calcext:value-type="float">
            <text:p>12.49687715</text:p>
          </table:table-cell>
          <table:table-cell office:value-type="float" office:value="12.780216607" calcext:value-type="float">
            <text:p>12.780216607</text:p>
          </table:table-cell>
          <table:table-cell office:value-type="float" office:value="12.769448305" calcext:value-type="float">
            <text:p>12.769448305</text:p>
          </table:table-cell>
          <table:table-cell office:value-type="float" office:value="12.946390579" calcext:value-type="float">
            <text:p>12.946390579</text:p>
          </table:table-cell>
          <table:table-cell office:value-type="float" office:value="12.669355092" calcext:value-type="float">
            <text:p>12.669355092</text:p>
          </table:table-cell>
          <table:table-cell office:value-type="float" office:value="12.883158803" calcext:value-type="float">
            <text:p>12.883158803</text:p>
          </table:table-cell>
          <table:table-cell office:value-type="float" office:value="12.681976666" calcext:value-type="float">
            <text:p>12.681976666</text:p>
          </table:table-cell>
          <table:table-cell office:value-type="float" office:value="12.496240651" calcext:value-type="float">
            <text:p>12.496240651</text:p>
          </table:table-cell>
          <table:table-cell office:value-type="float" office:value="12.665833445" calcext:value-type="float">
            <text:p>12.665833445</text:p>
          </table:table-cell>
          <table:table-cell office:value-type="float" office:value="12.472175205" calcext:value-type="float">
            <text:p>12.472175205</text:p>
          </table:table-cell>
          <table:table-cell/>
          <table:table-cell table:formula="of:=SUM([.C43];[.E43:.L43])/9" office:value-type="float" office:value="12.6757173217778" calcext:value-type="float">
            <text:p>12.6757173218</text:p>
          </table:table-cell>
          <table:table-cell table:formula="of:=[.N43]-MIN([.C43];[.E43:.L43])" office:value-type="float" office:value="0.203542116777777" calcext:value-type="float">
            <text:p>0.2035421168</text:p>
          </table:table-cell>
          <table:table-cell table:formula="of:=MAX([.C43];[.E43:.L43])-[.O43]" office:value-type="float" office:value="12.7428484622222" calcext:value-type="float">
            <text:p>12.7428484622</text:p>
          </table:table-cell>
        </table:table-row>
        <table:table-row table:style-name="ro1">
          <table:table-cell table:number-columns-repeated="13"/>
          <table:table-cell table:formula="of:=SUM([.C44];[.E44:.L44])/9" office:value-type="float" office:value="0" calcext:value-type="float">
            <text:p>0</text:p>
          </table:table-cell>
          <table:table-cell table:formula="of:=[.N44]-MIN([.C44];[.E44:.L44])" office:value-type="float" office:value="0" calcext:value-type="float">
            <text:p>0</text:p>
          </table:table-cell>
          <table:table-cell table:formula="of:=MAX([.C44];[.E44:.L44])-[.O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Bounding box element iteration</text:p>
          </table:table-cell>
          <table:table-cell table:number-columns-repeated="11"/>
          <table:table-cell table:formula="of:=SUM([.C45];[.E45:.L45])/9" office:value-type="float" office:value="0" calcext:value-type="float">
            <text:p>0</text:p>
          </table:table-cell>
          <table:table-cell table:formula="of:=[.N45]-MIN([.C45];[.E45:.L45])" office:value-type="float" office:value="0" calcext:value-type="float">
            <text:p>0</text:p>
          </table:table-cell>
          <table:table-cell table:formula="of:=MAX([.C45];[.E45:.L45])-[.O4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A</text:p>
          </table:table-cell>
          <table:table-cell office:value-type="float" office:value="2.161855526" calcext:value-type="float">
            <text:p>2.161855526</text:p>
          </table:table-cell>
          <table:table-cell office:value-type="float" office:value="3.452891064" calcext:value-type="float">
            <text:p>3.452891064</text:p>
          </table:table-cell>
          <table:table-cell office:value-type="float" office:value="2.369720491" calcext:value-type="float">
            <text:p>2.369720491</text:p>
          </table:table-cell>
          <table:table-cell office:value-type="float" office:value="2.23912616" calcext:value-type="float">
            <text:p>2.23912616</text:p>
          </table:table-cell>
          <table:table-cell office:value-type="float" office:value="2.224581557" calcext:value-type="float">
            <text:p>2.224581557</text:p>
          </table:table-cell>
          <table:table-cell office:value-type="float" office:value="2.191744685" calcext:value-type="float">
            <text:p>2.191744685</text:p>
          </table:table-cell>
          <table:table-cell office:value-type="float" office:value="2.217167326" calcext:value-type="float">
            <text:p>2.217167326</text:p>
          </table:table-cell>
          <table:table-cell office:value-type="float" office:value="2.157632715" calcext:value-type="float">
            <text:p>2.157632715</text:p>
          </table:table-cell>
          <table:table-cell office:value-type="float" office:value="2.199700906" calcext:value-type="float">
            <text:p>2.199700906</text:p>
          </table:table-cell>
          <table:table-cell office:value-type="float" office:value="2.160800782" calcext:value-type="float">
            <text:p>2.160800782</text:p>
          </table:table-cell>
          <table:table-cell/>
          <table:table-cell table:formula="of:=SUM([.C46];[.E46:.L46])/9" office:value-type="float" office:value="2.21359223866667" calcext:value-type="float">
            <text:p>2.2135922387</text:p>
          </table:table-cell>
          <table:table-cell table:formula="of:=[.N46]-MIN([.C46];[.E46:.L46])" office:value-type="float" office:value="0.0559595236666666" calcext:value-type="float">
            <text:p>0.0559595237</text:p>
          </table:table-cell>
          <table:table-cell table:formula="of:=MAX([.C46];[.E46:.L46])-[.O46]" office:value-type="float" office:value="2.31376096733333" calcext:value-type="float">
            <text:p>2.3137609673</text:p>
          </table:table-cell>
        </table:table-row>
        <table:table-row table:style-name="ro1">
          <table:table-cell/>
          <table:table-cell office:value-type="string" calcext:value-type="string">
            <text:p>test1_cube_A_BB</text:p>
          </table:table-cell>
          <table:table-cell office:value-type="float" office:value="2.122835984" calcext:value-type="float">
            <text:p>2.122835984</text:p>
          </table:table-cell>
          <table:table-cell office:value-type="float" office:value="2.115227764" calcext:value-type="float">
            <text:p>2.115227764</text:p>
          </table:table-cell>
          <table:table-cell office:value-type="float" office:value="2.122574299" calcext:value-type="float">
            <text:p>2.122574299</text:p>
          </table:table-cell>
          <table:table-cell office:value-type="float" office:value="2.12884591" calcext:value-type="float">
            <text:p>2.12884591</text:p>
          </table:table-cell>
          <table:table-cell office:value-type="float" office:value="2.200803764" calcext:value-type="float">
            <text:p>2.200803764</text:p>
          </table:table-cell>
          <table:table-cell office:value-type="float" office:value="2.108969069" calcext:value-type="float">
            <text:p>2.108969069</text:p>
          </table:table-cell>
          <table:table-cell office:value-type="float" office:value="2.126289299" calcext:value-type="float">
            <text:p>2.126289299</text:p>
          </table:table-cell>
          <table:table-cell office:value-type="float" office:value="2.120288626" calcext:value-type="float">
            <text:p>2.120288626</text:p>
          </table:table-cell>
          <table:table-cell office:value-type="float" office:value="2.107234145" calcext:value-type="float">
            <text:p>2.107234145</text:p>
          </table:table-cell>
          <table:table-cell office:value-type="float" office:value="2.115161608" calcext:value-type="float">
            <text:p>2.115161608</text:p>
          </table:table-cell>
          <table:table-cell/>
          <table:table-cell table:formula="of:=SUM([.C47];[.E47:.L47])/9" office:value-type="float" office:value="2.12811141155556" calcext:value-type="float">
            <text:p>2.1281114116</text:p>
          </table:table-cell>
          <table:table-cell table:formula="of:=[.N47]-MIN([.C47];[.E47:.L47])" office:value-type="float" office:value="0.0208772665555559" calcext:value-type="float">
            <text:p>0.0208772666</text:p>
          </table:table-cell>
          <table:table-cell table:formula="of:=MAX([.C47];[.E47:.L47])-[.O47]" office:value-type="float" office:value="2.17992649744444" calcext:value-type="float">
            <text:p>2.1799264974</text:p>
          </table:table-cell>
        </table:table-row>
        <table:table-row table:style-name="ro1">
          <table:table-cell/>
          <table:table-cell office:value-type="string" calcext:value-type="string">
            <text:p>test1_cube_A_BIHtree</text:p>
          </table:table-cell>
          <table:table-cell office:value-type="float" office:value="6.100242928" calcext:value-type="float">
            <text:p>6.100242928</text:p>
          </table:table-cell>
          <table:table-cell office:value-type="float" office:value="6.061431262" calcext:value-type="float">
            <text:p>6.061431262</text:p>
          </table:table-cell>
          <table:table-cell office:value-type="float" office:value="6.082846088" calcext:value-type="float">
            <text:p>6.082846088</text:p>
          </table:table-cell>
          <table:table-cell office:value-type="float" office:value="6.07600276" calcext:value-type="float">
            <text:p>6.07600276</text:p>
          </table:table-cell>
          <table:table-cell office:value-type="float" office:value="6.07865556" calcext:value-type="float">
            <text:p>6.07865556</text:p>
          </table:table-cell>
          <table:table-cell office:value-type="float" office:value="6.060013421" calcext:value-type="float">
            <text:p>6.060013421</text:p>
          </table:table-cell>
          <table:table-cell office:value-type="float" office:value="6.075486303" calcext:value-type="float">
            <text:p>6.075486303</text:p>
          </table:table-cell>
          <table:table-cell office:value-type="float" office:value="6.152892615" calcext:value-type="float">
            <text:p>6.152892615</text:p>
          </table:table-cell>
          <table:table-cell office:value-type="float" office:value="6.127578579" calcext:value-type="float">
            <text:p>6.127578579</text:p>
          </table:table-cell>
          <table:table-cell office:value-type="float" office:value="6.108550873" calcext:value-type="float">
            <text:p>6.108550873</text:p>
          </table:table-cell>
          <table:table-cell/>
          <table:table-cell table:formula="of:=SUM([.C48];[.E48:.L48])/9" office:value-type="float" office:value="6.09580768077778" calcext:value-type="float">
            <text:p>6.0958076808</text:p>
          </table:table-cell>
          <table:table-cell table:formula="of:=[.N48]-MIN([.C48];[.E48:.L48])" office:value-type="float" office:value="0.0357942597777781" calcext:value-type="float">
            <text:p>0.0357942598</text:p>
          </table:table-cell>
          <table:table-cell table:formula="of:=MAX([.C48];[.E48:.L48])-[.O48]" office:value-type="float" office:value="6.11709835522222" calcext:value-type="float">
            <text:p>6.1170983552</text:p>
          </table:table-cell>
        </table:table-row>
        <table:table-row table:style-name="ro1">
          <table:table-cell/>
          <table:table-cell office:value-type="string" calcext:value-type="string">
            <text:p>test1_cube_B</text:p>
          </table:table-cell>
          <table:table-cell office:value-type="float" office:value="5.103817003" calcext:value-type="float">
            <text:p>5.103817003</text:p>
          </table:table-cell>
          <table:table-cell office:value-type="float" office:value="5.176048725" calcext:value-type="float">
            <text:p>5.176048725</text:p>
          </table:table-cell>
          <table:table-cell office:value-type="float" office:value="5.126284644" calcext:value-type="float">
            <text:p>5.126284644</text:p>
          </table:table-cell>
          <table:table-cell office:value-type="float" office:value="5.122040851" calcext:value-type="float">
            <text:p>5.122040851</text:p>
          </table:table-cell>
          <table:table-cell office:value-type="float" office:value="5.187050345" calcext:value-type="float">
            <text:p>5.187050345</text:p>
          </table:table-cell>
          <table:table-cell office:value-type="float" office:value="5.228622496" calcext:value-type="float">
            <text:p>5.228622496</text:p>
          </table:table-cell>
          <table:table-cell office:value-type="float" office:value="5.345749199" calcext:value-type="float">
            <text:p>5.345749199</text:p>
          </table:table-cell>
          <table:table-cell office:value-type="float" office:value="8.182385738" calcext:value-type="float">
            <text:p>8.182385738</text:p>
          </table:table-cell>
          <table:table-cell office:value-type="float" office:value="5.127078255" calcext:value-type="float">
            <text:p>5.127078255</text:p>
          </table:table-cell>
          <table:table-cell office:value-type="float" office:value="5.286057917" calcext:value-type="float">
            <text:p>5.286057917</text:p>
          </table:table-cell>
          <table:table-cell/>
          <table:table-cell table:formula="of:=SUM([.C49];[.E49:.L49])/9" office:value-type="float" office:value="5.52323182755556" calcext:value-type="float">
            <text:p>5.5232318276</text:p>
          </table:table-cell>
          <table:table-cell table:formula="of:=[.N49]-MIN([.C49];[.E49:.L49])" office:value-type="float" office:value="0.419414824555555" calcext:value-type="float">
            <text:p>0.4194148246</text:p>
          </table:table-cell>
          <table:table-cell table:formula="of:=MAX([.C49];[.E49:.L49])-[.O49]" office:value-type="float" office:value="7.76297091344445" calcext:value-type="float">
            <text:p>7.7629709134</text:p>
          </table:table-cell>
        </table:table-row>
        <table:table-row table:style-name="ro1">
          <table:table-cell/>
          <table:table-cell office:value-type="string" calcext:value-type="string">
            <text:p>test1_cube_B_BB</text:p>
          </table:table-cell>
          <table:table-cell office:value-type="float" office:value="5.034291983" calcext:value-type="float">
            <text:p>5.034291983</text:p>
          </table:table-cell>
          <table:table-cell office:value-type="float" office:value="4.861982545" calcext:value-type="float">
            <text:p>4.861982545</text:p>
          </table:table-cell>
          <table:table-cell office:value-type="float" office:value="4.869939213" calcext:value-type="float">
            <text:p>4.869939213</text:p>
          </table:table-cell>
          <table:table-cell office:value-type="float" office:value="4.851392039" calcext:value-type="float">
            <text:p>4.851392039</text:p>
          </table:table-cell>
          <table:table-cell office:value-type="float" office:value="4.844970291" calcext:value-type="float">
            <text:p>4.844970291</text:p>
          </table:table-cell>
          <table:table-cell office:value-type="float" office:value="4.857463456" calcext:value-type="float">
            <text:p>4.857463456</text:p>
          </table:table-cell>
          <table:table-cell office:value-type="float" office:value="4.960006947" calcext:value-type="float">
            <text:p>4.960006947</text:p>
          </table:table-cell>
          <table:table-cell office:value-type="float" office:value="4.898640138" calcext:value-type="float">
            <text:p>4.898640138</text:p>
          </table:table-cell>
          <table:table-cell office:value-type="float" office:value="5.058929525" calcext:value-type="float">
            <text:p>5.058929525</text:p>
          </table:table-cell>
          <table:table-cell office:value-type="float" office:value="5.037998138" calcext:value-type="float">
            <text:p>5.037998138</text:p>
          </table:table-cell>
          <table:table-cell/>
          <table:table-cell table:formula="of:=SUM([.C50];[.E50:.L50])/9" office:value-type="float" office:value="4.93484797" calcext:value-type="float">
            <text:p>4.93484797</text:p>
          </table:table-cell>
          <table:table-cell table:formula="of:=[.N50]-MIN([.C50];[.E50:.L50])" office:value-type="float" office:value="0.0898776789999998" calcext:value-type="float">
            <text:p>0.089877679</text:p>
          </table:table-cell>
          <table:table-cell table:formula="of:=MAX([.C50];[.E50:.L50])-[.O50]" office:value-type="float" office:value="4.969051846" calcext:value-type="float">
            <text:p>4.969051846</text:p>
          </table:table-cell>
        </table:table-row>
        <table:table-row table:style-name="ro1">
          <table:table-cell/>
          <table:table-cell office:value-type="string" calcext:value-type="string">
            <text:p>test1_cube_B_BIHtree</text:p>
          </table:table-cell>
          <table:table-cell office:value-type="float" office:value="12.013354638" calcext:value-type="float">
            <text:p>12.013354638</text:p>
          </table:table-cell>
          <table:table-cell office:value-type="float" office:value="12.256164954" calcext:value-type="float">
            <text:p>12.256164954</text:p>
          </table:table-cell>
          <table:table-cell office:value-type="float" office:value="12.235270118" calcext:value-type="float">
            <text:p>12.235270118</text:p>
          </table:table-cell>
          <table:table-cell office:value-type="float" office:value="12.383377986" calcext:value-type="float">
            <text:p>12.383377986</text:p>
          </table:table-cell>
          <table:table-cell office:value-type="float" office:value="12.153897489" calcext:value-type="float">
            <text:p>12.153897489</text:p>
          </table:table-cell>
          <table:table-cell office:value-type="float" office:value="12.35096193" calcext:value-type="float">
            <text:p>12.35096193</text:p>
          </table:table-cell>
          <table:table-cell office:value-type="float" office:value="12.175586053" calcext:value-type="float">
            <text:p>12.175586053</text:p>
          </table:table-cell>
          <table:table-cell office:value-type="float" office:value="12.007446864" calcext:value-type="float">
            <text:p>12.007446864</text:p>
          </table:table-cell>
          <table:table-cell office:value-type="float" office:value="12.169362095" calcext:value-type="float">
            <text:p>12.169362095</text:p>
          </table:table-cell>
          <table:table-cell office:value-type="float" office:value="11.994881408" calcext:value-type="float">
            <text:p>11.994881408</text:p>
          </table:table-cell>
          <table:table-cell/>
          <table:table-cell table:formula="of:=SUM([.C51];[.E51:.L51])/9" office:value-type="float" office:value="12.1649042867778" calcext:value-type="float">
            <text:p>12.1649042868</text:p>
          </table:table-cell>
          <table:table-cell table:formula="of:=[.N51]-MIN([.C51];[.E51:.L51])" office:value-type="float" office:value="0.170022878777777" calcext:value-type="float">
            <text:p>0.1700228788</text:p>
          </table:table-cell>
          <table:table-cell table:formula="of:=MAX([.C51];[.E51:.L51])-[.O51]" office:value-type="float" office:value="12.2133551072222" calcext:value-type="float">
            <text:p>12.2133551072</text:p>
          </table:table-cell>
        </table:table-row>
        <table:table-row table:style-name="ro1">
          <table:table-cell table:number-columns-repeated="13"/>
          <table:table-cell table:formula="of:=SUM([.C52];[.E52:.L52])/9" office:value-type="float" office:value="0" calcext:value-type="float">
            <text:p>0</text:p>
          </table:table-cell>
          <table:table-cell table:formula="of:=[.N52]-MIN([.C52];[.E52:.L52])" office:value-type="float" office:value="0" calcext:value-type="float">
            <text:p>0</text:p>
          </table:table-cell>
          <table:table-cell table:formula="of:=MAX([.C52];[.E52:.L52])-[.O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Prolongation algorithm</text:p>
          </table:table-cell>
          <table:table-cell table:number-columns-repeated="11"/>
          <table:table-cell table:formula="of:=SUM([.C53];[.E53:.L53])/9" office:value-type="float" office:value="0" calcext:value-type="float">
            <text:p>0</text:p>
          </table:table-cell>
          <table:table-cell table:formula="of:=[.N53]-MIN([.C53];[.E53:.L53])" office:value-type="float" office:value="0" calcext:value-type="float">
            <text:p>0</text:p>
          </table:table-cell>
          <table:table-cell table:formula="of:=MAX([.C53];[.E53:.L53])-[.O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A</text:p>
          </table:table-cell>
          <table:table-cell office:value-type="float" office:value="2.159116653" calcext:value-type="float">
            <text:p>2.159116653</text:p>
          </table:table-cell>
          <table:table-cell office:value-type="float" office:value="3.448875259" calcext:value-type="float">
            <text:p>3.448875259</text:p>
          </table:table-cell>
          <table:table-cell office:value-type="float" office:value="2.366859759" calcext:value-type="float">
            <text:p>2.366859759</text:p>
          </table:table-cell>
          <table:table-cell office:value-type="float" office:value="2.23627366" calcext:value-type="float">
            <text:p>2.23627366</text:p>
          </table:table-cell>
          <table:table-cell office:value-type="float" office:value="2.221744749" calcext:value-type="float">
            <text:p>2.221744749</text:p>
          </table:table-cell>
          <table:table-cell office:value-type="float" office:value="2.188959071" calcext:value-type="float">
            <text:p>2.188959071</text:p>
          </table:table-cell>
          <table:table-cell office:value-type="float" office:value="2.214278655" calcext:value-type="float">
            <text:p>2.214278655</text:p>
          </table:table-cell>
          <table:table-cell office:value-type="float" office:value="2.154852373" calcext:value-type="float">
            <text:p>2.154852373</text:p>
          </table:table-cell>
          <table:table-cell office:value-type="float" office:value="2.196919718" calcext:value-type="float">
            <text:p>2.196919718</text:p>
          </table:table-cell>
          <table:table-cell office:value-type="float" office:value="2.158066826" calcext:value-type="float">
            <text:p>2.158066826</text:p>
          </table:table-cell>
          <table:table-cell/>
          <table:table-cell table:formula="of:=SUM([.C54];[.E54:.L54])/9" office:value-type="float" office:value="2.21078571822222" calcext:value-type="float">
            <text:p>2.2107857182</text:p>
          </table:table-cell>
          <table:table-cell table:formula="of:=[.N54]-MIN([.C54];[.E54:.L54])" office:value-type="float" office:value="0.0559333452222219" calcext:value-type="float">
            <text:p>0.0559333452</text:p>
          </table:table-cell>
          <table:table-cell table:formula="of:=MAX([.C54];[.E54:.L54])-[.O54]" office:value-type="float" office:value="2.31092641377778" calcext:value-type="float">
            <text:p>2.3109264138</text:p>
          </table:table-cell>
        </table:table-row>
        <table:table-row table:style-name="ro1">
          <table:table-cell/>
          <table:table-cell office:value-type="string" calcext:value-type="string">
            <text:p>test1_cube_A_BB</text:p>
          </table:table-cell>
          <table:table-cell office:value-type="float" office:value="2.120170932" calcext:value-type="float">
            <text:p>2.120170932</text:p>
          </table:table-cell>
          <table:table-cell office:value-type="float" office:value="2.112671275" calcext:value-type="float">
            <text:p>2.112671275</text:p>
          </table:table-cell>
          <table:table-cell office:value-type="float" office:value="2.120065315" calcext:value-type="float">
            <text:p>2.120065315</text:p>
          </table:table-cell>
          <table:table-cell office:value-type="float" office:value="2.12601176" calcext:value-type="float">
            <text:p>2.12601176</text:p>
          </table:table-cell>
          <table:table-cell office:value-type="float" office:value="2.198138824" calcext:value-type="float">
            <text:p>2.198138824</text:p>
          </table:table-cell>
          <table:table-cell office:value-type="float" office:value="2.10643423" calcext:value-type="float">
            <text:p>2.10643423</text:p>
          </table:table-cell>
          <table:table-cell office:value-type="float" office:value="2.123783285" calcext:value-type="float">
            <text:p>2.123783285</text:p>
          </table:table-cell>
          <table:table-cell office:value-type="float" office:value="2.117657644" calcext:value-type="float">
            <text:p>2.117657644</text:p>
          </table:table-cell>
          <table:table-cell office:value-type="float" office:value="2.10455065" calcext:value-type="float">
            <text:p>2.10455065</text:p>
          </table:table-cell>
          <table:table-cell office:value-type="float" office:value="2.112633706" calcext:value-type="float">
            <text:p>2.112633706</text:p>
          </table:table-cell>
          <table:table-cell/>
          <table:table-cell table:formula="of:=SUM([.C55];[.E55:.L55])/9" office:value-type="float" office:value="2.12549403844444" calcext:value-type="float">
            <text:p>2.1254940384</text:p>
          </table:table-cell>
          <table:table-cell table:formula="of:=[.N55]-MIN([.C55];[.E55:.L55])" office:value-type="float" office:value="0.0209433884444445" calcext:value-type="float">
            <text:p>0.0209433884</text:p>
          </table:table-cell>
          <table:table-cell table:formula="of:=MAX([.C55];[.E55:.L55])-[.O55]" office:value-type="float" office:value="2.17719543555556" calcext:value-type="float">
            <text:p>2.1771954356</text:p>
          </table:table-cell>
        </table:table-row>
        <table:table-row table:style-name="ro1">
          <table:table-cell/>
          <table:table-cell office:value-type="string" calcext:value-type="string">
            <text:p>test1_cube_A_BIHtree</text:p>
          </table:table-cell>
          <table:table-cell table:number-columns-repeated="11"/>
          <table:table-cell table:formula="of:=SUM([.C56];[.E56:.L56])/9" office:value-type="float" office:value="0" calcext:value-type="float">
            <text:p>0</text:p>
          </table:table-cell>
          <table:table-cell table:formula="of:=[.N56]-MIN([.C56];[.E56:.L56])" office:value-type="float" office:value="0" calcext:value-type="float">
            <text:p>0</text:p>
          </table:table-cell>
          <table:table-cell table:formula="of:=MAX([.C56];[.E56:.L56])-[.O5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st1_cube_B</text:p>
          </table:table-cell>
          <table:table-cell office:value-type="float" office:value="5.102730057" calcext:value-type="float">
            <text:p>5.102730057</text:p>
          </table:table-cell>
          <table:table-cell office:value-type="float" office:value="5.174937575" calcext:value-type="float">
            <text:p>5.174937575</text:p>
          </table:table-cell>
          <table:table-cell office:value-type="float" office:value="5.125184465" calcext:value-type="float">
            <text:p>5.125184465</text:p>
          </table:table-cell>
          <table:table-cell office:value-type="float" office:value="5.120947982" calcext:value-type="float">
            <text:p>5.120947982</text:p>
          </table:table-cell>
          <table:table-cell office:value-type="float" office:value="5.18587497" calcext:value-type="float">
            <text:p>5.18587497</text:p>
          </table:table-cell>
          <table:table-cell office:value-type="float" office:value="5.227528101" calcext:value-type="float">
            <text:p>5.227528101</text:p>
          </table:table-cell>
          <table:table-cell office:value-type="float" office:value="5.344582502" calcext:value-type="float">
            <text:p>5.344582502</text:p>
          </table:table-cell>
          <table:table-cell office:value-type="float" office:value="8.180824171" calcext:value-type="float">
            <text:p>8.180824171</text:p>
          </table:table-cell>
          <table:table-cell office:value-type="float" office:value="5.125938103" calcext:value-type="float">
            <text:p>5.125938103</text:p>
          </table:table-cell>
          <table:table-cell office:value-type="float" office:value="5.284899154" calcext:value-type="float">
            <text:p>5.284899154</text:p>
          </table:table-cell>
          <table:table-cell/>
          <table:table-cell table:formula="of:=SUM([.C57];[.E57:.L57])/9" office:value-type="float" office:value="5.52205661166667" calcext:value-type="float">
            <text:p>5.5220566117</text:p>
          </table:table-cell>
          <table:table-cell table:formula="of:=[.N57]-MIN([.C57];[.E57:.L57])" office:value-type="float" office:value="0.419326554666667" calcext:value-type="float">
            <text:p>0.4193265547</text:p>
          </table:table-cell>
          <table:table-cell table:formula="of:=MAX([.C57];[.E57:.L57])-[.O57]" office:value-type="float" office:value="7.76149761633333" calcext:value-type="float">
            <text:p>7.7614976163</text:p>
          </table:table-cell>
        </table:table-row>
        <table:table-row table:style-name="ro1">
          <table:table-cell/>
          <table:table-cell office:value-type="string" calcext:value-type="string">
            <text:p>test1_cube_B_BB</text:p>
          </table:table-cell>
          <table:table-cell office:value-type="float" office:value="5.023993212" calcext:value-type="float">
            <text:p>5.023993212</text:p>
          </table:table-cell>
          <table:table-cell office:value-type="float" office:value="4.851509533" calcext:value-type="float">
            <text:p>4.851509533</text:p>
          </table:table-cell>
          <table:table-cell office:value-type="float" office:value="4.859828568" calcext:value-type="float">
            <text:p>4.859828568</text:p>
          </table:table-cell>
          <table:table-cell office:value-type="float" office:value="4.841415934" calcext:value-type="float">
            <text:p>4.841415934</text:p>
          </table:table-cell>
          <table:table-cell office:value-type="float" office:value="4.83490381" calcext:value-type="float">
            <text:p>4.83490381</text:p>
          </table:table-cell>
          <table:table-cell office:value-type="float" office:value="4.847536412" calcext:value-type="float">
            <text:p>4.847536412</text:p>
          </table:table-cell>
          <table:table-cell office:value-type="float" office:value="4.950066593" calcext:value-type="float">
            <text:p>4.950066593</text:p>
          </table:table-cell>
          <table:table-cell office:value-type="float" office:value="4.888679182" calcext:value-type="float">
            <text:p>4.888679182</text:p>
          </table:table-cell>
          <table:table-cell office:value-type="float" office:value="5.048341471" calcext:value-type="float">
            <text:p>5.048341471</text:p>
          </table:table-cell>
          <table:table-cell office:value-type="float" office:value="5.027472076" calcext:value-type="float">
            <text:p>5.027472076</text:p>
          </table:table-cell>
          <table:table-cell/>
          <table:table-cell table:formula="of:=SUM([.C58];[.E58:.L58])/9" office:value-type="float" office:value="4.92469302866667" calcext:value-type="float">
            <text:p>4.9246930287</text:p>
          </table:table-cell>
          <table:table-cell table:formula="of:=[.N58]-MIN([.C58];[.E58:.L58])" office:value-type="float" office:value="0.0897892186666667" calcext:value-type="float">
            <text:p>0.0897892187</text:p>
          </table:table-cell>
          <table:table-cell table:formula="of:=MAX([.C58];[.E58:.L58])-[.O58]" office:value-type="float" office:value="4.95855225233333" calcext:value-type="float">
            <text:p>4.9585522523</text:p>
          </table:table-cell>
        </table:table-row>
        <table:table-row table:style-name="ro1">
          <table:table-cell/>
          <table:table-cell office:value-type="string" calcext:value-type="string">
            <text:p>test1_cube_B_BIHtree</text:p>
          </table:table-cell>
          <table:table-cell table:number-columns-repeated="1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Computed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ersections 2D-3D</text:p>
          </table:table-cell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Elm iteration</text:p>
          </table:table-cell>
          <table:table-cell office:value-type="string" calcext:value-type="string">
            <text:p>BB iteration</text:p>
          </table:table-cell>
          <table:table-cell office:value-type="string" calcext:value-type="string">
            <text:p>prolongation</text:p>
          </table:table-cell>
          <table:table-cell/>
          <table:table-cell office:value-type="string" calcext:value-type="string">
            <text:p>alg – init</text:p>
          </table:table-cell>
          <table:table-cell office:value-type="string" calcext:value-type="string">
            <text:p>ratio to BI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1_cube_A</text:p>
          </table:table-cell>
          <table:table-cell table:formula="of:=[.N6]" office:value-type="float" office:value="3.88415598944444" calcext:value-type="float">
            <text:p>3.8841559894</text:p>
          </table:table-cell>
          <table:table-cell/>
          <table:table-cell table:formula="of:=[.N14]" office:value-type="float" office:value="3.50790134022222" calcext:value-type="float">
            <text:p>3.5079013402</text:p>
          </table:table-cell>
          <table:table-cell table:formula="of:=[.N22]" office:value-type="float" office:value="0.398813585666667" calcext:value-type="float">
            <text:p>0.3988135857</text:p>
          </table:table-cell>
          <table:table-cell table:formula="of:=[.N38]" office:value-type="float" office:value="2.22438399133333" calcext:value-type="float">
            <text:p>2.2243839913</text:p>
          </table:table-cell>
          <table:table-cell table:formula="of:=[.N46]" office:value-type="float" office:value="2.21359223866667" calcext:value-type="float">
            <text:p>2.2135922387</text:p>
          </table:table-cell>
          <table:table-cell table:formula="of:=[.N54]" office:value-type="float" office:value="2.21078571822222" calcext:value-type="float">
            <text:p>2.2107857182</text:p>
          </table:table-cell>
          <table:table-cell/>
          <table:table-cell table:style-name="ce2" table:formula="of:=[.E69]-[.F69]" office:value-type="float" office:value="3.10908775455556" calcext:value-type="float">
            <text:p>3.109</text:p>
          </table:table-cell>
          <table:table-cell table:formula="of:=[.K69]/[.K71]" office:value-type="float" office:value="0.43863553202281" calcext:value-type="float">
            <text:p>0.438635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1_cube_A_BB</text:p>
          </table:table-cell>
          <table:table-cell table:formula="of:=[.N7]" office:value-type="float" office:value="2.89897922122222" calcext:value-type="float">
            <text:p>2.8989792212</text:p>
          </table:table-cell>
          <table:table-cell/>
          <table:table-cell table:formula="of:=[.N15]" office:value-type="float" office:value="2.52852573011111" calcext:value-type="float">
            <text:p>2.5285257301</text:p>
          </table:table-cell>
          <table:table-cell table:formula="of:=[.N23]" office:value-type="float" office:value="0.389881089555556" calcext:value-type="float">
            <text:p>0.3898810896</text:p>
          </table:table-cell>
          <table:table-cell table:formula="of:=[.N39]" office:value-type="float" office:value="2.13852200744444" calcext:value-type="float">
            <text:p>2.1385220074</text:p>
          </table:table-cell>
          <table:table-cell table:formula="of:=[.N47]" office:value-type="float" office:value="2.12811141155556" calcext:value-type="float">
            <text:p>2.1281114116</text:p>
          </table:table-cell>
          <table:table-cell table:formula="of:=[.N55]" office:value-type="float" office:value="2.12549403844444" calcext:value-type="float">
            <text:p>2.1254940384</text:p>
          </table:table-cell>
          <table:table-cell/>
          <table:table-cell table:style-name="ce2"/>
          <table:table-cell table:formula="of:=[.E70]/[.K71]" office:value-type="float" office:value="0.356728827366018" calcext:value-type="float">
            <text:p>0.35672882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1_cube_A_BIHtree</text:p>
          </table:table-cell>
          <table:table-cell table:formula="of:=[.N8]" office:value-type="float" office:value="7.69539079155556" calcext:value-type="float">
            <text:p>7.6953907916</text:p>
          </table:table-cell>
          <table:table-cell/>
          <table:table-cell table:formula="of:=[.N16]" office:value-type="float" office:value="7.46416560977778" calcext:value-type="float">
            <text:p>7.4641656098</text:p>
          </table:table-cell>
          <table:table-cell table:formula="of:=[.N24]" office:value-type="float" office:value="0.376076461555556" calcext:value-type="float">
            <text:p>0.3760764616</text:p>
          </table:table-cell>
          <table:table-cell table:formula="of:=[.N40]" office:value-type="float" office:value="6.26075422366667" calcext:value-type="float">
            <text:p>6.2607542237</text:p>
          </table:table-cell>
          <table:table-cell table:formula="of:=[.N48]" office:value-type="float" office:value="6.09580768077778" calcext:value-type="float">
            <text:p>6.0958076808</text:p>
          </table:table-cell>
          <table:table-cell table:formula="of:=[.N56]" office:value-type="float" office:value="0" calcext:value-type="float">
            <text:p>0</text:p>
          </table:table-cell>
          <table:table-cell/>
          <table:table-cell table:style-name="ce2" table:formula="of:=[.E71]-[.F71]" office:value-type="float" office:value="7.08808914822222" calcext:value-type="float">
            <text:p>7.088</text:p>
          </table:table-cell>
          <table:table-cell table:formula="of:=[.K71]/[.K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1_cube_B</text:p>
          </table:table-cell>
          <table:table-cell table:formula="of:=[.N9]" office:value-type="float" office:value="7.95837298755556" calcext:value-type="float">
            <text:p>7.9583729876</text:p>
          </table:table-cell>
          <table:table-cell/>
          <table:table-cell table:formula="of:=[.N17]" office:value-type="float" office:value="6.985965711" calcext:value-type="float">
            <text:p>6.985965711</text:p>
          </table:table-cell>
          <table:table-cell table:formula="of:=[.N25]" office:value-type="float" office:value="0.455550224666667" calcext:value-type="float">
            <text:p>0.4555502247</text:p>
          </table:table-cell>
          <table:table-cell table:formula="of:=[.N41]" office:value-type="float" office:value="5.53432129533333" calcext:value-type="float">
            <text:p>5.5343212953</text:p>
          </table:table-cell>
          <table:table-cell table:formula="of:=[.N49]" office:value-type="float" office:value="5.52323182755556" calcext:value-type="float">
            <text:p>5.5232318276</text:p>
          </table:table-cell>
          <table:table-cell table:formula="of:=[.N57]" office:value-type="float" office:value="5.52205661166667" calcext:value-type="float">
            <text:p>5.5220566117</text:p>
          </table:table-cell>
          <table:table-cell/>
          <table:table-cell table:style-name="ce2" table:formula="of:=[.E72]-[.F72]" office:value-type="float" office:value="6.53041548633333" calcext:value-type="float">
            <text:p>6.530</text:p>
          </table:table-cell>
          <table:table-cell table:formula="of:=[.K72]/[.K74]" office:value-type="float" office:value="0.482340117560256" calcext:value-type="float">
            <text:p>0.4823401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1_cube_B_BB</text:p>
          </table:table-cell>
          <table:table-cell table:formula="of:=[.N10]" office:value-type="float" office:value="6.19961559466667" calcext:value-type="float">
            <text:p>6.1996155947</text:p>
          </table:table-cell>
          <table:table-cell/>
          <table:table-cell table:formula="of:=[.N18]" office:value-type="float" office:value="5.344746143" calcext:value-type="float">
            <text:p>5.344746143</text:p>
          </table:table-cell>
          <table:table-cell table:formula="of:=[.N26]" office:value-type="float" office:value="0.398303234" calcext:value-type="float">
            <text:p>0.398303234</text:p>
          </table:table-cell>
          <table:table-cell table:formula="of:=[.N42]" office:value-type="float" office:value="4.94613719977778" calcext:value-type="float">
            <text:p>4.9461371998</text:p>
          </table:table-cell>
          <table:table-cell table:formula="of:=[.N50]" office:value-type="float" office:value="4.93484797" calcext:value-type="float">
            <text:p>4.93484797</text:p>
          </table:table-cell>
          <table:table-cell table:formula="of:=[.N58]" office:value-type="float" office:value="4.92469302866667" calcext:value-type="float">
            <text:p>4.9246930287</text:p>
          </table:table-cell>
          <table:table-cell/>
          <table:table-cell table:style-name="ce2"/>
          <table:table-cell table:formula="of:=[.E73]/[.K74]" office:value-type="float" office:value="0.39476592084217" calcext:value-type="float">
            <text:p>0.3947659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1_cube_B_BIHtree</text:p>
          </table:table-cell>
          <table:table-cell table:formula="of:=[.N11]" office:value-type="float" office:value="14.4771554805556" calcext:value-type="float">
            <text:p>14.4771554806</text:p>
          </table:table-cell>
          <table:table-cell/>
          <table:table-cell table:formula="of:=[.N19]" office:value-type="float" office:value="13.9583396551111" calcext:value-type="float">
            <text:p>13.9583396551</text:p>
          </table:table-cell>
          <table:table-cell table:formula="of:=[.N27]" office:value-type="float" office:value="0.419313460555556" calcext:value-type="float">
            <text:p>0.4193134606</text:p>
          </table:table-cell>
          <table:table-cell table:formula="of:=[.N43]" office:value-type="float" office:value="12.6757173217778" calcext:value-type="float">
            <text:p>12.6757173218</text:p>
          </table:table-cell>
          <table:table-cell table:formula="of:=[.N51]" office:value-type="float" office:value="12.1649042867778" calcext:value-type="float">
            <text:p>12.1649042868</text:p>
          </table:table-cell>
          <table:table-cell table:formula="of:=[.N59]" office:value-type="float" office:value="0" calcext:value-type="float">
            <text:p>0</text:p>
          </table:table-cell>
          <table:table-cell/>
          <table:table-cell table:style-name="ce2" table:formula="of:=[.E74]-[.F74]" office:value-type="float" office:value="13.5390261945556" calcext:value-type="float">
            <text:p>13.539</text:p>
          </table:table-cell>
          <table:table-cell table:formula="of:=[.K74]/[.K74]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it (BIH or BB)</text:p>
          </table:table-cell>
          <table:table-cell office:value-type="string" calcext:value-type="string">
            <text:p>Element iterations</text:p>
          </table:table-cell>
          <table:table-cell office:value-type="string" calcext:value-type="string">
            <text:p>Prolongation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H search</text:p>
          </table:table-cell>
          <table:table-cell table:style-name="ce2" table:formula="of:=[.N30]" office:value-type="float" office:value="0.862210069888889" calcext:value-type="float">
            <text:p>0.862</text:p>
          </table:table-cell>
          <table:table-cell table:style-name="ce2" table:formula="of:=[.N38]-[.N54]" office:value-type="float" office:value="0.0135982731111106" calcext:value-type="float">
            <text:p>0.014</text:p>
          </table:table-cell>
          <table:table-cell table:style-name="ce2" table:formula="of:=[.N54]" office:value-type="float" office:value="2.21078571822222" calcext:value-type="float">
            <text:p>2.211</text:p>
          </table:table-cell>
          <table:table-cell table:style-name="ce2" table:formula="of:=SUM([.C101:.E101])" office:value-type="float" office:value="3.08659406122222" calcext:value-type="float">
            <text:p>3.08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B search</text:p>
          </table:table-cell>
          <table:table-cell table:style-name="ce2" table:formula="of:=[.N23]" office:value-type="float" office:value="0.389881089555556" calcext:value-type="float">
            <text:p>0.390</text:p>
          </table:table-cell>
          <table:table-cell table:style-name="ce2" table:formula="of:=[.N39]-[.N55]" office:value-type="float" office:value="0.0130279689999995" calcext:value-type="float">
            <text:p>0.013</text:p>
          </table:table-cell>
          <table:table-cell table:style-name="ce2" table:formula="of:=[.N55]" office:value-type="float" office:value="2.12549403844444" calcext:value-type="float">
            <text:p>2.125</text:p>
          </table:table-cell>
          <table:table-cell table:style-name="ce2" table:formula="of:=SUM([.C102:.E102])" office:value-type="float" office:value="2.528403097" calcext:value-type="float">
            <text:p>2.5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H only</text:p>
          </table:table-cell>
          <table:table-cell table:style-name="ce2" table:formula="of:=[.N32]" office:value-type="float" office:value="0.804735835" calcext:value-type="float">
            <text:p>0.805</text:p>
          </table:table-cell>
          <table:table-cell table:style-name="ce2" table:formula="of:=[.N40]-[.N56]" office:value-type="float" office:value="6.26075422366667" calcext:value-type="float">
            <text:p>6.261</text:p>
          </table:table-cell>
          <table:table-cell table:style-name="ce2" table:formula="of:=[.N56]" office:value-type="float" office:value="0" calcext:value-type="float">
            <text:p>0.000</text:p>
          </table:table-cell>
          <table:table-cell table:style-name="ce2" table:formula="of:=SUM([.C103:.E103])" office:value-type="float" office:value="7.06549005866667" calcext:value-type="float">
            <text:p>7.06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H search</text:p>
          </table:table-cell>
          <table:table-cell table:style-name="ce2" table:formula="of:=[.N33]" office:value-type="float" office:value="0.971257764222222" calcext:value-type="float">
            <text:p>0.971</text:p>
          </table:table-cell>
          <table:table-cell table:style-name="ce2" table:formula="of:=[.N41]-[.N57]" office:value-type="float" office:value="0.0122646836666656" calcext:value-type="float">
            <text:p>0.012</text:p>
          </table:table-cell>
          <table:table-cell table:style-name="ce2" table:formula="of:=[.N57]" office:value-type="float" office:value="5.52205661166667" calcext:value-type="float">
            <text:p>5.522</text:p>
          </table:table-cell>
          <table:table-cell table:style-name="ce2" table:formula="of:=SUM([.C104:.E104])" office:value-type="float" office:value="6.50557905955555" calcext:value-type="float">
            <text:p>6.50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B search</text:p>
          </table:table-cell>
          <table:table-cell table:style-name="ce2" table:formula="of:=[.N26]" office:value-type="float" office:value="0.398303234" calcext:value-type="float">
            <text:p>0.398</text:p>
          </table:table-cell>
          <table:table-cell table:style-name="ce2" table:formula="of:=[.N42]-[.N58]" office:value-type="float" office:value="0.0214441711111109" calcext:value-type="float">
            <text:p>0.021</text:p>
          </table:table-cell>
          <table:table-cell table:style-name="ce2" table:formula="of:=[.N58]" office:value-type="float" office:value="4.92469302866667" calcext:value-type="float">
            <text:p>4.925</text:p>
          </table:table-cell>
          <table:table-cell table:style-name="ce2" table:formula="of:=SUM([.C105:.E105])" office:value-type="float" office:value="5.34444043377778" calcext:value-type="float">
            <text:p>5.34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IH only</text:p>
          </table:table-cell>
          <table:table-cell table:style-name="ce2" table:formula="of:=[.N35]" office:value-type="float" office:value="0.841144760111111" calcext:value-type="float">
            <text:p>0.841</text:p>
          </table:table-cell>
          <table:table-cell table:style-name="ce2" table:formula="of:=[.N43]-[.N59]" office:value-type="float" office:value="12.6757173217778" calcext:value-type="float">
            <text:p>12.676</text:p>
          </table:table-cell>
          <table:table-cell table:style-name="ce2" table:formula="of:=[.N59]" office:value-type="float" office:value="0" calcext:value-type="float">
            <text:p>0.000</text:p>
          </table:table-cell>
          <table:table-cell table:style-name="ce2" table:formula="of:=SUM([.C106:.E106])" office:value-type="float" office:value="13.5168620818889" calcext:value-type="float">
            <text:p>13.517</text:p>
          </table:table-cell>
          <table:table-cell table:number-columns-repeated="10"/>
        </table:table-row>
      </table:table>
      <table:table table:name="dolfin" table:style-name="ta1">
        <table:shapes>
          <draw:frame draw:z-index="0" draw:style-name="gr1" draw:text-style-name="P1" svg:width="6.6681in" svg:height="3.6496in" svg:x="1.7894in" svg:y="2.3949in">
            <draw:object draw:notify-on-update-of-ranges="scaling_test1_cube.S38:scaling_test1_cube.S44 dolfin.E5:dolfin.E10 dolfin.B2:dolfin.B2 dolfin.D5:dolfin.D10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number-columns-repeated="14" table:default-cell-style-name="Default"/>
        <table:table-column table:style-name="co20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DOLFIN</text:p>
          </table:table-cell>
          <table:table-cell office:value-type="string" calcext:value-type="string">
            <text:p>test1_cube s 3D puklinami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q_point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n_intersection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q_points</text:p>
          </table:table-cell>
          <table:table-cell office:value-type="string" calcext:value-type="string">
            <text:p>n_intersec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_bulk</text:p>
          </table:table-cell>
          <table:table-cell office:value-type="string" calcext:value-type="string">
            <text:p>n_fract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n_mesh</text:p>
          </table:table-cell>
          <table:table-cell/>
          <table:table-cell office:value-type="string" calcext:value-type="string">
            <text:p>n_intersec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G5:.I5])" office:value-type="float" office:value="2607156" calcext:value-type="float">
            <text:p>2607156</text:p>
          </table:table-cell>
          <table:table-cell table:formula="of:=SUM([.J5:.L5])" office:value-type="float" office:value="80749" calcext:value-type="float">
            <text:p>80749</text:p>
          </table:table-cell>
          <table:table-cell office:value-type="float" office:value="23.798" calcext:value-type="float">
            <text:p>23.798</text:p>
          </table:table-cell>
          <table:table-cell office:value-type="float" office:value="32585" calcext:value-type="float">
            <text:p>32585</text:p>
          </table:table-cell>
          <table:table-cell office:value-type="float" office:value="2521" calcext:value-type="float">
            <text:p>2521</text:p>
          </table:table-cell>
          <table:table-cell office:value-type="float" office:value="1207731" calcext:value-type="float">
            <text:p>1207731</text:p>
          </table:table-cell>
          <table:table-cell office:value-type="float" office:value="152316" calcext:value-type="float">
            <text:p>152316</text:p>
          </table:table-cell>
          <table:table-cell office:value-type="float" office:value="1247109" calcext:value-type="float">
            <text:p>1247109</text:p>
          </table:table-cell>
          <table:table-cell office:value-type="float" office:value="41756" calcext:value-type="float">
            <text:p>41756</text:p>
          </table:table-cell>
          <table:table-cell office:value-type="float" office:value="25867" calcext:value-type="float">
            <text:p>25867</text:p>
          </table:table-cell>
          <table:table-cell office:value-type="float" office:value="13126" calcext:value-type="float">
            <text:p>13126</text:p>
          </table:table-cell>
          <table:table-cell/>
          <table:table-cell table:formula="of:=[.B5]/[.C5]" office:value-type="float" office:value="32.2871614509158" calcext:value-type="float">
            <text:p>32.2871614509</text:p>
          </table:table-cell>
          <table:table-cell office:value-type="float" office:value="33360" calcext:value-type="float">
            <text:p>33360</text:p>
          </table:table-cell>
          <table:table-cell table:formula="of:=[.D5]/3" office:value-type="float" office:value="7.93266666666667" calcext:value-type="float">
            <text:p>7.9326666667</text:p>
          </table:table-cell>
          <table:table-cell office:value-type="float" office:value="127390" calcext:value-type="float">
            <text:p>127390</text:p>
          </table:table-cell>
          <table:table-cell table:formula="of:=[.Q5]/[.C5]" office:value-type="float" office:value="1.5776046762189" calcext:value-type="float">
            <text:p>1.5776046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G6:.I6])" office:value-type="float" office:value="4029909" calcext:value-type="float">
            <text:p>4029909</text:p>
          </table:table-cell>
          <table:table-cell table:formula="of:=SUM([.J6:.L6])" office:value-type="float" office:value="129089" calcext:value-type="float">
            <text:p>129089</text:p>
          </table:table-cell>
          <table:table-cell office:value-type="float" office:value="39.931" calcext:value-type="float">
            <text:p>39.931</text:p>
          </table:table-cell>
          <table:table-cell office:value-type="float" office:value="61995" calcext:value-type="float">
            <text:p>61995</text:p>
          </table:table-cell>
          <table:table-cell office:value-type="float" office:value="3897" calcext:value-type="float">
            <text:p>3897</text:p>
          </table:table-cell>
          <table:table-cell office:value-type="float" office:value="1867848" calcext:value-type="float">
            <text:p>1867848</text:p>
          </table:table-cell>
          <table:table-cell office:value-type="float" office:value="231729" calcext:value-type="float">
            <text:p>231729</text:p>
          </table:table-cell>
          <table:table-cell office:value-type="float" office:value="1930332" calcext:value-type="float">
            <text:p>1930332</text:p>
          </table:table-cell>
          <table:table-cell office:value-type="float" office:value="67462" calcext:value-type="float">
            <text:p>67462</text:p>
          </table:table-cell>
          <table:table-cell office:value-type="float" office:value="40799" calcext:value-type="float">
            <text:p>40799</text:p>
          </table:table-cell>
          <table:table-cell office:value-type="float" office:value="20828" calcext:value-type="float">
            <text:p>20828</text:p>
          </table:table-cell>
          <table:table-cell/>
          <table:table-cell table:formula="of:=[.B6]/[.C6]" office:value-type="float" office:value="31.2180666052104" calcext:value-type="float">
            <text:p>31.2180666052</text:p>
          </table:table-cell>
          <table:table-cell office:value-type="float" office:value="63233" calcext:value-type="float">
            <text:p>63233</text:p>
          </table:table-cell>
          <table:table-cell table:formula="of:=[.D6]/6" office:value-type="float" office:value="6.65516666666667" calcext:value-type="float">
            <text:p>6.6551666667</text:p>
          </table:table-cell>
          <table:table-cell office:value-type="float" office:value="203350" calcext:value-type="float">
            <text:p>203350</text:p>
          </table:table-cell>
          <table:table-cell table:formula="of:=[.Q6]/[.C6]" office:value-type="float" office:value="1.57526977511639" calcext:value-type="float">
            <text:p>1.5752697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G7:.I7])" office:value-type="float" office:value="7164717" calcext:value-type="float">
            <text:p>7164717</text:p>
          </table:table-cell>
          <table:table-cell table:formula="of:=SUM([.J7:.L7])" office:value-type="float" office:value="235985" calcext:value-type="float">
            <text:p>235985</text:p>
          </table:table-cell>
          <table:table-cell office:value-type="float" office:value="69.843" calcext:value-type="float">
            <text:p>69.843</text:p>
          </table:table-cell>
          <table:table-cell office:value-type="float" office:value="154249" calcext:value-type="float">
            <text:p>154249</text:p>
          </table:table-cell>
          <table:table-cell office:value-type="float" office:value="6753" calcext:value-type="float">
            <text:p>6753</text:p>
          </table:table-cell>
          <table:table-cell office:value-type="float" office:value="3318453" calcext:value-type="float">
            <text:p>3318453</text:p>
          </table:table-cell>
          <table:table-cell office:value-type="float" office:value="407127" calcext:value-type="float">
            <text:p>407127</text:p>
          </table:table-cell>
          <table:table-cell office:value-type="float" office:value="3439137" calcext:value-type="float">
            <text:p>3439137</text:p>
          </table:table-cell>
          <table:table-cell office:value-type="float" office:value="122717" calcext:value-type="float">
            <text:p>122717</text:p>
          </table:table-cell>
          <table:table-cell office:value-type="float" office:value="73040" calcext:value-type="float">
            <text:p>73040</text:p>
          </table:table-cell>
          <table:table-cell office:value-type="float" office:value="40228" calcext:value-type="float">
            <text:p>40228</text:p>
          </table:table-cell>
          <table:table-cell/>
          <table:table-cell table:formula="of:=[.B7]/[.C7]" office:value-type="float" office:value="30.360900057207" calcext:value-type="float">
            <text:p>30.3609000572</text:p>
          </table:table-cell>
          <table:table-cell office:value-type="float" office:value="156957" calcext:value-type="float">
            <text:p>156957</text:p>
          </table:table-cell>
          <table:table-cell table:formula="of:=[.D7]/6" office:value-type="float" office:value="11.6405" calcext:value-type="float">
            <text:p>11.6405</text:p>
          </table:table-cell>
          <table:table-cell office:value-type="float" office:value="371100" calcext:value-type="float">
            <text:p>371100</text:p>
          </table:table-cell>
          <table:table-cell table:formula="of:=[.Q7]/[.C7]" office:value-type="float" office:value="1.57255757781215" calcext:value-type="float">
            <text:p>1.5725575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G8:.I8])" office:value-type="float" office:value="9859899" calcext:value-type="float">
            <text:p>9859899</text:p>
          </table:table-cell>
          <table:table-cell table:formula="of:=SUM([.J8:.L8])" office:value-type="float" office:value="332399" calcext:value-type="float">
            <text:p>332399</text:p>
          </table:table-cell>
          <table:table-cell office:value-type="float" office:value="101.45" calcext:value-type="float">
            <text:p>101.45</text:p>
          </table:table-cell>
          <table:table-cell office:value-type="float" office:value="248215" calcext:value-type="float">
            <text:p>248215</text:p>
          </table:table-cell>
          <table:table-cell office:value-type="float" office:value="9580" calcext:value-type="float">
            <text:p>9580</text:p>
          </table:table-cell>
          <table:table-cell office:value-type="float" office:value="4564635" calcext:value-type="float">
            <text:p>4564635</text:p>
          </table:table-cell>
          <table:table-cell office:value-type="float" office:value="559716" calcext:value-type="float">
            <text:p>559716</text:p>
          </table:table-cell>
          <table:table-cell office:value-type="float" office:value="4735548" calcext:value-type="float">
            <text:p>4735548</text:p>
          </table:table-cell>
          <table:table-cell office:value-type="float" office:value="173025" calcext:value-type="float">
            <text:p>173025</text:p>
          </table:table-cell>
          <table:table-cell office:value-type="float" office:value="102403" calcext:value-type="float">
            <text:p>102403</text:p>
          </table:table-cell>
          <table:table-cell office:value-type="float" office:value="56971" calcext:value-type="float">
            <text:p>56971</text:p>
          </table:table-cell>
          <table:table-cell/>
          <table:table-cell table:formula="of:=[.B8]/[.C8]" office:value-type="float" office:value="29.6628419459746" calcext:value-type="float">
            <text:p>29.662841946</text:p>
          </table:table-cell>
          <table:table-cell office:value-type="float" office:value="249493" calcext:value-type="float">
            <text:p>249493</text:p>
          </table:table-cell>
          <table:table-cell table:formula="of:=[.D8]/6" office:value-type="float" office:value="16.9083333333333" calcext:value-type="float">
            <text:p>16.9083333333</text:p>
          </table:table-cell>
          <table:table-cell office:value-type="float" office:value="511430" calcext:value-type="float">
            <text:p>511430</text:p>
          </table:table-cell>
          <table:table-cell table:formula="of:=[.Q8]/[.C8]" office:value-type="float" office:value="1.53860270337757" calcext:value-type="float">
            <text:p>1.5386027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G9:.I9])" office:value-type="float" office:value="15876414" calcext:value-type="float">
            <text:p>15876414</text:p>
          </table:table-cell>
          <table:table-cell table:formula="of:=SUM([.J9:.L9])" office:value-type="float" office:value="538536" calcext:value-type="float">
            <text:p>538536</text:p>
          </table:table-cell>
          <table:table-cell office:value-type="float" office:value="161.55" calcext:value-type="float">
            <text:p>161.55</text:p>
          </table:table-cell>
          <table:table-cell office:value-type="float" office:value="484451" calcext:value-type="float">
            <text:p>484451</text:p>
          </table:table-cell>
          <table:table-cell office:value-type="float" office:value="15159" calcext:value-type="float">
            <text:p>15159</text:p>
          </table:table-cell>
          <table:table-cell office:value-type="float" office:value="7360707" calcext:value-type="float">
            <text:p>7360707</text:p>
          </table:table-cell>
          <table:table-cell office:value-type="float" office:value="876222" calcext:value-type="float">
            <text:p>876222</text:p>
          </table:table-cell>
          <table:table-cell office:value-type="float" office:value="7639485" calcext:value-type="float">
            <text:p>7639485</text:p>
          </table:table-cell>
          <table:table-cell office:value-type="float" office:value="282958" calcext:value-type="float">
            <text:p>282958</text:p>
          </table:table-cell>
          <table:table-cell office:value-type="float" office:value="162652" calcext:value-type="float">
            <text:p>162652</text:p>
          </table:table-cell>
          <table:table-cell office:value-type="float" office:value="92926" calcext:value-type="float">
            <text:p>92926</text:p>
          </table:table-cell>
          <table:table-cell/>
          <table:table-cell table:formula="of:=[.B9]/[.C9]" office:value-type="float" office:value="29.4806920985784" calcext:value-type="float">
            <text:p>29.4806920986</text:p>
          </table:table-cell>
          <table:table-cell office:value-type="float" office:value="499836" calcext:value-type="float">
            <text:p>499836</text:p>
          </table:table-cell>
          <table:table-cell table:formula="of:=[.D9]/6" office:value-type="float" office:value="26.925" calcext:value-type="float">
            <text:p>26.925</text:p>
          </table:table-cell>
          <table:table-cell office:value-type="float" office:value="822800" calcext:value-type="float">
            <text:p>822800</text:p>
          </table:table-cell>
          <table:table-cell table:formula="of:=[.Q9]/[.C9]" office:value-type="float" office:value="1.52784586360058" calcext:value-type="float">
            <text:p>1.5278458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G10:.I10])" office:value-type="float" office:value="27320328" calcext:value-type="float">
            <text:p>27320328</text:p>
          </table:table-cell>
          <table:table-cell table:formula="of:=SUM([.J10:.L10])" office:value-type="float" office:value="933488" calcext:value-type="float">
            <text:p>933488</text:p>
          </table:table-cell>
          <table:table-cell office:value-type="float" office:value="286.71" calcext:value-type="float">
            <text:p>286.71</text:p>
          </table:table-cell>
          <table:table-cell office:value-type="float" office:value="1067480" calcext:value-type="float">
            <text:p>1067480</text:p>
          </table:table-cell>
          <table:table-cell office:value-type="float" office:value="26539" calcext:value-type="float">
            <text:p>26539</text:p>
          </table:table-cell>
          <table:table-cell office:value-type="float" office:value="12691731" calcext:value-type="float">
            <text:p>12691731</text:p>
          </table:table-cell>
          <table:table-cell office:value-type="float" office:value="1466805" calcext:value-type="float">
            <text:p>1466805</text:p>
          </table:table-cell>
          <table:table-cell office:value-type="float" office:value="13161792" calcext:value-type="float">
            <text:p>13161792</text:p>
          </table:table-cell>
          <table:table-cell office:value-type="float" office:value="500342" calcext:value-type="float">
            <text:p>500342</text:p>
          </table:table-cell>
          <table:table-cell office:value-type="float" office:value="276459" calcext:value-type="float">
            <text:p>276459</text:p>
          </table:table-cell>
          <table:table-cell office:value-type="float" office:value="156687" calcext:value-type="float">
            <text:p>156687</text:p>
          </table:table-cell>
          <table:table-cell/>
          <table:table-cell table:formula="of:=[.B10]/[.C10]" office:value-type="float" office:value="29.2669300515915" calcext:value-type="float">
            <text:p>29.2669300516</text:p>
          </table:table-cell>
          <table:table-cell office:value-type="float" office:value="1077422" calcext:value-type="float">
            <text:p>1077422</text:p>
          </table:table-cell>
          <table:table-cell table:formula="of:=[.D10]/6" office:value-type="float" office:value="47.785" calcext:value-type="float">
            <text:p>47.785</text:p>
          </table:table-cell>
          <table:table-cell office:value-type="float" office:value="1386950" calcext:value-type="float">
            <text:p>1386950</text:p>
          </table:table-cell>
          <table:table-cell table:formula="of:=[.Q10]/[.C10]" office:value-type="float" office:value="1.48577164355621" calcext:value-type="float">
            <text:p>1.4857716436</text:p>
          </table:table-cell>
        </table:table-row>
        <table:table-row table:style-name="ro1">
          <table:table-cell table:number-columns-repeated="16"/>
          <table:table-cell office:value-type="float" office:value="2042090" calcext:value-type="float">
            <text:p>20420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3:27:42.657332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Exner</meta:initial-creator>
    <meta:creation-date>2016-05-01T15:51:21.671227564</meta:creation-date>
    <meta:generator>LibreOffice/4.2.8.2$Linux_X86_64 LibreOffice_project/420m0$Build-2</meta:generator>
    <dc:date>2016-06-08T14:00:03.929711075</dc:date>
    <meta:editing-duration>PT1H2M51S</meta:editing-duration>
    <meta:editing-cycles>12</meta:editing-cycles>
    <meta:document-statistic meta:table-count="7" meta:cell-count="2080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7cm" svg:y="0.034cm" chart:style-name="ch2">
          <text:p>Algorithm comparison</text:p>
        </chart:title>
        <chart:subtitle svg:x="6.478cm" svg:y="0.893cm" chart:style-name="ch3">
          <text:p>Bedřichov Extend</text:p>
        </chart:subtitle>
        <chart:legend chart:legend-position="bottom" svg:x="4.376cm" svg:y="8.164cm" style:legend-expansion="wide" chart:style-name="ch4"/>
        <chart:plot-area chart:style-name="ch5" table:cell-range-address="Sheet1.A17:Sheet1.A19 Sheet1.M38:Sheet1.M40" chart:data-source-has-labels="column" svg:x="1.08cm" svg:y="1.521cm" svg:width="14.755cm" svg:height="6.405cm">
          <chartooo:coordinate-region svg:x="1.701cm" svg:y="1.72cm" svg:width="14.134cm" svg:height="6.007cm"/>
          <chart:axis chart:dimension="x" chart:name="primary-x" chart:style-name="ch6"/>
          <chart:axis chart:dimension="y" chart:name="primary-y" chart:style-name="ch7">
            <chart:title svg:x="0.149cm" svg:y="5.198cm" chart:style-name="ch8">
              <text:p>Time [s]</text:p>
            </chart:title>
            <chart:grid chart:style-name="ch9" chart:class="major"/>
          </chart:axis>
          <chart:series chart:style-name="ch10" chart:values-cell-range-address="Sheet1.M38:Sheet1.M38" chart:label-cell-address="Sheet1.A17:Sheet1.A17" chart:class="chart:bar">
            <chart:data-point/>
          </chart:series>
          <chart:series chart:style-name="ch11" chart:values-cell-range-address="Sheet1.M39:Sheet1.M39" chart:label-cell-address="Sheet1.A18:Sheet1.A18" chart:class="chart:bar">
            <chart:data-point/>
          </chart:series>
          <chart:series chart:style-name="ch12" chart:values-cell-range-address="Sheet1.M40:Sheet1.M40" chart:label-cell-address="Sheet1.A19:Sheet1.A1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IHsearch</text:p>
                <draw:g>
                  <svg:desc>Sheet1.A17:Sheet1.A17</svg:desc>
                </draw:g>
              </table:table-cell>
              <table:table-cell office:value-type="float" office:value="8.7668887304">
                <text:p>8.7668887304</text:p>
                <draw:g>
                  <svg:desc>Sheet1.M38:Sheet1.M38</svg:desc>
                </draw:g>
              </table:table-cell>
            </table:table-row>
            <table:table-row>
              <table:table-cell office:value-type="string">
                <text:p>BBsearch</text:p>
                <draw:g>
                  <svg:desc>Sheet1.A18:Sheet1.A18</svg:desc>
                </draw:g>
              </table:table-cell>
              <table:table-cell office:value-type="float" office:value="63.3905178467">
                <text:p>63.3905178467</text:p>
                <draw:g>
                  <svg:desc>Sheet1.M39:Sheet1.M39</svg:desc>
                </draw:g>
              </table:table-cell>
            </table:table-row>
            <table:table-row>
              <table:table-cell office:value-type="string">
                <text:p>BIHonly</text:p>
                <draw:g>
                  <svg:desc>Sheet1.A19:Sheet1.A19</svg:desc>
                </draw:g>
              </table:table-cell>
              <table:table-cell office:value-type="float" office:value="17.6805509698">
                <text:p>17.6805509698</text:p>
                <draw:g>
                  <svg:desc>Sheet1.M40:Sheet1.M4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57cm" svg:height="9.909cm" xlink:href=".." xlink:type="simple" chart:class="chart:scatter" chart:column-mapping="2 0 1" chart:style-name="ch1">
        <chart:title svg:x="5.59cm" svg:y="0.334cm" chart:style-name="ch2">
          <text:p>Dependence on mesh refinement</text:p>
        </chart:title>
        <chart:legend chart:legend-position="end" svg:x="13.735cm" svg:y="3.908cm" style:legend-expansion="high" chart:style-name="ch3"/>
        <chart:plot-area chart:style-name="ch4" table:cell-range-address="scaling_2.E5:scaling_2.E13 scaling_2.B5:scaling_2.C13" svg:x="1.368cm" svg:y="1.311cm" svg:width="12.01cm" svg:height="7.419cm">
          <chartooo:coordinate-region svg:x="2.095cm" svg:y="1.51cm" svg:width="10.553cm" svg:height="6.573cm"/>
          <chart:axis chart:dimension="x" chart:name="primary-x" chart:style-name="ch5">
            <chart:title svg:x="6.138cm" svg:y="8.928cm" chart:style-name="ch6">
              <text:p>mesh parameter</text:p>
            </chart:title>
          </chart:axis>
          <chart:axis chart:dimension="y" chart:name="primary-y" chart:style-name="ch5">
            <chart:title svg:x="0.451cm" svg:y="5.58cm" chart:style-name="ch7">
              <text:p>time [s]</text:p>
            </chart:title>
            <chart:grid chart:style-name="ch8" chart:class="major"/>
          </chart:axis>
          <chart:series chart:style-name="ch9" chart:values-cell-range-address="scaling_2.B5:scaling_2.B13" chart:class="chart:scatter">
            <chart:domain table:cell-range-address="scaling_2.E5:scaling_2.E13"/>
            <chart:regression-curve chart:style-name="ch10">
              <chart:equation chart:display-equation="true" chart:display-r-square="false" svg:x="8.868cm" svg:y="7.271cm"/>
            </chart:regression-curve>
            <chart:data-point chart:repeated="9"/>
          </chart:series>
          <chart:series chart:style-name="ch11" chart:values-cell-range-address="scaling_2.C5:scaling_2.C13" chart:class="chart:scatter">
            <chart:regression-curve chart:style-name="ch12">
              <chart:equation chart:display-equation="true" chart:display-r-square="fals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36">
                <text:p>7836</text:p>
                <draw:g>
                  <svg:desc>scaling_2.E5:scaling_2.E13</svg:desc>
                </draw:g>
              </table:table-cell>
              <table:table-cell office:value-type="float" office:value="0.298109343">
                <text:p>0.298109343</text:p>
                <draw:g>
                  <svg:desc>scaling_2.B5:scaling_2.B13</svg:desc>
                </draw:g>
              </table:table-cell>
              <table:table-cell office:value-type="float" office:value="0.563071674">
                <text:p>0.563071674</text:p>
                <draw:g>
                  <svg:desc>scaling_2.C5:scaling_2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10">
                <text:p>15710</text:p>
              </table:table-cell>
              <table:table-cell office:value-type="float" office:value="0.466564308">
                <text:p>0.466564308</text:p>
              </table:table-cell>
              <table:table-cell office:value-type="float" office:value="0.794270905">
                <text:p>0.794270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94">
                <text:p>36894</text:p>
              </table:table-cell>
              <table:table-cell office:value-type="float" office:value="0.871636474">
                <text:p>0.871636474</text:p>
              </table:table-cell>
              <table:table-cell office:value-type="float" office:value="1.251855773">
                <text:p>1.251855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94">
                <text:p>59094</text:p>
              </table:table-cell>
              <table:table-cell office:value-type="float" office:value="1.238333922">
                <text:p>1.238333922</text:p>
              </table:table-cell>
              <table:table-cell office:value-type="float" office:value="1.75061367">
                <text:p>1.75061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336">
                <text:p>114336</text:p>
              </table:table-cell>
              <table:table-cell office:value-type="float" office:value="2.177842612">
                <text:p>2.177842612</text:p>
              </table:table-cell>
              <table:table-cell office:value-type="float" office:value="2.844993936">
                <text:p>2.844993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209">
                <text:p>272209</text:p>
              </table:table-cell>
              <table:table-cell office:value-type="float" office:value="4.885146901">
                <text:p>4.885146901</text:p>
              </table:table-cell>
              <table:table-cell office:value-type="float" office:value="5.966221695">
                <text:p>5.966221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950">
                <text:p>455950</text:p>
              </table:table-cell>
              <table:table-cell office:value-type="float" office:value="7.949751656">
                <text:p>7.949751656</text:p>
              </table:table-cell>
              <table:table-cell office:value-type="float" office:value="9.731190916">
                <text:p>9.731190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0182">
                <text:p>680182</text:p>
              </table:table-cell>
              <table:table-cell office:value-type="float" office:value="12.387797971">
                <text:p>12.387797971</text:p>
              </table:table-cell>
              <table:table-cell office:value-type="float" office:value="14.451175695">
                <text:p>14.451175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6523">
                <text:p>896523</text:p>
              </table:table-cell>
              <table:table-cell office:value-type="float" office:value="15.864887553">
                <text:p>15.864887553</text:p>
              </table:table-cell>
              <table:table-cell office:value-type="float" office:value="19.315263245">
                <text:p>19.3152632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7cm" svg:height="10.388cm" xlink:href=".." xlink:type="simple" chart:class="chart:scatter" chart:column-mapping="2 0 1" chart:style-name="ch1">
        <chart:title svg:x="7.985cm" svg:y="0.343cm" chart:style-name="ch2">
          <text:p>Dependence on mesh refinement</text:p>
        </chart:title>
        <chart:legend chart:legend-position="end" svg:x="18.525cm" svg:y="4.148cm" style:legend-expansion="high" chart:style-name="ch3"/>
        <chart:plot-area chart:style-name="ch4" table:cell-range-address="scaling_2.E5:scaling_2.E12 scaling_2.B5:scaling_2.C12" svg:x="1.463cm" svg:y="1.329cm" svg:width="16.61cm" svg:height="7.871cm">
          <chartooo:coordinate-region svg:x="1.899cm" svg:y="1.528cm" svg:width="15.432cm" svg:height="7.025cm"/>
          <chart:axis chart:dimension="x" chart:name="primary-x" chart:style-name="ch5">
            <chart:title svg:x="8.533cm" svg:y="9.407cm" chart:style-name="ch6">
              <text:p>mesh parameter</text:p>
            </chart:title>
          </chart:axis>
          <chart:axis chart:dimension="y" chart:name="primary-y" chart:style-name="ch5">
            <chart:title svg:x="0.451cm" svg:y="5.824cm" chart:style-name="ch7">
              <text:p>time [s]</text:p>
            </chart:title>
            <chart:grid chart:style-name="ch8" chart:class="major"/>
          </chart:axis>
          <chart:series chart:style-name="ch9" chart:values-cell-range-address="scaling_2.B5:scaling_2.B12" chart:class="chart:scatter">
            <chart:domain table:cell-range-address="scaling_2.E5:scaling_2.E12"/>
            <chart:regression-curve chart:style-name="ch10">
              <chart:equation chart:display-equation="true" chart:display-r-square="false" svg:x="4.31cm" svg:y="6.876cm"/>
            </chart:regression-curve>
            <chart:data-point chart:repeated="8"/>
          </chart:series>
          <chart:series chart:style-name="ch11" chart:values-cell-range-address="scaling_2.C5:scaling_2.C12" chart:class="chart:scatter">
            <chart:regression-curve chart:style-name="ch12">
              <chart:equation chart:display-equation="true" chart:display-r-square="false"/>
            </chart:regression-curve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36">
                <text:p>7836</text:p>
                <draw:g>
                  <svg:desc>scaling_2.E5:scaling_2.E12</svg:desc>
                </draw:g>
              </table:table-cell>
              <table:table-cell office:value-type="float" office:value="0.298109343">
                <text:p>0.298109343</text:p>
                <draw:g>
                  <svg:desc>scaling_2.B5:scaling_2.B12</svg:desc>
                </draw:g>
              </table:table-cell>
              <table:table-cell office:value-type="float" office:value="0.563071674">
                <text:p>0.563071674</text:p>
                <draw:g>
                  <svg:desc>scaling_2.C5:scaling_2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10">
                <text:p>15710</text:p>
              </table:table-cell>
              <table:table-cell office:value-type="float" office:value="0.466564308">
                <text:p>0.466564308</text:p>
              </table:table-cell>
              <table:table-cell office:value-type="float" office:value="0.794270905">
                <text:p>0.794270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94">
                <text:p>36894</text:p>
              </table:table-cell>
              <table:table-cell office:value-type="float" office:value="0.871636474">
                <text:p>0.871636474</text:p>
              </table:table-cell>
              <table:table-cell office:value-type="float" office:value="1.251855773">
                <text:p>1.251855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94">
                <text:p>59094</text:p>
              </table:table-cell>
              <table:table-cell office:value-type="float" office:value="1.238333922">
                <text:p>1.238333922</text:p>
              </table:table-cell>
              <table:table-cell office:value-type="float" office:value="1.75061367">
                <text:p>1.75061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336">
                <text:p>114336</text:p>
              </table:table-cell>
              <table:table-cell office:value-type="float" office:value="2.177842612">
                <text:p>2.177842612</text:p>
              </table:table-cell>
              <table:table-cell office:value-type="float" office:value="2.844993936">
                <text:p>2.844993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209">
                <text:p>272209</text:p>
              </table:table-cell>
              <table:table-cell office:value-type="float" office:value="4.885146901">
                <text:p>4.885146901</text:p>
              </table:table-cell>
              <table:table-cell office:value-type="float" office:value="5.966221695">
                <text:p>5.966221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950">
                <text:p>455950</text:p>
              </table:table-cell>
              <table:table-cell office:value-type="float" office:value="7.949751656">
                <text:p>7.949751656</text:p>
              </table:table-cell>
              <table:table-cell office:value-type="float" office:value="9.731190916">
                <text:p>9.731190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0182">
                <text:p>680182</text:p>
              </table:table-cell>
              <table:table-cell office:value-type="float" office:value="12.387797971">
                <text:p>12.387797971</text:p>
              </table:table-cell>
              <table:table-cell office:value-type="float" office:value="14.451175695">
                <text:p>14.4511756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title svg:x="4.662cm" svg:y="0.316cm" chart:style-name="ch2">
          <text:p>Dependence on mesh refinement</text:p>
        </chart:title>
        <chart:legend chart:legend-position="end" svg:x="11.825cm" svg:y="2.458cm" style:legend-expansion="high" chart:style-name="ch3"/>
        <chart:plot-area chart:style-name="ch4" table:cell-range-address="scaling_2.E5:scaling_2.E12 scaling_2.M5:scaling_2.N12 scaling_2.I5:scaling_2.I12 scaling_2.J5:scaling_2.J13" svg:x="1.331cm" svg:y="1.275cm" svg:width="10.174cm" svg:height="6.564cm">
          <chartooo:coordinate-region svg:x="2.138cm" svg:y="1.474cm" svg:width="8.717cm" svg:height="5.718cm"/>
          <chart:axis chart:dimension="x" chart:name="primary-x" chart:style-name="ch5">
            <chart:title svg:x="5.183cm" svg:y="8.019cm" chart:style-name="ch6">
              <text:p>mesh parameter</text:p>
            </chart:title>
          </chart:axis>
          <chart:axis chart:dimension="y" chart:name="primary-y" chart:style-name="ch5">
            <chart:title svg:x="0.451cm" svg:y="5.117cm" chart:style-name="ch7">
              <text:p>time [s]</text:p>
            </chart:title>
            <chart:grid chart:style-name="ch8" chart:class="major"/>
          </chart:axis>
          <chart:series chart:style-name="ch9" chart:values-cell-range-address="scaling_2.M5:scaling_2.M12" chart:class="chart:scatter">
            <chart:domain table:cell-range-address="scaling_2.E5:scaling_2.E12"/>
            <chart:regression-curve chart:style-name="ch10">
              <chart:equation chart:display-equation="true" chart:display-r-square="false" svg:x="3.045cm" svg:y="6.329cm"/>
            </chart:regression-curve>
            <chart:data-point chart:repeated="8"/>
          </chart:series>
          <chart:series chart:style-name="ch11" chart:values-cell-range-address="scaling_2.I5:scaling_2.I12" chart:class="chart:scatter">
            <chart:regression-curve chart:style-name="ch12">
              <chart:equation chart:display-equation="true" chart:display-r-square="false" svg:x="2.448cm" svg:y="2.724cm"/>
            </chart:regression-curve>
            <chart:data-point chart:repeated="8"/>
          </chart:series>
          <chart:series chart:style-name="ch13" chart:values-cell-range-address="scaling_2.J5:scaling_2.J13" chart:class="chart:scatter">
            <chart:regression-curve chart:style-name="ch14">
              <chart:equation chart:display-equation="true" chart:display-r-square="false" svg:x="2.613cm" svg:y="2.074cm"/>
            </chart:regression-curve>
            <chart:data-point chart:repeated="9"/>
          </chart:series>
          <chart:series chart:style-name="ch11" chart:values-cell-range-address="scaling_2.N5:scaling_2.N12" chart:class="chart:scatter">
            <chart:regression-curve chart:style-name="ch12">
              <chart:equation chart:display-equation="true" chart:display-r-square="false" svg:x="3.345cm" svg:y="5.862cm"/>
            </chart:regression-curve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36">
                <text:p>7836</text:p>
                <draw:g>
                  <svg:desc>scaling_2.E5:scaling_2.E12</svg:desc>
                </draw:g>
              </table:table-cell>
              <table:table-cell office:value-type="float" office:value="-0.185769879">
                <text:p>-0.185769879</text:p>
                <draw:g>
                  <svg:desc>scaling_2.M5:scaling_2.M12</svg:desc>
                </draw:g>
              </table:table-cell>
              <table:table-cell office:value-type="float" office:value="0.372711567">
                <text:p>0.372711567</text:p>
                <draw:g>
                  <svg:desc>scaling_2.I5:scaling_2.I12</svg:desc>
                </draw:g>
              </table:table-cell>
              <table:table-cell office:value-type="float" office:value="0.766612971">
                <text:p>0.766612971</text:p>
                <draw:g>
                  <svg:desc>scaling_2.J5:scaling_2.J13</svg:desc>
                </draw:g>
              </table:table-cell>
              <table:table-cell office:value-type="float" office:value="-0.314708952">
                <text:p>-0.314708952</text:p>
                <draw:g>
                  <svg:desc>scaling_2.N5:scaling_2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10">
                <text:p>15710</text:p>
              </table:table-cell>
              <table:table-cell office:value-type="float" office:value="-0.432299111">
                <text:p>-0.432299111</text:p>
              </table:table-cell>
              <table:table-cell office:value-type="float" office:value="0.625508389">
                <text:p>0.625508389</text:p>
              </table:table-cell>
              <table:table-cell office:value-type="float" office:value="1.312756432">
                <text:p>1.312756432</text:p>
              </table:table-cell>
              <table:table-cell office:value-type="float" office:value="-0.791840557">
                <text:p>-0.791840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94">
                <text:p>36894</text:p>
              </table:table-cell>
              <table:table-cell office:value-type="float" office:value="-0.501948432">
                <text:p>-0.501948432</text:p>
              </table:table-cell>
              <table:table-cell office:value-type="float" office:value="0.908671326">
                <text:p>0.908671326</text:p>
              </table:table-cell>
              <table:table-cell office:value-type="float" office:value="1.912637806">
                <text:p>1.912637806</text:p>
              </table:table-cell>
              <table:table-cell office:value-type="float" office:value="-1.125695613">
                <text:p>-1.125695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94">
                <text:p>59094</text:p>
              </table:table-cell>
              <table:table-cell office:value-type="float" office:value="-1.219786505">
                <text:p>-1.219786505</text:p>
              </table:table-cell>
              <table:table-cell office:value-type="float" office:value="1.47022287">
                <text:p>1.47022287</text:p>
              </table:table-cell>
              <table:table-cell office:value-type="float" office:value="2.989668582">
                <text:p>2.989668582</text:p>
              </table:table-cell>
              <table:table-cell office:value-type="float" office:value="-2.226952469">
                <text:p>-2.226952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336">
                <text:p>114336</text:p>
              </table:table-cell>
              <table:table-cell office:value-type="float" office:value="-2.966068528">
                <text:p>-2.966068528</text:p>
              </table:table-cell>
              <table:table-cell office:value-type="float" office:value="2.589302922">
                <text:p>2.589302922</text:p>
              </table:table-cell>
              <table:table-cell office:value-type="float" office:value="5.511261318">
                <text:p>5.511261318</text:p>
              </table:table-cell>
              <table:table-cell office:value-type="float" office:value="-5.2208756">
                <text:p>-5.2208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209">
                <text:p>272209</text:p>
              </table:table-cell>
              <table:table-cell office:value-type="float" office:value="-3.418957946">
                <text:p>-3.418957946</text:p>
              </table:table-cell>
              <table:table-cell office:value-type="float" office:value="3.73559522">
                <text:p>3.73559522</text:p>
              </table:table-cell>
              <table:table-cell office:value-type="float" office:value="7.840328244">
                <text:p>7.840328244</text:p>
              </table:table-cell>
              <table:table-cell office:value-type="float" office:value="-6.442616176">
                <text:p>-6.442616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950">
                <text:p>455950</text:p>
              </table:table-cell>
              <table:table-cell office:value-type="float" office:value="-4.071024883">
                <text:p>-4.071024883</text:p>
              </table:table-cell>
              <table:table-cell office:value-type="float" office:value="4.811022435">
                <text:p>4.811022435</text:p>
              </table:table-cell>
              <table:table-cell office:value-type="float" office:value="10.26496973">
                <text:p>10.26496973</text:p>
              </table:table-cell>
              <table:table-cell office:value-type="float" office:value="-7.743532918">
                <text:p>-7.743532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0182">
                <text:p>680182</text:p>
              </table:table-cell>
              <table:table-cell office:value-type="float" office:value="-2.948080914">
                <text:p>-2.948080914</text:p>
              </table:table-cell>
              <table:table-cell office:value-type="float" office:value="5.780338848">
                <text:p>5.780338848</text:p>
              </table:table-cell>
              <table:table-cell office:value-type="float" office:value="12.182536138">
                <text:p>12.182536138</text:p>
              </table:table-cell>
              <table:table-cell office:value-type="float" office:value="-7.28690048">
                <text:p>-7.2869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false" chart:tick-marks-minor-outer="true" chart:logarithmic="true" chart:minimum="100000" chart:maximum="2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/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938cm" svg:height="9.271cm" xlink:href=".." xlink:type="simple" chart:class="chart:scatter" chart:column-mapping="0 1" chart:style-name="ch1">
        <chart:title svg:x="5.184cm" svg:y="0.321cm" chart:style-name="ch2">
          <text:p>Dependence on mesh refinement</text:p>
        </chart:title>
        <chart:legend svg:x="1.832cm" svg:y="1.754cm" style:legend-expansion="custom" chartooo:width="7.302cm" chartooo:height="2.601cm" style:legend-expansion-aspect-ratio="2.80738177623991" chart:style-name="ch3"/>
        <chart:plot-area chart:style-name="ch4" table:cell-range-address="scaling_test1_cube.S38:scaling_test1_cube.S44 scaling_test1_cube.U38:scaling_test1_cube.U44 scaling_test1_cube.B4:scaling_test1_cube.D13 scaling_test1_cube.O3:scaling_test1_cube.O3 scaling_test1_cube.O5:scaling_test1_cube.O11" chart:data-source-has-labels="both" svg:x="0.661cm" svg:y="1.31cm" svg:width="15.935cm" svg:height="7.289cm">
          <chartooo:coordinate-region svg:x="1.469cm" svg:y="1.509cm" svg:width="15.127cm" svg:height="6.443cm"/>
          <chart:axis chart:dimension="x" chart:name="primary-x" chart:style-name="ch5" chartooo:axis-type="auto">
            <chart:title svg:x="7.076cm" svg:y="8.711cm" chart:style-name="ch6">
              <text:p>Number of elements</text:p>
            </chart:title>
            <chart:categories table:cell-range-address="scaling_test1_cube.S38:scaling_test1_cube.S44"/>
          </chart:axis>
          <chart:axis chart:dimension="y" chart:name="primary-y" chart:style-name="ch7">
            <chart:title svg:x="0.101cm" svg:y="5.035cm" chart:style-name="ch8">
              <text:p>time [s]</text:p>
            </chart:title>
            <chart:grid chart:style-name="ch9" chart:class="major"/>
          </chart:axis>
          <chart:series chart:style-name="ch10" chart:values-cell-range-address="scaling_test1_cube.B5:scaling_test1_cube.B13" chart:label-cell-address="scaling_test1_cube.B4:scaling_test1_cube.B4" chart:class="chart:scatter">
            <chart:domain table:cell-range-address="scaling_test1_cube.U38:scaling_test1_cube.U44"/>
            <chart:regression-curve chart:style-name="ch11">
              <chart:equation chart:display-equation="true" chart:display-r-square="false" svg:x="11.503cm" svg:y="5.918cm" chart:style-name="ch12"/>
            </chart:regression-curve>
            <chart:data-point chart:repeated="9"/>
          </chart:series>
          <chart:series chart:style-name="ch13" chart:values-cell-range-address="scaling_test1_cube.O5:scaling_test1_cube.O11" chart:label-cell-address="scaling_test1_cube.O3:scaling_test1_cube.O3" chart:class="chart:scatter">
            <chart:data-point chart:repeated="7"/>
          </chart:series>
          <chart:series chart:style-name="ch14" chart:values-cell-range-address="scaling_test1_cube.C5:scaling_test1_cube.C13" chart:label-cell-address="scaling_test1_cube.C4:scaling_test1_cube.C4" chart:class="chart:scatter">
            <chart:regression-curve chart:style-name="ch15">
              <chart:equation chart:display-equation="true" chart:display-r-square="false" svg:x="11.468cm" svg:y="6.372cm" chart:style-name="ch12"/>
            </chart:regression-curve>
            <chart:data-point chart:repeated="9"/>
          </chart:series>
          <chart:series chart:style-name="ch16" chart:values-cell-range-address="scaling_test1_cube.D5:scaling_test1_cube.D13" chart:label-cell-address="scaling_test1_cube.D4:scaling_test1_cube.D4" chart:class="chart:scatter">
            <chart:regression-curve chart:style-name="ch17">
              <chart:equation chart:display-equation="true" chart:display-r-square="false" svg:x="11.467cm" svg:y="5.354cm" chart:style-name="ch12"/>
            </chart:regression-curve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BIHsearch</text:p>
                <draw:g>
                  <svg:desc>scaling_test1_cube.B4:scaling_test1_cube.B4</svg:desc>
                </draw:g>
              </table:table-cell>
              <table:table-cell office:value-type="string">
                <text:p>DOLPHIN – multimesh</text:p>
                <draw:g>
                  <svg:desc>scaling_test1_cube.O3:scaling_test1_cube.O3</svg:desc>
                </draw:g>
              </table:table-cell>
              <table:table-cell office:value-type="string">
                <text:p>BBsearch</text:p>
                <draw:g>
                  <svg:desc>scaling_test1_cube.C4:scaling_test1_cube.C4</svg:desc>
                </draw:g>
              </table:table-cell>
              <table:table-cell office:value-type="string">
                <text:p>BIHonly</text:p>
                <draw:g>
                  <svg:desc>scaling_test1_cube.D4:scaling_test1_cube.D4</svg:desc>
                </draw:g>
              </table:table-cell>
            </table:table-row>
          </table:table-header-rows>
          <table:table-rows>
            <table:table-row>
              <table:table-cell office:value-type="float" office:value="3.336">
                <text:p/>
                <draw:g>
                  <svg:desc>scaling_test1_cube.S38:scaling_test1_cube.S44</svg:desc>
                </draw:g>
              </table:table-cell>
              <table:table-cell office:value-type="float" office:value="127390">
                <text:p>127390</text:p>
                <draw:g>
                  <svg:desc>scaling_test1_cube.U38:scaling_test1_cube.U44</svg:desc>
                </draw:g>
              </table:table-cell>
              <table:table-cell office:value-type="float" office:value="2.130982512">
                <text:p>2.130982512</text:p>
                <draw:g>
                  <svg:desc>scaling_test1_cube.B5:scaling_test1_cube.B13</svg:desc>
                </draw:g>
              </table:table-cell>
              <table:table-cell office:value-type="float" office:value="7.93266666666667">
                <text:p>7.93266666666667</text:p>
                <draw:g>
                  <svg:desc>scaling_test1_cube.O5:scaling_test1_cube.O11</svg:desc>
                </draw:g>
              </table:table-cell>
              <table:table-cell office:value-type="float" office:value="1.512983433">
                <text:p>1.512983433</text:p>
                <draw:g>
                  <svg:desc>scaling_test1_cube.C5:scaling_test1_cube.C13</svg:desc>
                </draw:g>
              </table:table-cell>
              <table:table-cell office:value-type="float" office:value="3.518291245">
                <text:p>3.518291245</text:p>
                <draw:g>
                  <svg:desc>scaling_test1_cube.D5:scaling_test1_cube.D13</svg:desc>
                </draw:g>
              </table:table-cell>
            </table:table-row>
            <table:table-row>
              <table:table-cell office:value-type="float" office:value="6.3233">
                <text:p>10</text:p>
              </table:table-cell>
              <table:table-cell office:value-type="float" office:value="203350">
                <text:p>203350</text:p>
              </table:table-cell>
              <table:table-cell office:value-type="float" office:value="3.197334797">
                <text:p>3.197334797</text:p>
              </table:table-cell>
              <table:table-cell office:value-type="float" office:value="6.65516666666667">
                <text:p>6.65516666666667</text:p>
              </table:table-cell>
              <table:table-cell office:value-type="float" office:value="2.522199162">
                <text:p>2.522199162</text:p>
              </table:table-cell>
              <table:table-cell office:value-type="float" office:value="5.657706347">
                <text:p>5.657706347</text:p>
              </table:table-cell>
            </table:table-row>
            <table:table-row>
              <table:table-cell office:value-type="float" office:value="15.6957">
                <text:p>20</text:p>
              </table:table-cell>
              <table:table-cell office:value-type="float" office:value="371100">
                <text:p>371100</text:p>
              </table:table-cell>
              <table:table-cell office:value-type="float" office:value="5.745746242">
                <text:p>5.745746242</text:p>
              </table:table-cell>
              <table:table-cell office:value-type="float" office:value="11.6405">
                <text:p>11.6405</text:p>
              </table:table-cell>
              <table:table-cell office:value-type="float" office:value="4.649980682">
                <text:p>4.649980682</text:p>
              </table:table-cell>
              <table:table-cell office:value-type="float" office:value="11.946801679">
                <text:p>11.946801679</text:p>
              </table:table-cell>
            </table:table-row>
            <table:table-row>
              <table:table-cell office:value-type="float" office:value="24.9493">
                <text:p>20</text:p>
              </table:table-cell>
              <table:table-cell office:value-type="float" office:value="511430">
                <text:p>511430</text:p>
              </table:table-cell>
              <table:table-cell office:value-type="float" office:value="8.421663057">
                <text:p>8.421663057</text:p>
              </table:table-cell>
              <table:table-cell office:value-type="float" office:value="16.9083333333333">
                <text:p>16.9083333333333</text:p>
              </table:table-cell>
              <table:table-cell office:value-type="float" office:value="6.993076958">
                <text:p>6.993076958</text:p>
              </table:table-cell>
              <table:table-cell office:value-type="float" office:value="16.404999043">
                <text:p>16.404999043</text:p>
              </table:table-cell>
            </table:table-row>
            <table:table-row>
              <table:table-cell office:value-type="float" office:value="49.9836">
                <text:p>50</text:p>
              </table:table-cell>
              <table:table-cell office:value-type="float" office:value="822800">
                <text:p>822800</text:p>
              </table:table-cell>
              <table:table-cell office:value-type="float" office:value="14.224583576">
                <text:p>14.224583576</text:p>
              </table:table-cell>
              <table:table-cell office:value-type="float" office:value="26.925">
                <text:p>26.925</text:p>
              </table:table-cell>
              <table:table-cell office:value-type="float" office:value="11.247477196">
                <text:p>11.247477196</text:p>
              </table:table-cell>
              <table:table-cell office:value-type="float" office:value="29.100207201">
                <text:p>29.100207201</text:p>
              </table:table-cell>
            </table:table-row>
            <table:table-row>
              <table:table-cell office:value-type="float" office:value="107.7422">
                <text:p>110</text:p>
              </table:table-cell>
              <table:table-cell office:value-type="float" office:value="1386950">
                <text:p>1386950</text:p>
              </table:table-cell>
              <table:table-cell office:value-type="float" office:value="28.292249153">
                <text:p>28.292249153</text:p>
              </table:table-cell>
              <table:table-cell office:value-type="float" office:value="47.785">
                <text:p>47.785</text:p>
              </table:table-cell>
              <table:table-cell office:value-type="float" office:value="20.455625303">
                <text:p>20.455625303</text:p>
              </table:table-cell>
              <table:table-cell office:value-type="float" office:value="56.011582677">
                <text:p>56.011582677</text:p>
              </table:table-cell>
            </table:table-row>
            <table:table-row>
              <table:table-cell office:value-type="float" office:value="194.4429">
                <text:p>190</text:p>
              </table:table-cell>
              <table:table-cell office:value-type="float" office:value="2042090">
                <text:p>2042090</text:p>
              </table:table-cell>
              <table:table-cell office:value-type="float" office:value="45.884962115">
                <text:p>45.884962115</text:p>
              </table:table-cell>
              <table:table-cell office:value-type="float" office:value="NaN">
                <text:p>NaN</text:p>
              </table:table-cell>
              <table:table-cell office:value-type="float" office:value="31.889874051">
                <text:p>31.889874051</text:p>
              </table:table-cell>
              <table:table-cell office:value-type="float" office:value="80.33432281">
                <text:p>80.33432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177cm" svg:height="9.536cm" xlink:href=".." xlink:type="simple" chart:class="chart:scatter" chart:style-name="ch1">
        <chart:title svg:x="5.803cm" svg:y="0.326cm" chart:style-name="ch2">
          <text:p>Dependence on mesh refinement</text:p>
        </chart:title>
        <chart:legend svg:x="1.845cm" svg:y="1.132cm" style:legend-expansion="custom" chartooo:width="6.552cm" chartooo:height="2.424cm" style:legend-expansion-aspect-ratio="2.7029702970297" chart:style-name="ch3"/>
        <chart:plot-area chart:style-name="ch4" table:cell-range-address="scaling_test1_cube.U38:scaling_test1_cube.U44 scaling_test1_cube.B4:scaling_test1_cube.B12 scaling_test1_cube.D4:scaling_test1_cube.D12 scaling_test1_cube.C4:scaling_test1_cube.C13" chart:data-source-has-labels="row" svg:x="1.374cm" svg:y="1.321cm" svg:width="16.44cm" svg:height="7.044cm">
          <chartooo:coordinate-region svg:x="1.995cm" svg:y="1.52cm" svg:width="15.169cm" svg:height="6.198cm"/>
          <chart:axis chart:dimension="x" chart:name="primary-x" chart:style-name="ch5">
            <chart:title svg:x="8.32cm" svg:y="8.555cm" chart:style-name="ch6">
              <text:p>mesh parameter</text:p>
            </chart:title>
          </chart:axis>
          <chart:axis chart:dimension="y" chart:name="primary-y" chart:style-name="ch5">
            <chart:title svg:x="0.451cm" svg:y="5.429cm" chart:style-name="ch7">
              <text:p>time [s]</text:p>
            </chart:title>
            <chart:grid chart:style-name="ch8" chart:class="major"/>
          </chart:axis>
          <chart:series chart:style-name="ch9" chart:values-cell-range-address="scaling_test1_cube.B5:scaling_test1_cube.B12" chart:label-cell-address="scaling_test1_cube.B4:scaling_test1_cube.B4" chart:class="chart:scatter">
            <chart:domain table:cell-range-address="scaling_test1_cube.U38:scaling_test1_cube.U44"/>
            <chart:regression-curve chart:style-name="ch10">
              <chart:equation chart:display-equation="true" chart:display-r-square="false"/>
            </chart:regression-curve>
            <chart:data-point chart:repeated="8"/>
          </chart:series>
          <chart:series chart:style-name="ch11" chart:values-cell-range-address="scaling_test1_cube.D5:scaling_test1_cube.D12" chart:label-cell-address="scaling_test1_cube.D4:scaling_test1_cube.D4" chart:class="chart:scatter">
            <chart:regression-curve chart:style-name="ch12">
              <chart:equation chart:display-equation="true" chart:display-r-square="false" svg:x="3.207cm" svg:y="3.898cm"/>
            </chart:regression-curve>
            <chart:data-point chart:repeated="8"/>
          </chart:series>
          <chart:series chart:style-name="ch13" chart:values-cell-range-address="scaling_test1_cube.C5:scaling_test1_cube.C13" chart:label-cell-address="scaling_test1_cube.C4:scaling_test1_cube.C4" chart:class="chart:scatter">
            <chart:regression-curve chart:style-name="ch14">
              <chart:equation chart:display-equation="true" chart:display-r-square="false" svg:x="7.635cm" svg:y="6.681cm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BIHsearch</text:p>
                <draw:g>
                  <svg:desc>scaling_test1_cube.B4:scaling_test1_cube.B4</svg:desc>
                </draw:g>
              </table:table-cell>
              <table:table-cell office:value-type="string">
                <text:p>BIHonly</text:p>
                <draw:g>
                  <svg:desc>scaling_test1_cube.D4:scaling_test1_cube.D4</svg:desc>
                </draw:g>
              </table:table-cell>
              <table:table-cell office:value-type="string">
                <text:p>BBsearch</text:p>
                <draw:g>
                  <svg:desc>scaling_test1_cube.C4:scaling_test1_cub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390">
                <text:p>127390</text:p>
                <draw:g>
                  <svg:desc>scaling_test1_cube.U38:scaling_test1_cube.U44</svg:desc>
                </draw:g>
              </table:table-cell>
              <table:table-cell office:value-type="float" office:value="2.130982512">
                <text:p>2.130982512</text:p>
                <draw:g>
                  <svg:desc>scaling_test1_cube.B5:scaling_test1_cube.B12</svg:desc>
                </draw:g>
              </table:table-cell>
              <table:table-cell office:value-type="float" office:value="3.518291245">
                <text:p>3.518291245</text:p>
                <draw:g>
                  <svg:desc>scaling_test1_cube.D5:scaling_test1_cube.D12</svg:desc>
                </draw:g>
              </table:table-cell>
              <table:table-cell office:value-type="float" office:value="1.512983433">
                <text:p>1.512983433</text:p>
                <draw:g>
                  <svg:desc>scaling_test1_cube.C5:scaling_test1_cube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350">
                <text:p>203350</text:p>
              </table:table-cell>
              <table:table-cell office:value-type="float" office:value="3.197334797">
                <text:p>3.197334797</text:p>
              </table:table-cell>
              <table:table-cell office:value-type="float" office:value="5.657706347">
                <text:p>5.657706347</text:p>
              </table:table-cell>
              <table:table-cell office:value-type="float" office:value="2.522199162">
                <text:p>2.522199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1100">
                <text:p>371100</text:p>
              </table:table-cell>
              <table:table-cell office:value-type="float" office:value="5.745746242">
                <text:p>5.745746242</text:p>
              </table:table-cell>
              <table:table-cell office:value-type="float" office:value="11.946801679">
                <text:p>11.946801679</text:p>
              </table:table-cell>
              <table:table-cell office:value-type="float" office:value="4.649980682">
                <text:p>4.649980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1430">
                <text:p>511430</text:p>
              </table:table-cell>
              <table:table-cell office:value-type="float" office:value="8.421663057">
                <text:p>8.421663057</text:p>
              </table:table-cell>
              <table:table-cell office:value-type="float" office:value="16.404999043">
                <text:p>16.404999043</text:p>
              </table:table-cell>
              <table:table-cell office:value-type="float" office:value="6.993076958">
                <text:p>6.993076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2800">
                <text:p>822800</text:p>
              </table:table-cell>
              <table:table-cell office:value-type="float" office:value="14.224583576">
                <text:p>14.224583576</text:p>
              </table:table-cell>
              <table:table-cell office:value-type="float" office:value="29.100207201">
                <text:p>29.100207201</text:p>
              </table:table-cell>
              <table:table-cell office:value-type="float" office:value="11.247477196">
                <text:p>11.247477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6950">
                <text:p>1386950</text:p>
              </table:table-cell>
              <table:table-cell office:value-type="float" office:value="28.292249153">
                <text:p>28.292249153</text:p>
              </table:table-cell>
              <table:table-cell office:value-type="float" office:value="56.011582677">
                <text:p>56.011582677</text:p>
              </table:table-cell>
              <table:table-cell office:value-type="float" office:value="20.455625303">
                <text:p>20.455625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2090">
                <text:p>2042090</text:p>
              </table:table-cell>
              <table:table-cell office:value-type="float" office:value="45.884962115">
                <text:p>45.884962115</text:p>
              </table:table-cell>
              <table:table-cell office:value-type="float" office:value="80.33432281">
                <text:p>80.33432281</text:p>
              </table:table-cell>
              <table:table-cell office:value-type="float" office:value="31.889874051">
                <text:p>31.889874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0000" chart:maximum="2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Dependence on mesh refinement</text:p>
        </chart:title>
        <chart:legend svg:x="2.644cm" svg:y="1.612cm" style:legend-expansion="custom" chartooo:width="5.526cm" chartooo:height="3.126cm" style:legend-expansion-aspect-ratio="1.76775431861804" chart:style-name="ch3"/>
        <chart:plot-area chart:style-name="ch4" table:cell-range-address="scaling_test1_cube.U38:scaling_test1_cube.U44 scaling_test1_cube.K3:scaling_test1_cube.M11" chart:data-source-has-labels="row" svg:x="1.331cm" svg:y="1.301cm" svg:width="14.349cm" svg:height="6.538cm">
          <chartooo:coordinate-region svg:x="2.138cm" svg:y="1.5cm" svg:width="13.542cm" svg:height="5.692cm"/>
          <chart:axis chart:dimension="x" chart:name="primary-x" chart:style-name="ch5">
            <chart:title svg:x="7.231cm" svg:y="8.019cm" chart:style-name="ch6">
              <text:p>mesh parameter</text:p>
            </chart:title>
          </chart:axis>
          <chart:axis chart:dimension="y" chart:name="primary-y" chart:style-name="ch7">
            <chart:title svg:x="0.451cm" svg:y="5.156cm" chart:style-name="ch8">
              <text:p>time [s]</text:p>
            </chart:title>
            <chart:grid chart:style-name="ch9" chart:class="major"/>
          </chart:axis>
          <chart:series chart:style-name="ch10" chart:values-cell-range-address="scaling_test1_cube.K5:scaling_test1_cube.K11" chart:label-cell-address="scaling_test1_cube.K3:scaling_test1_cube.K4" chart:class="chart:scatter">
            <chart:domain table:cell-range-address="scaling_test1_cube.U38:scaling_test1_cube.U44"/>
            <chart:regression-curve chart:style-name="ch11">
              <chart:equation chart:display-equation="true" chart:display-r-square="false" svg:x="5.355cm" svg:y="4.251cm"/>
            </chart:regression-curve>
            <chart:data-point chart:repeated="7"/>
          </chart:series>
          <chart:series chart:style-name="ch12" chart:values-cell-range-address="scaling_test1_cube.L5:scaling_test1_cube.L11" chart:label-cell-address="scaling_test1_cube.L3:scaling_test1_cube.L4" chart:class="chart:scatter">
            <chart:regression-curve chart:style-name="ch13">
              <chart:equation chart:display-equation="true" chart:display-r-square="false" svg:x="7.197cm" svg:y="5.709cm"/>
            </chart:regression-curve>
            <chart:data-point chart:repeated="7"/>
          </chart:series>
          <chart:series chart:style-name="ch14" chart:values-cell-range-address="scaling_test1_cube.M5:scaling_test1_cube.M11" chart:label-cell-address="scaling_test1_cube.M3:scaling_test1_cube.M4" chart:class="chart:scatter">
            <chart:regression-curve chart:style-name="ch15">
              <chart:equation chart:display-equation="true" chart:display-r-square="false"/>
            </chart:regression-curve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BIHsearch Bounding box iter</text:p>
                <text:list>
                  <text:list-item>
                    <text:p>BIHsearch</text:p>
                  </text:list-item>
                  <text:list-item>
                    <text:p>Bounding box iter</text:p>
                  </text:list-item>
                </text:list>
                <draw:g>
                  <svg:desc>scaling_test1_cube.K3:scaling_test1_cube.K4</svg:desc>
                </draw:g>
              </table:table-cell>
              <table:table-cell office:value-type="string">
                <text:p>BBsearch Bounding box iter</text:p>
                <text:list>
                  <text:list-item>
                    <text:p>BBsearch</text:p>
                  </text:list-item>
                  <text:list-item>
                    <text:p>Bounding box iter</text:p>
                  </text:list-item>
                </text:list>
                <draw:g>
                  <svg:desc>scaling_test1_cube.L3:scaling_test1_cube.L4</svg:desc>
                </draw:g>
              </table:table-cell>
              <table:table-cell office:value-type="string">
                <text:p>BIHonly Bounding box iter</text:p>
                <text:list>
                  <text:list-item>
                    <text:p>BIHonly</text:p>
                  </text:list-item>
                  <text:list-item>
                    <text:p>Bounding box iter</text:p>
                  </text:list-item>
                </text:list>
                <draw:g>
                  <svg:desc>scaling_test1_cube.M3:scaling_test1_cube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390">
                <text:p>127390</text:p>
                <draw:g>
                  <svg:desc>scaling_test1_cube.U38:scaling_test1_cube.U44</svg:desc>
                </draw:g>
              </table:table-cell>
              <table:table-cell office:value-type="float" office:value="1.596845965">
                <text:p>1.596845965</text:p>
                <draw:g>
                  <svg:desc>scaling_test1_cube.K5:scaling_test1_cube.K11</svg:desc>
                </draw:g>
              </table:table-cell>
              <table:table-cell office:value-type="float" office:value="1.196602752">
                <text:p>1.196602752</text:p>
                <draw:g>
                  <svg:desc>scaling_test1_cube.L5:scaling_test1_cube.L11</svg:desc>
                </draw:g>
              </table:table-cell>
              <table:table-cell office:value-type="float" office:value="3.090137083">
                <text:p>3.090137083</text:p>
                <draw:g>
                  <svg:desc>scaling_test1_cube.M5:scaling_test1_cube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350">
                <text:p>203350</text:p>
              </table:table-cell>
              <table:table-cell office:value-type="float" office:value="2.308830094">
                <text:p>2.308830094</text:p>
              </table:table-cell>
              <table:table-cell office:value-type="float" office:value="1.948646193">
                <text:p>1.948646193</text:p>
              </table:table-cell>
              <table:table-cell office:value-type="float" office:value="4.880057255">
                <text:p>4.880057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1100">
                <text:p>371100</text:p>
              </table:table-cell>
              <table:table-cell office:value-type="float" office:value="3.704429387">
                <text:p>3.704429387</text:p>
              </table:table-cell>
              <table:table-cell office:value-type="float" office:value="3.459315651">
                <text:p>3.459315651</text:p>
              </table:table-cell>
              <table:table-cell office:value-type="float" office:value="9.620373501">
                <text:p>9.620373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1430">
                <text:p>511430</text:p>
              </table:table-cell>
              <table:table-cell office:value-type="float" office:value="5.113398358">
                <text:p>5.113398358</text:p>
              </table:table-cell>
              <table:table-cell office:value-type="float" office:value="4.982134756">
                <text:p>4.982134756</text:p>
              </table:table-cell>
              <table:table-cell office:value-type="float" office:value="13.089466992">
                <text:p>13.08946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2800">
                <text:p>822800</text:p>
              </table:table-cell>
              <table:table-cell office:value-type="float" office:value="7.852682753">
                <text:p>7.852682753</text:p>
              </table:table-cell>
              <table:table-cell office:value-type="float" office:value="7.82870565">
                <text:p>7.82870565</text:p>
              </table:table-cell>
              <table:table-cell office:value-type="float" office:value="21.222741191">
                <text:p>21.222741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6950">
                <text:p>1386950</text:p>
              </table:table-cell>
              <table:table-cell office:value-type="float" office:value="13.765671002">
                <text:p>13.765671002</text:p>
              </table:table-cell>
              <table:table-cell office:value-type="float" office:value="13.392276577">
                <text:p>13.392276577</text:p>
              </table:table-cell>
              <table:table-cell office:value-type="float" office:value="36.006750158">
                <text:p>36.006750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2090">
                <text:p>2042090</text:p>
              </table:table-cell>
              <table:table-cell office:value-type="float" office:value="19.616462994">
                <text:p>19.616462994</text:p>
              </table:table-cell>
              <table:table-cell office:value-type="float" office:value="19.474185534">
                <text:p>19.474185534</text:p>
              </table:table-cell>
              <table:table-cell office:value-type="float" office:value="53.312146323">
                <text:p>53.31214632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000" chart:maximum="2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Dependence on mesh refinement</text:p>
        </chart:title>
        <chart:legend svg:x="0.945cm" svg:y="1.427cm" style:legend-expansion="custom" chartooo:width="5.526cm" chartooo:height="2.544cm" style:legend-expansion-aspect-ratio="2.17216981132075" chart:style-name="ch3"/>
        <chart:plot-area chart:style-name="ch4" table:cell-range-address="scaling_test1_cube.F5:scaling_test1_cube.F11 scaling_test1_cube.I3:scaling_test1_cube.J11 scaling_test1_cube.T17:scaling_test1_cube.T23" chart:data-source-has-labels="row" svg:x="1.331cm" svg:y="1.301cm" svg:width="14.349cm" svg:height="6.538cm">
          <chartooo:coordinate-region svg:x="1.952cm" svg:y="1.5cm" svg:width="13.728cm" svg:height="5.692cm"/>
          <chart:axis chart:dimension="x" chart:name="primary-x" chart:style-name="ch5">
            <chart:title svg:x="7.231cm" svg:y="8.019cm" chart:style-name="ch6">
              <text:p>mesh parameter</text:p>
            </chart:title>
          </chart:axis>
          <chart:axis chart:dimension="y" chart:name="primary-y" chart:style-name="ch7">
            <chart:title svg:x="0.451cm" svg:y="5.156cm" chart:style-name="ch8">
              <text:p>time [s]</text:p>
            </chart:title>
            <chart:grid chart:style-name="ch9" chart:class="major"/>
          </chart:axis>
          <chart:series chart:style-name="ch10" chart:values-cell-range-address="scaling_test1_cube.J5:scaling_test1_cube.J11" chart:label-cell-address="scaling_test1_cube.J3:scaling_test1_cube.J4" chart:class="chart:scatter">
            <chart:domain table:cell-range-address="scaling_test1_cube.F5:scaling_test1_cube.F11"/>
            <chart:regression-curve chart:style-name="ch11">
              <chart:equation chart:display-equation="true" chart:display-r-square="false" svg:x="7.798cm" svg:y="4.686cm"/>
            </chart:regression-curve>
            <chart:data-point chart:repeated="7"/>
          </chart:series>
          <chart:series chart:style-name="ch12" chart:values-cell-range-address="scaling_test1_cube.T17:scaling_test1_cube.T23" chart:class="chart:scatter">
            <chart:data-point chart:repeated="7"/>
          </chart:series>
          <chart:series chart:style-name="ch13" chart:values-cell-range-address="scaling_test1_cube.I5:scaling_test1_cube.I11" chart:label-cell-address="scaling_test1_cube.I3:scaling_test1_cube.I4" chart:class="chart:scatter">
            <chart:regression-curve chart:style-name="ch14">
              <chart:equation chart:display-equation="true" chart:display-r-square="false" svg:x="7.413cm" svg:y="5.599cm"/>
            </chart:regression-curve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IHonly BIH creation</text:p>
                <text:list>
                  <text:list-item>
                    <text:p>BIHonly</text:p>
                  </text:list-item>
                  <text:list-item>
                    <text:p>BIH creation</text:p>
                  </text:list-item>
                </text:list>
                <draw:g>
                  <svg:desc>scaling_test1_cube.J3:scaling_test1_cube.J4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BIHsearch BIH creation</text:p>
                <text:list>
                  <text:list-item>
                    <text:p>BIHsearch</text:p>
                  </text:list-item>
                  <text:list-item>
                    <text:p>BIH creation</text:p>
                  </text:list-item>
                </text:list>
                <draw:g>
                  <svg:desc>scaling_test1_cube.I3:scaling_test1_cub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60">
                <text:p>33360</text:p>
                <draw:g>
                  <svg:desc>scaling_test1_cube.F5:scaling_test1_cube.F11</svg:desc>
                </draw:g>
              </table:table-cell>
              <table:table-cell office:value-type="float" office:value="0.236258293">
                <text:p>0.236258293</text:p>
                <draw:g>
                  <svg:desc>scaling_test1_cube.J5:scaling_test1_cube.J11</svg:desc>
                </draw:g>
              </table:table-cell>
              <table:table-cell office:value-type="float" office:value="0.120765173">
                <text:p>0.120765173</text:p>
                <draw:g>
                  <svg:desc>scaling_test1_cube.T17:scaling_test1_cube.T23</svg:desc>
                </draw:g>
              </table:table-cell>
              <table:table-cell office:value-type="float" office:value="0.285887056">
                <text:p>0.285887056</text:p>
                <draw:g>
                  <svg:desc>scaling_test1_cube.I5:scaling_test1_cube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33">
                <text:p>63233</text:p>
              </table:table-cell>
              <table:table-cell office:value-type="float" office:value="0.461771788">
                <text:p>0.461771788</text:p>
              </table:table-cell>
              <table:table-cell office:value-type="float" office:value="0.218743546">
                <text:p>0.218743546</text:p>
              </table:table-cell>
              <table:table-cell office:value-type="float" office:value="0.507790233">
                <text:p>0.507790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957">
                <text:p>156957</text:p>
              </table:table-cell>
              <table:table-cell office:value-type="float" office:value="1.408532591">
                <text:p>1.408532591</text:p>
              </table:table-cell>
              <table:table-cell office:value-type="float" office:value="0.668922071">
                <text:p>0.668922071</text:p>
              </table:table-cell>
              <table:table-cell office:value-type="float" office:value="1.344494089">
                <text:p>1.344494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493">
                <text:p>249493</text:p>
              </table:table-cell>
              <table:table-cell office:value-type="float" office:value="2.231261456">
                <text:p>2.231261456</text:p>
              </table:table-cell>
              <table:table-cell office:value-type="float" office:value="0.983119995">
                <text:p>0.983119995</text:p>
              </table:table-cell>
              <table:table-cell office:value-type="float" office:value="2.340949608">
                <text:p>2.340949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9836">
                <text:p>499836</text:p>
              </table:table-cell>
              <table:table-cell office:value-type="float" office:value="5.723383799">
                <text:p>5.723383799</text:p>
              </table:table-cell>
              <table:table-cell office:value-type="float" office:value="2.179797244">
                <text:p>2.179797244</text:p>
              </table:table-cell>
              <table:table-cell office:value-type="float" office:value="4.836786622">
                <text:p>4.836786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7422">
                <text:p>1077422</text:p>
              </table:table-cell>
              <table:table-cell office:value-type="float" office:value="15.854353712">
                <text:p>15.854353712</text:p>
              </table:table-cell>
              <table:table-cell office:value-type="float" office:value="5.489611162">
                <text:p>5.489611162</text:p>
              </table:table-cell>
              <table:table-cell office:value-type="float" office:value="11.818806195">
                <text:p>11.818806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4429">
                <text:p>1944429</text:p>
              </table:table-cell>
              <table:table-cell office:value-type="float" office:value="22.303997453">
                <text:p>22.303997453</text:p>
              </table:table-cell>
              <table:table-cell office:value-type="float" office:value="7.961445072">
                <text:p>7.961445072</text:p>
              </table:table-cell>
              <table:table-cell office:value-type="float" office:value="22.211596456">
                <text:p>22.21159645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001cm" chart:style-name="ch2">
          <text:p>Fundamental intersections</text:p>
        </chart:title>
        <chart:subtitle svg:x="3.047cm" svg:y="0.892cm" chart:style-name="ch3">
          <text:p>100.000 meshes, 65.284 actual intersections, 100 runs per mesh</text:p>
        </chart:subtitle>
        <chart:legend svg:x="2.407cm" svg:y="3.265cm" style:legend-expansion="custom" chartooo:width="5.254cm" chartooo:height="1.096cm" style:legend-expansion-aspect-ratio="4.79379562043796" chart:style-name="ch4"/>
        <chart:plot-area chart:style-name="ch5" table:cell-range-address="simple.A5:simple.C6 simple.B4:simple.C4" chart:data-source-has-labels="both" svg:x="0.825cm" svg:y="1.6cm" svg:width="15.008cm" svg:height="7.189cm">
          <chartooo:coordinate-region svg:x="1.632cm" svg:y="1.799cm" svg:width="14.201cm" svg:height="6.29cm"/>
          <chart:axis chart:dimension="x" chart:name="primary-x" chart:style-name="ch6" chartooo:axis-type="auto">
            <chartooo:date-scale/>
            <chart:categories table:cell-range-address="simple.A5:simple.A6"/>
          </chart:axis>
          <chart:axis chart:dimension="y" chart:name="primary-y" chart:style-name="ch7">
            <chart:title svg:x="0.204cm" svg:y="6.042cm" chart:style-name="ch8">
              <text:p>time [s]</text:p>
            </chart:title>
            <chart:grid chart:style-name="ch9" chart:class="major"/>
          </chart:axis>
          <chart:series chart:style-name="ch10" chart:values-cell-range-address="simple.B5:simple.B6" chart:label-cell-address="simple.B4:simple.B4" chart:class="chart:bar">
            <chart:data-point chart:repeated="2"/>
          </chart:series>
          <chart:series chart:style-name="ch11" chart:values-cell-range-address="simple.C5:simple.C6" chart:label-cell-address="simple.C4:simple.C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imple.B4:simple.B4</svg:desc>
                </draw:g>
              </table:table-cell>
              <table:table-cell office:value-type="string">
                <text:p>OLD</text:p>
                <draw:g>
                  <svg:desc>simple.C4:simpl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D – 3D</text:p>
                <draw:g>
                  <svg:desc>simple.A5:simple.A6</svg:desc>
                </draw:g>
              </table:table-cell>
              <table:table-cell office:value-type="float" office:value="12.78527941">
                <text:p>12.78527941</text:p>
                <draw:g>
                  <svg:desc>simple.B5:simple.B6</svg:desc>
                </draw:g>
              </table:table-cell>
              <table:table-cell office:value-type="float" office:value="48.509103835">
                <text:p>48.509103835</text:p>
                <draw:g>
                  <svg:desc>simple.C5:simple.C6</svg:desc>
                </draw:g>
              </table:table-cell>
            </table:table-row>
            <table:table-row>
              <table:table-cell office:value-type="string">
                <text:p>2D – 3D</text:p>
              </table:table-cell>
              <table:table-cell office:value-type="float" office:value="56.941507056">
                <text:p>56.941507056</text:p>
              </table:table-cell>
              <table:table-cell office:value-type="float" office:value="113.044437132">
                <text:p>113.04443713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0000" chart:maximum="2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38cm" svg:height="9.271cm" xlink:href=".." xlink:type="simple" chart:class="chart:scatter" chart:style-name="ch1">
        <chart:title svg:x="5.184cm" svg:y="0.321cm" chart:style-name="ch2">
          <text:p>Dependence on mesh refinement</text:p>
        </chart:title>
        <chart:legend svg:x="2.423cm" svg:y="1.531cm" style:legend-expansion="custom" chartooo:width="4.974cm" chartooo:height="2.889cm" style:legend-expansion-aspect-ratio="1.72170301142264" chart:style-name="ch3"/>
        <chart:plot-area chart:style-name="ch4" table:cell-range-address="scaling_test1_cube.F5:scaling_test1_cube.F13 scaling_test1_cube.B4:scaling_test1_cube.B4 scaling_test1_cube.P5:scaling_test1_cube.Q11 scaling_test1_cube.D4:scaling_test1_cube.D4" chart:data-source-has-labels="row" svg:x="1.349cm" svg:y="1.311cm" svg:width="15.251cm" svg:height="6.794cm">
          <chartooo:coordinate-region svg:x="2.157cm" svg:y="1.511cm" svg:width="14.443cm" svg:height="5.947cm"/>
          <chart:axis chart:dimension="x" chart:name="primary-x" chart:style-name="ch5">
            <chart:title svg:x="7.7cm" svg:y="8.29cm" chart:style-name="ch6">
              <text:p>mesh parameter</text:p>
            </chart:title>
          </chart:axis>
          <chart:axis chart:dimension="y" chart:name="primary-y" chart:style-name="ch7">
            <chart:title svg:x="0.451cm" svg:y="5.294cm" chart:style-name="ch8">
              <text:p>time [s]</text:p>
            </chart:title>
            <chart:grid chart:style-name="ch9" chart:class="major"/>
          </chart:axis>
          <chart:series chart:style-name="ch10" chart:values-cell-range-address="scaling_test1_cube.P5:scaling_test1_cube.P11" chart:label-cell-address="scaling_test1_cube.B4:scaling_test1_cube.B4" chart:class="chart:scatter">
            <chart:domain table:cell-range-address="scaling_test1_cube.F5:scaling_test1_cube.F13"/>
            <chart:regression-curve chart:style-name="ch11">
              <chart:equation chart:display-equation="true" chart:display-r-square="false" svg:x="11.503cm" svg:y="5.918cm" chart:style-name="ch12"/>
            </chart:regression-curve>
            <chart:data-point chart:repeated="9"/>
          </chart:series>
          <chart:series chart:style-name="ch13" chart:values-cell-range-address="scaling_test1_cube.Q5:scaling_test1_cube.Q11" chart:label-cell-address="scaling_test1_cube.D4:scaling_test1_cube.D4" chart:class="chart:scatter">
            <chart:regression-curve chart:style-name="ch14">
              <chart:equation chart:display-equation="true" chart:display-r-square="false" svg:x="11.467cm" svg:y="5.354cm" chart:style-name="ch12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IHsearch</text:p>
                <draw:g>
                  <svg:desc>scaling_test1_cube.B4:scaling_test1_cube.B4</svg:desc>
                </draw:g>
              </table:table-cell>
              <table:table-cell office:value-type="string">
                <text:p>BIHonly</text:p>
                <draw:g>
                  <svg:desc>scaling_test1_cube.D4:scaling_test1_cube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60">
                <text:p>33360</text:p>
                <draw:g>
                  <svg:desc>scaling_test1_cube.F5:scaling_test1_cube.F13</svg:desc>
                </draw:g>
              </table:table-cell>
              <table:table-cell office:value-type="float" office:value="1.845095456">
                <text:p>1.845095456</text:p>
                <draw:g>
                  <svg:desc>scaling_test1_cube.P5:scaling_test1_cube.P11</svg:desc>
                </draw:g>
              </table:table-cell>
              <table:table-cell office:value-type="float" office:value="3.282032952">
                <text:p>3.282032952</text:p>
                <draw:g>
                  <svg:desc>scaling_test1_cube.Q5:scaling_test1_cube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33">
                <text:p>63233</text:p>
              </table:table-cell>
              <table:table-cell office:value-type="float" office:value="2.689544564">
                <text:p>2.689544564</text:p>
              </table:table-cell>
              <table:table-cell office:value-type="float" office:value="5.195934559">
                <text:p>5.19593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957">
                <text:p>156957</text:p>
              </table:table-cell>
              <table:table-cell office:value-type="float" office:value="4.401252153">
                <text:p>4.401252153</text:p>
              </table:table-cell>
              <table:table-cell office:value-type="float" office:value="10.538269088">
                <text:p>10.538269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493">
                <text:p>249493</text:p>
              </table:table-cell>
              <table:table-cell office:value-type="float" office:value="6.080713449">
                <text:p>6.080713449</text:p>
              </table:table-cell>
              <table:table-cell office:value-type="float" office:value="14.173737587">
                <text:p>14.173737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9836">
                <text:p>499836</text:p>
              </table:table-cell>
              <table:table-cell office:value-type="float" office:value="9.387796954">
                <text:p>9.387796954</text:p>
              </table:table-cell>
              <table:table-cell office:value-type="float" office:value="23.376823402">
                <text:p>23.376823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7422">
                <text:p>1077422</text:p>
              </table:table-cell>
              <table:table-cell office:value-type="float" office:value="16.473442958">
                <text:p>16.473442958</text:p>
              </table:table-cell>
              <table:table-cell office:value-type="float" office:value="40.157228965">
                <text:p>40.157228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4429">
                <text:p>1944429</text:p>
              </table:table-cell>
              <table:table-cell office:value-type="float" office:value="23.673365659">
                <text:p>23.673365659</text:p>
              </table:table-cell>
              <table:table-cell office:value-type="float" office:value="58.030325357">
                <text:p>58.030325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000" chart:maximum="2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Dependence on mesh refinement</text:p>
        </chart:title>
        <chart:legend svg:x="1.577cm" svg:y="5.556cm" style:legend-expansion="custom" chartooo:width="5.526cm" chartooo:height="2.544cm" style:legend-expansion-aspect-ratio="2.17216981132075" chart:style-name="ch3"/>
        <chart:plot-area chart:style-name="ch4" table:cell-range-address="scaling_test1_cube.F5:scaling_test1_cube.F11 scaling_test1_cube.I3:scaling_test1_cube.J4 scaling_test1_cube.V5:scaling_test1_cube.W11" chart:data-source-has-labels="row" svg:x="1.331cm" svg:y="1.301cm" svg:width="14.349cm" svg:height="6.538cm">
          <chartooo:coordinate-region svg:x="2.058cm" svg:y="1.5cm" svg:width="13.622cm" svg:height="5.692cm"/>
          <chart:axis chart:dimension="x" chart:name="primary-x" chart:style-name="ch5">
            <chart:title svg:x="7.231cm" svg:y="8.019cm" chart:style-name="ch6">
              <text:p>mesh parameter</text:p>
            </chart:title>
          </chart:axis>
          <chart:axis chart:dimension="y" chart:name="primary-y" chart:style-name="ch7">
            <chart:title svg:x="0.451cm" svg:y="5.156cm" chart:style-name="ch8">
              <text:p>time [s]</text:p>
            </chart:title>
            <chart:grid chart:style-name="ch9" chart:class="major"/>
          </chart:axis>
          <chart:series chart:style-name="ch10" chart:values-cell-range-address="scaling_test1_cube.W5:scaling_test1_cube.W11" chart:label-cell-address="scaling_test1_cube.J3:scaling_test1_cube.J4" chart:class="chart:scatter">
            <chart:domain table:cell-range-address="scaling_test1_cube.F5:scaling_test1_cube.F11"/>
            <chart:regression-curve chart:style-name="ch11">
              <chart:equation chart:display-equation="true" chart:display-r-square="false" svg:x="7.798cm" svg:y="4.686cm"/>
            </chart:regression-curve>
            <chart:data-point chart:repeated="7"/>
          </chart:series>
          <chart:series chart:style-name="ch12" chart:values-cell-range-address="scaling_test1_cube.V5:scaling_test1_cube.V11" chart:label-cell-address="scaling_test1_cube.I3:scaling_test1_cube.I4" chart:class="chart:scatter">
            <chart:regression-curve chart:style-name="ch13">
              <chart:equation chart:display-equation="true" chart:display-r-square="false" svg:x="7.413cm" svg:y="5.599cm"/>
            </chart:regression-curve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IHonly BIH creation</text:p>
                <text:list>
                  <text:list-item>
                    <text:p>BIHonly</text:p>
                  </text:list-item>
                  <text:list-item>
                    <text:p>BIH creation</text:p>
                  </text:list-item>
                </text:list>
                <draw:g>
                  <svg:desc>scaling_test1_cube.J3:scaling_test1_cube.J4</svg:desc>
                </draw:g>
              </table:table-cell>
              <table:table-cell office:value-type="string">
                <text:p>BIHsearch BIH creation</text:p>
                <text:list>
                  <text:list-item>
                    <text:p>BIHsearch</text:p>
                  </text:list-item>
                  <text:list-item>
                    <text:p>BIH creation</text:p>
                  </text:list-item>
                </text:list>
                <draw:g>
                  <svg:desc>scaling_test1_cube.I3:scaling_test1_cub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60">
                <text:p>33360</text:p>
                <draw:g>
                  <svg:desc>scaling_test1_cube.F5:scaling_test1_cube.F11</svg:desc>
                </draw:g>
              </table:table-cell>
              <table:table-cell office:value-type="float" office:value="0.956344591167853">
                <text:p>0.956344591167853</text:p>
                <draw:g>
                  <svg:desc>scaling_test1_cube.W5:scaling_test1_cube.W11</svg:desc>
                </draw:g>
              </table:table-cell>
              <table:table-cell office:value-type="float" office:value="0.987358603530062">
                <text:p>0.987358603530062</text:p>
                <draw:g>
                  <svg:desc>scaling_test1_cube.V5:scaling_test1_cube.V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33">
                <text:p>63233</text:p>
              </table:table-cell>
              <table:table-cell office:value-type="float" office:value="1.11101902864828">
                <text:p>1.11101902864828</text:p>
              </table:table-cell>
              <table:table-cell office:value-type="float" office:value="0.806268386928869">
                <text:p>0.806268386928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957">
                <text:p>156957</text:p>
              </table:table-cell>
              <table:table-cell office:value-type="float" office:value="1.1056751631686">
                <text:p>1.1056751631686</text:p>
              </table:table-cell>
              <table:table-cell office:value-type="float" office:value="0.989890449218833">
                <text:p>0.989890449218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493">
                <text:p>249493</text:p>
              </table:table-cell>
              <table:table-cell office:value-type="float" office:value="1.26957184000718">
                <text:p>1.26957184000718</text:p>
              </table:table-cell>
              <table:table-cell office:value-type="float" office:value="1.33344927200846">
                <text:p>1.33344927200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9836">
                <text:p>499836</text:p>
              </table:table-cell>
              <table:table-cell office:value-type="float" office:value="1.62564961707053">
                <text:p>1.62564961707053</text:p>
              </table:table-cell>
              <table:table-cell office:value-type="float" office:value="1.42961692883236">
                <text:p>1.42961692883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7422">
                <text:p>1077422</text:p>
              </table:table-cell>
              <table:table-cell office:value-type="float" office:value="1.88806497293405">
                <text:p>1.88806497293405</text:p>
              </table:table-cell>
              <table:table-cell office:value-type="float" office:value="1.63416312680881">
                <text:p>1.63416312680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4429">
                <text:p>1944429</text:p>
              </table:table-cell>
              <table:table-cell office:value-type="float" office:value="1.80150114097277">
                <text:p>1.80150114097277</text:p>
              </table:table-cell>
              <table:table-cell office:value-type="float" office:value="1.70504518163767">
                <text:p>1.7050451816376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Algorithm comparison</text:p>
        </chart:title>
        <chart:subtitle svg:x="6.183cm" svg:y="1.275cm" chart:style-name="ch3">
          <text:p>Triangle inside Cube</text:p>
        </chart:subtitle>
        <chart:legend chart:legend-position="bottom" svg:x="1.494cm" svg:y="8.217cm" style:legend-expansion="wide" chart:style-name="ch4"/>
        <chart:plot-area chart:style-name="ch5" table:cell-range-address="Sheet1.B32:Sheet1.B34 Sheet1.M32:Sheet1.M34" chart:data-source-has-labels="column" svg:x="1.331cm" svg:y="2.138cm" svg:width="14.349cm" svg:height="5.899cm">
          <chartooo:coordinate-region svg:x="1.952cm" svg:y="2.337cm" svg:width="13.728cm" svg:height="5.501cm"/>
          <chart:axis chart:dimension="x" chart:name="primary-x" chart:style-name="ch6"/>
          <chart:axis chart:dimension="y" chart:name="primary-y" chart:style-name="ch7">
            <chart:title svg:x="0.451cm" svg:y="5.687cm" chart:style-name="ch8">
              <text:p>Time [s]</text:p>
            </chart:title>
            <chart:grid chart:style-name="ch9" chart:class="major"/>
          </chart:axis>
          <chart:series chart:style-name="ch10" chart:values-cell-range-address="Sheet1.M32:Sheet1.M32" chart:label-cell-address="Sheet1.B32:Sheet1.B32" chart:class="chart:bar">
            <chart:data-point/>
          </chart:series>
          <chart:series chart:style-name="ch11" chart:values-cell-range-address="Sheet1.M33:Sheet1.M33" chart:label-cell-address="Sheet1.B33:Sheet1.B33" chart:class="chart:bar">
            <chart:data-point/>
          </chart:series>
          <chart:series chart:style-name="ch12" chart:values-cell-range-address="Sheet1.M34:Sheet1.M34" chart:label-cell-address="Sheet1.B34:Sheet1.B3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riangle_cube_inside</text:p>
                <draw:g>
                  <svg:desc>Sheet1.B32:Sheet1.B32</svg:desc>
                </draw:g>
              </table:table-cell>
              <table:table-cell office:value-type="float" office:value="16.7178553867">
                <text:p>16.7178553867</text:p>
                <draw:g>
                  <svg:desc>Sheet1.M32:Sheet1.M32</svg:desc>
                </draw:g>
              </table:table-cell>
            </table:table-row>
            <table:table-row>
              <table:table-cell office:value-type="string">
                <text:p>triangle_cube_inside_BB</text:p>
                <draw:g>
                  <svg:desc>Sheet1.B33:Sheet1.B33</svg:desc>
                </draw:g>
              </table:table-cell>
              <table:table-cell office:value-type="float" office:value="10.3067154152">
                <text:p>10.3067154152</text:p>
                <draw:g>
                  <svg:desc>Sheet1.M33:Sheet1.M33</svg:desc>
                </draw:g>
              </table:table-cell>
            </table:table-row>
            <table:table-row>
              <table:table-cell office:value-type="string">
                <text:p>triangle_cube_inside_BIHtree</text:p>
                <draw:g>
                  <svg:desc>Sheet1.B34:Sheet1.B34</svg:desc>
                </draw:g>
              </table:table-cell>
              <table:table-cell office:value-type="float" office:value="39.4879266362">
                <text:p>39.4879266362</text:p>
                <draw:g>
                  <svg:desc>Sheet1.M34:Sheet1.M3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27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Algorithm comparison</text:p>
        </chart:title>
        <chart:subtitle svg:x="6.832cm" svg:y="1.275cm" chart:style-name="ch3">
          <text:p>Tes1 Cube A</text:p>
        </chart:subtitle>
        <chart:legend chart:legend-position="bottom" svg:x="5.013cm" svg:y="8.217cm" style:legend-expansion="wide" chart:style-name="ch4"/>
        <chart:plot-area chart:style-name="ch5" table:cell-range-address="Sheet1.A17:Sheet1.A19 test1_cube_AB.K69:test1_cube_AB.K69 test1_cube_AB.E70:test1_cube_AB.E70 test1_cube_AB.K71:test1_cube_AB.K71" chart:data-source-has-labels="column" svg:x="1.331cm" svg:y="2.138cm" svg:width="14.349cm" svg:height="5.899cm">
          <chartooo:coordinate-region svg:x="2.429cm" svg:y="2.337cm" svg:width="13.251cm" svg:height="5.501cm"/>
          <chart:axis chart:dimension="x" chart:name="primary-x" chart:style-name="ch6"/>
          <chart:axis chart:dimension="y" chart:name="primary-y" chart:style-name="ch7">
            <chart:title svg:x="0.451cm" svg:y="5.687cm" chart:style-name="ch8">
              <text:p>Time [s]</text:p>
            </chart:title>
            <chart:grid chart:style-name="ch9" chart:class="major"/>
          </chart:axis>
          <chart:series chart:style-name="ch10" chart:values-cell-range-address="test1_cube_AB.K69:test1_cube_AB.K69" chart:label-cell-address="Sheet1.A17:Sheet1.A17" chart:class="chart:bar">
            <chart:data-point/>
          </chart:series>
          <chart:series chart:style-name="ch11" chart:values-cell-range-address="test1_cube_AB.E70:test1_cube_AB.E70" chart:label-cell-address="Sheet1.A18:Sheet1.A18" chart:class="chart:bar">
            <chart:data-point/>
          </chart:series>
          <chart:series chart:style-name="ch12" chart:values-cell-range-address="test1_cube_AB.K71:test1_cube_AB.K71" chart:label-cell-address="Sheet1.A19:Sheet1.A1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IHsearch</text:p>
                <draw:g>
                  <svg:desc>Sheet1.A17:Sheet1.A17</svg:desc>
                </draw:g>
              </table:table-cell>
              <table:table-cell office:value-type="float" office:value="3.10908775455555">
                <text:p>3.10908775455555</text:p>
                <draw:g>
                  <svg:desc>test1_cube_AB.K69:test1_cube_AB.K69</svg:desc>
                </draw:g>
              </table:table-cell>
            </table:table-row>
            <table:table-row>
              <table:table-cell office:value-type="string">
                <text:p>BBsearch</text:p>
                <draw:g>
                  <svg:desc>Sheet1.A18:Sheet1.A18</svg:desc>
                </draw:g>
              </table:table-cell>
              <table:table-cell office:value-type="float" office:value="2.52852573011111">
                <text:p>2.52852573011111</text:p>
                <draw:g>
                  <svg:desc>test1_cube_AB.E70:test1_cube_AB.E70</svg:desc>
                </draw:g>
              </table:table-cell>
            </table:table-row>
            <table:table-row>
              <table:table-cell office:value-type="string">
                <text:p>BIHonly</text:p>
                <draw:g>
                  <svg:desc>Sheet1.A19:Sheet1.A19</svg:desc>
                </draw:g>
              </table:table-cell>
              <table:table-cell office:value-type="float" office:value="7.08808914822222">
                <text:p>7.08808914822222</text:p>
                <draw:g>
                  <svg:desc>test1_cube_AB.K71:test1_cube_AB.K71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76cm" svg:y="0.316cm" chart:style-name="ch2">
          <text:p>Algorithm comparison</text:p>
        </chart:title>
        <chart:subtitle svg:x="6.818cm" svg:y="1.275cm" chart:style-name="ch3">
          <text:p>Tes1 Cube B</text:p>
        </chart:subtitle>
        <chart:legend chart:legend-position="bottom" svg:x="5.013cm" svg:y="8.217cm" style:legend-expansion="wide" chart:style-name="ch4"/>
        <chart:plot-area chart:style-name="ch5" chart:data-source-has-labels="both" svg:x="1.331cm" svg:y="2.138cm" svg:width="14.349cm" svg:height="5.899cm">
          <chartooo:coordinate-region svg:x="1.952cm" svg:y="2.337cm" svg:width="13.728cm" svg:height="5.501cm"/>
          <chart:axis chart:dimension="x" chart:name="primary-x" chart:style-name="ch6" chartooo:axis-type="text">
            <chart:categories table:cell-range-address="local-table.$B$1:.$B$1"/>
          </chart:axis>
          <chart:axis chart:dimension="y" chart:name="primary-y" chart:style-name="ch7">
            <chart:title svg:x="0.451cm" svg:y="5.687cm" chart:style-name="ch8">
              <text:p>Time [s]</text:p>
            </chart:title>
            <chart:grid chart:style-name="ch9" chart:class="major"/>
          </chart:axis>
          <chart:series chart:style-name="ch10" chart:values-cell-range-address="local-table.$B$2:.$B$2" chart:label-cell-address="local-table.$A$2" chart:class="chart:bar">
            <chart:data-point/>
          </chart:series>
          <chart:series chart:style-name="ch11" chart:values-cell-range-address="local-table.$B$3:.$B$3" chart:label-cell-address="local-table.$A$3" chart:class="chart:bar">
            <chart:data-point/>
          </chart:series>
          <chart:series chart:style-name="ch12" chart:values-cell-range-address="local-table.$B$4:.$B$4" chart:label-cell-address="local-table.$A$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BIHsearch</text:p>
              </table:table-cell>
              <table:table-cell office:value-type="float" office:value="6.4908320671">
                <text:p>6.4908320671</text:p>
              </table:table-cell>
            </table:table-row>
            <table:table-row>
              <table:table-cell office:value-type="string">
                <text:p>BBsearch</text:p>
              </table:table-cell>
              <table:table-cell office:value-type="float" office:value="5.3370926067">
                <text:p>5.3370926067</text:p>
              </table:table-cell>
            </table:table-row>
            <table:table-row>
              <table:table-cell office:value-type="string">
                <text:p>BIHonly</text:p>
              </table:table-cell>
              <table:table-cell office:value-type="float" office:value="13.5492560759">
                <text:p>13.549256075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8cm" svg:y="0.035cm" chart:style-name="ch2">
          <text:p>Algorithm comparison</text:p>
        </chart:title>
        <chart:subtitle svg:x="6.478cm" svg:y="0.893cm" chart:style-name="ch3">
          <text:p>Bedřichov Extend</text:p>
        </chart:subtitle>
        <chart:legend chart:legend-position="bottom" svg:x="2.748cm" svg:y="8.164cm" style:legend-expansion="wide" chart:style-name="ch4"/>
        <chart:plot-area chart:style-name="ch5" table:cell-range-address="Sheet1.B78:Sheet1.E80 Sheet1.C77:Sheet1.E77" chart:data-source-has-labels="both" svg:x="0.931cm" svg:y="1.52cm" svg:width="14.899cm" svg:height="6.536cm">
          <chartooo:coordinate-region svg:x="2.029cm" svg:y="1.719cm" svg:width="13.801cm" svg:height="5.69cm"/>
          <chart:axis chart:dimension="x" chart:name="primary-x" chart:style-name="ch6" chartooo:axis-type="text">
            <chart:categories table:cell-range-address="Sheet1.B78:Sheet1.B80"/>
          </chart:axis>
          <chart:axis chart:dimension="y" chart:name="primary-y" chart:style-name="ch7">
            <chart:title svg:x="0.149cm" svg:y="5.197cm" chart:style-name="ch8">
              <text:p>Time [s]</text:p>
            </chart:title>
            <chart:grid chart:style-name="ch9" chart:class="major"/>
          </chart:axis>
          <chart:series chart:style-name="ch10" chart:values-cell-range-address="Sheet1.C78:Sheet1.C80" chart:label-cell-address="Sheet1.C77:Sheet1.C77" chart:class="chart:bar">
            <chart:data-point chart:repeated="3"/>
          </chart:series>
          <chart:series chart:style-name="ch11" chart:values-cell-range-address="Sheet1.D78:Sheet1.D80" chart:label-cell-address="Sheet1.D77:Sheet1.D77" chart:class="chart:bar">
            <chart:data-point chart:repeated="3"/>
          </chart:series>
          <chart:series chart:style-name="ch12" chart:values-cell-range-address="Sheet1.E78:Sheet1.E80" chart:label-cell-address="Sheet1.E77:Sheet1.E7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 (BIH or BB)</text:p>
                <draw:g>
                  <svg:desc>Sheet1.C77:Sheet1.C77</svg:desc>
                </draw:g>
              </table:table-cell>
              <table:table-cell office:value-type="string">
                <text:p>Element iterations</text:p>
                <draw:g>
                  <svg:desc>Sheet1.D77:Sheet1.D77</svg:desc>
                </draw:g>
              </table:table-cell>
              <table:table-cell office:value-type="string">
                <text:p>Prolongation</text:p>
                <draw:g>
                  <svg:desc>Sheet1.E77:Sheet1.E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H search</text:p>
                <draw:g>
                  <svg:desc>Sheet1.B78:Sheet1.B80</svg:desc>
                </draw:g>
              </table:table-cell>
              <table:table-cell office:value-type="float" office:value="1.3620067204">
                <text:p>1.3620067204</text:p>
                <draw:g>
                  <svg:desc>Sheet1.C78:Sheet1.C80</svg:desc>
                </draw:g>
              </table:table-cell>
              <table:table-cell office:value-type="float" office:value="0.161269076100001">
                <text:p>0.161269076100001</text:p>
                <draw:g>
                  <svg:desc>Sheet1.D78:Sheet1.D80</svg:desc>
                </draw:g>
              </table:table-cell>
              <table:table-cell office:value-type="float" office:value="6.6595396812">
                <text:p>6.6595396812</text:p>
                <draw:g>
                  <svg:desc>Sheet1.E78:Sheet1.E80</svg:desc>
                </draw:g>
              </table:table-cell>
            </table:table-row>
            <table:table-row>
              <table:table-cell office:value-type="string">
                <text:p>BB search</text:p>
              </table:table-cell>
              <table:table-cell office:value-type="float" office:value="0.5615884578">
                <text:p>0.5615884578</text:p>
              </table:table-cell>
              <table:table-cell office:value-type="float" office:value="56.2245736738">
                <text:p>56.2245736738</text:p>
              </table:table-cell>
              <table:table-cell office:value-type="float" office:value="6.6042037495">
                <text:p>6.6042037495</text:p>
              </table:table-cell>
            </table:table-row>
            <table:table-row>
              <table:table-cell office:value-type="string">
                <text:p>BIH only</text:p>
              </table:table-cell>
              <table:table-cell office:value-type="float" office:value="1.3693427047">
                <text:p>1.3693427047</text:p>
              </table:table-cell>
              <table:table-cell office:value-type="float" office:value="15.7284606017">
                <text:p>15.72846060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cm" svg:y="0.037cm" chart:style-name="ch2">
          <text:p>Algorithm comparison</text:p>
        </chart:title>
        <chart:subtitle svg:x="6.478cm" svg:y="0.893cm" chart:style-name="ch3">
          <text:p>Bedřichov Cut</text:p>
        </chart:subtitle>
        <chart:legend chart:legend-position="bottom" svg:x="2.748cm" svg:y="8.164cm" style:legend-expansion="wide" chart:style-name="ch4"/>
        <chart:plot-area chart:style-name="ch5" table:cell-range-address="Sheet1.B81:Sheet1.E83 Sheet1.C77:Sheet1.E77" chart:data-source-has-labels="both" svg:x="1.117cm" svg:y="1.52cm" svg:width="14.713cm" svg:height="6.536cm">
          <chartooo:coordinate-region svg:x="2.029cm" svg:y="1.719cm" svg:width="13.801cm" svg:height="5.69cm"/>
          <chart:axis chart:dimension="x" chart:name="primary-x" chart:style-name="ch6" chartooo:axis-type="text">
            <chart:categories table:cell-range-address="Sheet1.B81:Sheet1.B83"/>
          </chart:axis>
          <chart:axis chart:dimension="y" chart:name="primary-y" chart:style-name="ch7">
            <chart:title svg:x="0.149cm" svg:y="5.195cm" chart:style-name="ch8">
              <text:p>Time [s]</text:p>
            </chart:title>
            <chart:grid chart:style-name="ch9" chart:class="major"/>
          </chart:axis>
          <chart:series chart:style-name="ch10" chart:values-cell-range-address="Sheet1.C81:Sheet1.C83" chart:label-cell-address="Sheet1.C77:Sheet1.C77" chart:class="chart:bar">
            <chart:data-point chart:repeated="3"/>
          </chart:series>
          <chart:series chart:style-name="ch11" chart:values-cell-range-address="Sheet1.D81:Sheet1.D83" chart:label-cell-address="Sheet1.D77:Sheet1.D77" chart:class="chart:bar">
            <chart:data-point chart:repeated="3"/>
          </chart:series>
          <chart:series chart:style-name="ch12" chart:values-cell-range-address="Sheet1.E81:Sheet1.E83" chart:label-cell-address="Sheet1.E77:Sheet1.E7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 (BIH or BB)</text:p>
                <draw:g>
                  <svg:desc>Sheet1.C77:Sheet1.C77</svg:desc>
                </draw:g>
              </table:table-cell>
              <table:table-cell office:value-type="string">
                <text:p>Element iterations</text:p>
                <draw:g>
                  <svg:desc>Sheet1.D77:Sheet1.D77</svg:desc>
                </draw:g>
              </table:table-cell>
              <table:table-cell office:value-type="string">
                <text:p>Prolongation</text:p>
                <draw:g>
                  <svg:desc>Sheet1.E77:Sheet1.E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H search</text:p>
                <draw:g>
                  <svg:desc>Sheet1.B81:Sheet1.B83</svg:desc>
                </draw:g>
              </table:table-cell>
              <table:table-cell office:value-type="float" office:value="0.4790927426">
                <text:p>0.4790927426</text:p>
                <draw:g>
                  <svg:desc>Sheet1.C81:Sheet1.C83</svg:desc>
                </draw:g>
              </table:table-cell>
              <table:table-cell office:value-type="float" office:value="0.0428069761999996">
                <text:p>0.0428069761999996</text:p>
                <draw:g>
                  <svg:desc>Sheet1.D81:Sheet1.D83</svg:desc>
                </draw:g>
              </table:table-cell>
              <table:table-cell office:value-type="float" office:value="3.4909692701">
                <text:p>3.4909692701</text:p>
                <draw:g>
                  <svg:desc>Sheet1.E81:Sheet1.E83</svg:desc>
                </draw:g>
              </table:table-cell>
            </table:table-row>
            <table:table-row>
              <table:table-cell office:value-type="string">
                <text:p>BB search</text:p>
              </table:table-cell>
              <table:table-cell office:value-type="float" office:value="0.2131088463">
                <text:p>0.2131088463</text:p>
              </table:table-cell>
              <table:table-cell office:value-type="float" office:value="1.2406705594">
                <text:p>1.2406705594</text:p>
              </table:table-cell>
              <table:table-cell office:value-type="float" office:value="3.1470011032">
                <text:p>3.1470011032</text:p>
              </table:table-cell>
            </table:table-row>
            <table:table-row>
              <table:table-cell office:value-type="string">
                <text:p>BIH only</text:p>
              </table:table-cell>
              <table:table-cell office:value-type="float" office:value="0.4661823493">
                <text:p>0.4661823493</text:p>
              </table:table-cell>
              <table:table-cell office:value-type="float" office:value="7.8948491586">
                <text:p>7.89484915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1cm" svg:y="0.038cm" chart:style-name="ch2">
          <text:p>Algorithm comparison</text:p>
        </chart:title>
        <chart:subtitle svg:x="6.478cm" svg:y="0.893cm" chart:style-name="ch3">
          <text:p>Bedřichov Extend</text:p>
        </chart:subtitle>
        <chart:legend chart:legend-position="bottom" svg:x="2.748cm" svg:y="8.164cm" style:legend-expansion="wide" chart:style-name="ch4"/>
        <chart:plot-area chart:style-name="ch5" table:cell-range-address="test1_cube_AB.B101:test1_cube_AB.E103 test1_cube_AB.C100:test1_cube_AB.E100" chart:data-source-has-labels="both" svg:x="0.931cm" svg:y="1.52cm" svg:width="14.899cm" svg:height="6.536cm">
          <chartooo:coordinate-region svg:x="2.029cm" svg:y="1.719cm" svg:width="13.801cm" svg:height="5.69cm"/>
          <chart:axis chart:dimension="x" chart:name="primary-x" chart:style-name="ch6" chartooo:axis-type="text">
            <chart:categories table:cell-range-address="test1_cube_AB.B101:test1_cube_AB.B103"/>
          </chart:axis>
          <chart:axis chart:dimension="y" chart:name="primary-y" chart:style-name="ch7">
            <chart:title svg:x="0.149cm" svg:y="5.194cm" chart:style-name="ch8">
              <text:p>Time [s]</text:p>
            </chart:title>
            <chart:grid chart:style-name="ch9" chart:class="major"/>
          </chart:axis>
          <chart:series chart:style-name="ch10" chart:values-cell-range-address="test1_cube_AB.C101:test1_cube_AB.C103" chart:label-cell-address="test1_cube_AB.C100:test1_cube_AB.C100" chart:class="chart:bar">
            <chart:data-point chart:repeated="3"/>
          </chart:series>
          <chart:series chart:style-name="ch11" chart:values-cell-range-address="test1_cube_AB.D101:test1_cube_AB.D103" chart:label-cell-address="test1_cube_AB.D100:test1_cube_AB.D100" chart:class="chart:bar">
            <chart:data-point chart:repeated="3"/>
          </chart:series>
          <chart:series chart:style-name="ch12" chart:values-cell-range-address="test1_cube_AB.E101:test1_cube_AB.E103" chart:label-cell-address="test1_cube_AB.E100:test1_cube_AB.E10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 (BIH or BB)</text:p>
                <draw:g>
                  <svg:desc>test1_cube_AB.C100:test1_cube_AB.C100</svg:desc>
                </draw:g>
              </table:table-cell>
              <table:table-cell office:value-type="string">
                <text:p>Element iterations</text:p>
                <draw:g>
                  <svg:desc>test1_cube_AB.D100:test1_cube_AB.D100</svg:desc>
                </draw:g>
              </table:table-cell>
              <table:table-cell office:value-type="string">
                <text:p>Prolongation</text:p>
                <draw:g>
                  <svg:desc>test1_cube_AB.E100:test1_cube_AB.E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H search</text:p>
                <draw:g>
                  <svg:desc>test1_cube_AB.B101:test1_cube_AB.B103</svg:desc>
                </draw:g>
              </table:table-cell>
              <table:table-cell office:value-type="float" office:value="0.862210069888889">
                <text:p>0.862210069888889</text:p>
                <draw:g>
                  <svg:desc>test1_cube_AB.C101:test1_cube_AB.C103</svg:desc>
                </draw:g>
              </table:table-cell>
              <table:table-cell office:value-type="float" office:value="0.0135982731111111">
                <text:p>0.0135982731111111</text:p>
                <draw:g>
                  <svg:desc>test1_cube_AB.D101:test1_cube_AB.D103</svg:desc>
                </draw:g>
              </table:table-cell>
              <table:table-cell office:value-type="float" office:value="2.21078571822222">
                <text:p>2.21078571822222</text:p>
                <draw:g>
                  <svg:desc>test1_cube_AB.E101:test1_cube_AB.E103</svg:desc>
                </draw:g>
              </table:table-cell>
            </table:table-row>
            <table:table-row>
              <table:table-cell office:value-type="string">
                <text:p>BB search</text:p>
              </table:table-cell>
              <table:table-cell office:value-type="float" office:value="0.389881089555556">
                <text:p>0.389881089555556</text:p>
              </table:table-cell>
              <table:table-cell office:value-type="float" office:value="0.0130279689999995">
                <text:p>0.0130279689999995</text:p>
              </table:table-cell>
              <table:table-cell office:value-type="float" office:value="2.12549403844444">
                <text:p>2.12549403844444</text:p>
              </table:table-cell>
            </table:table-row>
            <table:table-row>
              <table:table-cell office:value-type="string">
                <text:p>BIH only</text:p>
              </table:table-cell>
              <table:table-cell office:value-type="float" office:value="0.804735835">
                <text:p>0.804735835</text:p>
              </table:table-cell>
              <table:table-cell office:value-type="float" office:value="6.26075422366667">
                <text:p>6.260754223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3cm" svg:y="0.04cm" chart:style-name="ch2">
          <text:p>Algorithm comparison</text:p>
        </chart:title>
        <chart:subtitle svg:x="6.478cm" svg:y="0.893cm" chart:style-name="ch3">
          <text:p>Bedřichov Extend</text:p>
        </chart:subtitle>
        <chart:legend chart:legend-position="bottom" svg:x="2.748cm" svg:y="8.164cm" style:legend-expansion="wide" chart:style-name="ch4"/>
        <chart:plot-area chart:style-name="ch5" table:cell-range-address="test1_cube_AB.B104:test1_cube_AB.E106 test1_cube_AB.C100:test1_cube_AB.E100" chart:data-source-has-labels="both" svg:x="0.746cm" svg:y="1.52cm" svg:width="15.084cm" svg:height="6.536cm">
          <chartooo:coordinate-region svg:x="2.029cm" svg:y="1.719cm" svg:width="13.801cm" svg:height="5.69cm"/>
          <chart:axis chart:dimension="x" chart:name="primary-x" chart:style-name="ch6" chartooo:axis-type="text">
            <chart:categories table:cell-range-address="test1_cube_AB.B104:test1_cube_AB.B106"/>
          </chart:axis>
          <chart:axis chart:dimension="y" chart:name="primary-y" chart:style-name="ch7">
            <chart:title svg:x="0.149cm" svg:y="5.192cm" chart:style-name="ch8">
              <text:p>Time [s]</text:p>
            </chart:title>
            <chart:grid chart:style-name="ch9" chart:class="major"/>
          </chart:axis>
          <chart:series chart:style-name="ch10" chart:values-cell-range-address="test1_cube_AB.C104:test1_cube_AB.C106" chart:label-cell-address="test1_cube_AB.C100:test1_cube_AB.C100" chart:class="chart:bar">
            <chart:data-point chart:repeated="3"/>
          </chart:series>
          <chart:series chart:style-name="ch11" chart:values-cell-range-address="test1_cube_AB.D104:test1_cube_AB.D106" chart:label-cell-address="test1_cube_AB.D100:test1_cube_AB.D100" chart:class="chart:bar">
            <chart:data-point chart:repeated="3"/>
          </chart:series>
          <chart:series chart:style-name="ch12" chart:values-cell-range-address="test1_cube_AB.E104:test1_cube_AB.E106" chart:label-cell-address="test1_cube_AB.E100:test1_cube_AB.E10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 (BIH or BB)</text:p>
                <draw:g>
                  <svg:desc>test1_cube_AB.C100:test1_cube_AB.C100</svg:desc>
                </draw:g>
              </table:table-cell>
              <table:table-cell office:value-type="string">
                <text:p>Element iterations</text:p>
                <draw:g>
                  <svg:desc>test1_cube_AB.D100:test1_cube_AB.D100</svg:desc>
                </draw:g>
              </table:table-cell>
              <table:table-cell office:value-type="string">
                <text:p>Prolongation</text:p>
                <draw:g>
                  <svg:desc>test1_cube_AB.E100:test1_cube_AB.E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H search</text:p>
                <draw:g>
                  <svg:desc>test1_cube_AB.B104:test1_cube_AB.B106</svg:desc>
                </draw:g>
              </table:table-cell>
              <table:table-cell office:value-type="float" office:value="0.971257764222222">
                <text:p>0.971257764222222</text:p>
                <draw:g>
                  <svg:desc>test1_cube_AB.C104:test1_cube_AB.C106</svg:desc>
                </draw:g>
              </table:table-cell>
              <table:table-cell office:value-type="float" office:value="0.0122646836666664">
                <text:p>0.0122646836666664</text:p>
                <draw:g>
                  <svg:desc>test1_cube_AB.D104:test1_cube_AB.D106</svg:desc>
                </draw:g>
              </table:table-cell>
              <table:table-cell office:value-type="float" office:value="5.52205661166667">
                <text:p>5.52205661166667</text:p>
                <draw:g>
                  <svg:desc>test1_cube_AB.E104:test1_cube_AB.E106</svg:desc>
                </draw:g>
              </table:table-cell>
            </table:table-row>
            <table:table-row>
              <table:table-cell office:value-type="string">
                <text:p>BB search</text:p>
              </table:table-cell>
              <table:table-cell office:value-type="float" office:value="0.398303234">
                <text:p>0.398303234</text:p>
              </table:table-cell>
              <table:table-cell office:value-type="float" office:value="0.0214441711111109">
                <text:p>0.0214441711111109</text:p>
              </table:table-cell>
              <table:table-cell office:value-type="float" office:value="4.92469302866667">
                <text:p>4.92469302866667</text:p>
              </table:table-cell>
            </table:table-row>
            <table:table-row>
              <table:table-cell office:value-type="string">
                <text:p>BIH only</text:p>
              </table:table-cell>
              <table:table-cell office:value-type="float" office:value="0.841144760111111">
                <text:p>0.841144760111111</text:p>
              </table:table-cell>
              <table:table-cell office:value-type="float" office:value="12.6757173217778">
                <text:p>12.675717321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false" chart:tick-marks-minor-outer="true" chart:logarithmic="true" chart:minimum="10000" chart:maximum="2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38cm" svg:height="9.271cm" xlink:href=".." xlink:type="simple" chart:class="chart:scatter" chart:style-name="ch1">
        <chart:title svg:x="5.184cm" svg:y="0.321cm" chart:style-name="ch2">
          <text:p>Dependence on mesh refinement</text:p>
        </chart:title>
        <chart:legend svg:x="1.832cm" svg:y="1.754cm" style:legend-expansion="custom" chartooo:width="7.302cm" chartooo:height="2.601cm" style:legend-expansion-aspect-ratio="2.80738177623991" chart:style-name="ch3"/>
        <chart:plot-area chart:style-name="ch4" table:cell-range-address="scaling_test1_cube.S38:scaling_test1_cube.S44 dolfin.D5:dolfin.E10 dolfin.B2:dolfin.B2" chart:data-source-has-labels="both" svg:x="0.477cm" svg:y="1.31cm" svg:width="16.119cm" svg:height="7.289cm">
          <chartooo:coordinate-region svg:x="1.469cm" svg:y="1.509cm" svg:width="15.127cm" svg:height="6.443cm"/>
          <chart:axis chart:dimension="x" chart:name="primary-x" chart:style-name="ch5" chartooo:axis-type="auto">
            <chart:title svg:x="6.984cm" svg:y="8.711cm" chart:style-name="ch6">
              <text:p>Number of elements</text:p>
            </chart:title>
            <chart:categories table:cell-range-address="scaling_test1_cube.S38:scaling_test1_cube.S44"/>
          </chart:axis>
          <chart:axis chart:dimension="y" chart:name="primary-y" chart:style-name="ch7">
            <chart:title svg:x="0.101cm" svg:y="5.035cm" chart:style-name="ch8">
              <text:p>time [s]</text:p>
            </chart:title>
            <chart:grid chart:style-name="ch9" chart:class="major"/>
          </chart:axis>
          <chart:series chart:style-name="ch10" chart:values-cell-range-address="dolfin.D5:dolfin.D10" chart:label-cell-address="dolfin.B2:dolfin.B2" chart:class="chart:scatter">
            <chart:domain table:cell-range-address="dolfin.E5:dolfin.E10"/>
            <chart:regression-curve chart:style-name="ch11">
              <chart:equation chart:display-equation="true" chart:display-r-square="false" svg:x="11.503cm" svg:y="5.918cm" chart:style-name="ch12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OLFIN</text:p>
                <draw:g>
                  <svg:desc>dolfin.B2:dolfin.B2</svg:desc>
                </draw:g>
              </table:table-cell>
            </table:table-row>
          </table:table-header-rows>
          <table:table-rows>
            <table:table-row>
              <table:table-cell office:value-type="float" office:value="3.336">
                <text:p/>
                <draw:g>
                  <svg:desc>scaling_test1_cube.S38:scaling_test1_cube.S44</svg:desc>
                </draw:g>
              </table:table-cell>
              <table:table-cell office:value-type="float" office:value="32585">
                <text:p>32585</text:p>
                <draw:g>
                  <svg:desc>dolfin.E5:dolfin.E10</svg:desc>
                </draw:g>
              </table:table-cell>
              <table:table-cell office:value-type="float" office:value="23.798">
                <text:p>23.798</text:p>
                <draw:g>
                  <svg:desc>dolfin.D5:dolfin.D10</svg:desc>
                </draw:g>
              </table:table-cell>
            </table:table-row>
            <table:table-row>
              <table:table-cell office:value-type="float" office:value="6.3233">
                <text:p>10</text:p>
              </table:table-cell>
              <table:table-cell office:value-type="float" office:value="61995">
                <text:p>61995</text:p>
              </table:table-cell>
              <table:table-cell office:value-type="float" office:value="39.931">
                <text:p>39.931</text:p>
              </table:table-cell>
            </table:table-row>
            <table:table-row>
              <table:table-cell office:value-type="float" office:value="15.6957">
                <text:p>20</text:p>
              </table:table-cell>
              <table:table-cell office:value-type="float" office:value="154249">
                <text:p>154249</text:p>
              </table:table-cell>
              <table:table-cell office:value-type="float" office:value="69.843">
                <text:p>69.843</text:p>
              </table:table-cell>
            </table:table-row>
            <table:table-row>
              <table:table-cell office:value-type="float" office:value="24.9493">
                <text:p>20</text:p>
              </table:table-cell>
              <table:table-cell office:value-type="float" office:value="248215">
                <text:p>248215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float" office:value="49.9836">
                <text:p>50</text:p>
              </table:table-cell>
              <table:table-cell office:value-type="float" office:value="484451">
                <text:p>484451</text:p>
              </table:table-cell>
              <table:table-cell office:value-type="float" office:value="161.55">
                <text:p>161.55</text:p>
              </table:table-cell>
            </table:table-row>
            <table:table-row>
              <table:table-cell office:value-type="float" office:value="107.7422">
                <text:p>110</text:p>
              </table:table-cell>
              <table:table-cell office:value-type="float" office:value="1067480">
                <text:p>1067480</text:p>
              </table:table-cell>
              <table:table-cell office:value-type="float" office:value="286.71">
                <text:p>286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Algorithm comparison</text:p>
        </chart:title>
        <chart:subtitle svg:x="7.467cm" svg:y="1.275cm" chart:style-name="ch3">
          <text:p>Cube</text:p>
        </chart:subtitle>
        <chart:legend chart:legend-position="bottom" svg:x="4.232cm" svg:y="8.217cm" style:legend-expansion="wide" chart:style-name="ch4"/>
        <chart:plot-area chart:style-name="ch5" table:cell-range-address="Sheet1.B23:Sheet1.B25 Sheet1.M23:Sheet1.M25" chart:data-source-has-labels="column" svg:x="1.331cm" svg:y="2.138cm" svg:width="14.349cm" svg:height="5.899cm">
          <chartooo:coordinate-region svg:x="1.952cm" svg:y="2.337cm" svg:width="13.728cm" svg:height="5.501cm"/>
          <chart:axis chart:dimension="x" chart:name="primary-x" chart:style-name="ch6"/>
          <chart:axis chart:dimension="y" chart:name="primary-y" chart:style-name="ch7">
            <chart:title svg:x="0.451cm" svg:y="5.687cm" chart:style-name="ch8">
              <text:p>Time [s]</text:p>
            </chart:title>
            <chart:grid chart:style-name="ch9" chart:class="major"/>
          </chart:axis>
          <chart:series chart:style-name="ch10" chart:values-cell-range-address="Sheet1.M23:Sheet1.M23" chart:label-cell-address="Sheet1.B23:Sheet1.B23" chart:class="chart:bar">
            <chart:data-point/>
          </chart:series>
          <chart:series chart:style-name="ch11" chart:values-cell-range-address="Sheet1.M24:Sheet1.M24" chart:label-cell-address="Sheet1.B24:Sheet1.B24" chart:class="chart:bar">
            <chart:data-point/>
          </chart:series>
          <chart:series chart:style-name="ch12" chart:values-cell-range-address="Sheet1.M25:Sheet1.M25" chart:label-cell-address="Sheet1.B25:Sheet1.B2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ube_2x</text:p>
                <draw:g>
                  <svg:desc>Sheet1.B23:Sheet1.B23</svg:desc>
                </draw:g>
              </table:table-cell>
              <table:table-cell office:value-type="float" office:value="21.9888497475">
                <text:p>21.9888497475</text:p>
                <draw:g>
                  <svg:desc>Sheet1.M23:Sheet1.M23</svg:desc>
                </draw:g>
              </table:table-cell>
            </table:table-row>
            <table:table-row>
              <table:table-cell office:value-type="string">
                <text:p>cube_2x_BB</text:p>
                <draw:g>
                  <svg:desc>Sheet1.B24:Sheet1.B24</svg:desc>
                </draw:g>
              </table:table-cell>
              <table:table-cell office:value-type="float" office:value="17.8616629693">
                <text:p>17.8616629693</text:p>
                <draw:g>
                  <svg:desc>Sheet1.M24:Sheet1.M24</svg:desc>
                </draw:g>
              </table:table-cell>
            </table:table-row>
            <table:table-row>
              <table:table-cell office:value-type="string">
                <text:p>cube_2x_BIHtree</text:p>
                <draw:g>
                  <svg:desc>Sheet1.B25:Sheet1.B25</svg:desc>
                </draw:g>
              </table:table-cell>
              <table:table-cell office:value-type="float" office:value="72.6584673074">
                <text:p>72.6584673074</text:p>
                <draw:g>
                  <svg:desc>Sheet1.M25:Sheet1.M2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Algorithm comparison</text:p>
        </chart:title>
        <chart:subtitle svg:x="6.316cm" svg:y="1.275cm" chart:style-name="ch3">
          <text:p>Triangle vs Cube 3</text:p>
        </chart:subtitle>
        <chart:legend chart:legend-position="bottom" svg:x="2.565cm" svg:y="8.217cm" style:legend-expansion="wide" chart:style-name="ch4"/>
        <chart:plot-area chart:style-name="ch5" table:cell-range-address="Sheet1.B29:Sheet1.B31 Sheet1.M29:Sheet1.M31" chart:data-source-has-labels="column" svg:x="1.331cm" svg:y="2.138cm" svg:width="14.349cm" svg:height="5.899cm">
          <chartooo:coordinate-region svg:x="1.952cm" svg:y="2.337cm" svg:width="13.728cm" svg:height="5.501cm"/>
          <chart:axis chart:dimension="x" chart:name="primary-x" chart:style-name="ch6"/>
          <chart:axis chart:dimension="y" chart:name="primary-y" chart:style-name="ch7">
            <chart:title svg:x="0.451cm" svg:y="5.687cm" chart:style-name="ch8">
              <text:p>Time [s]</text:p>
            </chart:title>
            <chart:grid chart:style-name="ch9" chart:class="major"/>
          </chart:axis>
          <chart:series chart:style-name="ch10" chart:values-cell-range-address="Sheet1.M29:Sheet1.M29" chart:label-cell-address="Sheet1.B29:Sheet1.B29" chart:class="chart:bar">
            <chart:data-point/>
          </chart:series>
          <chart:series chart:style-name="ch11" chart:values-cell-range-address="Sheet1.M30:Sheet1.M30" chart:label-cell-address="Sheet1.B30:Sheet1.B30" chart:class="chart:bar">
            <chart:data-point/>
          </chart:series>
          <chart:series chart:style-name="ch12" chart:values-cell-range-address="Sheet1.M31:Sheet1.M31" chart:label-cell-address="Sheet1.B31:Sheet1.B3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riangle_cube_3</text:p>
                <draw:g>
                  <svg:desc>Sheet1.B29:Sheet1.B29</svg:desc>
                </draw:g>
              </table:table-cell>
              <table:table-cell office:value-type="float" office:value="39.5660484866">
                <text:p>39.5660484866</text:p>
                <draw:g>
                  <svg:desc>Sheet1.M29:Sheet1.M29</svg:desc>
                </draw:g>
              </table:table-cell>
            </table:table-row>
            <table:table-row>
              <table:table-cell office:value-type="string">
                <text:p>triangle_cube_3_BB</text:p>
                <draw:g>
                  <svg:desc>Sheet1.B30:Sheet1.B30</svg:desc>
                </draw:g>
              </table:table-cell>
              <table:table-cell office:value-type="float" office:value="25.432081994">
                <text:p>25.432081994</text:p>
                <draw:g>
                  <svg:desc>Sheet1.M30:Sheet1.M30</svg:desc>
                </draw:g>
              </table:table-cell>
            </table:table-row>
            <table:table-row>
              <table:table-cell office:value-type="string">
                <text:p>triangle_cube_3_BIHtree</text:p>
                <draw:g>
                  <svg:desc>Sheet1.B31:Sheet1.B31</svg:desc>
                </draw:g>
              </table:table-cell>
              <table:table-cell office:value-type="float" office:value="71.3770243673">
                <text:p>71.3770243673</text:p>
                <draw:g>
                  <svg:desc>Sheet1.M31:Sheet1.M31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Algorithm comparison</text:p>
        </chart:title>
        <chart:subtitle svg:x="6.316cm" svg:y="1.275cm" chart:style-name="ch3">
          <text:p>Triangle vs Cube 0</text:p>
        </chart:subtitle>
        <chart:legend chart:legend-position="bottom" svg:x="2.565cm" svg:y="8.217cm" style:legend-expansion="wide" chart:style-name="ch4"/>
        <chart:plot-area chart:style-name="ch5" table:cell-range-address="Sheet1.B26:Sheet1.B28 Sheet1.M26:Sheet1.M28" chart:data-source-has-labels="column" svg:x="1.331cm" svg:y="2.138cm" svg:width="14.349cm" svg:height="5.899cm">
          <chartooo:coordinate-region svg:x="1.952cm" svg:y="2.337cm" svg:width="13.728cm" svg:height="5.501cm"/>
          <chart:axis chart:dimension="x" chart:name="primary-x" chart:style-name="ch6"/>
          <chart:axis chart:dimension="y" chart:name="primary-y" chart:style-name="ch7">
            <chart:title svg:x="0.451cm" svg:y="5.687cm" chart:style-name="ch8">
              <text:p>Time [s]</text:p>
            </chart:title>
            <chart:grid chart:style-name="ch9" chart:class="major"/>
          </chart:axis>
          <chart:series chart:style-name="ch10" chart:values-cell-range-address="Sheet1.M26:Sheet1.M26" chart:label-cell-address="Sheet1.B26:Sheet1.B26" chart:class="chart:bar">
            <chart:data-point/>
          </chart:series>
          <chart:series chart:style-name="ch11" chart:values-cell-range-address="Sheet1.M27:Sheet1.M27" chart:label-cell-address="Sheet1.B27:Sheet1.B27" chart:class="chart:bar">
            <chart:data-point/>
          </chart:series>
          <chart:series chart:style-name="ch12" chart:values-cell-range-address="Sheet1.M28:Sheet1.M28" chart:label-cell-address="Sheet1.B28:Sheet1.B2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riangle_cube_0</text:p>
                <draw:g>
                  <svg:desc>Sheet1.B26:Sheet1.B26</svg:desc>
                </draw:g>
              </table:table-cell>
              <table:table-cell office:value-type="float" office:value="6.2024434643">
                <text:p>6.2024434643</text:p>
                <draw:g>
                  <svg:desc>Sheet1.M26:Sheet1.M26</svg:desc>
                </draw:g>
              </table:table-cell>
            </table:table-row>
            <table:table-row>
              <table:table-cell office:value-type="string">
                <text:p>triangle_cube_0_BB</text:p>
                <draw:g>
                  <svg:desc>Sheet1.B27:Sheet1.B27</svg:desc>
                </draw:g>
              </table:table-cell>
              <table:table-cell office:value-type="float" office:value="4.9113060126">
                <text:p>4.9113060126</text:p>
                <draw:g>
                  <svg:desc>Sheet1.M27:Sheet1.M27</svg:desc>
                </draw:g>
              </table:table-cell>
            </table:table-row>
            <table:table-row>
              <table:table-cell office:value-type="string">
                <text:p>triangle_cube_0_BIHtree</text:p>
                <draw:g>
                  <svg:desc>Sheet1.B28:Sheet1.B28</svg:desc>
                </draw:g>
              </table:table-cell>
              <table:table-cell office:value-type="float" office:value="27.3314125156">
                <text:p>27.3314125156</text:p>
                <draw:g>
                  <svg:desc>Sheet1.M28:Sheet1.M28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036cm" chart:style-name="ch2">
          <text:p>Algorithm comparison</text:p>
        </chart:title>
        <chart:subtitle svg:x="7.141cm" svg:y="0.893cm" chart:style-name="ch3">
          <text:p>Bedřichov Cut</text:p>
        </chart:subtitle>
        <chart:legend chart:legend-position="bottom" svg:x="4.376cm" svg:y="8.164cm" style:legend-expansion="wide" chart:style-name="ch4"/>
        <chart:plot-area chart:style-name="ch5" table:cell-range-address="Sheet1.A17:Sheet1.A19 Sheet1.M41:Sheet1.M43" chart:data-source-has-labels="column" svg:x="1.08cm" svg:y="1.521cm" svg:width="14.755cm" svg:height="6.405cm">
          <chartooo:coordinate-region svg:x="1.701cm" svg:y="1.72cm" svg:width="14.134cm" svg:height="6.007cm"/>
          <chart:axis chart:dimension="x" chart:name="primary-x" chart:style-name="ch6"/>
          <chart:axis chart:dimension="y" chart:name="primary-y" chart:style-name="ch7">
            <chart:title svg:x="0.149cm" svg:y="5.196cm" chart:style-name="ch8">
              <text:p>Time [s]</text:p>
            </chart:title>
            <chart:grid chart:style-name="ch9" chart:class="major"/>
          </chart:axis>
          <chart:series chart:style-name="ch10" chart:values-cell-range-address="Sheet1.M41:Sheet1.M41" chart:label-cell-address="Sheet1.A17:Sheet1.A17" chart:class="chart:bar">
            <chart:data-point/>
          </chart:series>
          <chart:series chart:style-name="ch11" chart:values-cell-range-address="Sheet1.M42:Sheet1.M42" chart:label-cell-address="Sheet1.A18:Sheet1.A18" chart:class="chart:bar">
            <chart:data-point/>
          </chart:series>
          <chart:series chart:style-name="ch12" chart:values-cell-range-address="Sheet1.M43:Sheet1.M43" chart:label-cell-address="Sheet1.A19:Sheet1.A1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IHsearch</text:p>
                <draw:g>
                  <svg:desc>Sheet1.A17:Sheet1.A17</svg:desc>
                </draw:g>
              </table:table-cell>
              <table:table-cell office:value-type="float" office:value="4.2488291997">
                <text:p>4.2488291997</text:p>
                <draw:g>
                  <svg:desc>Sheet1.M41:Sheet1.M41</svg:desc>
                </draw:g>
              </table:table-cell>
            </table:table-row>
            <table:table-row>
              <table:table-cell office:value-type="string">
                <text:p>BBsearch</text:p>
                <draw:g>
                  <svg:desc>Sheet1.A18:Sheet1.A18</svg:desc>
                </draw:g>
              </table:table-cell>
              <table:table-cell office:value-type="float" office:value="4.6009105559">
                <text:p>4.6009105559</text:p>
                <draw:g>
                  <svg:desc>Sheet1.M42:Sheet1.M42</svg:desc>
                </draw:g>
              </table:table-cell>
            </table:table-row>
            <table:table-row>
              <table:table-cell office:value-type="string">
                <text:p>BIHonly</text:p>
                <draw:g>
                  <svg:desc>Sheet1.A19:Sheet1.A19</svg:desc>
                </draw:g>
              </table:table-cell>
              <table:table-cell office:value-type="float" office:value="8.6020264762">
                <text:p>8.6020264762</text:p>
                <draw:g>
                  <svg:desc>Sheet1.M43:Sheet1.M43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3 1" chart:style-name="ch1">
        <chart:title svg:x="4.662cm" svg:y="0.316cm" chart:style-name="ch2">
          <text:p>Dependence on mesh refinement</text:p>
        </chart:title>
        <chart:legend chart:legend-position="end" svg:x="11.878cm" svg:y="2.956cm" style:legend-expansion="high" chart:style-name="ch3"/>
        <chart:plot-area chart:style-name="ch4" table:cell-range-address="scaling.E5:scaling.E12 scaling.B5:scaling.C12 scaling.H5:scaling.H12" svg:x="1.331cm" svg:y="1.275cm" svg:width="10.227cm" svg:height="6.564cm">
          <chartooo:coordinate-region svg:x="2.138cm" svg:y="1.474cm" svg:width="8.77cm" svg:height="5.718cm"/>
          <chart:axis chart:dimension="x" chart:name="primary-x" chart:style-name="ch5">
            <chart:title svg:x="5.209cm" svg:y="8.019cm" chart:style-name="ch6">
              <text:p>mesh parameter</text:p>
            </chart:title>
          </chart:axis>
          <chart:axis chart:dimension="y" chart:name="primary-y" chart:style-name="ch5">
            <chart:title svg:x="0.451cm" svg:y="5.117cm" chart:style-name="ch7">
              <text:p>time [s]</text:p>
            </chart:title>
            <chart:grid chart:style-name="ch8" chart:class="major"/>
          </chart:axis>
          <chart:series chart:style-name="ch9" chart:values-cell-range-address="scaling.B5:scaling.B12" chart:class="chart:scatter">
            <chart:domain table:cell-range-address="scaling.E5:scaling.E12"/>
            <chart:regression-curve chart:style-name="ch10">
              <chart:equation chart:display-equation="true" chart:display-r-square="false" svg:x="3.045cm" svg:y="5.957cm"/>
            </chart:regression-curve>
            <chart:data-point chart:repeated="8"/>
          </chart:series>
          <chart:series chart:style-name="ch11" chart:values-cell-range-address="scaling.H5:scaling.H12" chart:class="chart:scatter">
            <chart:regression-curve chart:style-name="ch12">
              <chart:equation chart:display-equation="true" chart:display-r-square="false" svg:x="2.687cm" svg:y="1.915cm"/>
            </chart:regression-curve>
            <chart:data-point chart:repeated="8"/>
          </chart:series>
          <chart:series chart:style-name="ch13" chart:values-cell-range-address="scaling.C5:scaling.C12" chart:class="chart:scatter">
            <chart:regression-curve chart:style-name="ch14">
              <chart:equation chart:display-equation="true" chart:display-r-square="false"/>
            </chart:regression-curve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70">
                <text:p>15870</text:p>
                <draw:g>
                  <svg:desc>scaling.E5:scaling.E12</svg:desc>
                </draw:g>
              </table:table-cell>
              <table:table-cell office:value-type="float" office:value="0.570703634">
                <text:p>0.570703634</text:p>
                <draw:g>
                  <svg:desc>scaling.B5:scaling.B12</svg:desc>
                </draw:g>
              </table:table-cell>
              <table:table-cell office:value-type="float" office:value="0.111167655">
                <text:p>0.111167655</text:p>
                <draw:g>
                  <svg:desc>scaling.H5:scaling.H12</svg:desc>
                </draw:g>
              </table:table-cell>
              <table:table-cell office:value-type="float" office:value="0.967691818">
                <text:p>0.967691818</text:p>
                <draw:g>
                  <svg:desc>scaling.C5:scaling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404">
                <text:p>37404</text:p>
              </table:table-cell>
              <table:table-cell office:value-type="float" office:value="1.10106133">
                <text:p>1.10106133</text:p>
              </table:table-cell>
              <table:table-cell office:value-type="float" office:value="0.27335503">
                <text:p>0.27335503</text:p>
              </table:table-cell>
              <table:table-cell office:value-type="float" office:value="1.82643134">
                <text:p>1.8264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987">
                <text:p>59987</text:p>
              </table:table-cell>
              <table:table-cell office:value-type="float" office:value="1.703758225">
                <text:p>1.703758225</text:p>
              </table:table-cell>
              <table:table-cell office:value-type="float" office:value="0.46491358">
                <text:p>0.46491358</text:p>
              </table:table-cell>
              <table:table-cell office:value-type="float" office:value="2.738050799">
                <text:p>2.738050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923">
                <text:p>115923</text:p>
              </table:table-cell>
              <table:table-cell office:value-type="float" office:value="3.170504328">
                <text:p>3.170504328</text:p>
              </table:table-cell>
              <table:table-cell office:value-type="float" office:value="0.987897557">
                <text:p>0.987897557</text:p>
              </table:table-cell>
              <table:table-cell office:value-type="float" office:value="4.634126275">
                <text:p>4.634126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184">
                <text:p>275184</text:p>
              </table:table-cell>
              <table:table-cell office:value-type="float" office:value="6.719029639">
                <text:p>6.719029639</text:p>
              </table:table-cell>
              <table:table-cell office:value-type="float" office:value="2.554608218">
                <text:p>2.554608218</text:p>
              </table:table-cell>
              <table:table-cell office:value-type="float" office:value="9.734708147">
                <text:p>9.734708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502">
                <text:p>460502</text:p>
              </table:table-cell>
              <table:table-cell office:value-type="float" office:value="10.901401247">
                <text:p>10.901401247</text:p>
              </table:table-cell>
              <table:table-cell office:value-type="float" office:value="4.568509627">
                <text:p>4.568509627</text:p>
              </table:table-cell>
              <table:table-cell office:value-type="float" office:value="15.13449222">
                <text:p>15.13449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6221">
                <text:p>686221</text:p>
              </table:table-cell>
              <table:table-cell office:value-type="float" office:value="15.818186607">
                <text:p>15.818186607</text:p>
              </table:table-cell>
              <table:table-cell office:value-type="float" office:value="7.209754104">
                <text:p>7.209754104</text:p>
              </table:table-cell>
              <table:table-cell office:value-type="float" office:value="21.49940576">
                <text:p>21.4994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3540">
                <text:p>903540</text:p>
              </table:table-cell>
              <table:table-cell office:value-type="float" office:value="20.059767369">
                <text:p>20.059767369</text:p>
              </table:table-cell>
              <table:table-cell office:value-type="float" office:value="9.555540037">
                <text:p>9.555540037</text:p>
              </table:table-cell>
              <table:table-cell office:value-type="float" office:value="26.870937245">
                <text:p>26.8709372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4.662cm" svg:y="0.316cm" chart:style-name="ch2">
          <text:p>Dependence on mesh refinement</text:p>
        </chart:title>
        <chart:legend chart:legend-position="end" svg:x="11.878cm" svg:y="3.454cm" style:legend-expansion="high" chart:style-name="ch3"/>
        <chart:plot-area chart:style-name="ch4" table:cell-range-address="scaling.E5:scaling.E12 scaling.B5:scaling.C12" svg:x="1.331cm" svg:y="1.275cm" svg:width="10.227cm" svg:height="6.564cm">
          <chartooo:coordinate-region svg:x="1.952cm" svg:y="1.474cm" svg:width="8.956cm" svg:height="5.718cm"/>
          <chart:axis chart:dimension="x" chart:name="primary-x" chart:style-name="ch5">
            <chart:title svg:x="5.209cm" svg:y="8.019cm" chart:style-name="ch6">
              <text:p>mesh parameter</text:p>
            </chart:title>
          </chart:axis>
          <chart:axis chart:dimension="y" chart:name="primary-y" chart:style-name="ch5">
            <chart:title svg:x="0.451cm" svg:y="5.117cm" chart:style-name="ch7">
              <text:p>time [s]</text:p>
            </chart:title>
            <chart:grid chart:style-name="ch8" chart:class="major"/>
          </chart:axis>
          <chart:series chart:style-name="ch9" chart:values-cell-range-address="scaling.B5:scaling.B12" chart:class="chart:scatter">
            <chart:domain table:cell-range-address="scaling.E5:scaling.E12"/>
            <chart:regression-curve chart:style-name="ch10">
              <chart:equation chart:display-equation="true" chart:display-r-square="false" svg:x="3.045cm" svg:y="5.957cm"/>
            </chart:regression-curve>
            <chart:data-point chart:repeated="8"/>
          </chart:series>
          <chart:series chart:style-name="ch11" chart:values-cell-range-address="scaling.C5:scaling.C12" chart:class="chart:scatter">
            <chart:regression-curve chart:style-name="ch12">
              <chart:equation chart:display-equation="true" chart:display-r-square="false"/>
            </chart:regression-curve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70">
                <text:p>15870</text:p>
                <draw:g>
                  <svg:desc>scaling.E5:scaling.E12</svg:desc>
                </draw:g>
              </table:table-cell>
              <table:table-cell office:value-type="float" office:value="0.570703634">
                <text:p>0.570703634</text:p>
                <draw:g>
                  <svg:desc>scaling.B5:scaling.B12</svg:desc>
                </draw:g>
              </table:table-cell>
              <table:table-cell office:value-type="float" office:value="0.967691818">
                <text:p>0.967691818</text:p>
                <draw:g>
                  <svg:desc>scaling.C5:scaling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404">
                <text:p>37404</text:p>
              </table:table-cell>
              <table:table-cell office:value-type="float" office:value="1.10106133">
                <text:p>1.10106133</text:p>
              </table:table-cell>
              <table:table-cell office:value-type="float" office:value="1.82643134">
                <text:p>1.82643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987">
                <text:p>59987</text:p>
              </table:table-cell>
              <table:table-cell office:value-type="float" office:value="1.703758225">
                <text:p>1.703758225</text:p>
              </table:table-cell>
              <table:table-cell office:value-type="float" office:value="2.738050799">
                <text:p>2.738050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923">
                <text:p>115923</text:p>
              </table:table-cell>
              <table:table-cell office:value-type="float" office:value="3.170504328">
                <text:p>3.170504328</text:p>
              </table:table-cell>
              <table:table-cell office:value-type="float" office:value="4.634126275">
                <text:p>4.634126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184">
                <text:p>275184</text:p>
              </table:table-cell>
              <table:table-cell office:value-type="float" office:value="6.719029639">
                <text:p>6.719029639</text:p>
              </table:table-cell>
              <table:table-cell office:value-type="float" office:value="9.734708147">
                <text:p>9.734708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502">
                <text:p>460502</text:p>
              </table:table-cell>
              <table:table-cell office:value-type="float" office:value="10.901401247">
                <text:p>10.901401247</text:p>
              </table:table-cell>
              <table:table-cell office:value-type="float" office:value="15.13449222">
                <text:p>15.13449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6221">
                <text:p>686221</text:p>
              </table:table-cell>
              <table:table-cell office:value-type="float" office:value="15.818186607">
                <text:p>15.818186607</text:p>
              </table:table-cell>
              <table:table-cell office:value-type="float" office:value="21.49940576">
                <text:p>21.4994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3540">
                <text:p>903540</text:p>
              </table:table-cell>
              <table:table-cell office:value-type="float" office:value="20.059767369">
                <text:p>20.059767369</text:p>
              </table:table-cell>
              <table:table-cell office:value-type="float" office:value="26.870937245">
                <text:p>26.8709372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title svg:x="4.662cm" svg:y="0.316cm" chart:style-name="ch2">
          <text:p>Dependence on mesh refinement</text:p>
        </chart:title>
        <chart:legend chart:legend-position="end" svg:x="11.825cm" svg:y="2.458cm" style:legend-expansion="high" chart:style-name="ch3"/>
        <chart:plot-area chart:style-name="ch4" table:cell-range-address="scaling.E5:scaling.E12 scaling.M5:scaling.N12 scaling.I5:scaling.I12 scaling.J5:scaling.J13" svg:x="1.331cm" svg:y="1.275cm" svg:width="10.174cm" svg:height="6.564cm">
          <chartooo:coordinate-region svg:x="2.243cm" svg:y="1.474cm" svg:width="8.612cm" svg:height="5.718cm"/>
          <chart:axis chart:dimension="x" chart:name="primary-x" chart:style-name="ch5">
            <chart:title svg:x="5.183cm" svg:y="8.019cm" chart:style-name="ch6">
              <text:p>mesh parameter</text:p>
            </chart:title>
          </chart:axis>
          <chart:axis chart:dimension="y" chart:name="primary-y" chart:style-name="ch5">
            <chart:title svg:x="0.451cm" svg:y="5.117cm" chart:style-name="ch7">
              <text:p>time [s]</text:p>
            </chart:title>
            <chart:grid chart:style-name="ch8" chart:class="major"/>
          </chart:axis>
          <chart:series chart:style-name="ch9" chart:values-cell-range-address="scaling.M5:scaling.M12" chart:class="chart:scatter">
            <chart:domain table:cell-range-address="scaling.E5:scaling.E12"/>
            <chart:regression-curve chart:style-name="ch10">
              <chart:equation chart:display-equation="true" chart:display-r-square="false" svg:x="3.045cm" svg:y="6.329cm"/>
            </chart:regression-curve>
            <chart:data-point chart:repeated="8"/>
          </chart:series>
          <chart:series chart:style-name="ch11" chart:values-cell-range-address="scaling.I5:scaling.I12" chart:class="chart:scatter">
            <chart:regression-curve chart:style-name="ch12">
              <chart:equation chart:display-equation="true" chart:display-r-square="false" svg:x="2.448cm" svg:y="2.724cm"/>
            </chart:regression-curve>
            <chart:data-point chart:repeated="8"/>
          </chart:series>
          <chart:series chart:style-name="ch13" chart:values-cell-range-address="scaling.J5:scaling.J13" chart:class="chart:scatter">
            <chart:regression-curve chart:style-name="ch14">
              <chart:equation chart:display-equation="true" chart:display-r-square="false" svg:x="2.613cm" svg:y="2.074cm"/>
            </chart:regression-curve>
            <chart:data-point chart:repeated="9"/>
          </chart:series>
          <chart:series chart:style-name="ch11" chart:values-cell-range-address="scaling.N5:scaling.N12" chart:class="chart:scatter">
            <chart:regression-curve chart:style-name="ch12">
              <chart:equation chart:display-equation="true" chart:display-r-square="false" svg:x="3.345cm" svg:y="5.862cm"/>
            </chart:regression-curve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70">
                <text:p>15870</text:p>
                <draw:g>
                  <svg:desc>scaling.E5:scaling.E12</svg:desc>
                </draw:g>
              </table:table-cell>
              <table:table-cell office:value-type="float" office:value="0.086824412">
                <text:p>0.086824412</text:p>
                <draw:g>
                  <svg:desc>scaling.M5:scaling.M12</svg:desc>
                </draw:g>
              </table:table-cell>
              <table:table-cell office:value-type="float" office:value="0.372711567">
                <text:p>0.372711567</text:p>
                <draw:g>
                  <svg:desc>scaling.I5:scaling.I12</svg:desc>
                </draw:g>
              </table:table-cell>
              <table:table-cell office:value-type="float" office:value="0.766612971">
                <text:p>0.766612971</text:p>
                <draw:g>
                  <svg:desc>scaling.J5:scaling.J13</svg:desc>
                </draw:g>
              </table:table-cell>
              <table:table-cell office:value-type="float" office:value="0.089911192">
                <text:p>0.089911192</text:p>
                <draw:g>
                  <svg:desc>scaling.N5:scaling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404">
                <text:p>37404</text:p>
              </table:table-cell>
              <table:table-cell office:value-type="float" office:value="0.202197911">
                <text:p>0.202197911</text:p>
              </table:table-cell>
              <table:table-cell office:value-type="float" office:value="0.625508389">
                <text:p>0.625508389</text:p>
              </table:table-cell>
              <table:table-cell office:value-type="float" office:value="1.312756432">
                <text:p>1.312756432</text:p>
              </table:table-cell>
              <table:table-cell office:value-type="float" office:value="0.240319878">
                <text:p>0.2403198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987">
                <text:p>59987</text:p>
              </table:table-cell>
              <table:table-cell office:value-type="float" office:value="0.330173319">
                <text:p>0.330173319</text:p>
              </table:table-cell>
              <table:table-cell office:value-type="float" office:value="0.908671326">
                <text:p>0.908671326</text:p>
              </table:table-cell>
              <table:table-cell office:value-type="float" office:value="1.912637806">
                <text:p>1.912637806</text:p>
              </table:table-cell>
              <table:table-cell office:value-type="float" office:value="0.360499412999999">
                <text:p>0.360499412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923">
                <text:p>115923</text:p>
              </table:table-cell>
              <table:table-cell office:value-type="float" office:value="0.712383901">
                <text:p>0.712383901</text:p>
              </table:table-cell>
              <table:table-cell office:value-type="float" office:value="1.47022287">
                <text:p>1.47022287</text:p>
              </table:table-cell>
              <table:table-cell office:value-type="float" office:value="2.989668582">
                <text:p>2.989668582</text:p>
              </table:table-cell>
              <table:table-cell office:value-type="float" office:value="0.656560136">
                <text:p>0.656560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5184">
                <text:p>275184</text:p>
              </table:table-cell>
              <table:table-cell office:value-type="float" office:value="1.575118499">
                <text:p>1.575118499</text:p>
              </table:table-cell>
              <table:table-cell office:value-type="float" office:value="2.589302922">
                <text:p>2.589302922</text:p>
              </table:table-cell>
              <table:table-cell office:value-type="float" office:value="5.511261318">
                <text:p>5.511261318</text:p>
              </table:table-cell>
              <table:table-cell office:value-type="float" office:value="1.668838611">
                <text:p>1.668838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502">
                <text:p>460502</text:p>
              </table:table-cell>
              <table:table-cell office:value-type="float" office:value="2.5972964">
                <text:p>2.5972964</text:p>
              </table:table-cell>
              <table:table-cell office:value-type="float" office:value="3.73559522">
                <text:p>3.73559522</text:p>
              </table:table-cell>
              <table:table-cell office:value-type="float" office:value="7.840328244">
                <text:p>7.840328244</text:p>
              </table:table-cell>
              <table:table-cell office:value-type="float" office:value="2.725654349">
                <text:p>2.725654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6221">
                <text:p>686221</text:p>
              </table:table-cell>
              <table:table-cell office:value-type="float" office:value="3.797410068">
                <text:p>3.797410068</text:p>
              </table:table-cell>
              <table:table-cell office:value-type="float" office:value="4.811022435">
                <text:p>4.811022435</text:p>
              </table:table-cell>
              <table:table-cell office:value-type="float" office:value="10.26496973">
                <text:p>10.26496973</text:p>
              </table:table-cell>
              <table:table-cell office:value-type="float" office:value="4.024681926">
                <text:p>4.024681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3540">
                <text:p>903540</text:p>
              </table:table-cell>
              <table:table-cell office:value-type="float" office:value="4.723888484">
                <text:p>4.723888484</text:p>
              </table:table-cell>
              <table:table-cell office:value-type="float" office:value="5.780338848">
                <text:p>5.780338848</text:p>
              </table:table-cell>
              <table:table-cell office:value-type="float" office:value="12.182536138">
                <text:p>12.182536138</text:p>
              </table:table-cell>
              <table:table-cell office:value-type="float" office:value="5.13286107">
                <text:p>5.13286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